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import_helper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import_helpers.populateCombo?language=Basic&amp;location=document" xlink:type="simple"/>
    </office:event-listeners>
  </office:scripts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6.02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1mm"/>
    </style:style>
    <style:style style:name="co8" style:family="table-column">
      <style:table-column-properties fo:break-before="auto" style:column-width="10.53mm"/>
    </style:style>
    <style:style style:name="co9" style:family="table-column">
      <style:table-column-properties fo:break-before="auto" style:column-width="64.51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22.33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13.41mm"/>
    </style:style>
    <style:style style:name="co14" style:family="table-column">
      <style:table-column-properties fo:break-before="auto" style:column-width="13.19mm"/>
    </style:style>
    <style:style style:name="co15" style:family="table-column">
      <style:table-column-properties fo:break-before="auto" style:column-width="12.31mm"/>
    </style:style>
    <style:style style:name="co16" style:family="table-column">
      <style:table-column-properties fo:break-before="auto" style:column-width="61.72mm"/>
    </style:style>
    <style:style style:name="co17" style:family="table-column">
      <style:table-column-properties fo:break-before="auto" style:column-width="12.96mm"/>
    </style:style>
    <style:style style:name="co18" style:family="table-column">
      <style:table-column-properties fo:break-before="auto" style:column-width="19.56mm"/>
    </style:style>
    <style:style style:name="co19" style:family="table-column">
      <style:table-column-properties fo:break-before="auto" style:column-width="27.68mm"/>
    </style:style>
    <style:style style:name="co20" style:family="table-column">
      <style:table-column-properties fo:break-before="auto" style:column-width="51.38mm"/>
    </style:style>
    <style:style style:name="co21" style:family="table-column">
      <style:table-column-properties fo:break-before="auto" style:column-width="20.69mm"/>
    </style:style>
    <style:style style:name="co22" style:family="table-column">
      <style:table-column-properties fo:break-before="auto" style:column-width="13.39mm"/>
    </style:style>
    <style:style style:name="co23" style:family="table-column">
      <style:table-column-properties fo:break-before="auto" style:column-width="35.12mm"/>
    </style:style>
    <style:style style:name="co24" style:family="table-column">
      <style:table-column-properties fo:break-before="auto" style:column-width="15.38mm"/>
    </style:style>
    <style:style style:name="co25" style:family="table-column">
      <style:table-column-properties fo:break-before="auto" style:column-width="14.71mm"/>
    </style:style>
    <style:style style:name="co26" style:family="table-column">
      <style:table-column-properties fo:break-before="auto" style:column-width="28.35mm"/>
    </style:style>
    <style:style style:name="co27" style:family="table-column">
      <style:table-column-properties fo:break-before="auto" style:column-width="22.63mm"/>
    </style:style>
    <style:style style:name="co28" style:family="table-column">
      <style:table-column-properties fo:break-before="auto" style:column-width="37.27mm"/>
    </style:style>
    <style:style style:name="co29" style:family="table-column">
      <style:table-column-properties fo:break-before="auto" style:column-width="37.55mm"/>
    </style:style>
    <style:style style:name="co30" style:family="table-column">
      <style:table-column-properties fo:break-before="auto" style:column-width="23.51mm"/>
    </style:style>
    <style:style style:name="co31" style:family="table-column">
      <style:table-column-properties fo:break-before="auto" style:column-width="18.87mm"/>
    </style:style>
    <style:style style:name="co32" style:family="table-column">
      <style:table-column-properties fo:break-before="auto" style:column-width="39.53mm"/>
    </style:style>
    <style:style style:name="co33" style:family="table-column">
      <style:table-column-properties fo:break-before="auto" style:column-width="39.09mm"/>
    </style:style>
    <style:style style:name="co34" style:family="table-column">
      <style:table-column-properties fo:break-before="auto" style:column-width="62.39mm"/>
    </style:style>
    <style:style style:name="co35" style:family="table-column">
      <style:table-column-properties fo:break-before="auto" style:column-width="35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dddddd" style:cell-protect="protected" style:print-content="true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6" style:family="table-cell" style:parent-style-name="Default">
      <style:table-cell-properties fo:background-color="#ffff00" style:cell-protect="none" style:print-content="true"/>
    </style:style>
    <style:style style:name="ce7" style:family="table-cell" style:parent-style-name="Default">
      <style:table-cell-properties fo:background-color="#dddddd" style:cell-protect="protected" style:print-content="tru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cell-protect="protected" style:print-content="tru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cell-protect="protected" style:print-content="true" fo:background-color="transparent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fo:color="#666666"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gr1" style:family="graphic">
      <style:graphic-properties fo:background-color="#808080"/>
    </style:style>
    <style:style style:name="P1" style:family="paragraph">
      <style:paragraph-properties fo:text-align="start"/>
      <style:text-properties fo:color="#ffffff" fo:font-size="12pt"/>
    </style:style>
    <style:style style:name="P2" style:family="paragraph">
      <style:paragraph-properties fo:text-align="center"/>
      <style:text-properties fo:color="#ffffff" fo:font-size="12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>
        <office:forms form:automatic-focus="false" form:apply-design-mode="false">
          <form:form form:name="selector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sheetList" form:control-implementation="ooo:com.sun.star.form.component.ComboBox" xml:id="control1" form:id="control1" form:dropdown="true" form:size="20" form:current-value="2 x 5 KO P=2,4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item form:label="TEAM NAMES"/>
              <form:item form:label="1 x 5 P=1-2"/>
              <form:item form:label="1 x 7 P=1-2"/>
              <form:item form:label="1 x 8 P=4"/>
              <form:item form:label="1 x 9 P=2-4"/>
              <form:item form:label="2 x 4 x 2 No KO P=1-2,4"/>
              <form:item form:label="2 x 5 KO P=2,4"/>
              <form:item form:label="2 x 6 KO P=2,4"/>
              <form:item form:label="2 x 6 ~KO P=2,4"/>
              <form:item form:label="2 x 6 KO P=3"/>
              <form:item form:label="3 x 6 KO P=3"/>
              <form:item form:label="2 x 7 KO P=2,4"/>
              <form:item form:label="2 x 8 KO P=4"/>
              <form:item form:label="2 x 4 x 2 P=2"/>
              <form:item form:label="4 x 4 x 2 KO P=4"/>
            </form:combobox>
            <form:button form:name="copyData" form:control-implementation="ooo:com.sun.star.form.component.CommandButton" xml:id="control2" form:id="control2" form:label="Copy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import_helpers.copyData?language=Basic&amp;location=document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4" table:default-cell-style-name="ce10"/>
        <table:table-column table:style-name="co3" table:number-columns-repeated="1015" table:default-cell-style-name="ce10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Stage 2 Comp Names</text:p>
          </table:table-cell>
          <table:table-cell table:style-name="ce3" table:number-columns-repeated="2"/>
          <table:table-cell table:style-name="ce13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U7</text:p>
          </table:table-cell>
          <table:table-cell table:style-name="ce4" office:value-type="string" calcext:value-type="string">
            <text:p>Champions League</text:p>
          </table:table-cell>
          <table:table-cell table:style-name="ce67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Europa League</text:p>
          </table:table-cell>
          <table:table-cell table:style-name="ce67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14" table:number-columns-repeated="1015"/>
          <table:table-cell table:style-name="ce72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Bracknell Town Colts</text:p>
          </table:table-cell>
          <table:table-cell table:style-name="ce6" office:value-type="string" calcext:value-type="string">
            <text:p>Ascot United Saint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Hartley Wintney Eagles</text:p>
          </table:table-cell>
          <table:table-cell table:style-name="ce6" office:value-type="string" calcext:value-type="string">
            <text:p>Chineham Tigers - Black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S4K Marvels</text:p>
          </table:table-cell>
          <table:table-cell table:style-name="ce6" office:value-type="string" calcext:value-type="string">
            <text:p>S4K Tiger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STBGFC Rovers</text:p>
          </table:table-cell>
          <table:table-cell table:style-name="ce6" office:value-type="string" calcext:value-type="string">
            <text:p>STBGFC Ranger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STBGFC Royals</text:p>
          </table:table-cell>
          <table:table-cell table:style-name="ce6" office:value-type="string" calcext:value-type="string">
            <text:p>STBGFC United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/Duration</text:p>
          </table:table-cell>
          <table:table-cell table:style-name="ce9" office:value-type="string" calcext:value-type="string">
            <text:p>1030</text:p>
          </table:table-cell>
          <table:table-cell table:style-name="ce9" office:value-type="string" calcext:value-type="string">
            <text:p>8</text:p>
          </table:table-cell>
          <table:table-cell>
            <draw:control table:end-cell-address="'TEAM NAMES'.E17" table:end-x="20.41mm" table:end-y="4.54mm" draw:z-index="0" draw:style-name="gr1" draw:text-style-name="P1" svg:width="70.51mm" svg:height="7.02mm" svg:x="1.64mm" svg:y="2.69mm" draw:control="control1"/>
          </table:table-cell>
          <table:table-cell>
            <draw:control table:end-cell-address="'TEAM NAMES'.E17" table:end-x="50.7mm" table:end-y="4.33mm" draw:z-index="1" draw:style-name="gr1" draw:text-style-name="P2" svg:width="29.92mm" svg:height="7.02mm" svg:x="20.78mm" svg:y="2.48mm" draw:control="control2"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ame/Sec Gap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ch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.B5];&quot;&quot;&quot;&quot;;&quot;'&quot;)" office:value-type="string" office:string-value="Bracknell Town Colts" calcext:value-type="string">
            <text:p>Bracknell Town Colts</text:p>
          </table:table-cell>
          <table:table-cell table:formula="of:=SUBSTITUTE([.C5];&quot;&quot;&quot;&quot;;&quot;'&quot;)" office:value-type="string" office:string-value="Ascot United Saints" calcext:value-type="string">
            <text:p>Ascot United Saints</text:p>
          </table:table-cell>
          <table:table-cell table:formula="of:=SUBSTITUTE([.D5];&quot;&quot;&quot;&quot;;&quot;'&quot;)">
            <text:p/>
          </table:table-cell>
          <table:table-cell table:formula="of:=SUBSTITUTE([.E5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.B6];&quot;&quot;&quot;&quot;;&quot;'&quot;)" office:value-type="string" office:string-value="Hartley Wintney Eagles" calcext:value-type="string">
            <text:p>Hartley Wintney Eagles</text:p>
          </table:table-cell>
          <table:table-cell table:formula="of:=SUBSTITUTE([.C6];&quot;&quot;&quot;&quot;;&quot;'&quot;)" office:value-type="string" office:string-value="Chineham Tigers - Black" calcext:value-type="string">
            <text:p>Chineham Tigers - Black</text:p>
          </table:table-cell>
          <table:table-cell table:formula="of:=SUBSTITUTE([.D6];&quot;&quot;&quot;&quot;;&quot;'&quot;)">
            <text:p/>
          </table:table-cell>
          <table:table-cell table:formula="of:=SUBSTITUTE([.E6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.B7];&quot;&quot;&quot;&quot;;&quot;'&quot;)" office:value-type="string" office:string-value="S4K Marvels" calcext:value-type="string">
            <text:p>S4K Marvels</text:p>
          </table:table-cell>
          <table:table-cell table:formula="of:=SUBSTITUTE([.C7];&quot;&quot;&quot;&quot;;&quot;'&quot;)" office:value-type="string" office:string-value="S4K Tigers" calcext:value-type="string">
            <text:p>S4K Tigers</text:p>
          </table:table-cell>
          <table:table-cell table:formula="of:=SUBSTITUTE([.D7];&quot;&quot;&quot;&quot;;&quot;'&quot;)">
            <text:p/>
          </table:table-cell>
          <table:table-cell table:formula="of:=SUBSTITUTE([.E7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.B8];&quot;&quot;&quot;&quot;;&quot;'&quot;)" office:value-type="string" office:string-value="STBGFC Rovers" calcext:value-type="string">
            <text:p>STBGFC Rovers</text:p>
          </table:table-cell>
          <table:table-cell table:formula="of:=SUBSTITUTE([.C8];&quot;&quot;&quot;&quot;;&quot;'&quot;)" office:value-type="string" office:string-value="STBGFC Rangers" calcext:value-type="string">
            <text:p>STBGFC Rangers</text:p>
          </table:table-cell>
          <table:table-cell table:formula="of:=SUBSTITUTE([.D8];&quot;&quot;&quot;&quot;;&quot;'&quot;)">
            <text:p/>
          </table:table-cell>
          <table:table-cell table:formula="of:=SUBSTITUTE([.E8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.B9];&quot;&quot;&quot;&quot;;&quot;'&quot;)" office:value-type="string" office:string-value="STBGFC Royals" calcext:value-type="string">
            <text:p>STBGFC Royals</text:p>
          </table:table-cell>
          <table:table-cell table:formula="of:=SUBSTITUTE([.C9];&quot;&quot;&quot;&quot;;&quot;'&quot;)" office:value-type="string" office:string-value="STBGFC United" calcext:value-type="string">
            <text:p>STBGFC United</text:p>
          </table:table-cell>
          <table:table-cell table:formula="of:=SUBSTITUTE([.D9];&quot;&quot;&quot;&quot;;&quot;'&quot;)">
            <text:p/>
          </table:table-cell>
          <table:table-cell table:formula="of:=SUBSTITUTE([.E9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.B10];&quot;&quot;&quot;&quot;;&quot;'&quot;)">
            <text:p/>
          </table:table-cell>
          <table:table-cell table:formula="of:=SUBSTITUTE([.C10];&quot;&quot;&quot;&quot;;&quot;'&quot;)">
            <text:p/>
          </table:table-cell>
          <table:table-cell table:formula="of:=SUBSTITUTE([.D10];&quot;&quot;&quot;&quot;;&quot;'&quot;)">
            <text:p/>
          </table:table-cell>
          <table:table-cell table:formula="of:=SUBSTITUTE([.E10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.B11];&quot;&quot;&quot;&quot;;&quot;'&quot;)">
            <text:p/>
          </table:table-cell>
          <table:table-cell table:formula="of:=SUBSTITUTE([.C11];&quot;&quot;&quot;&quot;;&quot;'&quot;)">
            <text:p/>
          </table:table-cell>
          <table:table-cell table:formula="of:=SUBSTITUTE([.D11];&quot;&quot;&quot;&quot;;&quot;'&quot;)">
            <text:p/>
          </table:table-cell>
          <table:table-cell table:formula="of:=SUBSTITUTE([.E11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.B12];&quot;&quot;&quot;&quot;;&quot;'&quot;)">
            <text:p/>
          </table:table-cell>
          <table:table-cell table:formula="of:=SUBSTITUTE([.C12];&quot;&quot;&quot;&quot;;&quot;'&quot;)">
            <text:p/>
          </table:table-cell>
          <table:table-cell table:formula="of:=SUBSTITUTE([.D12];&quot;&quot;&quot;&quot;;&quot;'&quot;)">
            <text:p/>
          </table:table-cell>
          <table:table-cell table:formula="of:=SUBSTITUTE([.E12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.B13];&quot;&quot;&quot;&quot;;&quot;'&quot;)">
            <text:p/>
          </table:table-cell>
          <table:table-cell table:formula="of:=SUBSTITUTE([.C13];&quot;&quot;&quot;&quot;;&quot;'&quot;)">
            <text:p/>
          </table:table-cell>
          <table:table-cell table:formula="of:=SUBSTITUTE([.D13];&quot;&quot;&quot;&quot;;&quot;'&quot;)">
            <text:p/>
          </table:table-cell>
          <table:table-cell table:formula="of:=SUBSTITUTE([.E13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7" calcext:value-type="string">
            <text:p>U7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B" calcext:value-type="string">
            <text:p>B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0" calcext:value-type="float">
            <text:p>10</text:p>
          </table:table-cell>
          <table:table-cell table:formula="of:=NUMBERVALUE(RIGHT(START_TIME;2))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37800000" calcext:value-type="float">
            <text:p>378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480000" calcext:value-type="float">
            <text:p>48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20000" calcext:value-type="float">
            <text:p>12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600000" calcext:value-type="float">
            <text:p>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* Start time in GMT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5 P=1-2" table:style-name="ta2">
        <office:forms form:automatic-focus="false" form:apply-design-mode="false"/>
        <table:table-column table:style-name="co4" table:default-cell-style-name="ce73"/>
        <table:table-column table:style-name="co5" table:default-cell-style-name="ce73"/>
        <table:table-column table:style-name="co6" table:default-cell-style-name="ce74"/>
        <table:table-column table:style-name="co7" table:default-cell-style-name="ce74"/>
        <table:table-column table:style-name="co8" table:default-cell-style-name="ce73"/>
        <table:table-column table:style-name="co8" table:number-columns-repeated="2" table:default-cell-style-name="ce19"/>
        <table:table-column table:style-name="co9" table:default-cell-style-name="ce76"/>
        <table:table-column table:style-name="co9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Bracknell Town Colts" calcext:value-type="string">
            <text:p>Bracknell Town Colts</text:p>
          </table:table-cell>
          <table:table-cell table:formula="of:=VLOOKUP([.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C2]; NUM_PITCHES)=0;INDEX(PITCHES;1;NUM_PITCHES);INDEX(PITCHES;1;MOD([.C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4K Marvels" calcext:value-type="string">
            <text:p>S4K Marvels</text:p>
          </table:table-cell>
          <table:table-cell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C3]; NUM_PITCHES)=0;INDEX(PITCHES;1;NUM_PITCHES);INDEX(PITCHES;1;MOD([.C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4","competition":{"name":"U7", "section":"B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 office:value-type="string" office:string-value="STBGFC Royals" calcext:value-type="string">
            <text:p>STBGFC Royals</text:p>
          </table:table-cell>
          <table:table-cell table:formula="of:=VLOOKUP([.G4];TRANSLATED_TEAM_NAMES;[.$E4]+1)" office:value-type="string" office:string-value="Bracknell Town Colts" calcext:value-type="string">
            <text:p>Bracknell Town Colts</text:p>
          </table:table-cell>
          <table:table-cell table:style-name="ce78" table:formula="of:=IF(MOD([.C4]; NUM_PITCHES)=0;INDEX(PITCHES;1;NUM_PITCHES);INDEX(PITCHES;1;MOD([.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1&quot;},&quot;tag&quot;:&quot;2&quot;, &quot;homeTeam&quot;:&quot;STBGFC Royals&quot;, &quot;awayTeam&quot;:&quot;Bracknell Town Colts&quot;}" calcext:value-type="string">
            <text:p>{"__v":0,"day":2,"dateTime":38400000,"duration":"8m","pitch":"3","competition":{"name":"U7", "section":"B", "group":"1"},"tag":"2", "homeTeam":"STBGFC Royals", "awayTeam":"Bracknell Town Colt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Hartley Wintney Eagles" calcext:value-type="string">
            <text:p>Hartley Wintney Eagles</text:p>
          </table:table-cell>
          <table:table-cell table:formula="of:=VLOOKUP([.G5];TRANSLATED_TEAM_NAMES;[.$E5]+1)" office:value-type="string" office:string-value="S4K Marvels" calcext:value-type="string">
            <text:p>S4K Marvels</text:p>
          </table:table-cell>
          <table:table-cell table:style-name="ce78" table:formula="of:=IF(MOD([.C5]; NUM_PITCHES)=0;INDEX(PITCHES;1;NUM_PITCHES);INDEX(PITCHES;1;MOD([.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1&quot;},&quot;tag&quot;:&quot;2&quot;, &quot;homeTeam&quot;:&quot;Hartley Wintney Eagles&quot;, &quot;awayTeam&quot;:&quot;S4K Marvels&quot;}" calcext:value-type="string">
            <text:p>{"__v":0,"day":2,"dateTime":38400000,"duration":"8m","pitch":"4","competition":{"name":"U7", "section":"B", "group":"1"},"tag":"2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6];TRANSLATED_TEAM_NAMES;[.$E6]+1)" office:value-type="string" office:string-value="STBGFC Rovers" calcext:value-type="string">
            <text:p>STBGFC Rovers</text:p>
          </table:table-cell>
          <table:table-cell table:formula="of:=VLOOKUP([.G6];TRANSLATED_TEAM_NAMES;[.$E6]+1)" office:value-type="string" office:string-value="STBGFC Royals" calcext:value-type="string">
            <text:p>STBGFC Royals</text:p>
          </table:table-cell>
          <table:table-cell table:style-name="ce78" table:formula="of:=IF(MOD([.C6]; NUM_PITCHES)=0;INDEX(PITCHES;1;NUM_PITCHES);INDEX(PITCHES;1;MOD([.C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STBGFC Rovers&quot;, &quot;awayTeam&quot;:&quot;STBGFC Royals&quot;}" calcext:value-type="string">
            <text:p>{"__v":0,"day":2,"dateTime":39000000,"duration":"8m","pitch":"3","competition":{"name":"U7", "section":"B", "group":"1"},"tag":"3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7];TRANSLATED_TEAM_NAMES;[.$E7]+1)" office:value-type="string" office:string-value="Bracknell Town Colts" calcext:value-type="string">
            <text:p>Bracknell Town Colts</text:p>
          </table:table-cell>
          <table:table-cell table:formula="of:=VLOOKUP([.G7];TRANSLATED_TEAM_NAMES;[.$E7]+1)" office:value-type="string" office:string-value="S4K Marvels" calcext:value-type="string">
            <text:p>S4K Marvels</text:p>
          </table:table-cell>
          <table:table-cell table:style-name="ce78" table:formula="of:=IF(MOD([.C7]; NUM_PITCHES)=0;INDEX(PITCHES;1;NUM_PITCHES);INDEX(PITCHES;1;MOD([.C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Bracknell Town Colts&quot;, &quot;awayTeam&quot;:&quot;S4K Marvels&quot;}" calcext:value-type="string">
            <text:p>{"__v":0,"day":2,"dateTime":39000000,"duration":"8m","pitch":"4","competition":{"name":"U7", "section":"B", "group":"1"},"tag":"3", "homeTeam":"Bracknell Town Colts", "awayTeam":"S4K Marvel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8];TRANSLATED_TEAM_NAMES;[.$E8]+1)" office:value-type="string" office:string-value="Hartley Wintney Eagles" calcext:value-type="string">
            <text:p>Hartley Wintney Eagles</text:p>
          </table:table-cell>
          <table:table-cell table:formula="of:=VLOOKUP([.G8];TRANSLATED_TEAM_NAMES;[.$E8]+1)" office:value-type="string" office:string-value="STBGFC Rovers" calcext:value-type="string">
            <text:p>STBGFC Rovers</text:p>
          </table:table-cell>
          <table:table-cell table:style-name="ce78" table:formula="of:=IF(MOD([.C8]; NUM_PITCHES)=0;INDEX(PITCHES;1;NUM_PITCHES);INDEX(PITCHES;1;MOD([.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1&quot;},&quot;tag&quot;:&quot;4&quot;, &quot;homeTeam&quot;:&quot;Hartley Wintney Eagles&quot;, &quot;awayTeam&quot;:&quot;STBGFC Rovers&quot;}" calcext:value-type="string">
            <text:p>{"__v":0,"day":2,"dateTime":39600000,"duration":"8m","pitch":"3","competition":{"name":"U7", "section":"B", "group":"1"},"tag":"4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S4K Marvels" calcext:value-type="string">
            <text:p>S4K Marvels</text:p>
          </table:table-cell>
          <table:table-cell table:formula="of:=VLOOKUP([.G9];TRANSLATED_TEAM_NAMES;[.$E9]+1)" office:value-type="string" office:string-value="STBGFC Royals" calcext:value-type="string">
            <text:p>STBGFC Royals</text:p>
          </table:table-cell>
          <table:table-cell table:style-name="ce78" table:formula="of:=IF(MOD([.C9]; NUM_PITCHES)=0;INDEX(PITCHES;1;NUM_PITCHES);INDEX(PITCHES;1;MOD([.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1&quot;},&quot;tag&quot;:&quot;4&quot;, &quot;homeTeam&quot;:&quot;S4K Marvels&quot;, &quot;awayTeam&quot;:&quot;STBGFC Royals&quot;}" calcext:value-type="string">
            <text:p>{"__v":0,"day":2,"dateTime":39600000,"duration":"8m","pitch":"4","competition":{"name":"U7", "section":"B", "group":"1"},"tag":"4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 office:value-type="string" office:string-value="STBGFC Rovers" calcext:value-type="string">
            <text:p>STBGFC Rovers</text:p>
          </table:table-cell>
          <table:table-cell table:formula="of:=VLOOKUP([.G10];TRANSLATED_TEAM_NAMES;[.$E10]+1)" office:value-type="string" office:string-value="Bracknell Town Colts" calcext:value-type="string">
            <text:p>Bracknell Town Colts</text:p>
          </table:table-cell>
          <table:table-cell table:style-name="ce78" table:formula="of:=IF(MOD([.C10]; NUM_PITCHES)=0;INDEX(PITCHES;1;NUM_PITCHES);INDEX(PITCHES;1;MOD([.C1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STBGFC Rovers&quot;, &quot;awayTeam&quot;:&quot;Bracknell Town Colts&quot;}" calcext:value-type="string">
            <text:p>{"__v":0,"day":2,"dateTime":40200000,"duration":"8m","pitch":"3","competition":{"name":"U7", "section":"B", "group":"1"},"tag":"5", "homeTeam":"STBGFC Rovers", "awayTeam":"Bracknell Town Colts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STBGFC Royals" calcext:value-type="string">
            <text:p>STBGFC Royals</text:p>
          </table:table-cell>
          <table:table-cell table:formula="of:=VLOOKUP([.G11];TRANSLATED_TEAM_NAMES;[.$E11]+1)" office:value-type="string" office:string-value="Hartley Wintney Eagles" calcext:value-type="string">
            <text:p>Hartley Wintney Eagles</text:p>
          </table:table-cell>
          <table:table-cell table:style-name="ce78" table:formula="of:=IF(MOD([.C11]; NUM_PITCHES)=0;INDEX(PITCHES;1;NUM_PITCHES);INDEX(PITCHES;1;MOD([.C1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STBGFC Royals&quot;, &quot;awayTeam&quot;:&quot;Hartley Wintney Eagles&quot;}" calcext:value-type="string">
            <text:p>{"__v":0,"day":2,"dateTime":40200000,"duration":"8m","pitch":"4","competition":{"name":"U7", "section":"B", "group":"1"},"tag":"5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 office:value-type="string" office:string-value="Hartley Wintney Eagles" calcext:value-type="string">
            <text:p>Hartley Wintney Eagles</text:p>
          </table:table-cell>
          <table:table-cell table:formula="of:=VLOOKUP([.G12];TRANSLATED_TEAM_NAMES;[.$E12]+1)" office:value-type="string" office:string-value="Bracknell Town Colts" calcext:value-type="string">
            <text:p>Bracknell Town Colts</text:p>
          </table:table-cell>
          <table:table-cell table:style-name="ce78" table:formula="of:=IF(MOD([.C12]; NUM_PITCHES)=0;INDEX(PITCHES;1;NUM_PITCHES);INDEX(PITCHES;1;MOD([.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1&quot;},&quot;tag&quot;:&quot;6&quot;, &quot;homeTeam&quot;:&quot;Hartley Wintney Eagles&quot;, &quot;awayTeam&quot;:&quot;Bracknell Town Colts&quot;}" calcext:value-type="string">
            <text:p>{"__v":0,"day":2,"dateTime":40800000,"duration":"8m","pitch":"3","competition":{"name":"U7", "section":"B", "group":"1"},"tag":"6", "homeTeam":"Hartley Wintney Eagles", "awayTeam":"Bracknell Town Colt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STBGFC Rovers" calcext:value-type="string">
            <text:p>STBGFC Rovers</text:p>
          </table:table-cell>
          <table:table-cell table:formula="of:=VLOOKUP([.G13];TRANSLATED_TEAM_NAMES;[.$E13]+1)" office:value-type="string" office:string-value="S4K Marvels" calcext:value-type="string">
            <text:p>S4K Marvels</text:p>
          </table:table-cell>
          <table:table-cell table:style-name="ce78" table:formula="of:=IF(MOD([.C13]; NUM_PITCHES)=0;INDEX(PITCHES;1;NUM_PITCHES);INDEX(PITCHES;1;MOD([.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1&quot;},&quot;tag&quot;:&quot;6&quot;, &quot;homeTeam&quot;:&quot;STBGFC Rovers&quot;, &quot;awayTeam&quot;:&quot;S4K Marvels&quot;}" calcext:value-type="string">
            <text:p>{"__v":0,"day":2,"dateTime":40800000,"duration":"8m","pitch":"4","competition":{"name":"U7", "section":"B", "group":"1"},"tag":"6", "homeTeam":"STBGFC Rovers", "awayTeam":"S4K Marvel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400000" calcext:value-type="float">
            <text:p>41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14];TRANSLATED_TEAM_NAMES;[.$E14]+1)" office:value-type="string" office:string-value="Bracknell Town Colts" calcext:value-type="string">
            <text:p>Bracknell Town Colts</text:p>
          </table:table-cell>
          <table:table-cell table:formula="of:=VLOOKUP([.G14];TRANSLATED_TEAM_NAMES;[.$E14]+1)" office:value-type="string" office:string-value="STBGFC Royals" calcext:value-type="string">
            <text:p>STBGFC Royals</text:p>
          </table:table-cell>
          <table:table-cell table:style-name="ce78" table:formula="of:=IF(MOD([.C14]; NUM_PITCHES)=0;INDEX(PITCHES;1;NUM_PITCHES);INDEX(PITCHES;1;MOD([.C1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Bracknell Town Colts&quot;, &quot;awayTeam&quot;:&quot;STBGFC Royals&quot;}" calcext:value-type="string">
            <text:p>{"__v":0,"day":2,"dateTime":41400000,"duration":"8m","pitch":"3","competition":{"name":"U7", "section":"B", "group":"1"},"tag":"7", "homeTeam":"Bracknell Town Colts", "awayTeam":"STBGFC Royals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S4K Marvels" calcext:value-type="string">
            <text:p>S4K Marvels</text:p>
          </table:table-cell>
          <table:table-cell table:formula="of:=VLOOKUP([.G15];TRANSLATED_TEAM_NAMES;[.$E15]+1)" office:value-type="string" office:string-value="Hartley Wintney Eagles" calcext:value-type="string">
            <text:p>Hartley Wintney Eagles</text:p>
          </table:table-cell>
          <table:table-cell table:style-name="ce78" table:formula="of:=IF(MOD([.C15]; NUM_PITCHES)=0;INDEX(PITCHES;1;NUM_PITCHES);INDEX(PITCHES;1;MOD([.C1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1&quot;},&quot;tag&quot;:&quot;7&quot;, &quot;homeTeam&quot;:&quot;S4K Marvels&quot;, &quot;awayTeam&quot;:&quot;Hartley Wintney Eagles&quot;}" calcext:value-type="string">
            <text:p>{"__v":0,"day":2,"dateTime":41400000,"duration":"8m","pitch":"4","competition":{"name":"U7", "section":"B", "group":"1"},"tag":"7", "homeTeam":"S4K Marvels", "awayTeam":"Hartley Wintney Eagles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F16];TRANSLATED_TEAM_NAMES;[.$E16]+1)" office:value-type="string" office:string-value="STBGFC Royals" calcext:value-type="string">
            <text:p>STBGFC Royals</text:p>
          </table:table-cell>
          <table:table-cell table:formula="of:=VLOOKUP([.G16];TRANSLATED_TEAM_NAMES;[.$E16]+1)" office:value-type="string" office:string-value="STBGFC Rovers" calcext:value-type="string">
            <text:p>STBGFC Rovers</text:p>
          </table:table-cell>
          <table:table-cell table:style-name="ce78" table:formula="of:=IF(MOD([.C16]; NUM_PITCHES)=0;INDEX(PITCHES;1;NUM_PITCHES);INDEX(PITCHES;1;MOD([.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1&quot;},&quot;tag&quot;:&quot;8&quot;, &quot;homeTeam&quot;:&quot;STBGFC Royals&quot;, &quot;awayTeam&quot;:&quot;STBGFC Rovers&quot;}" calcext:value-type="string">
            <text:p>{"__v":0,"day":2,"dateTime":42000000,"duration":"8m","pitch":"3","competition":{"name":"U7", "section":"B", "group":"1"},"tag":"8", "homeTeam":"STBGFC Royals", "awayTeam":"STBGFC Rover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17];TRANSLATED_TEAM_NAMES;[.$E17]+1)" office:value-type="string" office:string-value="S4K Marvels" calcext:value-type="string">
            <text:p>S4K Marvels</text:p>
          </table:table-cell>
          <table:table-cell table:formula="of:=VLOOKUP([.G17];TRANSLATED_TEAM_NAMES;[.$E17]+1)" office:value-type="string" office:string-value="Bracknell Town Colts" calcext:value-type="string">
            <text:p>Bracknell Town Colts</text:p>
          </table:table-cell>
          <table:table-cell table:style-name="ce78" table:formula="of:=IF(MOD([.C17]; NUM_PITCHES)=0;INDEX(PITCHES;1;NUM_PITCHES);INDEX(PITCHES;1;MOD([.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1&quot;},&quot;tag&quot;:&quot;8&quot;, &quot;homeTeam&quot;:&quot;S4K Marvels&quot;, &quot;awayTeam&quot;:&quot;Bracknell Town Colts&quot;}" calcext:value-type="string">
            <text:p>{"__v":0,"day":2,"dateTime":42000000,"duration":"8m","pitch":"4","competition":{"name":"U7", "section":"B", "group":"1"},"tag":"8", "homeTeam":"S4K Marvels", "awayTeam":"Bracknell Town Colt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8];TRANSLATED_TEAM_NAMES;[.$E18]+1)" office:value-type="string" office:string-value="STBGFC Rovers" calcext:value-type="string">
            <text:p>STBGFC Rovers</text:p>
          </table:table-cell>
          <table:table-cell table:formula="of:=VLOOKUP([.G18];TRANSLATED_TEAM_NAMES;[.$E18]+1)" office:value-type="string" office:string-value="Hartley Wintney Eagles" calcext:value-type="string">
            <text:p>Hartley Wintney Eagles</text:p>
          </table:table-cell>
          <table:table-cell table:style-name="ce78" table:formula="of:=IF(MOD([.C18]; NUM_PITCHES)=0;INDEX(PITCHES;1;NUM_PITCHES);INDEX(PITCHES;1;MOD([.C1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STBGFC Rovers&quot;, &quot;awayTeam&quot;:&quot;Hartley Wintney Eagles&quot;}" calcext:value-type="string">
            <text:p>{"__v":0,"day":2,"dateTime":42600000,"duration":"8m","pitch":"3","competition":{"name":"U7", "section":"B", "group":"1"},"tag":"9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19];TRANSLATED_TEAM_NAMES;[.$E19]+1)" office:value-type="string" office:string-value="STBGFC Royals" calcext:value-type="string">
            <text:p>STBGFC Royals</text:p>
          </table:table-cell>
          <table:table-cell table:formula="of:=VLOOKUP([.G19];TRANSLATED_TEAM_NAMES;[.$E19]+1)" office:value-type="string" office:string-value="S4K Marvels" calcext:value-type="string">
            <text:p>S4K Marvels</text:p>
          </table:table-cell>
          <table:table-cell table:style-name="ce78" table:formula="of:=IF(MOD([.C19]; NUM_PITCHES)=0;INDEX(PITCHES;1;NUM_PITCHES);INDEX(PITCHES;1;MOD([.C1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1&quot;},&quot;tag&quot;:&quot;9&quot;, &quot;homeTeam&quot;:&quot;STBGFC Royals&quot;, &quot;awayTeam&quot;:&quot;S4K Marvels&quot;}" calcext:value-type="string">
            <text:p>{"__v":0,"day":2,"dateTime":42600000,"duration":"8m","pitch":"4","competition":{"name":"U7", "section":"B", "group":"1"},"tag":"9", "homeTeam":"STBGFC Royals", "awayTeam":"S4K Marvels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200000" calcext:value-type="float">
            <text:p>43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20];TRANSLATED_TEAM_NAMES;[.$E20]+1)" office:value-type="string" office:string-value="Bracknell Town Colts" calcext:value-type="string">
            <text:p>Bracknell Town Colts</text:p>
          </table:table-cell>
          <table:table-cell table:formula="of:=VLOOKUP([.G20];TRANSLATED_TEAM_NAMES;[.$E20]+1)" office:value-type="string" office:string-value="STBGFC Rovers" calcext:value-type="string">
            <text:p>STBGFC Rovers</text:p>
          </table:table-cell>
          <table:table-cell table:style-name="ce78" table:formula="of:=IF(MOD([.C20]; NUM_PITCHES)=0;INDEX(PITCHES;1;NUM_PITCHES);INDEX(PITCHES;1;MOD([.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1&quot;},&quot;tag&quot;:&quot;10&quot;, &quot;homeTeam&quot;:&quot;Bracknell Town Colts&quot;, &quot;awayTeam&quot;:&quot;STBGFC Rovers&quot;}" calcext:value-type="string">
            <text:p>{"__v":0,"day":2,"dateTime":43200000,"duration":"8m","pitch":"3","competition":{"name":"U7", "section":"B", "group":"1"},"tag":"10", "homeTeam":"Bracknell Town Colts", "awayTeam":"STBGFC Rovers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1];TRANSLATED_TEAM_NAMES;[.$E21]+1)" office:value-type="string" office:string-value="Hartley Wintney Eagles" calcext:value-type="string">
            <text:p>Hartley Wintney Eagles</text:p>
          </table:table-cell>
          <table:table-cell table:formula="of:=VLOOKUP([.G21];TRANSLATED_TEAM_NAMES;[.$E21]+1)" office:value-type="string" office:string-value="STBGFC Royals" calcext:value-type="string">
            <text:p>STBGFC Royals</text:p>
          </table:table-cell>
          <table:table-cell table:style-name="ce78" table:formula="of:=IF(MOD([.C21]; NUM_PITCHES)=0;INDEX(PITCHES;1;NUM_PITCHES);INDEX(PITCHES;1;MOD([.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1&quot;},&quot;tag&quot;:&quot;10&quot;, &quot;homeTeam&quot;:&quot;Hartley Wintney Eagles&quot;, &quot;awayTeam&quot;:&quot;STBGFC Royals&quot;}" calcext:value-type="string">
            <text:p>{"__v":0,"day":2,"dateTime":43200000,"duration":"8m","pitch":"4","competition":{"name":"U7", "section":"B", "group":"1"},"tag":"10", "homeTeam":"Hartley Wintney Eagles", "awayTeam":"STBGFC Royals"}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7 P=1-2" table:style-name="ta2">
        <office:forms form:automatic-focus="false" form:apply-design-mode="false"/>
        <table:table-column table:style-name="co3" table:default-cell-style-name="ce73"/>
        <table:table-column table:style-name="co6" table:default-cell-style-name="ce73"/>
        <table:table-column table:style-name="co6" table:default-cell-style-name="ce74"/>
        <table:table-column table:style-name="co12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Bracknell Town Colts" calcext:value-type="string">
            <text:p>Bracknell Town Colts</text:p>
          </table:table-cell>
          <table:table-cell table:formula="of:=VLOOKUP([.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C2]; NUM_PITCHES)=0;INDEX(PITCHES;1;NUM_PITCHES);INDEX(PITCHES;1;MOD([.C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4K Marvels" calcext:value-type="string">
            <text:p>S4K Marvels</text:p>
          </table:table-cell>
          <table:table-cell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C3]; NUM_PITCHES)=0;INDEX(PITCHES;1;NUM_PITCHES);INDEX(PITCHES;1;MOD([.C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4","competition":{"name":"U7", "section":"B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>
            <text:p/>
          </table:table-cell>
          <table:table-cell table:formula="of:=VLOOKUP([.G4];TRANSLATED_TEAM_NAMES;[.$E4]+1)" office:value-type="string" office:string-value="Bracknell Town Colts" calcext:value-type="string">
            <text:p>Bracknell Town Colts</text:p>
          </table:table-cell>
          <table:table-cell table:style-name="ce78" table:formula="of:=IF(MOD([.C4]; NUM_PITCHES)=0;INDEX(PITCHES;1;NUM_PITCHES);INDEX(PITCHES;1;MOD([.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1&quot;},&quot;tag&quot;:&quot;2&quot;, &quot;homeTeam&quot;:&quot;&quot;, &quot;awayTeam&quot;:&quot;Bracknell Town Colts&quot;}" calcext:value-type="string">
            <text:p>{"__v":0,"day":2,"dateTime":38400000,"duration":"8m","pitch":"3","competition":{"name":"U7", "section":"B", "group":"1"},"tag":"2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5];TRANSLATED_TEAM_NAMES;[.$E5]+1)" office:value-type="string" office:string-value="STBGFC Royals" calcext:value-type="string">
            <text:p>STBGFC Royals</text:p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1&quot;},&quot;tag&quot;:&quot;2&quot;, &quot;homeTeam&quot;:&quot;STBGFC Royals&quot;, &quot;awayTeam&quot;:&quot;&quot;}" calcext:value-type="string">
            <text:p>{"__v":0,"day":2,"dateTime":38400000,"duration":"8m","pitch":"4","competition":{"name":"U7", "section":"B", "group":"1"},"tag":"2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Hartley Wintney Eagles" calcext:value-type="string">
            <text:p>Hartley Wintney Eagles</text:p>
          </table:table-cell>
          <table:table-cell table:formula="of:=VLOOKUP([.G6];TRANSLATED_TEAM_NAMES;[.$E6]+1)" office:value-type="string" office:string-value="S4K Marvels" calcext:value-type="string">
            <text:p>S4K Marvels</text:p>
          </table:table-cell>
          <table:table-cell table:style-name="ce78" table:formula="of:=IF(MOD([.C6]; NUM_PITCHES)=0;INDEX(PITCHES;1;NUM_PITCHES);INDEX(PITCHES;1;MOD([.C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Hartley Wintney Eagles&quot;, &quot;awayTeam&quot;:&quot;S4K Marvels&quot;}" calcext:value-type="string">
            <text:p>{"__v":0,"day":2,"dateTime":39000000,"duration":"8m","pitch":"3","competition":{"name":"U7", "section":"B", "group":"1"},"tag":"3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vers" calcext:value-type="string">
            <text:p>STBGFC Rovers</text:p>
          </table:table-cell>
          <table:table-cell table:formula="of:=VLOOKUP([.G7];TRANSLATED_TEAM_NAMES;[.$E7]+1)" office:value-type="string" office:string-value="STBGFC Royals" calcext:value-type="string">
            <text:p>STBGFC Royals</text:p>
          </table:table-cell>
          <table:table-cell table:style-name="ce78" table:formula="of:=IF(MOD([.C7]; NUM_PITCHES)=0;INDEX(PITCHES;1;NUM_PITCHES);INDEX(PITCHES;1;MOD([.C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STBGFC Rovers&quot;, &quot;awayTeam&quot;:&quot;STBGFC Royals&quot;}" calcext:value-type="string">
            <text:p>{"__v":0,"day":2,"dateTime":39000000,"duration":"8m","pitch":"4","competition":{"name":"U7", "section":"B", "group":"1"},"tag":"3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S4K Marvels" calcext:value-type="string">
            <text:p>S4K Marvels</text:p>
          </table:table-cell>
          <table:table-cell table:formula="of:=VLOOKUP([.G8];TRANSLATED_TEAM_NAMES;[.$E8]+1)" office:value-type="string" office:string-value="Bracknell Town Colts" calcext:value-type="string">
            <text:p>Bracknell Town Colts</text:p>
          </table:table-cell>
          <table:table-cell table:style-name="ce78" table:formula="of:=IF(MOD([.C8]; NUM_PITCHES)=0;INDEX(PITCHES;1;NUM_PITCHES);INDEX(PITCHES;1;MOD([.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1&quot;},&quot;tag&quot;:&quot;4&quot;, &quot;homeTeam&quot;:&quot;S4K Marvels&quot;, &quot;awayTeam&quot;:&quot;Bracknell Town Colts&quot;}" calcext:value-type="string">
            <text:p>{"__v":0,"day":2,"dateTime":39600000,"duration":"8m","pitch":"3","competition":{"name":"U7", "section":"B", "group":"1"},"tag":"4", "homeTeam":"S4K Marvels", "awayTeam":"Bracknell Town Colt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1&quot;},&quot;tag&quot;:&quot;4&quot;, &quot;homeTeam&quot;:&quot;&quot;, &quot;awayTeam&quot;:&quot;&quot;}" calcext:value-type="string">
            <text:p>{"__v":0,"day":2,"dateTime":39600000,"duration":"8m","pitch":"4","competition":{"name":"U7", "section":"B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STBGFC Royals" calcext:value-type="string">
            <text:p>STBGFC Royals</text:p>
          </table:table-cell>
          <table:table-cell table:style-name="ce78" table:formula="of:=IF(MOD([.C10]; NUM_PITCHES)=0;INDEX(PITCHES;1;NUM_PITCHES);INDEX(PITCHES;1;MOD([.C1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&quot;, &quot;awayTeam&quot;:&quot;STBGFC Royals&quot;}" calcext:value-type="string">
            <text:p>{"__v":0,"day":2,"dateTime":40200000,"duration":"8m","pitch":"3","competition":{"name":"U7", "section":"B", "group":"1"},"tag":"5", "homeTeam":"", "awayTeam":"STBGFC Royals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STBGFC Rovers" calcext:value-type="string">
            <text:p>STBGFC Rovers</text:p>
          </table:table-cell>
          <table:table-cell table:formula="of:=VLOOKUP([.G11];TRANSLATED_TEAM_NAMES;[.$E11]+1)" office:value-type="string" office:string-value="Hartley Wintney Eagles" calcext:value-type="string">
            <text:p>Hartley Wintney Eagles</text:p>
          </table:table-cell>
          <table:table-cell table:style-name="ce78" table:formula="of:=IF(MOD([.C11]; NUM_PITCHES)=0;INDEX(PITCHES;1;NUM_PITCHES);INDEX(PITCHES;1;MOD([.C1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STBGFC Rovers&quot;, &quot;awayTeam&quot;:&quot;Hartley Wintney Eagles&quot;}" calcext:value-type="string">
            <text:p>{"__v":0,"day":2,"dateTime":40200000,"duration":"8m","pitch":"4","competition":{"name":"U7", "section":"B", "group":"1"},"tag":"5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Bracknell Town Colts" calcext:value-type="string">
            <text:p>Bracknell Town Colts</text:p>
          </table:table-cell>
          <table:table-cell table:formula="of:=VLOOKUP([.G12];TRANSLATED_TEAM_NAMES;[.$E12]+1)">
            <text:p/>
          </table:table-cell>
          <table:table-cell table:style-name="ce78" table:formula="of:=IF(MOD([.C12]; NUM_PITCHES)=0;INDEX(PITCHES;1;NUM_PITCHES);INDEX(PITCHES;1;MOD([.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1&quot;},&quot;tag&quot;:&quot;6&quot;, &quot;homeTeam&quot;:&quot;Bracknell Town Colts&quot;, &quot;awayTeam&quot;:&quot;&quot;}" calcext:value-type="string">
            <text:p>{"__v":0,"day":2,"dateTime":40800000,"duration":"8m","pitch":"3","competition":{"name":"U7", "section":"B", "group":"1"},"tag":"6", "homeTeam":"Bracknell Town Colts", "awayTeam":"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3];TRANSLATED_TEAM_NAMES;[.$E13]+1)" office:value-type="string" office:string-value="S4K Marvels" calcext:value-type="string">
            <text:p>S4K Marvels</text:p>
          </table:table-cell>
          <table:table-cell table:formula="of:=VLOOKUP([.G13];TRANSLATED_TEAM_NAMES;[.$E13]+1)" office:value-type="string" office:string-value="STBGFC Royals" calcext:value-type="string">
            <text:p>STBGFC Royals</text:p>
          </table:table-cell>
          <table:table-cell table:style-name="ce78" table:formula="of:=IF(MOD([.C13]; NUM_PITCHES)=0;INDEX(PITCHES;1;NUM_PITCHES);INDEX(PITCHES;1;MOD([.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1&quot;},&quot;tag&quot;:&quot;6&quot;, &quot;homeTeam&quot;:&quot;S4K Marvels&quot;, &quot;awayTeam&quot;:&quot;STBGFC Royals&quot;}" calcext:value-type="string">
            <text:p>{"__v":0,"day":2,"dateTime":40800000,"duration":"8m","pitch":"4","competition":{"name":"U7", "section":"B", "group":"1"},"tag":"6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14];TRANSLATED_TEAM_NAMES;[.$E14]+1)" office:value-type="string" office:string-value="Hartley Wintney Eagles" calcext:value-type="string">
            <text:p>Hartley Wintney Eagles</text:p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Hartley Wintney Eagles&quot;, &quot;awayTeam&quot;:&quot;&quot;}" calcext:value-type="string">
            <text:p>{"__v":0,"day":2,"dateTime":41400000,"duration":"8m","pitch":"3","competition":{"name":"U7", "section":"B", "group":"1"},"tag":"7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>
            <text:p/>
          </table:table-cell>
          <table:table-cell table:formula="of:=VLOOKUP([.G15];TRANSLATED_TEAM_NAMES;[.$E15]+1)" office:value-type="string" office:string-value="STBGFC Rovers" calcext:value-type="string">
            <text:p>STBGFC Rovers</text:p>
          </table:table-cell>
          <table:table-cell table:style-name="ce78" table:formula="of:=IF(MOD([.C15]; NUM_PITCHES)=0;INDEX(PITCHES;1;NUM_PITCHES);INDEX(PITCHES;1;MOD([.C1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1&quot;},&quot;tag&quot;:&quot;7&quot;, &quot;homeTeam&quot;:&quot;&quot;, &quot;awayTeam&quot;:&quot;STBGFC Rovers&quot;}" calcext:value-type="string">
            <text:p>{"__v":0,"day":2,"dateTime":41400000,"duration":"8m","pitch":"4","competition":{"name":"U7", "section":"B", "group":"1"},"tag":"7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6];TRANSLATED_TEAM_NAMES;[.$E16]+1)" office:value-type="string" office:string-value="STBGFC Royals" calcext:value-type="string">
            <text:p>STBGFC Royals</text:p>
          </table:table-cell>
          <table:table-cell table:formula="of:=VLOOKUP([.G16];TRANSLATED_TEAM_NAMES;[.$E16]+1)" office:value-type="string" office:string-value="Bracknell Town Colts" calcext:value-type="string">
            <text:p>Bracknell Town Colts</text:p>
          </table:table-cell>
          <table:table-cell table:style-name="ce78" table:formula="of:=IF(MOD([.C16]; NUM_PITCHES)=0;INDEX(PITCHES;1;NUM_PITCHES);INDEX(PITCHES;1;MOD([.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1&quot;},&quot;tag&quot;:&quot;8&quot;, &quot;homeTeam&quot;:&quot;STBGFC Royals&quot;, &quot;awayTeam&quot;:&quot;Bracknell Town Colts&quot;}" calcext:value-type="string">
            <text:p>{"__v":0,"day":2,"dateTime":42000000,"duration":"8m","pitch":"3","competition":{"name":"U7", "section":"B", "group":"1"},"tag":"8", "homeTeam":"STBGFC Royals", "awayTeam":"Bracknell Town Colt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S4K Marvels" calcext:value-type="string">
            <text:p>S4K Marvels</text:p>
          </table:table-cell>
          <table:table-cell table:style-name="ce78" table:formula="of:=IF(MOD([.C17]; NUM_PITCHES)=0;INDEX(PITCHES;1;NUM_PITCHES);INDEX(PITCHES;1;MOD([.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1&quot;},&quot;tag&quot;:&quot;8&quot;, &quot;homeTeam&quot;:&quot;&quot;, &quot;awayTeam&quot;:&quot;S4K Marvels&quot;}" calcext:value-type="string">
            <text:p>{"__v":0,"day":2,"dateTime":42000000,"duration":"8m","pitch":"4","competition":{"name":"U7", "section":"B", "group":"1"},"tag":"8", "homeTeam":"", "awayTeam":"S4K Marvel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8];TRANSLATED_TEAM_NAMES;[.$E18]+1)" office:value-type="string" office:string-value="Hartley Wintney Eagles" calcext:value-type="string">
            <text:p>Hartley Wintney Eagles</text:p>
          </table:table-cell>
          <table:table-cell table:formula="of:=VLOOKUP([.G18];TRANSLATED_TEAM_NAMES;[.$E18]+1)">
            <text:p/>
          </table:table-cell>
          <table:table-cell table:style-name="ce78" table:formula="of:=IF(MOD([.C18]; NUM_PITCHES)=0;INDEX(PITCHES;1;NUM_PITCHES);INDEX(PITCHES;1;MOD([.C1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Hartley Wintney Eagles&quot;, &quot;awayTeam&quot;:&quot;&quot;}" calcext:value-type="string">
            <text:p>{"__v":0,"day":2,"dateTime":42600000,"duration":"8m","pitch":"3","competition":{"name":"U7", "section":"B", "group":"1"},"tag":"9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600000" calcext:value-type="float">
            <text:p>42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19];TRANSLATED_TEAM_NAMES;[.$E19]+1)" office:value-type="string" office:string-value="Bracknell Town Colts" calcext:value-type="string">
            <text:p>Bracknell Town Colts</text:p>
          </table:table-cell>
          <table:table-cell table:formula="of:=VLOOKUP([.G19];TRANSLATED_TEAM_NAMES;[.$E19]+1)" office:value-type="string" office:string-value="STBGFC Rovers" calcext:value-type="string">
            <text:p>STBGFC Rovers</text:p>
          </table:table-cell>
          <table:table-cell table:style-name="ce78" table:formula="of:=IF(MOD([.C19]; NUM_PITCHES)=0;INDEX(PITCHES;1;NUM_PITCHES);INDEX(PITCHES;1;MOD([.C1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1&quot;},&quot;tag&quot;:&quot;9&quot;, &quot;homeTeam&quot;:&quot;Bracknell Town Colts&quot;, &quot;awayTeam&quot;:&quot;STBGFC Rovers&quot;}" calcext:value-type="string">
            <text:p>{"__v":0,"day":2,"dateTime":42600000,"duration":"8m","pitch":"4","competition":{"name":"U7", "section":"B", "group":"1"},"tag":"9", "homeTeam":"Bracknell Town Colts", "awayTeam":"STBGFC Rovers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STBGFC Rovers" calcext:value-type="string">
            <text:p>STBGFC Rovers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1&quot;},&quot;tag&quot;:&quot;10&quot;, &quot;homeTeam&quot;:&quot;STBGFC Rovers&quot;, &quot;awayTeam&quot;:&quot;&quot;}" calcext:value-type="string">
            <text:p>{"__v":0,"day":2,"dateTime":43200000,"duration":"8m","pitch":"3","competition":{"name":"U7", "section":"B", "group":"1"},"tag":"10", "homeTeam":"STBGFC Rovers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STBGFC Royals" calcext:value-type="string">
            <text:p>STBGFC Royals</text:p>
          </table:table-cell>
          <table:table-cell table:formula="of:=VLOOKUP([.G21];TRANSLATED_TEAM_NAMES;[.$E21]+1)" office:value-type="string" office:string-value="Hartley Wintney Eagles" calcext:value-type="string">
            <text:p>Hartley Wintney Eagles</text:p>
          </table:table-cell>
          <table:table-cell table:style-name="ce78" table:formula="of:=IF(MOD([.C21]; NUM_PITCHES)=0;INDEX(PITCHES;1;NUM_PITCHES);INDEX(PITCHES;1;MOD([.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1&quot;},&quot;tag&quot;:&quot;10&quot;, &quot;homeTeam&quot;:&quot;STBGFC Royals&quot;, &quot;awayTeam&quot;:&quot;Hartley Wintney Eagles&quot;}" calcext:value-type="string">
            <text:p>{"__v":0,"day":2,"dateTime":43200000,"duration":"8m","pitch":"4","competition":{"name":"U7", "section":"B", "group":"1"},"tag":"10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S4K Marvels" calcext:value-type="string">
            <text:p>S4K Marvels</text:p>
          </table:table-cell>
          <table:table-cell table:style-name="ce78" table:formula="of:=IF(MOD([.C22]; NUM_PITCHES)=0;INDEX(PITCHES;1;NUM_PITCHES);INDEX(PITCHES;1;MOD([.C2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1&quot;},&quot;tag&quot;:&quot;11&quot;, &quot;homeTeam&quot;:&quot;&quot;, &quot;awayTeam&quot;:&quot;S4K Marvels&quot;}" calcext:value-type="string">
            <text:p>{"__v":0,"day":2,"dateTime":43800000,"duration":"8m","pitch":"3","competition":{"name":"U7", "section":"B", "group":"1"},"tag":"11", "homeTeam":"", "awayTeam":"S4K Marvels"}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8 P=4" table:style-name="ta2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STBGFC Royals" calcext:value-type="string">
            <text:p>STBGFC Royals</text:p>
          </table:table-cell>
          <table:table-cell table:formula="of:=VLOOKUP([.G2];TRANSLATED_TEAM_NAMES;[.$E2]+1)">
            <text:p/>
          </table:table-cell>
          <table:table-cell table:style-name="ce78" table:formula="of:=IF(MOD([.C2]; NUM_PITCHES)=0;INDEX(PITCHES;1;NUM_PITCHES);INDEX(PITCHES;1;MOD([.C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STBGFC Royals&quot;, &quot;awayTeam&quot;:&quot;&quot;}" calcext:value-type="string">
            <text:p>{"__v":0,"day":2,"dateTime":37800000,"duration":"8m","pitch":"3","competition":{"name":"U7", "section":"B", "group":"1"},"tag":"1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3];TRANSLATED_TEAM_NAMES;[.$E3]+1)">
            <text:p/>
          </table:table-cell>
          <table:table-cell table:formula="of:=VLOOKUP([.G3];TRANSLATED_TEAM_NAMES;[.$E3]+1)">
            <text:p/>
          </table:table-cell>
          <table:table-cell table:style-name="ce78" table:formula="of:=IF(MOD([.C3]; NUM_PITCHES)=0;INDEX(PITCHES;1;NUM_PITCHES);INDEX(PITCHES;1;MOD([.C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&quot;, &quot;awayTeam&quot;:&quot;&quot;}" calcext:value-type="string">
            <text:p>{"__v":0,"day":2,"dateTime":37800000,"duration":"8m","pitch":"4","competition":{"name":"U7", "section":"B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4];TRANSLATED_TEAM_NAMES;[.$E4]+1)" office:value-type="string" office:string-value="Bracknell Town Colts" calcext:value-type="string">
            <text:p>Bracknell Town Colts</text:p>
          </table:table-cell>
          <table:table-cell table:formula="of:=VLOOKUP([.G4];TRANSLATED_TEAM_NAMES;[.$E4]+1)" office:value-type="string" office:string-value="Hartley Wintney Eagles" calcext:value-type="string">
            <text:p>Hartley Wintney Eagles</text:p>
          </table:table-cell>
          <table:table-cell table:style-name="ce78" table:formula="of:=IF(MOD([.C4]; NUM_PITCHES)=0;INDEX(PITCHES;1;NUM_PITCHES);INDEX(PITCHES;1;MOD([.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1&quot;},&quot;tag&quot;:&quot;2&quot;, &quot;homeTeam&quot;:&quot;Bracknell Town Colts&quot;, &quot;awayTeam&quot;:&quot;Hartley Wintney Eagles&quot;}" calcext:value-type="string">
            <text:p>{"__v":0,"day":2,"dateTime":38400000,"duration":"8m","pitch":"3","competition":{"name":"U7", "section":"B", "group":"1"},"tag":"2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S4K Marvels" calcext:value-type="string">
            <text:p>S4K Marvels</text:p>
          </table:table-cell>
          <table:table-cell table:formula="of:=VLOOKUP([.G5];TRANSLATED_TEAM_NAMES;[.$E5]+1)" office:value-type="string" office:string-value="STBGFC Rovers" calcext:value-type="string">
            <text:p>STBGFC Rovers</text:p>
          </table:table-cell>
          <table:table-cell table:style-name="ce78" table:formula="of:=IF(MOD([.C5]; NUM_PITCHES)=0;INDEX(PITCHES;1;NUM_PITCHES);INDEX(PITCHES;1;MOD([.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1&quot;},&quot;tag&quot;:&quot;2&quot;, &quot;homeTeam&quot;:&quot;S4K Marvels&quot;, &quot;awayTeam&quot;:&quot;STBGFC Rovers&quot;}" calcext:value-type="string">
            <text:p>{"__v":0,"day":2,"dateTime":38400000,"duration":"8m","pitch":"4","competition":{"name":"U7", "section":"B", "group":"1"},"tag":"2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Hartley Wintney Eagles" calcext:value-type="string">
            <text:p>Hartley Wintney Eagles</text:p>
          </table:table-cell>
          <table:table-cell table:formula="of:=VLOOKUP([.G6];TRANSLATED_TEAM_NAMES;[.$E6]+1)" office:value-type="string" office:string-value="S4K Marvels" calcext:value-type="string">
            <text:p>S4K Marvels</text:p>
          </table:table-cell>
          <table:table-cell table:style-name="ce78" table:formula="of:=IF(MOD([.C6]; NUM_PITCHES)=0;INDEX(PITCHES;1;NUM_PITCHES);INDEX(PITCHES;1;MOD([.C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Hartley Wintney Eagles&quot;, &quot;awayTeam&quot;:&quot;S4K Marvels&quot;}" calcext:value-type="string">
            <text:p>{"__v":0,"day":2,"dateTime":39000000,"duration":"8m","pitch":"3","competition":{"name":"U7", "section":"B", "group":"1"},"tag":"3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vers" calcext:value-type="string">
            <text:p>STBGFC Rovers</text:p>
          </table:table-cell>
          <table:table-cell table:formula="of:=VLOOKUP([.G7];TRANSLATED_TEAM_NAMES;[.$E7]+1)" office:value-type="string" office:string-value="STBGFC Royals" calcext:value-type="string">
            <text:p>STBGFC Royals</text:p>
          </table:table-cell>
          <table:table-cell table:style-name="ce78" table:formula="of:=IF(MOD([.C7]; NUM_PITCHES)=0;INDEX(PITCHES;1;NUM_PITCHES);INDEX(PITCHES;1;MOD([.C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STBGFC Rovers&quot;, &quot;awayTeam&quot;:&quot;STBGFC Royals&quot;}" calcext:value-type="string">
            <text:p>{"__v":0,"day":2,"dateTime":39000000,"duration":"8m","pitch":"4","competition":{"name":"U7", "section":"B", "group":"1"},"tag":"3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>
            <text:p/>
          </table:table-cell>
          <table:table-cell table:style-name="ce78" table:formula="of:=IF(MOD([.C8]; NUM_PITCHES)=0;INDEX(PITCHES;1;NUM_PITCHES);INDEX(PITCHES;1;MOD([.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1&quot;},&quot;tag&quot;:&quot;4&quot;, &quot;homeTeam&quot;:&quot;&quot;, &quot;awayTeam&quot;:&quot;&quot;}" calcext:value-type="string">
            <text:p>{"__v":0,"day":2,"dateTime":39600000,"duration":"8m","pitch":"3","competition":{"name":"U7", "section":"B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 office:value-type="string" office:string-value="Bracknell Town Colts" calcext:value-type="string">
            <text:p>Bracknell Town Colts</text:p>
          </table:table-cell>
          <table:table-cell table:style-name="ce78" table:formula="of:=IF(MOD([.C9]; NUM_PITCHES)=0;INDEX(PITCHES;1;NUM_PITCHES);INDEX(PITCHES;1;MOD([.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1&quot;},&quot;tag&quot;:&quot;4&quot;, &quot;homeTeam&quot;:&quot;&quot;, &quot;awayTeam&quot;:&quot;Bracknell Town Colts&quot;}" calcext:value-type="string">
            <text:p>{"__v":0,"day":2,"dateTime":39600000,"duration":"8m","pitch":"4","competition":{"name":"U7", "section":"B", "group":"1"},"tag":"4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F10];TRANSLATED_TEAM_NAMES;[.$E10]+1)" office:value-type="string" office:string-value="STBGFC Rovers" calcext:value-type="string">
            <text:p>STBGFC Rovers</text:p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STBGFC Rovers&quot;, &quot;awayTeam&quot;:&quot;&quot;}" calcext:value-type="string">
            <text:p>{"__v":0,"day":2,"dateTime":40200000,"duration":"8m","pitch":"3","competition":{"name":"U7", "section":"B", "group":"1"},"tag":"5", "homeTeam":"STBGFC Rovers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1];TRANSLATED_TEAM_NAMES;[.$E11]+1)" office:value-type="string" office:string-value="Hartley Wintney Eagles" calcext:value-type="string">
            <text:p>Hartley Wintney Eagles</text:p>
          </table:table-cell>
          <table:table-cell table:formula="of:=VLOOKUP([.G11];TRANSLATED_TEAM_NAMES;[.$E11]+1)">
            <text:p/>
          </table:table-cell>
          <table:table-cell table:style-name="ce78" table:formula="of:=IF(MOD([.C11]; NUM_PITCHES)=0;INDEX(PITCHES;1;NUM_PITCHES);INDEX(PITCHES;1;MOD([.C1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Hartley Wintney Eagles&quot;, &quot;awayTeam&quot;:&quot;&quot;}" calcext:value-type="string">
            <text:p>{"__v":0,"day":2,"dateTime":40200000,"duration":"8m","pitch":"4","competition":{"name":"U7", "section":"B", "group":"1"},"tag":"5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S4K Marvels" calcext:value-type="string">
            <text:p>S4K Marvels</text:p>
          </table:table-cell>
          <table:table-cell table:style-name="ce78" table:formula="of:=IF(MOD([.C12]; NUM_PITCHES)=0;INDEX(PITCHES;1;NUM_PITCHES);INDEX(PITCHES;1;MOD([.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1&quot;},&quot;tag&quot;:&quot;6&quot;, &quot;homeTeam&quot;:&quot;&quot;, &quot;awayTeam&quot;:&quot;S4K Marvels&quot;}" calcext:value-type="string">
            <text:p>{"__v":0,"day":2,"dateTime":40800000,"duration":"8m","pitch":"3","competition":{"name":"U7", "section":"B", "group":"1"},"tag":"6", "homeTeam":"", "awayTeam":"S4K Marvel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3];TRANSLATED_TEAM_NAMES;[.$E13]+1)" office:value-type="string" office:string-value="STBGFC Royals" calcext:value-type="string">
            <text:p>STBGFC Royals</text:p>
          </table:table-cell>
          <table:table-cell table:formula="of:=VLOOKUP([.G13];TRANSLATED_TEAM_NAMES;[.$E13]+1)" office:value-type="string" office:string-value="Bracknell Town Colts" calcext:value-type="string">
            <text:p>Bracknell Town Colts</text:p>
          </table:table-cell>
          <table:table-cell table:style-name="ce78" table:formula="of:=IF(MOD([.C13]; NUM_PITCHES)=0;INDEX(PITCHES;1;NUM_PITCHES);INDEX(PITCHES;1;MOD([.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1&quot;},&quot;tag&quot;:&quot;6&quot;, &quot;homeTeam&quot;:&quot;STBGFC Royals&quot;, &quot;awayTeam&quot;:&quot;Bracknell Town Colts&quot;}" calcext:value-type="string">
            <text:p>{"__v":0,"day":2,"dateTime":40800000,"duration":"8m","pitch":"4","competition":{"name":"U7", "section":"B", "group":"1"},"tag":"6", "homeTeam":"STBGFC Royals", "awayTeam":"Bracknell Town Colt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400000" calcext:value-type="float">
            <text:p>41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Bracknell Town Colts" calcext:value-type="string">
            <text:p>Bracknell Town Colts</text:p>
          </table:table-cell>
          <table:table-cell table:formula="of:=VLOOKUP([.G14];TRANSLATED_TEAM_NAMES;[.$E14]+1)" office:value-type="string" office:string-value="S4K Marvels" calcext:value-type="string">
            <text:p>S4K Marvels</text:p>
          </table:table-cell>
          <table:table-cell table:style-name="ce78" table:formula="of:=IF(MOD([.C14]; NUM_PITCHES)=0;INDEX(PITCHES;1;NUM_PITCHES);INDEX(PITCHES;1;MOD([.C1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Bracknell Town Colts&quot;, &quot;awayTeam&quot;:&quot;S4K Marvels&quot;}" calcext:value-type="string">
            <text:p>{"__v":0,"day":2,"dateTime":41400000,"duration":"8m","pitch":"3","competition":{"name":"U7", "section":"B", "group":"1"},"tag":"7", "homeTeam":"Bracknell Town Colts", "awayTeam":"S4K Marvels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5];TRANSLATED_TEAM_NAMES;[.$E15]+1)" office:value-type="string" office:string-value="STBGFC Royals" calcext:value-type="string">
            <text:p>STBGFC Royals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1&quot;},&quot;tag&quot;:&quot;7&quot;, &quot;homeTeam&quot;:&quot;STBGFC Royals&quot;, &quot;awayTeam&quot;:&quot;&quot;}" calcext:value-type="string">
            <text:p>{"__v":0,"day":2,"dateTime":41400000,"duration":"8m","pitch":"4","competition":{"name":"U7", "section":"B", "group":"1"},"tag":"7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6];TRANSLATED_TEAM_NAMES;[.$E16]+1)" office:value-type="string" office:string-value="STBGFC Rovers" calcext:value-type="string">
            <text:p>STBGFC Rovers</text:p>
          </table:table-cell>
          <table:table-cell table:formula="of:=VLOOKUP([.G16];TRANSLATED_TEAM_NAMES;[.$E16]+1)" office:value-type="string" office:string-value="Hartley Wintney Eagles" calcext:value-type="string">
            <text:p>Hartley Wintney Eagles</text:p>
          </table:table-cell>
          <table:table-cell table:style-name="ce78" table:formula="of:=IF(MOD([.C16]; NUM_PITCHES)=0;INDEX(PITCHES;1;NUM_PITCHES);INDEX(PITCHES;1;MOD([.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1&quot;},&quot;tag&quot;:&quot;8&quot;, &quot;homeTeam&quot;:&quot;STBGFC Rovers&quot;, &quot;awayTeam&quot;:&quot;Hartley Wintney Eagles&quot;}" calcext:value-type="string">
            <text:p>{"__v":0,"day":2,"dateTime":42000000,"duration":"8m","pitch":"3","competition":{"name":"U7", "section":"B", "group":"1"},"tag":"8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>
            <text:p/>
          </table:table-cell>
          <table:table-cell table:style-name="ce78" table:formula="of:=IF(MOD([.C17]; NUM_PITCHES)=0;INDEX(PITCHES;1;NUM_PITCHES);INDEX(PITCHES;1;MOD([.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1&quot;},&quot;tag&quot;:&quot;8&quot;, &quot;homeTeam&quot;:&quot;&quot;, &quot;awayTeam&quot;:&quot;&quot;}" calcext:value-type="string">
            <text:p>{"__v":0,"day":2,"dateTime":42000000,"duration":"8m","pitch":"4","competition":{"name":"U7", "section":"B", "group":"1"},"tag":"8", "homeTeam":"", "awayTeam":"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Bracknell Town Colts" calcext:value-type="string">
            <text:p>Bracknell Town Colts</text:p>
          </table:table-cell>
          <table:table-cell table:style-name="ce78" table:formula="of:=IF(MOD([.C18]; NUM_PITCHES)=0;INDEX(PITCHES;1;NUM_PITCHES);INDEX(PITCHES;1;MOD([.C1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&quot;, &quot;awayTeam&quot;:&quot;Bracknell Town Colts&quot;}" calcext:value-type="string">
            <text:p>{"__v":0,"day":2,"dateTime":42600000,"duration":"8m","pitch":"3","competition":{"name":"U7", "section":"B", "group":"1"},"tag":"9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Hartley Wintney Eagles" calcext:value-type="string">
            <text:p>Hartley Wintney Eagles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1&quot;},&quot;tag&quot;:&quot;9&quot;, &quot;homeTeam&quot;:&quot;Hartley Wintney Eagles&quot;, &quot;awayTeam&quot;:&quot;&quot;}" calcext:value-type="string">
            <text:p>{"__v":0,"day":2,"dateTime":42600000,"duration":"8m","pitch":"4","competition":{"name":"U7", "section":"B", "group":"1"},"tag":"9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0];TRANSLATED_TEAM_NAMES;[.$E20]+1)" office:value-type="string" office:string-value="S4K Marvels" calcext:value-type="string">
            <text:p>S4K Marvels</text:p>
          </table:table-cell>
          <table:table-cell table:formula="of:=VLOOKUP([.G20];TRANSLATED_TEAM_NAMES;[.$E20]+1)" office:value-type="string" office:string-value="STBGFC Royals" calcext:value-type="string">
            <text:p>STBGFC Royals</text:p>
          </table:table-cell>
          <table:table-cell table:style-name="ce78" table:formula="of:=IF(MOD([.C20]; NUM_PITCHES)=0;INDEX(PITCHES;1;NUM_PITCHES);INDEX(PITCHES;1;MOD([.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1&quot;},&quot;tag&quot;:&quot;10&quot;, &quot;homeTeam&quot;:&quot;S4K Marvels&quot;, &quot;awayTeam&quot;:&quot;STBGFC Royals&quot;}" calcext:value-type="string">
            <text:p>{"__v":0,"day":2,"dateTime":43200000,"duration":"8m","pitch":"3","competition":{"name":"U7", "section":"B", "group":"1"},"tag":"10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STBGFC Rovers" calcext:value-type="string">
            <text:p>STBGFC Rovers</text:p>
          </table:table-cell>
          <table:table-cell table:style-name="ce78" table:formula="of:=IF(MOD([.C21]; NUM_PITCHES)=0;INDEX(PITCHES;1;NUM_PITCHES);INDEX(PITCHES;1;MOD([.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1&quot;},&quot;tag&quot;:&quot;10&quot;, &quot;homeTeam&quot;:&quot;&quot;, &quot;awayTeam&quot;:&quot;STBGFC Rovers&quot;}" calcext:value-type="string">
            <text:p>{"__v":0,"day":2,"dateTime":43200000,"duration":"8m","pitch":"4","competition":{"name":"U7", "section":"B", "group":"1"},"tag":"10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STBGFC Rovers" calcext:value-type="string">
            <text:p>STBGFC Rovers</text:p>
          </table:table-cell>
          <table:table-cell table:formula="of:=VLOOKUP([.G22];TRANSLATED_TEAM_NAMES;[.$E22]+1)" office:value-type="string" office:string-value="Bracknell Town Colts" calcext:value-type="string">
            <text:p>Bracknell Town Colts</text:p>
          </table:table-cell>
          <table:table-cell table:style-name="ce78" table:formula="of:=IF(MOD([.C22]; NUM_PITCHES)=0;INDEX(PITCHES;1;NUM_PITCHES);INDEX(PITCHES;1;MOD([.C2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1&quot;},&quot;tag&quot;:&quot;11&quot;, &quot;homeTeam&quot;:&quot;STBGFC Rovers&quot;, &quot;awayTeam&quot;:&quot;Bracknell Town Colts&quot;}" calcext:value-type="string">
            <text:p>{"__v":0,"day":2,"dateTime":43800000,"duration":"8m","pitch":"3","competition":{"name":"U7", "section":"B", "group":"1"},"tag":"11", "homeTeam":"STBGFC Rovers", "awayTeam":"Bracknell Town Colts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S4K Marvels" calcext:value-type="string">
            <text:p>S4K Marvels</text:p>
          </table:table-cell>
          <table:table-cell table:style-name="ce78" table:formula="of:=IF(MOD([.C23]; NUM_PITCHES)=0;INDEX(PITCHES;1;NUM_PITCHES);INDEX(PITCHES;1;MOD([.C2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1&quot;},&quot;tag&quot;:&quot;11&quot;, &quot;homeTeam&quot;:&quot;&quot;, &quot;awayTeam&quot;:&quot;S4K Marvels&quot;}" calcext:value-type="string">
            <text:p>{"__v":0,"day":2,"dateTime":43800000,"duration":"8m","pitch":"4","competition":{"name":"U7", "section":"B", "group":"1"},"tag":"11", "homeTeam":"", "awayTeam":"S4K Marvels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F24];TRANSLATED_TEAM_NAMES;[.$E24]+1)">
            <text:p/>
          </table:table-cell>
          <table:table-cell table:formula="of:=VLOOKUP([.G24];TRANSLATED_TEAM_NAMES;[.$E24]+1)" office:value-type="string" office:string-value="STBGFC Royals" calcext:value-type="string">
            <text:p>STBGFC Royals</text:p>
          </table:table-cell>
          <table:table-cell table:style-name="ce78" table:formula="of:=IF(MOD([.C24]; NUM_PITCHES)=0;INDEX(PITCHES;1;NUM_PITCHES);INDEX(PITCHES;1;MOD([.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1&quot;},&quot;tag&quot;:&quot;12&quot;, &quot;homeTeam&quot;:&quot;&quot;, &quot;awayTeam&quot;:&quot;STBGFC Royals&quot;}" calcext:value-type="string">
            <text:p>{"__v":0,"day":2,"dateTime":44400000,"duration":"8m","pitch":"3","competition":{"name":"U7", "section":"B", "group":"1"},"tag":"12", "homeTeam":"", "awayTeam":"STBGFC Royals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25];TRANSLATED_TEAM_NAMES;[.$E25]+1)" office:value-type="string" office:string-value="Hartley Wintney Eagles" calcext:value-type="string">
            <text:p>Hartley Wintney Eagles</text:p>
          </table:table-cell>
          <table:table-cell table:formula="of:=VLOOKUP([.G25];TRANSLATED_TEAM_NAMES;[.$E25]+1)">
            <text:p/>
          </table:table-cell>
          <table:table-cell table:style-name="ce78" table:formula="of:=IF(MOD([.C25]; NUM_PITCHES)=0;INDEX(PITCHES;1;NUM_PITCHES);INDEX(PITCHES;1;MOD([.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1&quot;},&quot;tag&quot;:&quot;12&quot;, &quot;homeTeam&quot;:&quot;Hartley Wintney Eagles&quot;, &quot;awayTeam&quot;:&quot;&quot;}" calcext:value-type="string">
            <text:p>{"__v":0,"day":2,"dateTime":44400000,"duration":"8m","pitch":"4","competition":{"name":"U7", "section":"B", "group":"1"},"tag":"12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6];TRANSLATED_TEAM_NAMES;[.$E26]+1)" office:value-type="string" office:string-value="STBGFC Royals" calcext:value-type="string">
            <text:p>STBGFC Royals</text:p>
          </table:table-cell>
          <table:table-cell table:formula="of:=VLOOKUP([.G26];TRANSLATED_TEAM_NAMES;[.$E26]+1)" office:value-type="string" office:string-value="Hartley Wintney Eagles" calcext:value-type="string">
            <text:p>Hartley Wintney Eagles</text:p>
          </table:table-cell>
          <table:table-cell table:style-name="ce78" table:formula="of:=IF(MOD([.C26]; NUM_PITCHES)=0;INDEX(PITCHES;1;NUM_PITCHES);INDEX(PITCHES;1;MOD([.C2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, &quot;group&quot;:&quot;1&quot;},&quot;tag&quot;:&quot;13&quot;, &quot;homeTeam&quot;:&quot;STBGFC Royals&quot;, &quot;awayTeam&quot;:&quot;Hartley Wintney Eagles&quot;}" calcext:value-type="string">
            <text:p>{"__v":0,"day":2,"dateTime":45000000,"duration":"8m","pitch":"3","competition":{"name":"U7", "section":"B", "group":"1"},"tag":"13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5000000" calcext:value-type="float">
            <text:p>45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Bracknell Town Colts" calcext:value-type="string">
            <text:p>Bracknell Town Colts</text:p>
          </table:table-cell>
          <table:table-cell table:formula="of:=VLOOKUP([.G27];TRANSLATED_TEAM_NAMES;[.$E27]+1)">
            <text:p/>
          </table:table-cell>
          <table:table-cell table:style-name="ce78" table:formula="of:=IF(MOD([.C27]; NUM_PITCHES)=0;INDEX(PITCHES;1;NUM_PITCHES);INDEX(PITCHES;1;MOD([.C2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, &quot;group&quot;:&quot;1&quot;},&quot;tag&quot;:&quot;13&quot;, &quot;homeTeam&quot;:&quot;Bracknell Town Colts&quot;, &quot;awayTeam&quot;:&quot;&quot;}" calcext:value-type="string">
            <text:p>{"__v":0,"day":2,"dateTime":45000000,"duration":"8m","pitch":"4","competition":{"name":"U7", "section":"B", "group":"1"},"tag":"13", "homeTeam":"Bracknell Town Colts", "awayTeam":"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F28];TRANSLATED_TEAM_NAMES;[.$E28]+1)" office:value-type="string" office:string-value="S4K Marvels" calcext:value-type="string">
            <text:p>S4K Marvels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, &quot;group&quot;:&quot;1&quot;},&quot;tag&quot;:&quot;14&quot;, &quot;homeTeam&quot;:&quot;S4K Marvels&quot;, &quot;awayTeam&quot;:&quot;&quot;}" calcext:value-type="string">
            <text:p>{"__v":0,"day":2,"dateTime":45600000,"duration":"8m","pitch":"3","competition":{"name":"U7", "section":"B", "group":"1"},"tag":"14", "homeTeam":"S4K Marvels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 office:value-type="string" office:string-value="STBGFC Rovers" calcext:value-type="string">
            <text:p>STBGFC Rovers</text:p>
          </table:table-cell>
          <table:table-cell table:style-name="ce78" table:formula="of:=IF(MOD([.C29]; NUM_PITCHES)=0;INDEX(PITCHES;1;NUM_PITCHES);INDEX(PITCHES;1;MOD([.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, &quot;group&quot;:&quot;1&quot;},&quot;tag&quot;:&quot;14&quot;, &quot;homeTeam&quot;:&quot;&quot;, &quot;awayTeam&quot;:&quot;STBGFC Rovers&quot;}" calcext:value-type="string">
            <text:p>{"__v":0,"day":2,"dateTime":45600000,"duration":"8m","pitch":"4","competition":{"name":"U7", "section":"B", "group":"1"},"tag":"14", "homeTeam":"", "awayTeam":"STBGFC Rovers"}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9 P=2-4" table:style-name="ta2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Bracknell Town Colts" calcext:value-type="string">
            <text:p>Bracknell Town Colts</text:p>
          </table:table-cell>
          <table:table-cell table:formula="of:=VLOOKUP([.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C2]; NUM_PITCHES)=0;INDEX(PITCHES;1;NUM_PITCHES);INDEX(PITCHES;1;MOD([.C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3];TRANSLATED_TEAM_NAMES;[.$E3]+1)" office:value-type="string" office:string-value="STBGFC Rovers" calcext:value-type="string">
            <text:p>STBGFC Rovers</text:p>
          </table:table-cell>
          <table:table-cell table:formula="of:=VLOOKUP([.G3];TRANSLATED_TEAM_NAMES;[.$E3]+1)" office:value-type="string" office:string-value="S4K Marvels" calcext:value-type="string">
            <text:p>S4K Marvels</text:p>
          </table:table-cell>
          <table:table-cell table:style-name="ce78" table:formula="of:=IF(MOD([.C3]; NUM_PITCHES)=0;INDEX(PITCHES;1;NUM_PITCHES);INDEX(PITCHES;1;MOD([.C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TBGFC Rovers&quot;, &quot;awayTeam&quot;:&quot;S4K Marvels&quot;}" calcext:value-type="string">
            <text:p>{"__v":0,"day":2,"dateTime":37800000,"duration":"8m","pitch":"4","competition":{"name":"U7", "section":"B", "group":"1"},"tag":"1", "homeTeam":"STBGFC Rovers", "awayTeam":"S4K Marvel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STBGFC Royals" calcext:value-type="string">
            <text:p>STBGFC Royals</text:p>
          </table:table-cell>
          <table:table-cell table:formula="of:=VLOOKUP([.G4];TRANSLATED_TEAM_NAMES;[.$E4]+1)">
            <text:p/>
          </table:table-cell>
          <table:table-cell table:style-name="ce78" table:formula="of:=IF(MOD([.C4]; NUM_PITCHES)=0;INDEX(PITCHES;1;NUM_PITCHES);INDEX(PITCHES;1;MOD([.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1&quot;},&quot;tag&quot;:&quot;2&quot;, &quot;homeTeam&quot;:&quot;STBGFC Royals&quot;, &quot;awayTeam&quot;:&quot;&quot;}" calcext:value-type="string">
            <text:p>{"__v":0,"day":2,"dateTime":38400000,"duration":"8m","pitch":"3","competition":{"name":"U7", "section":"B", "group":"1"},"tag":"2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5];TRANSLATED_TEAM_NAMES;[.$E5]+1)">
            <text:p/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1&quot;},&quot;tag&quot;:&quot;2&quot;, &quot;homeTeam&quot;:&quot;&quot;, &quot;awayTeam&quot;:&quot;&quot;}" calcext:value-type="string">
            <text:p>{"__v":0,"day":2,"dateTime":38400000,"duration":"8m","pitch":"4","competition":{"name":"U7", "section":"B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>
            <text:p/>
          </table:table-cell>
          <table:table-cell table:formula="of:=VLOOKUP([.G6];TRANSLATED_TEAM_NAMES;[.$E6]+1)" office:value-type="string" office:string-value="Bracknell Town Colts" calcext:value-type="string">
            <text:p>Bracknell Town Colts</text:p>
          </table:table-cell>
          <table:table-cell table:style-name="ce78" table:formula="of:=IF(MOD([.C6]; NUM_PITCHES)=0;INDEX(PITCHES;1;NUM_PITCHES);INDEX(PITCHES;1;MOD([.C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&quot;, &quot;awayTeam&quot;:&quot;Bracknell Town Colts&quot;}" calcext:value-type="string">
            <text:p>{"__v":0,"day":2,"dateTime":39000000,"duration":"8m","pitch":"3","competition":{"name":"U7", "section":"B", "group":"1"},"tag":"3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F7];TRANSLATED_TEAM_NAMES;[.$E7]+1)" office:value-type="string" office:string-value="STBGFC Rovers" calcext:value-type="string">
            <text:p>STBGFC Rovers</text:p>
          </table:table-cell>
          <table:table-cell table:formula="of:=VLOOKUP([.G7];TRANSLATED_TEAM_NAMES;[.$E7]+1)">
            <text:p/>
          </table:table-cell>
          <table:table-cell table:style-name="ce78" table:formula="of:=IF(MOD([.C7]; NUM_PITCHES)=0;INDEX(PITCHES;1;NUM_PITCHES);INDEX(PITCHES;1;MOD([.C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STBGFC Rovers&quot;, &quot;awayTeam&quot;:&quot;&quot;}" calcext:value-type="string">
            <text:p>{"__v":0,"day":2,"dateTime":39000000,"duration":"8m","pitch":"4","competition":{"name":"U7", "section":"B", "group":"1"},"tag":"3", "homeTeam":"STBGFC Rovers", "awayTeam":"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 office:value-type="string" office:string-value="S4K Marvels" calcext:value-type="string">
            <text:p>S4K Marvels</text:p>
          </table:table-cell>
          <table:table-cell table:style-name="ce78" table:formula="of:=IF(MOD([.C8]; NUM_PITCHES)=0;INDEX(PITCHES;1;NUM_PITCHES);INDEX(PITCHES;1;MOD([.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1&quot;},&quot;tag&quot;:&quot;4&quot;, &quot;homeTeam&quot;:&quot;&quot;, &quot;awayTeam&quot;:&quot;S4K Marvels&quot;}" calcext:value-type="string">
            <text:p>{"__v":0,"day":2,"dateTime":39600000,"duration":"8m","pitch":"3","competition":{"name":"U7", "section":"B", "group":"1"},"tag":"4", "homeTeam":"", "awayTeam":"S4K Marvel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 office:value-type="string" office:string-value="Hartley Wintney Eagles" calcext:value-type="string">
            <text:p>Hartley Wintney Eagles</text:p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1&quot;},&quot;tag&quot;:&quot;4&quot;, &quot;homeTeam&quot;:&quot;Hartley Wintney Eagles&quot;, &quot;awayTeam&quot;:&quot;&quot;}" calcext:value-type="string">
            <text:p>{"__v":0,"day":2,"dateTime":39600000,"duration":"8m","pitch":"4","competition":{"name":"U7", "section":"B", "group":"1"},"tag":"4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&quot;, &quot;awayTeam&quot;:&quot;&quot;}" calcext:value-type="string">
            <text:p>{"__v":0,"day":2,"dateTime":40200000,"duration":"8m","pitch":"3","competition":{"name":"U7", "section":"B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Bracknell Town Colts" calcext:value-type="string">
            <text:p>Bracknell Town Colts</text:p>
          </table:table-cell>
          <table:table-cell table:formula="of:=VLOOKUP([.G11];TRANSLATED_TEAM_NAMES;[.$E11]+1)" office:value-type="string" office:string-value="S4K Marvels" calcext:value-type="string">
            <text:p>S4K Marvels</text:p>
          </table:table-cell>
          <table:table-cell table:style-name="ce78" table:formula="of:=IF(MOD([.C11]; NUM_PITCHES)=0;INDEX(PITCHES;1;NUM_PITCHES);INDEX(PITCHES;1;MOD([.C1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Bracknell Town Colts&quot;, &quot;awayTeam&quot;:&quot;S4K Marvels&quot;}" calcext:value-type="string">
            <text:p>{"__v":0,"day":2,"dateTime":40200000,"duration":"8m","pitch":"4","competition":{"name":"U7", "section":"B", "group":"1"},"tag":"5", "homeTeam":"Bracknell Town Colts", "awayTeam":"S4K Marvels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2];TRANSLATED_TEAM_NAMES;[.$E12]+1)" office:value-type="string" office:string-value="Hartley Wintney Eagles" calcext:value-type="string">
            <text:p>Hartley Wintney Eagles</text:p>
          </table:table-cell>
          <table:table-cell table:formula="of:=VLOOKUP([.G12];TRANSLATED_TEAM_NAMES;[.$E12]+1)" office:value-type="string" office:string-value="STBGFC Rovers" calcext:value-type="string">
            <text:p>STBGFC Rovers</text:p>
          </table:table-cell>
          <table:table-cell table:style-name="ce78" table:formula="of:=IF(MOD([.C12]; NUM_PITCHES)=0;INDEX(PITCHES;1;NUM_PITCHES);INDEX(PITCHES;1;MOD([.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1&quot;},&quot;tag&quot;:&quot;6&quot;, &quot;homeTeam&quot;:&quot;Hartley Wintney Eagles&quot;, &quot;awayTeam&quot;:&quot;STBGFC Rovers&quot;}" calcext:value-type="string">
            <text:p>{"__v":0,"day":2,"dateTime":40800000,"duration":"8m","pitch":"3","competition":{"name":"U7", "section":"B", "group":"1"},"tag":"6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3];TRANSLATED_TEAM_NAMES;[.$E13]+1)" office:value-type="string" office:string-value="STBGFC Royals" calcext:value-type="string">
            <text:p>STBGFC Royals</text:p>
          </table:table-cell>
          <table:table-cell table:formula="of:=VLOOKUP([.G13];TRANSLATED_TEAM_NAMES;[.$E13]+1)">
            <text:p/>
          </table:table-cell>
          <table:table-cell table:style-name="ce78" table:formula="of:=IF(MOD([.C13]; NUM_PITCHES)=0;INDEX(PITCHES;1;NUM_PITCHES);INDEX(PITCHES;1;MOD([.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1&quot;},&quot;tag&quot;:&quot;6&quot;, &quot;homeTeam&quot;:&quot;STBGFC Royals&quot;, &quot;awayTeam&quot;:&quot;&quot;}" calcext:value-type="string">
            <text:p>{"__v":0,"day":2,"dateTime":40800000,"duration":"8m","pitch":"4","competition":{"name":"U7", "section":"B", "group":"1"},"tag":"6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>
            <text:p/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&quot;, &quot;awayTeam&quot;:&quot;&quot;}" calcext:value-type="string">
            <text:p>{"__v":0,"day":2,"dateTime":41400000,"duration":"8m","pitch":"3","competition":{"name":"U7", "section":"B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.F15];TRANSLATED_TEAM_NAMES;[.$E15]+1)" office:value-type="string" office:string-value="Hartley Wintney Eagles" calcext:value-type="string">
            <text:p>Hartley Wintney Eagles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1&quot;},&quot;tag&quot;:&quot;7&quot;, &quot;homeTeam&quot;:&quot;Hartley Wintney Eagles&quot;, &quot;awayTeam&quot;:&quot;&quot;}" calcext:value-type="string">
            <text:p>{"__v":0,"day":2,"dateTime":41400000,"duration":"8m","pitch":"4","competition":{"name":"U7", "section":"B", "group":"1"},"tag":"7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S4K Marvels" calcext:value-type="string">
            <text:p>S4K Marvels</text:p>
          </table:table-cell>
          <table:table-cell table:formula="of:=VLOOKUP([.G16];TRANSLATED_TEAM_NAMES;[.$E16]+1)" office:value-type="string" office:string-value="STBGFC Royals" calcext:value-type="string">
            <text:p>STBGFC Royals</text:p>
          </table:table-cell>
          <table:table-cell table:style-name="ce78" table:formula="of:=IF(MOD([.C16]; NUM_PITCHES)=0;INDEX(PITCHES;1;NUM_PITCHES);INDEX(PITCHES;1;MOD([.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1&quot;},&quot;tag&quot;:&quot;8&quot;, &quot;homeTeam&quot;:&quot;S4K Marvels&quot;, &quot;awayTeam&quot;:&quot;STBGFC Royals&quot;}" calcext:value-type="string">
            <text:p>{"__v":0,"day":2,"dateTime":42000000,"duration":"8m","pitch":"3","competition":{"name":"U7", "section":"B", "group":"1"},"tag":"8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STBGFC Rovers" calcext:value-type="string">
            <text:p>STBGFC Rovers</text:p>
          </table:table-cell>
          <table:table-cell table:style-name="ce78" table:formula="of:=IF(MOD([.C17]; NUM_PITCHES)=0;INDEX(PITCHES;1;NUM_PITCHES);INDEX(PITCHES;1;MOD([.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1&quot;},&quot;tag&quot;:&quot;8&quot;, &quot;homeTeam&quot;:&quot;&quot;, &quot;awayTeam&quot;:&quot;STBGFC Rovers&quot;}" calcext:value-type="string">
            <text:p>{"__v":0,"day":2,"dateTime":42000000,"duration":"8m","pitch":"4","competition":{"name":"U7", "section":"B", "group":"1"},"tag":"8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Bracknell Town Colts" calcext:value-type="string">
            <text:p>Bracknell Town Colts</text:p>
          </table:table-cell>
          <table:table-cell table:style-name="ce78" table:formula="of:=IF(MOD([.C18]; NUM_PITCHES)=0;INDEX(PITCHES;1;NUM_PITCHES);INDEX(PITCHES;1;MOD([.C1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&quot;, &quot;awayTeam&quot;:&quot;Bracknell Town Colts&quot;}" calcext:value-type="string">
            <text:p>{"__v":0,"day":2,"dateTime":42600000,"duration":"8m","pitch":"3","competition":{"name":"U7", "section":"B", "group":"1"},"tag":"9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STBGFC Royals" calcext:value-type="string">
            <text:p>STBGFC Royals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1&quot;},&quot;tag&quot;:&quot;9&quot;, &quot;homeTeam&quot;:&quot;STBGFC Royals&quot;, &quot;awayTeam&quot;:&quot;&quot;}" calcext:value-type="string">
            <text:p>{"__v":0,"day":2,"dateTime":42600000,"duration":"8m","pitch":"4","competition":{"name":"U7", "section":"B", "group":"1"},"tag":"9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S4K Marvels" calcext:value-type="string">
            <text:p>S4K Marvels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1&quot;},&quot;tag&quot;:&quot;10&quot;, &quot;homeTeam&quot;:&quot;S4K Marvels&quot;, &quot;awayTeam&quot;:&quot;&quot;}" calcext:value-type="string">
            <text:p>{"__v":0,"day":2,"dateTime":43200000,"duration":"8m","pitch":"3","competition":{"name":"U7", "section":"B", "group":"1"},"tag":"10", "homeTeam":"S4K Marvels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STBGFC Rovers" calcext:value-type="string">
            <text:p>STBGFC Rovers</text:p>
          </table:table-cell>
          <table:table-cell table:style-name="ce78" table:formula="of:=IF(MOD([.C21]; NUM_PITCHES)=0;INDEX(PITCHES;1;NUM_PITCHES);INDEX(PITCHES;1;MOD([.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1&quot;},&quot;tag&quot;:&quot;10&quot;, &quot;homeTeam&quot;:&quot;&quot;, &quot;awayTeam&quot;:&quot;STBGFC Rovers&quot;}" calcext:value-type="string">
            <text:p>{"__v":0,"day":2,"dateTime":43200000,"duration":"8m","pitch":"4","competition":{"name":"U7", "section":"B", "group":"1"},"tag":"10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Hartley Wintney Eagles" calcext:value-type="string">
            <text:p>Hartley Wintney Eagles</text:p>
          </table:table-cell>
          <table:table-cell table:style-name="ce78" table:formula="of:=IF(MOD([.C22]; NUM_PITCHES)=0;INDEX(PITCHES;1;NUM_PITCHES);INDEX(PITCHES;1;MOD([.C2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1&quot;},&quot;tag&quot;:&quot;11&quot;, &quot;homeTeam&quot;:&quot;&quot;, &quot;awayTeam&quot;:&quot;Hartley Wintney Eagles&quot;}" calcext:value-type="string">
            <text:p>{"__v":0,"day":2,"dateTime":43800000,"duration":"8m","pitch":"3","competition":{"name":"U7", "section":"B", "group":"1"},"tag":"11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Bracknell Town Colts" calcext:value-type="string">
            <text:p>Bracknell Town Colts</text:p>
          </table:table-cell>
          <table:table-cell table:style-name="ce78" table:formula="of:=IF(MOD([.C23]; NUM_PITCHES)=0;INDEX(PITCHES;1;NUM_PITCHES);INDEX(PITCHES;1;MOD([.C2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1&quot;},&quot;tag&quot;:&quot;11&quot;, &quot;homeTeam&quot;:&quot;&quot;, &quot;awayTeam&quot;:&quot;Bracknell Town Colts&quot;}" calcext:value-type="string">
            <text:p>{"__v":0,"day":2,"dateTime":43800000,"duration":"8m","pitch":"4","competition":{"name":"U7", "section":"B", "group":"1"},"tag":"11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F24];TRANSLATED_TEAM_NAMES;[.$E24]+1)" office:value-type="string" office:string-value="S4K Marvels" calcext:value-type="string">
            <text:p>S4K Marvels</text:p>
          </table:table-cell>
          <table:table-cell table:formula="of:=VLOOKUP([.G24];TRANSLATED_TEAM_NAMES;[.$E24]+1)">
            <text:p/>
          </table:table-cell>
          <table:table-cell table:style-name="ce78" table:formula="of:=IF(MOD([.C24]; NUM_PITCHES)=0;INDEX(PITCHES;1;NUM_PITCHES);INDEX(PITCHES;1;MOD([.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1&quot;},&quot;tag&quot;:&quot;12&quot;, &quot;homeTeam&quot;:&quot;S4K Marvels&quot;, &quot;awayTeam&quot;:&quot;&quot;}" calcext:value-type="string">
            <text:p>{"__v":0,"day":2,"dateTime":44400000,"duration":"8m","pitch":"3","competition":{"name":"U7", "section":"B", "group":"1"},"tag":"12", "homeTeam":"S4K Marvels", "awayTeam":"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STBGFC Rovers" calcext:value-type="string">
            <text:p>STBGFC Rovers</text:p>
          </table:table-cell>
          <table:table-cell table:formula="of:=VLOOKUP([.G25];TRANSLATED_TEAM_NAMES;[.$E25]+1)" office:value-type="string" office:string-value="STBGFC Royals" calcext:value-type="string">
            <text:p>STBGFC Royals</text:p>
          </table:table-cell>
          <table:table-cell table:style-name="ce78" table:formula="of:=IF(MOD([.C25]; NUM_PITCHES)=0;INDEX(PITCHES;1;NUM_PITCHES);INDEX(PITCHES;1;MOD([.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1&quot;},&quot;tag&quot;:&quot;12&quot;, &quot;homeTeam&quot;:&quot;STBGFC Rovers&quot;, &quot;awayTeam&quot;:&quot;STBGFC Royals&quot;}" calcext:value-type="string">
            <text:p>{"__v":0,"day":2,"dateTime":44400000,"duration":"8m","pitch":"4","competition":{"name":"U7", "section":"B", "group":"1"},"tag":"12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6];TRANSLATED_TEAM_NAMES;[.$E26]+1)" office:value-type="string" office:string-value="STBGFC Rovers" calcext:value-type="string">
            <text:p>STBGFC Rovers</text:p>
          </table:table-cell>
          <table:table-cell table:formula="of:=VLOOKUP([.G26];TRANSLATED_TEAM_NAMES;[.$E26]+1)" office:value-type="string" office:string-value="Bracknell Town Colts" calcext:value-type="string">
            <text:p>Bracknell Town Colts</text:p>
          </table:table-cell>
          <table:table-cell table:style-name="ce78" table:formula="of:=IF(MOD([.C26]; NUM_PITCHES)=0;INDEX(PITCHES;1;NUM_PITCHES);INDEX(PITCHES;1;MOD([.C2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, &quot;group&quot;:&quot;1&quot;},&quot;tag&quot;:&quot;13&quot;, &quot;homeTeam&quot;:&quot;STBGFC Rovers&quot;, &quot;awayTeam&quot;:&quot;Bracknell Town Colts&quot;}" calcext:value-type="string">
            <text:p>{"__v":0,"day":2,"dateTime":45000000,"duration":"8m","pitch":"3","competition":{"name":"U7", "section":"B", "group":"1"},"tag":"13", "homeTeam":"STBGFC Rovers", "awayTeam":"Bracknell Town Colts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7];TRANSLATED_TEAM_NAMES;[.$E27]+1)" office:value-type="string" office:string-value="STBGFC Royals" calcext:value-type="string">
            <text:p>STBGFC Royals</text:p>
          </table:table-cell>
          <table:table-cell table:formula="of:=VLOOKUP([.G27];TRANSLATED_TEAM_NAMES;[.$E27]+1)" office:value-type="string" office:string-value="Hartley Wintney Eagles" calcext:value-type="string">
            <text:p>Hartley Wintney Eagles</text:p>
          </table:table-cell>
          <table:table-cell table:style-name="ce78" table:formula="of:=IF(MOD([.C27]; NUM_PITCHES)=0;INDEX(PITCHES;1;NUM_PITCHES);INDEX(PITCHES;1;MOD([.C2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, &quot;group&quot;:&quot;1&quot;},&quot;tag&quot;:&quot;13&quot;, &quot;homeTeam&quot;:&quot;STBGFC Royals&quot;, &quot;awayTeam&quot;:&quot;Hartley Wintney Eagles&quot;}" calcext:value-type="string">
            <text:p>{"__v":0,"day":2,"dateTime":45000000,"duration":"8m","pitch":"4","competition":{"name":"U7", "section":"B", "group":"1"},"tag":"13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8];TRANSLATED_TEAM_NAMES;[.$E28]+1)" office:value-type="string" office:string-value="S4K Marvels" calcext:value-type="string">
            <text:p>S4K Marvels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, &quot;group&quot;:&quot;1&quot;},&quot;tag&quot;:&quot;14&quot;, &quot;homeTeam&quot;:&quot;S4K Marvels&quot;, &quot;awayTeam&quot;:&quot;&quot;}" calcext:value-type="string">
            <text:p>{"__v":0,"day":2,"dateTime":45600000,"duration":"8m","pitch":"3","competition":{"name":"U7", "section":"B", "group":"1"},"tag":"14", "homeTeam":"S4K Marvels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>
            <text:p/>
          </table:table-cell>
          <table:table-cell table:style-name="ce78" table:formula="of:=IF(MOD([.C29]; NUM_PITCHES)=0;INDEX(PITCHES;1;NUM_PITCHES);INDEX(PITCHES;1;MOD([.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, &quot;group&quot;:&quot;1&quot;},&quot;tag&quot;:&quot;14&quot;, &quot;homeTeam&quot;:&quot;&quot;, &quot;awayTeam&quot;:&quot;&quot;}" calcext:value-type="string">
            <text:p>{"__v":0,"day":2,"dateTime":45600000,"duration":"8m","pitch":"4","competition":{"name":"U7", "section":"B", "group":"1"},"tag":"14", "homeTeam":"", "awayTeam":""}</text:p>
          </table:table-cell>
          <table:table-cell table:number-columns-repeated="1013"/>
        </table:table-row>
        <table:table-row table:style-name="ro1">
          <table:table-cell table:formula="of:=IF([.J30]&gt;[.J29];[.A29];[.A29]+1)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46200000" calcext:value-type="float">
            <text:p>46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30];TRANSLATED_TEAM_NAMES;[.$E30]+1)" office:value-type="string" office:string-value="Bracknell Town Colts" calcext:value-type="string">
            <text:p>Bracknell Town Colts</text:p>
          </table:table-cell>
          <table:table-cell table:formula="of:=VLOOKUP([.G30];TRANSLATED_TEAM_NAMES;[.$E30]+1)" office:value-type="string" office:string-value="STBGFC Royals" calcext:value-type="string">
            <text:p>STBGFC Royals</text:p>
          </table:table-cell>
          <table:table-cell table:style-name="ce78" table:formula="of:=IF(MOD([.C30]; NUM_PITCHES)=0;INDEX(PITCHES;1;NUM_PITCHES);INDEX(PITCHES;1;MOD([.C3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B&quot;, &quot;group&quot;:&quot;1&quot;},&quot;tag&quot;:&quot;15&quot;, &quot;homeTeam&quot;:&quot;Bracknell Town Colts&quot;, &quot;awayTeam&quot;:&quot;STBGFC Royals&quot;}" calcext:value-type="string">
            <text:p>{"__v":0,"day":2,"dateTime":46200000,"duration":"8m","pitch":"3","competition":{"name":"U7", "section":"B", "group":"1"},"tag":"15", "homeTeam":"Bracknell Town Colts", "awayTeam":"STBGFC Royals"}</text:p>
          </table:table-cell>
          <table:table-cell table:number-columns-repeated="1013"/>
        </table:table-row>
        <table:table-row table:style-name="ro1">
          <table:table-cell table:formula="of:=IF([.J31]&gt;[.J30];[.A30];[.A30]+1)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31];TRANSLATED_TEAM_NAMES;[.$E31]+1)">
            <text:p/>
          </table:table-cell>
          <table:table-cell table:formula="of:=VLOOKUP([.G31];TRANSLATED_TEAM_NAMES;[.$E31]+1)" office:value-type="string" office:string-value="Hartley Wintney Eagles" calcext:value-type="string">
            <text:p>Hartley Wintney Eagles</text:p>
          </table:table-cell>
          <table:table-cell table:style-name="ce78" table:formula="of:=IF(MOD([.C31]; NUM_PITCHES)=0;INDEX(PITCHES;1;NUM_PITCHES);INDEX(PITCHES;1;MOD([.C3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B&quot;, &quot;group&quot;:&quot;1&quot;},&quot;tag&quot;:&quot;15&quot;, &quot;homeTeam&quot;:&quot;&quot;, &quot;awayTeam&quot;:&quot;Hartley Wintney Eagles&quot;}" calcext:value-type="string">
            <text:p>{"__v":0,"day":2,"dateTime":46200000,"duration":"8m","pitch":"4","competition":{"name":"U7", "section":"B", "group":"1"},"tag":"15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IF([.J32]&gt;[.J31];[.A31];[.A31]+1)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F32];TRANSLATED_TEAM_NAMES;[.$E32]+1)">
            <text:p/>
          </table:table-cell>
          <table:table-cell table:formula="of:=VLOOKUP([.G32];TRANSLATED_TEAM_NAMES;[.$E32]+1)">
            <text:p/>
          </table:table-cell>
          <table:table-cell table:style-name="ce78" table:formula="of:=IF(MOD([.C32]; NUM_PITCHES)=0;INDEX(PITCHES;1;NUM_PITCHES);INDEX(PITCHES;1;MOD([.C3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6800000,&quot;duration&quot;:&quot;8m&quot;,&quot;pitch&quot;:&quot;3&quot;,&quot;competition&quot;:{&quot;name&quot;:&quot;U7&quot;, &quot;section&quot;:&quot;B&quot;, &quot;group&quot;:&quot;1&quot;},&quot;tag&quot;:&quot;16&quot;, &quot;homeTeam&quot;:&quot;&quot;, &quot;awayTeam&quot;:&quot;&quot;}" calcext:value-type="string">
            <text:p>{"__v":0,"day":2,"dateTime":46800000,"duration":"8m","pitch":"3","competition":{"name":"U7", "section":"B", "group":"1"},"tag":"16", "homeTeam":"", "awayTeam":""}</text:p>
          </table:table-cell>
          <table:table-cell table:number-columns-repeated="1013"/>
        </table:table-row>
        <table:table-row table:style-name="ro1">
          <table:table-cell table:formula="of:=IF([.J33]&gt;[.J32];[.A32];[.A32]+1)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F33];TRANSLATED_TEAM_NAMES;[.$E33]+1)">
            <text:p/>
          </table:table-cell>
          <table:table-cell table:formula="of:=VLOOKUP([.G33];TRANSLATED_TEAM_NAMES;[.$E33]+1)" office:value-type="string" office:string-value="STBGFC Rovers" calcext:value-type="string">
            <text:p>STBGFC Rovers</text:p>
          </table:table-cell>
          <table:table-cell table:style-name="ce78" table:formula="of:=IF(MOD([.C33]; NUM_PITCHES)=0;INDEX(PITCHES;1;NUM_PITCHES);INDEX(PITCHES;1;MOD([.C3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6800000,&quot;duration&quot;:&quot;8m&quot;,&quot;pitch&quot;:&quot;4&quot;,&quot;competition&quot;:{&quot;name&quot;:&quot;U7&quot;, &quot;section&quot;:&quot;B&quot;, &quot;group&quot;:&quot;1&quot;},&quot;tag&quot;:&quot;16&quot;, &quot;homeTeam&quot;:&quot;&quot;, &quot;awayTeam&quot;:&quot;STBGFC Rovers&quot;}" calcext:value-type="string">
            <text:p>{"__v":0,"day":2,"dateTime":46800000,"duration":"8m","pitch":"4","competition":{"name":"U7", "section":"B", "group":"1"},"tag":"16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34]&gt;[.J33];[.A33];[.A33]+1)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47400000" calcext:value-type="float">
            <text:p>47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.F34];TRANSLATED_TEAM_NAMES;[.$E34]+1)" office:value-type="string" office:string-value="Bracknell Town Colts" calcext:value-type="string">
            <text:p>Bracknell Town Colts</text:p>
          </table:table-cell>
          <table:table-cell table:formula="of:=VLOOKUP([.G34];TRANSLATED_TEAM_NAMES;[.$E34]+1)">
            <text:p/>
          </table:table-cell>
          <table:table-cell table:style-name="ce78" table:formula="of:=IF(MOD([.C34]; NUM_PITCHES)=0;INDEX(PITCHES;1;NUM_PITCHES);INDEX(PITCHES;1;MOD([.C3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7400000,&quot;duration&quot;:&quot;8m&quot;,&quot;pitch&quot;:&quot;3&quot;,&quot;competition&quot;:{&quot;name&quot;:&quot;U7&quot;, &quot;section&quot;:&quot;B&quot;, &quot;group&quot;:&quot;1&quot;},&quot;tag&quot;:&quot;17&quot;, &quot;homeTeam&quot;:&quot;Bracknell Town Colts&quot;, &quot;awayTeam&quot;:&quot;&quot;}" calcext:value-type="string">
            <text:p>{"__v":0,"day":2,"dateTime":47400000,"duration":"8m","pitch":"3","competition":{"name":"U7", "section":"B", "group":"1"},"tag":"17", "homeTeam":"Bracknell Town Colts", "awayTeam":""}</text:p>
          </table:table-cell>
          <table:table-cell table:number-columns-repeated="1013"/>
        </table:table-row>
        <table:table-row table:style-name="ro1">
          <table:table-cell table:formula="of:=IF([.J35]&gt;[.J34];[.A34];[.A34]+1)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47400000" calcext:value-type="float">
            <text:p>47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35];TRANSLATED_TEAM_NAMES;[.$E35]+1)" office:value-type="string" office:string-value="Hartley Wintney Eagles" calcext:value-type="string">
            <text:p>Hartley Wintney Eagles</text:p>
          </table:table-cell>
          <table:table-cell table:formula="of:=VLOOKUP([.G35];TRANSLATED_TEAM_NAMES;[.$E35]+1)" office:value-type="string" office:string-value="S4K Marvels" calcext:value-type="string">
            <text:p>S4K Marvels</text:p>
          </table:table-cell>
          <table:table-cell table:style-name="ce78" table:formula="of:=IF(MOD([.C35]; NUM_PITCHES)=0;INDEX(PITCHES;1;NUM_PITCHES);INDEX(PITCHES;1;MOD([.C3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7400000,&quot;duration&quot;:&quot;8m&quot;,&quot;pitch&quot;:&quot;4&quot;,&quot;competition&quot;:{&quot;name&quot;:&quot;U7&quot;, &quot;section&quot;:&quot;B&quot;, &quot;group&quot;:&quot;1&quot;},&quot;tag&quot;:&quot;17&quot;, &quot;homeTeam&quot;:&quot;Hartley Wintney Eagles&quot;, &quot;awayTeam&quot;:&quot;S4K Marvels&quot;}" calcext:value-type="string">
            <text:p>{"__v":0,"day":2,"dateTime":47400000,"duration":"8m","pitch":"4","competition":{"name":"U7", "section":"B", "group":"1"},"tag":"17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IF([.J36]&gt;[.J35];[.A35];[.A35]+1)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36];TRANSLATED_TEAM_NAMES;[.$E36]+1)">
            <text:p/>
          </table:table-cell>
          <table:table-cell table:formula="of:=VLOOKUP([.G36];TRANSLATED_TEAM_NAMES;[.$E36]+1)">
            <text:p/>
          </table:table-cell>
          <table:table-cell table:style-name="ce78" table:formula="of:=IF(MOD([.C36]; NUM_PITCHES)=0;INDEX(PITCHES;1;NUM_PITCHES);INDEX(PITCHES;1;MOD([.C3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8000000,&quot;duration&quot;:&quot;8m&quot;,&quot;pitch&quot;:&quot;3&quot;,&quot;competition&quot;:{&quot;name&quot;:&quot;U7&quot;, &quot;section&quot;:&quot;B&quot;, &quot;group&quot;:&quot;1&quot;},&quot;tag&quot;:&quot;18&quot;, &quot;homeTeam&quot;:&quot;&quot;, &quot;awayTeam&quot;:&quot;&quot;}" calcext:value-type="string">
            <text:p>{"__v":0,"day":2,"dateTime":48000000,"duration":"8m","pitch":"3","competition":{"name":"U7", "section":"B", "group":"1"},"tag":"18", "homeTeam":"", "awayTeam":""}</text:p>
          </table:table-cell>
          <table:table-cell table:number-columns-repeated="1013"/>
        </table:table-row>
        <table:table-row table:style-name="ro1">
          <table:table-cell table:formula="of:=IF([.J37]&gt;[.J36];[.A36];[.A36]+1)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F37];TRANSLATED_TEAM_NAMES;[.$E37]+1)">
            <text:p/>
          </table:table-cell>
          <table:table-cell table:formula="of:=VLOOKUP([.G37];TRANSLATED_TEAM_NAMES;[.$E37]+1)" office:value-type="string" office:string-value="STBGFC Royals" calcext:value-type="string">
            <text:p>STBGFC Royals</text:p>
          </table:table-cell>
          <table:table-cell table:style-name="ce78" table:formula="of:=IF(MOD([.C37]; NUM_PITCHES)=0;INDEX(PITCHES;1;NUM_PITCHES);INDEX(PITCHES;1;MOD([.C3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8000000,&quot;duration&quot;:&quot;8m&quot;,&quot;pitch&quot;:&quot;4&quot;,&quot;competition&quot;:{&quot;name&quot;:&quot;U7&quot;, &quot;section&quot;:&quot;B&quot;, &quot;group&quot;:&quot;1&quot;},&quot;tag&quot;:&quot;18&quot;, &quot;homeTeam&quot;:&quot;&quot;, &quot;awayTeam&quot;:&quot;STBGFC Royals&quot;}" calcext:value-type="string">
            <text:p>{"__v":0,"day":2,"dateTime":48000000,"duration":"8m","pitch":"4","competition":{"name":"U7", "section":"B", "group":"1"},"tag":"18", "homeTeam":"", "awayTeam":"STBGFC Royals"}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No KO P=1-2,4" table:style-name="ta2">
        <office:forms form:automatic-focus="false" form:apply-design-mode="false"/>
        <table:table-column table:style-name="co4" table:default-cell-style-name="ce73"/>
        <table:table-column table:style-name="co6" table:default-cell-style-name="ce73"/>
        <table:table-column table:style-name="co6" table:default-cell-style-name="ce74"/>
        <table:table-column table:style-name="co18" table:default-cell-style-name="ce74"/>
        <table:table-column table:style-name="co6" table:default-cell-style-name="ce74"/>
        <table:table-column table:style-name="co19" table:number-columns-repeated="2" table:default-cell-style-name="ce88"/>
        <table:table-column table:style-name="co20" table:default-cell-style-name="ce74"/>
        <table:table-column table:style-name="co20" table:default-cell-style-name="ce88"/>
        <table:table-column table:style-name="co21" table:default-cell-style-name="ce73"/>
        <table:table-column table:style-name="co11" table:default-cell-style-name="ce80"/>
        <table:table-column table:style-name="co3" table:number-columns-repeated="1012" table:default-cell-style-name="ce91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2];TRANSLATED_TEAM_NAMES;[.$E2]+1)" office:value-type="string" office:string-value="Bracknell Town Colts" calcext:value-type="string">
            <text:p>Bracknell Town Colts</text:p>
          </table:table-cell>
          <table:table-cell table:formula="of:=VLOOKUP([.$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number-columns-repeated="1012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3];TRANSLATED_TEAM_NAMES;[.$E3]+1)" office:value-type="string" office:string-value="S4K Marvels" calcext:value-type="string">
            <text:p>S4K Marvels</text:p>
          </table:table-cell>
          <table:table-cell table:formula="of:=VLOOKUP([.$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4","competition":{"name":"U7", "section":"B", "group":"1"},"tag":"1", "homeTeam":"S4K Marvels", "awayTeam":"STBGFC Rovers"}</text:p>
          </table:table-cell>
          <table:table-cell table:number-columns-repeated="1012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4];TRANSLATED_TEAM_NAMES;[.$E4]+1)" office:value-type="string" office:string-value="S4K Tigers" calcext:value-type="string">
            <text:p>S4K Tigers</text:p>
          </table:table-cell>
          <table:table-cell table:formula="of:=VLOOKUP([.$G4];TRANSLATED_TEAM_NAMES;[.$E4]+1)" office:value-type="string" office:string-value="Ascot United Saints" calcext:value-type="string">
            <text:p>Ascot United Saint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2&quot;},&quot;tag&quot;:&quot;2&quot;, &quot;homeTeam&quot;:&quot;S4K Tigers&quot;, &quot;awayTeam&quot;:&quot;Ascot United Saints&quot;}" calcext:value-type="string">
            <text:p>{"__v":0,"day":2,"dateTime":38400000,"duration":"8m","pitch":"3","competition":{"name":"U7", "section":"B", "group":"2"},"tag":"2", "homeTeam":"S4K Tigers", "awayTeam":"Ascot United Saints"}</text:p>
          </table:table-cell>
          <table:table-cell table:number-columns-repeated="1012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5];TRANSLATED_TEAM_NAMES;[.$E5]+1)" office:value-type="string" office:string-value="Chineham Tigers - Black" calcext:value-type="string">
            <text:p>Chineham Tigers - Black</text:p>
          </table:table-cell>
          <table:table-cell table:formula="of:=VLOOKUP([.$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2&quot;},&quot;tag&quot;:&quot;2&quot;, &quot;homeTeam&quot;:&quot;Chineham Tigers - Black&quot;, &quot;awayTeam&quot;:&quot;STBGFC Rangers&quot;}" calcext:value-type="string">
            <text:p>{"__v":0,"day":2,"dateTime":38400000,"duration":"8m","pitch":"4","competition":{"name":"U7", "section":"B", "group":"2"},"tag":"2", "homeTeam":"Chineham Tigers - Black", "awayTeam":"STBGFC Rangers"}</text:p>
          </table:table-cell>
          <table:table-cell table:number-columns-repeated="1012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6];TRANSLATED_TEAM_NAMES;[.$E6]+1)" office:value-type="string" office:string-value="STBGFC Rovers" calcext:value-type="string">
            <text:p>STBGFC Rovers</text:p>
          </table:table-cell>
          <table:table-cell table:formula="of:=VLOOKUP([.$G6];TRANSLATED_TEAM_NAMES;[.$E6]+1)" office:value-type="string" office:string-value="Bracknell Town Colts" calcext:value-type="string">
            <text:p>Bracknell Town Colts</text:p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STBGFC Rovers&quot;, &quot;awayTeam&quot;:&quot;Bracknell Town Colts&quot;}" calcext:value-type="string">
            <text:p>{"__v":0,"day":2,"dateTime":39000000,"duration":"8m","pitch":"3","competition":{"name":"U7", "section":"B", "group":"1"},"tag":"3", "homeTeam":"STBGFC Rovers", "awayTeam":"Bracknell Town Colts"}</text:p>
          </table:table-cell>
          <table:table-cell table:number-columns-repeated="1012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7];TRANSLATED_TEAM_NAMES;[.$E7]+1)" office:value-type="string" office:string-value="Hartley Wintney Eagles" calcext:value-type="string">
            <text:p>Hartley Wintney Eagles</text:p>
          </table:table-cell>
          <table:table-cell table:formula="of:=VLOOKUP([.$G7];TRANSLATED_TEAM_NAMES;[.$E7]+1)" office:value-type="string" office:string-value="S4K Marvels" calcext:value-type="string">
            <text:p>S4K Marvels</text:p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Hartley Wintney Eagles&quot;, &quot;awayTeam&quot;:&quot;S4K Marvels&quot;}" calcext:value-type="string">
            <text:p>{"__v":0,"day":2,"dateTime":39000000,"duration":"8m","pitch":"4","competition":{"name":"U7", "section":"B", "group":"1"},"tag":"3", "homeTeam":"Hartley Wintney Eagles", "awayTeam":"S4K Marvels"}</text:p>
          </table:table-cell>
          <table:table-cell table:number-columns-repeated="1012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8];TRANSLATED_TEAM_NAMES;[.$E8]+1)" office:value-type="string" office:string-value="Ascot United Saints" calcext:value-type="string">
            <text:p>Ascot United Saints</text:p>
          </table:table-cell>
          <table:table-cell table:formula="of:=VLOOKUP([.$G8];TRANSLATED_TEAM_NAMES;[.$E8]+1)" office:value-type="string" office:string-value="Chineham Tigers - Black" calcext:value-type="string">
            <text:p>Chineham Tigers - Black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2&quot;},&quot;tag&quot;:&quot;4&quot;, &quot;homeTeam&quot;:&quot;Ascot United Saints&quot;, &quot;awayTeam&quot;:&quot;Chineham Tigers - Black&quot;}" calcext:value-type="string">
            <text:p>{"__v":0,"day":2,"dateTime":39600000,"duration":"8m","pitch":"3","competition":{"name":"U7", "section":"B", "group":"2"},"tag":"4", "homeTeam":"Ascot United Saints", "awayTeam":"Chineham Tigers - Black"}</text:p>
          </table:table-cell>
          <table:table-cell table:number-columns-repeated="1012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9];TRANSLATED_TEAM_NAMES;[.$E9]+1)" office:value-type="string" office:string-value="S4K Tigers" calcext:value-type="string">
            <text:p>S4K Tigers</text:p>
          </table:table-cell>
          <table:table-cell table:formula="of:=VLOOKUP([.$G9];TRANSLATED_TEAM_NAMES;[.$E9]+1)" office:value-type="string" office:string-value="STBGFC Rangers" calcext:value-type="string">
            <text:p>STBGFC Ranger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2&quot;},&quot;tag&quot;:&quot;4&quot;, &quot;homeTeam&quot;:&quot;S4K Tigers&quot;, &quot;awayTeam&quot;:&quot;STBGFC Rangers&quot;}" calcext:value-type="string">
            <text:p>{"__v":0,"day":2,"dateTime":39600000,"duration":"8m","pitch":"4","competition":{"name":"U7", "section":"B", "group":"2"},"tag":"4", "homeTeam":"S4K Tigers", "awayTeam":"STBGFC Rangers"}</text:p>
          </table:table-cell>
          <table:table-cell table:number-columns-repeated="1012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0];TRANSLATED_TEAM_NAMES;[.$E10]+1)" office:value-type="string" office:string-value="S4K Marvels" calcext:value-type="string">
            <text:p>S4K Marvels</text:p>
          </table:table-cell>
          <table:table-cell table:formula="of:=VLOOKUP([.$G10];TRANSLATED_TEAM_NAMES;[.$E10]+1)" office:value-type="string" office:string-value="Bracknell Town Colts" calcext:value-type="string">
            <text:p>Bracknell Town Colt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S4K Marvels&quot;, &quot;awayTeam&quot;:&quot;Bracknell Town Colts&quot;}" calcext:value-type="string">
            <text:p>{"__v":0,"day":2,"dateTime":40200000,"duration":"8m","pitch":"3","competition":{"name":"U7", "section":"B", "group":"1"},"tag":"5", "homeTeam":"S4K Marvels", "awayTeam":"Bracknell Town Colts"}</text:p>
          </table:table-cell>
          <table:table-cell table:number-columns-repeated="1012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11];TRANSLATED_TEAM_NAMES;[.$E11]+1)" office:value-type="string" office:string-value="Hartley Wintney Eagles" calcext:value-type="string">
            <text:p>Hartley Wintney Eagles</text:p>
          </table:table-cell>
          <table:table-cell table:formula="of:=VLOOKUP([.$G11];TRANSLATED_TEAM_NAMES;[.$E11]+1)" office:value-type="string" office:string-value="STBGFC Rovers" calcext:value-type="string">
            <text:p>STBGFC Rovers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Hartley Wintney Eagles&quot;, &quot;awayTeam&quot;:&quot;STBGFC Rovers&quot;}" calcext:value-type="string">
            <text:p>{"__v":0,"day":2,"dateTime":40200000,"duration":"8m","pitch":"4","competition":{"name":"U7", "section":"B", "group":"1"},"tag":"5", "homeTeam":"Hartley Wintney Eagles", "awayTeam":"STBGFC Rovers"}</text:p>
          </table:table-cell>
          <table:table-cell table:number-columns-repeated="1012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2];TRANSLATED_TEAM_NAMES;[.$E12]+1)" office:value-type="string" office:string-value="STBGFC Rangers" calcext:value-type="string">
            <text:p>STBGFC Rangers</text:p>
          </table:table-cell>
          <table:table-cell table:formula="of:=VLOOKUP([.$G12];TRANSLATED_TEAM_NAMES;[.$E12]+1)" office:value-type="string" office:string-value="Ascot United Saints" calcext:value-type="string">
            <text:p>Ascot United Saint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2&quot;},&quot;tag&quot;:&quot;6&quot;, &quot;homeTeam&quot;:&quot;STBGFC Rangers&quot;, &quot;awayTeam&quot;:&quot;Ascot United Saints&quot;}" calcext:value-type="string">
            <text:p>{"__v":0,"day":2,"dateTime":40800000,"duration":"8m","pitch":"3","competition":{"name":"U7", "section":"B", "group":"2"},"tag":"6", "homeTeam":"STBGFC Rangers", "awayTeam":"Ascot United Saints"}</text:p>
          </table:table-cell>
          <table:table-cell table:number-columns-repeated="1012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13];TRANSLATED_TEAM_NAMES;[.$E13]+1)" office:value-type="string" office:string-value="Chineham Tigers - Black" calcext:value-type="string">
            <text:p>Chineham Tigers - Black</text:p>
          </table:table-cell>
          <table:table-cell table:formula="of:=VLOOKUP([.$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2&quot;},&quot;tag&quot;:&quot;6&quot;, &quot;homeTeam&quot;:&quot;Chineham Tigers - Black&quot;, &quot;awayTeam&quot;:&quot;S4K Tigers&quot;}" calcext:value-type="string">
            <text:p>{"__v":0,"day":2,"dateTime":40800000,"duration":"8m","pitch":"4","competition":{"name":"U7", "section":"B", "group":"2"},"tag":"6", "homeTeam":"Chineham Tigers - Black", "awayTeam":"S4K Tigers"}</text:p>
          </table:table-cell>
          <table:table-cell table:number-columns-repeated="1012"/>
        </table:table-row>
        <table:table-row table:style-name="ro2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table:style-name="ce73"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Champions League&quot;, &quot;group&quot;:&quot;1&quot;},&quot;tag&quot;:&quot;7&quot;, &quot;homeTeam&quot;:&quot;Winner Group 1&quot;, &quot;awayTeam&quot;:&quot;2nd Group 2&quot;}" calcext:value-type="string">
            <text:p>{"__v":0,"day":2,"dateTime":42000000,"duration":"8m","pitch":"3","competition":{"name":"U7", "section":"Champions League", "group":"1"},"tag":"7", "homeTeam":"Winner Group 1", "awayTeam":"2nd Group 2"}</text:p>
          </table:table-cell>
          <table:table-cell table:number-columns-repeated="1012"/>
        </table:table-row>
        <table:table-row table:style-name="ro2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table:style-name="ce73"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Champions League&quot;, &quot;group&quot;:&quot;1&quot;},&quot;tag&quot;:&quot;7&quot;, &quot;homeTeam&quot;:&quot;Winner Group 2&quot;, &quot;awayTeam&quot;:&quot;2nd Group 1&quot;}" calcext:value-type="string">
            <text:p>{"__v":0,"day":2,"dateTime":42000000,"duration":"8m","pitch":"4","competition":{"name":"U7", "section":"Champions League", "group":"1"},"tag":"7", "homeTeam":"Winner Group 2", "awayTeam":"2nd Group 1"}</text:p>
          </table:table-cell>
          <table:table-cell table:number-columns-repeated="1012"/>
        </table:table-row>
        <table:table-row table:style-name="ro2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table:style-name="ce73"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Europa League&quot;, &quot;group&quot;:&quot;1&quot;},&quot;tag&quot;:&quot;8&quot;, &quot;homeTeam&quot;:&quot;3rd Group 1&quot;, &quot;awayTeam&quot;:&quot;4th Group 2&quot;}" calcext:value-type="string">
            <text:p>{"__v":0,"day":2,"dateTime":42600000,"duration":"8m","pitch":"3","competition":{"name":"U7", "section":"Europa League", "group":"1"},"tag":"8", "homeTeam":"3rd Group 1", "awayTeam":"4th Group 2"}</text:p>
          </table:table-cell>
          <table:table-cell table:number-columns-repeated="1012"/>
        </table:table-row>
        <table:table-row table:style-name="ro2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table:style-name="ce73"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Europa League&quot;, &quot;group&quot;:&quot;1&quot;},&quot;tag&quot;:&quot;8&quot;, &quot;homeTeam&quot;:&quot;3rd Group 2&quot;, &quot;awayTeam&quot;:&quot;4th Group 1&quot;}" calcext:value-type="string">
            <text:p>{"__v":0,"day":2,"dateTime":42600000,"duration":"8m","pitch":"4","competition":{"name":"U7", "section":"Europa League", "group":"1"},"tag":"8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table:style-name="ce73"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Champions League&quot;, &quot;group&quot;:&quot;1&quot;},&quot;tag&quot;:&quot;9&quot;, &quot;homeTeam&quot;:&quot;Winner Group 2&quot;, &quot;awayTeam&quot;:&quot;Winner Group 1&quot;}" calcext:value-type="string">
            <text:p>{"__v":0,"day":2,"dateTime":43200000,"duration":"8m","pitch":"3","competition":{"name":"U7", "section":"Champions League", "group":"1"},"tag":"9", "homeTeam":"Winner Group 2", "awayTeam":"Winner Group 1"}</text:p>
          </table:table-cell>
          <table:table-cell table:number-columns-repeated="1012"/>
        </table:table-row>
        <table:table-row table:style-name="ro2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table:style-name="ce73"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Champions League&quot;, &quot;group&quot;:&quot;1&quot;},&quot;tag&quot;:&quot;9&quot;, &quot;homeTeam&quot;:&quot;2nd Group 2&quot;, &quot;awayTeam&quot;:&quot;2nd Group 1&quot;}" calcext:value-type="string">
            <text:p>{"__v":0,"day":2,"dateTime":43200000,"duration":"8m","pitch":"4","competition":{"name":"U7", "section":"Champions League", "group":"1"},"tag":"9", "homeTeam":"2nd Group 2", "awayTeam":"2nd Group 1"}</text:p>
          </table:table-cell>
          <table:table-cell table:number-columns-repeated="1012"/>
        </table:table-row>
        <table:table-row table:style-name="ro2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table:style-name="ce73"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Europa League&quot;, &quot;group&quot;:&quot;1&quot;},&quot;tag&quot;:&quot;10&quot;, &quot;homeTeam&quot;:&quot;3rd Group 2&quot;, &quot;awayTeam&quot;:&quot;3rd Group 1&quot;}" calcext:value-type="string">
            <text:p>{"__v":0,"day":2,"dateTime":43800000,"duration":"8m","pitch":"3","competition":{"name":"U7", "section":"Europa League", "group":"1"},"tag":"10", "homeTeam":"3rd Group 2", "awayTeam":"3rd Group 1"}</text:p>
          </table:table-cell>
          <table:table-cell table:number-columns-repeated="1012"/>
        </table:table-row>
        <table:table-row table:style-name="ro2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table:style-name="ce73"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Europa League&quot;, &quot;group&quot;:&quot;1&quot;},&quot;tag&quot;:&quot;10&quot;, &quot;homeTeam&quot;:&quot;4th Group 2&quot;, &quot;awayTeam&quot;:&quot;4th Group 1&quot;}" calcext:value-type="string">
            <text:p>{"__v":0,"day":2,"dateTime":43800000,"duration":"8m","pitch":"4","competition":{"name":"U7", "section":"Europa League", "group":"1"},"tag":"10", "homeTeam":"4th Group 2", "awayTeam":"4th Group 1"}</text:p>
          </table:table-cell>
          <table:table-cell table:number-columns-repeated="1012"/>
        </table:table-row>
        <table:table-row table:style-name="ro2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table:style-name="ce73"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Champions League&quot;, &quot;group&quot;:&quot;1&quot;},&quot;tag&quot;:&quot;11&quot;, &quot;homeTeam&quot;:&quot;2nd Group 1&quot;, &quot;awayTeam&quot;:&quot;Winner Group 1&quot;}" calcext:value-type="string">
            <text:p>{"__v":0,"day":2,"dateTime":44400000,"duration":"8m","pitch":"3","competition":{"name":"U7", "section":"Champions League", "group":"1"},"tag":"11", "homeTeam":"2nd Group 1", "awayTeam":"Winner Group 1"}</text:p>
          </table:table-cell>
          <table:table-cell table:number-columns-repeated="1012"/>
        </table:table-row>
        <table:table-row table:style-name="ro2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table:style-name="ce73"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Champions League&quot;, &quot;group&quot;:&quot;1&quot;},&quot;tag&quot;:&quot;11&quot;, &quot;homeTeam&quot;:&quot;2nd Group 2&quot;, &quot;awayTeam&quot;:&quot;Winner Group 2&quot;}" calcext:value-type="string">
            <text:p>{"__v":0,"day":2,"dateTime":44400000,"duration":"8m","pitch":"4","competition":{"name":"U7", "section":"Champions League", "group":"1"},"tag":"11", "homeTeam":"2nd Group 2", "awayTeam":"Winner Group 2"}</text:p>
          </table:table-cell>
          <table:table-cell table:number-columns-repeated="1012"/>
        </table:table-row>
        <table:table-row table:style-name="ro2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table:style-name="ce73"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Europa League&quot;, &quot;group&quot;:&quot;1&quot;},&quot;tag&quot;:&quot;12&quot;, &quot;homeTeam&quot;:&quot;4th Group 1&quot;, &quot;awayTeam&quot;:&quot;3rd Group 1&quot;}" calcext:value-type="string">
            <text:p>{"__v":0,"day":2,"dateTime":45000000,"duration":"8m","pitch":"3","competition":{"name":"U7", "section":"Europa League", "group":"1"},"tag":"12", "homeTeam":"4th Group 1", "awayTeam":"3rd Group 1"}</text:p>
          </table:table-cell>
          <table:table-cell table:number-columns-repeated="1012"/>
        </table:table-row>
        <table:table-row table:style-name="ro2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table:style-name="ce73"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Europa League&quot;, &quot;group&quot;:&quot;1&quot;},&quot;tag&quot;:&quot;12&quot;, &quot;homeTeam&quot;:&quot;4th Group 2&quot;, &quot;awayTeam&quot;:&quot;3rd Group 2&quot;}" calcext:value-type="string">
            <text:p>{"__v":0,"day":2,"dateTime":45000000,"duration":"8m","pitch":"4","competition":{"name":"U7", "section":"Europa League", "group":"1"},"tag":"12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5"/>
          <table:table-cell table:style-name="ce73" table:number-columns-repeated="2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76"/>
          <table:table-cell table:style-name="ce77"/>
          <table:table-cell table:number-columns-repeated="1014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x 5 KO P=2,4" table:style-name="ta2" table:print="false">
        <office:forms form:automatic-focus="false" form:apply-design-mode="false"/>
        <table:table-column table:style-name="co4" table:default-cell-style-name="ce73"/>
        <table:table-column table:style-name="co22" table:default-cell-style-name="ce73"/>
        <table:table-column table:style-name="co6" table:default-cell-style-name="ce74"/>
        <table:table-column table:style-name="co12" table:default-cell-style-name="ce74"/>
        <table:table-column table:style-name="co1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19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Bracknell Town Colts" calcext:value-type="string">
            <text:p>Bracknell Town Colts</text:p>
          </table:table-cell>
          <table:table-cell table:formula="of:=VLOOKUP([.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Ascot United Saints" calcext:value-type="string">
            <text:p>Ascot United Saints</text:p>
          </table:table-cell>
          <table:table-cell table:formula="of:=VLOOKUP([.G3];TRANSLATED_TEAM_NAMES;[.$E3]+1)" office:value-type="string" office:string-value="Chineham Tigers - Black" calcext:value-type="string">
            <text:p>Chineham Tigers - Black</text:p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2&quot;},&quot;tag&quot;:&quot;1&quot;, &quot;homeTeam&quot;:&quot;Ascot United Saints&quot;, &quot;awayTeam&quot;:&quot;Chineham Tigers - Black&quot;}" calcext:value-type="string">
            <text:p>{"__v":0,"day":2,"dateTime":37800000,"duration":"8m","pitch":"4","competition":{"name":"U7", "section":"B", "group":"2"},"tag":"1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4];TRANSLATED_TEAM_NAMES;[.$E4]+1)" office:value-type="string" office:string-value="S4K Marvels" calcext:value-type="string">
            <text:p>S4K Marvels</text:p>
          </table:table-cell>
          <table:table-cell table:formula="of:=VLOOKUP([.G4];TRANSLATED_TEAM_NAMES;[.$E4]+1)" office:value-type="string" office:string-value="STBGFC Rovers" calcext:value-type="string">
            <text:p>STBGFC Rover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1&quot;},&quot;tag&quot;:&quot;2&quot;, &quot;homeTeam&quot;:&quot;S4K Marvels&quot;, &quot;awayTeam&quot;:&quot;STBGFC Rovers&quot;}" calcext:value-type="string">
            <text:p>{"__v":0,"day":2,"dateTime":38400000,"duration":"8m","pitch":"3","competition":{"name":"U7", "section":"B", "group":"1"},"tag":"2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S4K Tigers" calcext:value-type="string">
            <text:p>S4K Tigers</text:p>
          </table:table-cell>
          <table:table-cell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2&quot;},&quot;tag&quot;:&quot;2&quot;, &quot;homeTeam&quot;:&quot;S4K Tigers&quot;, &quot;awayTeam&quot;:&quot;STBGFC Rangers&quot;}" calcext:value-type="string">
            <text:p>{"__v":0,"day":2,"dateTime":38400000,"duration":"8m","pitch":"4","competition":{"name":"U7", "section":"B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table:style-name="ce73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 office:value-type="string" office:string-value="STBGFC Royals" calcext:value-type="string">
            <text:p>STBGFC Royals</text:p>
          </table:table-cell>
          <table:table-cell table:formula="of:=VLOOKUP([.G6];TRANSLATED_TEAM_NAMES;[.$E6]+1)" office:value-type="string" office:string-value="Bracknell Town Colts" calcext:value-type="string">
            <text:p>Bracknell Town Colts</text:p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STBGFC Royals&quot;, &quot;awayTeam&quot;:&quot;Bracknell Town Colts&quot;}" calcext:value-type="string">
            <text:p>{"__v":0,"day":2,"dateTime":39000000,"duration":"8m","pitch":"3","competition":{"name":"U7", "section":"B", "group":"1"},"tag":"3", "homeTeam":"STBGFC Royals", "awayTeam":"Bracknell Town Colt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7];TRANSLATED_TEAM_NAMES;[.$E7]+1)" office:value-type="string" office:string-value="STBGFC United" calcext:value-type="string">
            <text:p>STBGFC United</text:p>
          </table:table-cell>
          <table:table-cell table:formula="of:=VLOOKUP([.G7];TRANSLATED_TEAM_NAMES;[.$E7]+1)" office:value-type="string" office:string-value="Ascot United Saints" calcext:value-type="string">
            <text:p>Ascot United Saints</text:p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2&quot;},&quot;tag&quot;:&quot;3&quot;, &quot;homeTeam&quot;:&quot;STBGFC United&quot;, &quot;awayTeam&quot;:&quot;Ascot United Saints&quot;}" calcext:value-type="string">
            <text:p>{"__v":0,"day":2,"dateTime":39000000,"duration":"8m","pitch":"4","competition":{"name":"U7", "section":"B", "group":"2"},"tag":"3", "homeTeam":"STBGFC United", "awayTeam":"Ascot United Saint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 office:value-type="string" office:string-value="Hartley Wintney Eagles" calcext:value-type="string">
            <text:p>Hartley Wintney Eagles</text:p>
          </table:table-cell>
          <table:table-cell table:formula="of:=VLOOKUP([.G8];TRANSLATED_TEAM_NAMES;[.$E8]+1)" office:value-type="string" office:string-value="S4K Marvels" calcext:value-type="string">
            <text:p>S4K Marvel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1&quot;},&quot;tag&quot;:&quot;4&quot;, &quot;homeTeam&quot;:&quot;Hartley Wintney Eagles&quot;, &quot;awayTeam&quot;:&quot;S4K Marvels&quot;}" calcext:value-type="string">
            <text:p>{"__v":0,"day":2,"dateTime":39600000,"duration":"8m","pitch":"3","competition":{"name":"U7", "section":"B", "group":"1"},"tag":"4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600000" calcext:value-type="float">
            <text:p>39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9];TRANSLATED_TEAM_NAMES;[.$E9]+1)" office:value-type="string" office:string-value="Chineham Tigers - Black" calcext:value-type="string">
            <text:p>Chineham Tigers - Black</text:p>
          </table:table-cell>
          <table:table-cell table:formula="of:=VLOOKUP([.G9];TRANSLATED_TEAM_NAMES;[.$E9]+1)" office:value-type="string" office:string-value="S4K Tigers" calcext:value-type="string">
            <text:p>S4K Tiger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2&quot;},&quot;tag&quot;:&quot;4&quot;, &quot;homeTeam&quot;:&quot;Chineham Tigers - Black&quot;, &quot;awayTeam&quot;:&quot;S4K Tigers&quot;}" calcext:value-type="string">
            <text:p>{"__v":0,"day":2,"dateTime":39600000,"duration":"8m","pitch":"4","competition":{"name":"U7", "section":"B", "group":"2"},"tag":"4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table:style-name="ce73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 office:value-type="string" office:string-value="STBGFC Rovers" calcext:value-type="string">
            <text:p>STBGFC Rovers</text:p>
          </table:table-cell>
          <table:table-cell table:formula="of:=VLOOKUP([.G10];TRANSLATED_TEAM_NAMES;[.$E10]+1)" office:value-type="string" office:string-value="STBGFC Royals" calcext:value-type="string">
            <text:p>STBGFC Royal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STBGFC Rovers&quot;, &quot;awayTeam&quot;:&quot;STBGFC Royals&quot;}" calcext:value-type="string">
            <text:p>{"__v":0,"day":2,"dateTime":40200000,"duration":"8m","pitch":"3","competition":{"name":"U7", "section":"B", "group":"1"},"tag":"5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table:style-name="ce73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200000" calcext:value-type="float">
            <text:p>40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1];TRANSLATED_TEAM_NAMES;[.$E11]+1)" office:value-type="string" office:string-value="STBGFC Rangers" calcext:value-type="string">
            <text:p>STBGFC Rangers</text:p>
          </table:table-cell>
          <table:table-cell table:formula="of:=VLOOKUP([.G11];TRANSLATED_TEAM_NAMES;[.$E11]+1)" office:value-type="string" office:string-value="STBGFC United" calcext:value-type="string">
            <text:p>STBGFC United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2&quot;},&quot;tag&quot;:&quot;5&quot;, &quot;homeTeam&quot;:&quot;STBGFC Rangers&quot;, &quot;awayTeam&quot;:&quot;STBGFC United&quot;}" calcext:value-type="string">
            <text:p>{"__v":0,"day":2,"dateTime":40200000,"duration":"8m","pitch":"4","competition":{"name":"U7", "section":"B", "group":"2"},"tag":"5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table:style-name="ce73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00000" calcext:value-type="float">
            <text:p>40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 office:value-type="string" office:string-value="Bracknell Town Colts" calcext:value-type="string">
            <text:p>Bracknell Town Colts</text:p>
          </table:table-cell>
          <table:table-cell table:formula="of:=VLOOKUP([.G12];TRANSLATED_TEAM_NAMES;[.$E12]+1)" office:value-type="string" office:string-value="S4K Marvels" calcext:value-type="string">
            <text:p>S4K Marvel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1&quot;},&quot;tag&quot;:&quot;6&quot;, &quot;homeTeam&quot;:&quot;Bracknell Town Colts&quot;, &quot;awayTeam&quot;:&quot;S4K Marvels&quot;}" calcext:value-type="string">
            <text:p>{"__v":0,"day":2,"dateTime":40800000,"duration":"8m","pitch":"3","competition":{"name":"U7", "section":"B", "group":"1"},"tag":"6", "homeTeam":"Bracknell Town Colts", "awayTeam":"S4K Marvel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Ascot United Saints" calcext:value-type="string">
            <text:p>Ascot United Saints</text:p>
          </table:table-cell>
          <table:table-cell table:formula="of:=VLOOKUP([.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2&quot;},&quot;tag&quot;:&quot;6&quot;, &quot;homeTeam&quot;:&quot;Ascot United Saints&quot;, &quot;awayTeam&quot;:&quot;S4K Tigers&quot;}" calcext:value-type="string">
            <text:p>{"__v":0,"day":2,"dateTime":40800000,"duration":"8m","pitch":"4","competition":{"name":"U7", "section":"B", "group":"2"},"tag":"6", "homeTeam":"Ascot United Saints", "awayTeam":"S4K Tig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table:style-name="ce73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4];TRANSLATED_TEAM_NAMES;[.$E14]+1)" office:value-type="string" office:string-value="Hartley Wintney Eagles" calcext:value-type="string">
            <text:p>Hartley Wintney Eagles</text:p>
          </table:table-cell>
          <table:table-cell table:formula="of:=VLOOKUP([.G14];TRANSLATED_TEAM_NAMES;[.$E14]+1)" office:value-type="string" office:string-value="STBGFC Rovers" calcext:value-type="string">
            <text:p>STBGFC Rovers</text:p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Hartley Wintney Eagles&quot;, &quot;awayTeam&quot;:&quot;STBGFC Rovers&quot;}" calcext:value-type="string">
            <text:p>{"__v":0,"day":2,"dateTime":41400000,"duration":"8m","pitch":"3","competition":{"name":"U7", "section":"B", "group":"1"},"tag":"7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table:style-name="ce73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400000" calcext:value-type="float">
            <text:p>41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 office:value-type="string" office:string-value="Chineham Tigers - Black" calcext:value-type="string">
            <text:p>Chineham Tigers - Black</text:p>
          </table:table-cell>
          <table:table-cell table:formula="of:=VLOOKUP([.G15];TRANSLATED_TEAM_NAMES;[.$E15]+1)" office:value-type="string" office:string-value="STBGFC Rangers" calcext:value-type="string">
            <text:p>STBGFC Rangers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2&quot;},&quot;tag&quot;:&quot;7&quot;, &quot;homeTeam&quot;:&quot;Chineham Tigers - Black&quot;, &quot;awayTeam&quot;:&quot;STBGFC Rangers&quot;}" calcext:value-type="string">
            <text:p>{"__v":0,"day":2,"dateTime":41400000,"duration":"8m","pitch":"4","competition":{"name":"U7", "section":"B", "group":"2"},"tag":"7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table:style-name="ce73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S4K Marvels" calcext:value-type="string">
            <text:p>S4K Marvels</text:p>
          </table:table-cell>
          <table:table-cell table:formula="of:=VLOOKUP([.G16];TRANSLATED_TEAM_NAMES;[.$E16]+1)" office:value-type="string" office:string-value="STBGFC Royals" calcext:value-type="string">
            <text:p>STBGFC Royals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1&quot;},&quot;tag&quot;:&quot;8&quot;, &quot;homeTeam&quot;:&quot;S4K Marvels&quot;, &quot;awayTeam&quot;:&quot;STBGFC Royals&quot;}" calcext:value-type="string">
            <text:p>{"__v":0,"day":2,"dateTime":42000000,"duration":"8m","pitch":"3","competition":{"name":"U7", "section":"B", "group":"1"},"tag":"8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7];TRANSLATED_TEAM_NAMES;[.$E17]+1)" office:value-type="string" office:string-value="S4K Tigers" calcext:value-type="string">
            <text:p>S4K Tigers</text:p>
          </table:table-cell>
          <table:table-cell table:formula="of:=VLOOKUP([.G17];TRANSLATED_TEAM_NAMES;[.$E17]+1)" office:value-type="string" office:string-value="STBGFC United" calcext:value-type="string">
            <text:p>STBGFC United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2&quot;},&quot;tag&quot;:&quot;8&quot;, &quot;homeTeam&quot;:&quot;S4K Tigers&quot;, &quot;awayTeam&quot;:&quot;STBGFC United&quot;}" calcext:value-type="string">
            <text:p>{"__v":0,"day":2,"dateTime":42000000,"duration":"8m","pitch":"4","competition":{"name":"U7", "section":"B", "group":"2"},"tag":"8", "homeTeam":"S4K Tigers", "awayTeam":"STBGFC United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table:style-name="ce73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 office:value-type="string" office:string-value="STBGFC Rovers" calcext:value-type="string">
            <text:p>STBGFC Rovers</text:p>
          </table:table-cell>
          <table:table-cell table:formula="of:=VLOOKUP([.G18];TRANSLATED_TEAM_NAMES;[.$E18]+1)" office:value-type="string" office:string-value="Bracknell Town Colts" calcext:value-type="string">
            <text:p>Bracknell Town Colts</text:p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STBGFC Rovers&quot;, &quot;awayTeam&quot;:&quot;Bracknell Town Colts&quot;}" calcext:value-type="string">
            <text:p>{"__v":0,"day":2,"dateTime":42600000,"duration":"8m","pitch":"3","competition":{"name":"U7", "section":"B", "group":"1"},"tag":"9", "homeTeam":"STBGFC Rovers", "awayTeam":"Bracknell Town Colt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table:style-name="ce73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600000" calcext:value-type="float">
            <text:p>42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9];TRANSLATED_TEAM_NAMES;[.$E19]+1)" office:value-type="string" office:string-value="STBGFC Rangers" calcext:value-type="string">
            <text:p>STBGFC Rangers</text:p>
          </table:table-cell>
          <table:table-cell table:formula="of:=VLOOKUP([.G19];TRANSLATED_TEAM_NAMES;[.$E19]+1)" office:value-type="string" office:string-value="Ascot United Saints" calcext:value-type="string">
            <text:p>Ascot United Saints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2&quot;},&quot;tag&quot;:&quot;9&quot;, &quot;homeTeam&quot;:&quot;STBGFC Rangers&quot;, &quot;awayTeam&quot;:&quot;Ascot United Saints&quot;}" calcext:value-type="string">
            <text:p>{"__v":0,"day":2,"dateTime":42600000,"duration":"8m","pitch":"4","competition":{"name":"U7", "section":"B", "group":"2"},"tag":"9", "homeTeam":"STBGFC Rangers", "awayTeam":"Ascot United Saint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table:style-name="ce73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 office:value-type="string" office:string-value="STBGFC Royals" calcext:value-type="string">
            <text:p>STBGFC Royals</text:p>
          </table:table-cell>
          <table:table-cell table:formula="of:=VLOOKUP([.G20];TRANSLATED_TEAM_NAMES;[.$E20]+1)" office:value-type="string" office:string-value="Hartley Wintney Eagles" calcext:value-type="string">
            <text:p>Hartley Wintney Eagles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1&quot;},&quot;tag&quot;:&quot;10&quot;, &quot;homeTeam&quot;:&quot;STBGFC Royals&quot;, &quot;awayTeam&quot;:&quot;Hartley Wintney Eagles&quot;}" calcext:value-type="string">
            <text:p>{"__v":0,"day":2,"dateTime":43200000,"duration":"8m","pitch":"3","competition":{"name":"U7", "section":"B", "group":"1"},"tag":"10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table:style-name="ce73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STBGFC United" calcext:value-type="string">
            <text:p>STBGFC United</text:p>
          </table:table-cell>
          <table:table-cell table:formula="of:=VLOOKUP([.G21];TRANSLATED_TEAM_NAMES;[.$E21]+1)" office:value-type="string" office:string-value="Chineham Tigers - Black" calcext:value-type="string">
            <text:p>Chineham Tigers - Black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2&quot;},&quot;tag&quot;:&quot;10&quot;, &quot;homeTeam&quot;:&quot;STBGFC United&quot;, &quot;awayTeam&quot;:&quot;Chineham Tigers - Black&quot;}" calcext:value-type="string">
            <text:p>{"__v":0,"day":2,"dateTime":43200000,"duration":"8m","pitch":"4","competition":{"name":"U7", "section":"B", "group":"2"},"tag":"10", "homeTeam":"STBGFC United", "awayTeam":"Chineham Tigers - Black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table:style-name="ce73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44400000" calcext:value-type="float">
            <text:p>44400000</text:p>
          </table:table-cell>
          <table:table-cell table:style-name="ce19" table:formula="of:=AGE_GROUP_TRANSLATED&amp;&quot;_&quot;&amp;SECTION_TRANSLATED&amp;&quot;_PO1&quot;" office:value-type="string" office:string-value="U7_B_PO1" calcext:value-type="string">
            <text:p>U7_B_PO1</text:p>
          </table:table-cell>
          <table:table-cell table:style-name="ce76" table:formula="of:=AGE_GROUP_TRANSLATED&amp;&quot;_&quot;&amp;SECTION_TRANSLATED&amp;&quot;_G1_P4&quot;" office:value-type="string" office:string-value="U7_B_G1_P4" calcext:value-type="string">
            <text:p>U7_B_G1_P4</text:p>
          </table:table-cell>
          <table:table-cell table:style-name="ce77" table:formula="of:=AGE_GROUP_TRANSLATED&amp;&quot;_&quot;&amp;SECTION_TRANSLATED&amp;&quot;_G2_P5&quot;" office:value-type="string" office:string-value="U7_B_G2_P5" calcext:value-type="string">
            <text:p>U7_B_G2_P5</text:p>
          </table:table-cell>
          <table:table-cell table:style-name="ce74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},&quot;tag&quot;:&quot;PO1&quot;, &quot;homeTeam&quot;:&quot;4th Group 1&quot;, &quot;awayTeam&quot;:&quot;5th Group 2&quot;, &quot;homeTeamFrom&quot;:&quot;U7_B_G1_P4&quot;, &quot;awayTeamFrom&quot;:&quot;U7_B_G2_P5&quot;, &quot;stage2Tag&quot;:&quot;U7_B_PO1&quot;}" calcext:value-type="string">
            <text:p>{"__v":0,"day":2,"dateTime":44400000,"duration":"8m","pitch":"3","competition":{"name":"U7", "section":"B"},"tag":"PO1", "homeTeam":"4th Group 1", "awayTeam":"5th Group 2", "homeTeamFrom":"U7_B_G1_P4", "awayTeamFrom":"U7_B_G2_P5", "stage2Tag":"U7_B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table:style-name="ce73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44400000" calcext:value-type="float">
            <text:p>44400000</text:p>
          </table:table-cell>
          <table:table-cell table:style-name="ce19" table:formula="of:=AGE_GROUP_TRANSLATED&amp;&quot;_&quot;&amp;SECTION_TRANSLATED&amp;&quot;_PO2&quot;" office:value-type="string" office:string-value="U7_B_PO2" calcext:value-type="string">
            <text:p>U7_B_PO2</text:p>
          </table:table-cell>
          <table:table-cell table:style-name="ce76" table:formula="of:=AGE_GROUP_TRANSLATED&amp;&quot;_&quot;&amp;SECTION_TRANSLATED&amp;&quot;_G2_P4&quot;" office:value-type="string" office:string-value="U7_B_G2_P4" calcext:value-type="string">
            <text:p>U7_B_G2_P4</text:p>
          </table:table-cell>
          <table:table-cell table:style-name="ce77" table:formula="of:=AGE_GROUP_TRANSLATED&amp;&quot;_&quot;&amp;SECTION_TRANSLATED&amp;&quot;_G1_P5&quot;" office:value-type="string" office:string-value="U7_B_G1_P5" calcext:value-type="string">
            <text:p>U7_B_G1_P5</text:p>
          </table:table-cell>
          <table:table-cell table:style-name="ce74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},&quot;tag&quot;:&quot;PO2&quot;, &quot;homeTeam&quot;:&quot;4th Group 2&quot;, &quot;awayTeam&quot;:&quot;5th Group 1&quot;, &quot;homeTeamFrom&quot;:&quot;U7_B_G2_P4&quot;, &quot;awayTeamFrom&quot;:&quot;U7_B_G1_P5&quot;, &quot;stage2Tag&quot;:&quot;U7_B_PO2&quot;}" calcext:value-type="string">
            <text:p>{"__v":0,"day":2,"dateTime":44400000,"duration":"8m","pitch":"4","competition":{"name":"U7", "section":"B"},"tag":"PO2", "homeTeam":"4th Group 2", "awayTeam":"5th Group 1", "homeTeamFrom":"U7_B_G2_P4", "awayTeamFrom":"U7_B_G1_P5", "stage2Tag":"U7_B_PO2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1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formula="of:=FIRST_GAME_MS + ((DURATION_MS + GAME_GAP_MS) * ([.$B24]-1)) + SECTION_GAP_MS" office:value-type="float" office:value="45000000" calcext:value-type="float">
            <text:p>45000000</text:p>
          </table:table-cell>
          <table:table-cell table:style-name="ce19"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style-name="ce76" table:formula="of:=AGE_GROUP_TRANSLATED&amp;&quot;_&quot;&amp;SECTION_TRANSLATED&amp;&quot;_G1_P2&quot;" office:value-type="string" office:string-value="U7_B_G1_P2" calcext:value-type="string">
            <text:p>U7_B_G1_P2</text:p>
          </table:table-cell>
          <table:table-cell table:style-name="ce77" table:formula="of:=AGE_GROUP_TRANSLATED&amp;&quot;_&quot;&amp;SECTION_TRANSLATED&amp;&quot;_G2_P3&quot;" office:value-type="string" office:string-value="U7_B_G2_P3" calcext:value-type="string">
            <text:p>U7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},&quot;tag&quot;:&quot;QF1&quot;, &quot;homeTeam&quot;:&quot;2nd Group 1&quot;, &quot;awayTeam&quot;:&quot;3rd Group 2&quot;, &quot;homeTeamFrom&quot;:&quot;U7_B_G1_P2&quot;, &quot;awayTeamFrom&quot;:&quot;U7_B_G2_P3&quot;, &quot;stage2Tag&quot;:&quot;U7_B_QF1&quot;}" calcext:value-type="string">
            <text:p>{"__v":0,"day":2,"dateTime":45000000,"duration":"8m","pitch":"3","competition":{"name":"U7", "section":"B"},"tag":"QF1", "homeTeam":"2nd Group 1", "awayTeam":"3rd Group 2", "homeTeamFrom":"U7_B_G1_P2", "awayTeamFrom":"U7_B_G2_P3", "stage2Tag":"U7_B_QF1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table:style-name="ce73" office:value-type="float" office:value="26" calcext:value-type="float">
            <text:p>26</text:p>
          </table:table-cell>
          <table:table-cell table:formula="of:=FIRST_GAME_MS + ((DURATION_MS + GAME_GAP_MS) * ([.$B25]-1)) + SECTION_GAP_MS" office:value-type="float" office:value="45000000" calcext:value-type="float">
            <text:p>45000000</text:p>
          </table:table-cell>
          <table:table-cell table:style-name="ce19"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style-name="ce76" table:formula="of:=AGE_GROUP_TRANSLATED&amp;&quot;_&quot;&amp;SECTION_TRANSLATED&amp;&quot;_G2_P2&quot;" office:value-type="string" office:string-value="U7_B_G2_P2" calcext:value-type="string">
            <text:p>U7_B_G2_P2</text:p>
          </table:table-cell>
          <table:table-cell table:style-name="ce77" table:formula="of:=AGE_GROUP_TRANSLATED&amp;&quot;_&quot;&amp;SECTION_TRANSLATED&amp;&quot;_G1_P3&quot;" office:value-type="string" office:string-value="U7_B_G1_P3" calcext:value-type="string">
            <text:p>U7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},&quot;tag&quot;:&quot;QF2&quot;, &quot;homeTeam&quot;:&quot;2nd Group 2&quot;, &quot;awayTeam&quot;:&quot;3rd Group 1&quot;, &quot;homeTeamFrom&quot;:&quot;U7_B_G2_P2&quot;, &quot;awayTeamFrom&quot;:&quot;U7_B_G1_P3&quot;, &quot;stage2Tag&quot;:&quot;U7_B_QF2&quot;}" calcext:value-type="string">
            <text:p>{"__v":0,"day":2,"dateTime":45000000,"duration":"8m","pitch":"4","competition":{"name":"U7", "section":"B"},"tag":"QF2", "homeTeam":"2nd Group 2", "awayTeam":"3rd Group 1", "homeTeamFrom":"U7_B_G2_P2", "awayTeamFrom":"U7_B_G1_P3", "stage2Tag":"U7_B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table:style-name="ce73" office:value-type="float" office:value="27" calcext:value-type="float">
            <text:p>27</text:p>
          </table:table-cell>
          <table:table-cell table:formula="of:=FIRST_GAME_MS + ((DURATION_MS + GAME_GAP_MS) * ([.$B26]-1)) + SECTION_GAP_MS" office:value-type="float" office:value="45600000" calcext:value-type="float">
            <text:p>45600000</text:p>
          </table:table-cell>
          <table:table-cell table:style-name="ce19"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76" table:formula="of:=AGE_GROUP_TRANSLATED&amp;&quot;_&quot;&amp;SECTION_TRANSLATED&amp;&quot;_G1_P1&quot;" office:value-type="string" office:string-value="U7_B_G1_P1" calcext:value-type="string">
            <text:p>U7_B_G1_P1</text:p>
          </table:table-cell>
          <table:table-cell table:style-name="ce77" table:formula="of:=AGE_GROUP_TRANSLATED&amp;&quot;_&quot;&amp;SECTION_TRANSLATED&amp;&quot;_PO2&quot;" office:value-type="string" office:string-value="U7_B_PO2" calcext:value-type="string">
            <text:p>U7_B_PO2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},&quot;tag&quot;:&quot;QF3&quot;, &quot;homeTeam&quot;:&quot;Winner Group 1&quot;, &quot;awayTeam&quot;:&quot;Winner PO2&quot;, &quot;homeTeamFrom&quot;:&quot;U7_B_G1_P1&quot;, &quot;awayTeamFrom&quot;:&quot;U7_B_PO2&quot;, &quot;stage2Tag&quot;:&quot;U7_B_QF3&quot;}" calcext:value-type="string">
            <text:p>{"__v":0,"day":2,"dateTime":45600000,"duration":"8m","pitch":"3","competition":{"name":"U7", "section":"B"},"tag":"QF3", "homeTeam":"Winner Group 1", "awayTeam":"Winner PO2", "homeTeamFrom":"U7_B_G1_P1", "awayTeamFrom":"U7_B_PO2", "stage2Tag":"U7_B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table:style-name="ce73" office:value-type="float" office:value="28" calcext:value-type="float">
            <text:p>28</text:p>
          </table:table-cell>
          <table:table-cell table:formula="of:=FIRST_GAME_MS + ((DURATION_MS + GAME_GAP_MS) * ([.$B27]-1)) + SECTION_GAP_MS" office:value-type="float" office:value="45600000" calcext:value-type="float">
            <text:p>45600000</text:p>
          </table:table-cell>
          <table:table-cell table:style-name="ce19"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76" table:formula="of:=AGE_GROUP_TRANSLATED&amp;&quot;_&quot;&amp;SECTION_TRANSLATED&amp;&quot;_G2_P1&quot;" office:value-type="string" office:string-value="U7_B_G2_P1" calcext:value-type="string">
            <text:p>U7_B_G2_P1</text:p>
          </table:table-cell>
          <table:table-cell table:style-name="ce77" table:formula="of:=AGE_GROUP_TRANSLATED&amp;&quot;_&quot;&amp;SECTION_TRANSLATED&amp;&quot;_PO1&quot;" office:value-type="string" office:string-value="U7_B_PO1" calcext:value-type="string">
            <text:p>U7_B_PO1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},&quot;tag&quot;:&quot;QF4&quot;, &quot;homeTeam&quot;:&quot;Winner Group 2&quot;, &quot;awayTeam&quot;:&quot;Winner PO1&quot;, &quot;homeTeamFrom&quot;:&quot;U7_B_G2_P1&quot;, &quot;awayTeamFrom&quot;:&quot;U7_B_PO1&quot;, &quot;stage2Tag&quot;:&quot;U7_B_QF4&quot;}" calcext:value-type="string">
            <text:p>{"__v":0,"day":2,"dateTime":45600000,"duration":"8m","pitch":"4","competition":{"name":"U7", "section":"B"},"tag":"QF4", "homeTeam":"Winner Group 2", "awayTeam":"Winner PO1", "homeTeamFrom":"U7_B_G2_P1", "awayTeamFrom":"U7_B_PO1", "stage2Tag":"U7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table:style-name="ce73" office:value-type="float" office:value="29" calcext:value-type="float">
            <text:p>29</text:p>
          </table:table-cell>
          <table:table-cell table:formula="of:=FIRST_GAME_MS + ((DURATION_MS + GAME_GAP_MS) * ([.$B28]-1)) + SECTION_GAP_MS" office:value-type="float" office:value="46200000" calcext:value-type="float">
            <text:p>46200000</text:p>
          </table:table-cell>
          <table:table-cell table:style-name="ce19"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style-name="ce76"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style-name="ce77"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B&quot;},&quot;tag&quot;:&quot;SF1&quot;, &quot;homeTeam&quot;:&quot;Winner QF1&quot;, &quot;awayTeam&quot;:&quot;Winner QF4&quot;, &quot;homeTeamFrom&quot;:&quot;U7_B_QF1&quot;, &quot;awayTeamFrom&quot;:&quot;U7_B_QF4&quot;, &quot;stage2Tag&quot;:&quot;U7_B_SF1&quot;}" calcext:value-type="string">
            <text:p>{"__v":0,"day":2,"dateTime":46200000,"duration":"8m","pitch":"3","competition":{"name":"U7", "section":"B"},"tag":"SF1", "homeTeam":"Winner QF1", "awayTeam":"Winner QF4", "homeTeamFrom":"U7_B_QF1", "awayTeamFrom":"U7_B_QF4", "stage2Tag":"U7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table:style-name="ce73" office:value-type="float" office:value="30" calcext:value-type="float">
            <text:p>30</text:p>
          </table:table-cell>
          <table:table-cell table:formula="of:=FIRST_GAME_MS + ((DURATION_MS + GAME_GAP_MS) * ([.$B29]-1)) + SECTION_GAP_MS" office:value-type="float" office:value="46200000" calcext:value-type="float">
            <text:p>46200000</text:p>
          </table:table-cell>
          <table:table-cell table:style-name="ce19"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76"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style-name="ce77"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B&quot;},&quot;tag&quot;:&quot;SF2&quot;, &quot;homeTeam&quot;:&quot;Winner QF2&quot;, &quot;awayTeam&quot;:&quot;Winner QF3&quot;, &quot;homeTeamFrom&quot;:&quot;U7_B_QF2&quot;, &quot;awayTeamFrom&quot;:&quot;U7_B_QF3&quot;, &quot;stage2Tag&quot;:&quot;U7_B_SF2&quot;}" calcext:value-type="string">
            <text:p>{"__v":0,"day":2,"dateTime":46200000,"duration":"8m","pitch":"4","competition":{"name":"U7", "section":"B"},"tag":"SF2", "homeTeam":"Winner QF2", "awayTeam":"Winner QF3", "homeTeamFrom":"U7_B_QF2", "awayTeamFrom":"U7_B_QF3", "stage2Tag":"U7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table:style-name="ce73" office:value-type="float" office:value="33" calcext:value-type="float">
            <text:p>33</text:p>
          </table:table-cell>
          <table:table-cell table:formula="of:=FIRST_GAME_MS + ((DURATION_MS + GAME_GAP_MS) * ([.$B30]-1)) + SECTION_GAP_MS" office:value-type="float" office:value="46800000" calcext:value-type="float">
            <text:p>46800000</text:p>
          </table:table-cell>
          <table:table-cell table:style-name="ce19" table:formula="of:=AGE_GROUP_TRANSLATED&amp;&quot;_&quot;&amp;SECTION_TRANSLATED&amp;&quot;_FNL&quot;" office:value-type="string" office:string-value="U7_B_FNL" calcext:value-type="string">
            <text:p>U7_B_FNL</text:p>
          </table:table-cell>
          <table:table-cell table:style-name="ce76"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style-name="ce77"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0]; NUM_PITCHES)=0;INDEX(PITCHES;1;NUM_PITCHES);INDEX(PITCHES;1;MOD([.$C3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2,&quot;dateTime&quot;:46800000,&quot;duration&quot;:&quot;8m&quot;,&quot;pitch&quot;:&quot;3&quot;,&quot;competition&quot;:{&quot;name&quot;:&quot;U7&quot;, &quot;section&quot;:&quot;B&quot;},&quot;tag&quot;:&quot;FNL&quot;, &quot;homeTeam&quot;:&quot;Winner SF1&quot;, &quot;awayTeam&quot;:&quot;Winner SF2&quot;, &quot;homeTeamFrom&quot;:&quot;U7_B_SF1&quot;, &quot;awayTeamFrom&quot;:&quot;U7_B_SF2&quot;, &quot;stage2Tag&quot;:&quot;U7_B_FNL&quot;}" calcext:value-type="string">
            <text:p>{"__v":0,"day":2,"dateTime":46800000,"duration":"8m","pitch":"3","competition":{"name":"U7", "section":"B"},"tag":"FNL", "homeTeam":"Winner SF1", "awayTeam":"Winner SF2", "homeTeamFrom":"U7_B_SF1", "awayTeamFrom":"U7_B_SF2", "stage2Tag":"U7_B_FNL"}</text:p>
          </table:table-cell>
          <table:table-cell table:number-columns-repeated="1013"/>
        </table:table-row>
        <table:table-row table:style-name="ro1">
          <table:table-cell/>
          <table:table-cell table:style-name="ce74"/>
          <table:table-cell/>
          <table:table-cell table:style-name="ce73"/>
          <table:table-cell table:style-name="ce19"/>
          <table:table-cell/>
          <table:table-cell table:style-name="ce76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76"/>
          <table:table-cell table:style-name="ce77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2,4" table:style-name="ta2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STBGFC Royals" calcext:value-type="string">
            <text:p>STBGFC Royals</text:p>
          </table:table-cell>
          <table:table-cell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STBGFC Royals&quot;, &quot;awayTeam&quot;:&quot;&quot;}" calcext:value-type="string">
            <text:p>{"__v":0,"day":2,"dateTime":37800000,"duration":"8m","pitch":"3","competition":{"name":"U7", "section":"B", "group":"1"},"tag":"1", "homeTeam":"STBGFC Royals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4K Marvels" calcext:value-type="string">
            <text:p>S4K Marvels</text:p>
          </table:table-cell>
          <table:table-cell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4","competition":{"name":"U7", "section":"B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STBGFC United" calcext:value-type="string">
            <text:p>STBGFC United</text:p>
          </table:table-cell>
          <table:table-cell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2&quot;},&quot;tag&quot;:&quot;2&quot;, &quot;homeTeam&quot;:&quot;STBGFC United&quot;, &quot;awayTeam&quot;:&quot;&quot;}" calcext:value-type="string">
            <text:p>{"__v":0,"day":2,"dateTime":38400000,"duration":"8m","pitch":"3","competition":{"name":"U7", "section":"B", "group":"2"},"tag":"2", "homeTeam":"STBGFC United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S4K Tigers" calcext:value-type="string">
            <text:p>S4K Tigers</text:p>
          </table:table-cell>
          <table:table-cell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2&quot;},&quot;tag&quot;:&quot;2&quot;, &quot;homeTeam&quot;:&quot;S4K Tigers&quot;, &quot;awayTeam&quot;:&quot;STBGFC Rangers&quot;}" calcext:value-type="string">
            <text:p>{"__v":0,"day":2,"dateTime":38400000,"duration":"8m","pitch":"4","competition":{"name":"U7", "section":"B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000000" calcext:value-type="float">
            <text:p>39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6];TRANSLATED_TEAM_NAMES;[.$E6]+1)" office:value-type="string" office:string-value="Bracknell Town Colts" calcext:value-type="string">
            <text:p>Bracknell Town Colts</text:p>
          </table:table-cell>
          <table:table-cell table:formula="of:=VLOOKUP([.G6];TRANSLATED_TEAM_NAMES;[.$E6]+1)" office:value-type="string" office:string-value="Hartley Wintney Eagles" calcext:value-type="string">
            <text:p>Hartley Wintney Eagles</text:p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Bracknell Town Colts&quot;, &quot;awayTeam&quot;:&quot;Hartley Wintney Eagles&quot;}" calcext:value-type="string">
            <text:p>{"__v":0,"day":2,"dateTime":39000000,"duration":"8m","pitch":"3","competition":{"name":"U7", "section":"B", "group":"1"},"tag":"3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vers" calcext:value-type="string">
            <text:p>STBGFC Rovers</text:p>
          </table:table-cell>
          <table:table-cell table:formula="of:=VLOOKUP([.G7];TRANSLATED_TEAM_NAMES;[.$E7]+1)" office:value-type="string" office:string-value="STBGFC Royals" calcext:value-type="string">
            <text:p>STBGFC Royals</text:p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STBGFC Rovers&quot;, &quot;awayTeam&quot;:&quot;STBGFC Royals&quot;}" calcext:value-type="string">
            <text:p>{"__v":0,"day":2,"dateTime":39000000,"duration":"8m","pitch":"4","competition":{"name":"U7", "section":"B", "group":"1"},"tag":"3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8];TRANSLATED_TEAM_NAMES;[.$E8]+1)" office:value-type="string" office:string-value="Ascot United Saints" calcext:value-type="string">
            <text:p>Ascot United Saints</text:p>
          </table:table-cell>
          <table:table-cell table:formula="of:=VLOOKUP([.G8];TRANSLATED_TEAM_NAMES;[.$E8]+1)" office:value-type="string" office:string-value="Chineham Tigers - Black" calcext:value-type="string">
            <text:p>Chineham Tigers - Black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2&quot;},&quot;tag&quot;:&quot;4&quot;, &quot;homeTeam&quot;:&quot;Ascot United Saints&quot;, &quot;awayTeam&quot;:&quot;Chineham Tigers - Black&quot;}" calcext:value-type="string">
            <text:p>{"__v":0,"day":2,"dateTime":39600000,"duration":"8m","pitch":"3","competition":{"name":"U7", "section":"B", "group":"2"},"tag":"4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STBGFC Rangers" calcext:value-type="string">
            <text:p>STBGFC Rangers</text:p>
          </table:table-cell>
          <table:table-cell table:formula="of:=VLOOKUP([.G9];TRANSLATED_TEAM_NAMES;[.$E9]+1)" office:value-type="string" office:string-value="STBGFC United" calcext:value-type="string">
            <text:p>STBGFC United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2&quot;},&quot;tag&quot;:&quot;4&quot;, &quot;homeTeam&quot;:&quot;STBGFC Rangers&quot;, &quot;awayTeam&quot;:&quot;STBGFC United&quot;}" calcext:value-type="string">
            <text:p>{"__v":0,"day":2,"dateTime":39600000,"duration":"8m","pitch":"4","competition":{"name":"U7", "section":"B", "group":"2"},"tag":"4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Bracknell Town Colts" calcext:value-type="string">
            <text:p>Bracknell Town Colt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&quot;, &quot;awayTeam&quot;:&quot;Bracknell Town Colts&quot;}" calcext:value-type="string">
            <text:p>{"__v":0,"day":2,"dateTime":40200000,"duration":"8m","pitch":"3","competition":{"name":"U7", "section":"B", "group":"1"},"tag":"5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Hartley Wintney Eagles" calcext:value-type="string">
            <text:p>Hartley Wintney Eagles</text:p>
          </table:table-cell>
          <table:table-cell table:formula="of:=VLOOKUP([.G11];TRANSLATED_TEAM_NAMES;[.$E11]+1)" office:value-type="string" office:string-value="S4K Marvels" calcext:value-type="string">
            <text:p>S4K Marvels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Hartley Wintney Eagles&quot;, &quot;awayTeam&quot;:&quot;S4K Marvels&quot;}" calcext:value-type="string">
            <text:p>{"__v":0,"day":2,"dateTime":40200000,"duration":"8m","pitch":"4","competition":{"name":"U7", "section":"B", "group":"1"},"tag":"5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Ascot United Saints" calcext:value-type="string">
            <text:p>Ascot United Saint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2&quot;},&quot;tag&quot;:&quot;6&quot;, &quot;homeTeam&quot;:&quot;&quot;, &quot;awayTeam&quot;:&quot;Ascot United Saints&quot;}" calcext:value-type="string">
            <text:p>{"__v":0,"day":2,"dateTime":40800000,"duration":"8m","pitch":"3","competition":{"name":"U7", "section":"B", "group":"2"},"tag":"6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00000" calcext:value-type="float">
            <text:p>40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Chineham Tigers - Black" calcext:value-type="string">
            <text:p>Chineham Tigers - Black</text:p>
          </table:table-cell>
          <table:table-cell table:formula="of:=VLOOKUP([.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2&quot;},&quot;tag&quot;:&quot;6&quot;, &quot;homeTeam&quot;:&quot;Chineham Tigers - Black&quot;, &quot;awayTeam&quot;:&quot;S4K Tigers&quot;}" calcext:value-type="string">
            <text:p>{"__v":0,"day":2,"dateTime":40800000,"duration":"8m","pitch":"4","competition":{"name":"U7", "section":"B", "group":"2"},"tag":"6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 office:value-type="string" office:string-value="STBGFC Rovers" calcext:value-type="string">
            <text:p>STBGFC Rovers</text:p>
          </table:table-cell>
          <table:table-cell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STBGFC Rovers&quot;, &quot;awayTeam&quot;:&quot;&quot;}" calcext:value-type="string">
            <text:p>{"__v":0,"day":2,"dateTime":41400000,"duration":"8m","pitch":"3","competition":{"name":"U7", "section":"B", "group":"1"},"tag":"7", "homeTeam":"STBGFC Rovers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STBGFC Royals" calcext:value-type="string">
            <text:p>STBGFC Royals</text:p>
          </table:table-cell>
          <table:table-cell table:formula="of:=VLOOKUP([.G15];TRANSLATED_TEAM_NAMES;[.$E15]+1)" office:value-type="string" office:string-value="Hartley Wintney Eagles" calcext:value-type="string">
            <text:p>Hartley Wintney Eagles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1&quot;},&quot;tag&quot;:&quot;7&quot;, &quot;homeTeam&quot;:&quot;STBGFC Royals&quot;, &quot;awayTeam&quot;:&quot;Hartley Wintney Eagles&quot;}" calcext:value-type="string">
            <text:p>{"__v":0,"day":2,"dateTime":41400000,"duration":"8m","pitch":"4","competition":{"name":"U7", "section":"B", "group":"1"},"tag":"7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STBGFC Rangers" calcext:value-type="string">
            <text:p>STBGFC Rangers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2&quot;},&quot;tag&quot;:&quot;8&quot;, &quot;homeTeam&quot;:&quot;STBGFC Rangers&quot;, &quot;awayTeam&quot;:&quot;&quot;}" calcext:value-type="string">
            <text:p>{"__v":0,"day":2,"dateTime":42000000,"duration":"8m","pitch":"3","competition":{"name":"U7", "section":"B", "group":"2"},"tag":"8", "homeTeam":"STBGFC Ranger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7];TRANSLATED_TEAM_NAMES;[.$E17]+1)" office:value-type="string" office:string-value="STBGFC United" calcext:value-type="string">
            <text:p>STBGFC United</text:p>
          </table:table-cell>
          <table:table-cell table:formula="of:=VLOOKUP([.G17];TRANSLATED_TEAM_NAMES;[.$E17]+1)" office:value-type="string" office:string-value="Chineham Tigers - Black" calcext:value-type="string">
            <text:p>Chineham Tigers - Black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2&quot;},&quot;tag&quot;:&quot;8&quot;, &quot;homeTeam&quot;:&quot;STBGFC United&quot;, &quot;awayTeam&quot;:&quot;Chineham Tigers - Black&quot;}" calcext:value-type="string">
            <text:p>{"__v":0,"day":2,"dateTime":42000000,"duration":"8m","pitch":"4","competition":{"name":"U7", "section":"B", "group":"2"},"tag":"8", "homeTeam":"STBGFC United", "awayTeam":"Chineham Tigers - Black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600000" calcext:value-type="float">
            <text:p>42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8];TRANSLATED_TEAM_NAMES;[.$E18]+1)" office:value-type="string" office:string-value="Bracknell Town Colts" calcext:value-type="string">
            <text:p>Bracknell Town Colts</text:p>
          </table:table-cell>
          <table:table-cell table:formula="of:=VLOOKUP([.G18];TRANSLATED_TEAM_NAMES;[.$E18]+1)" office:value-type="string" office:string-value="S4K Marvels" calcext:value-type="string">
            <text:p>S4K Marvels</text:p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Bracknell Town Colts&quot;, &quot;awayTeam&quot;:&quot;S4K Marvels&quot;}" calcext:value-type="string">
            <text:p>{"__v":0,"day":2,"dateTime":42600000,"duration":"8m","pitch":"3","competition":{"name":"U7", "section":"B", "group":"1"},"tag":"9", "homeTeam":"Bracknell Town Colts", "awayTeam":"S4K Marvel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19];TRANSLATED_TEAM_NAMES;[.$E19]+1)">
            <text:p/>
          </table:table-cell>
          <table:table-cell table:formula="of:=VLOOKUP([.G19];TRANSLATED_TEAM_NAMES;[.$E19]+1)" office:value-type="string" office:string-value="Hartley Wintney Eagles" calcext:value-type="string">
            <text:p>Hartley Wintney Eagles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1&quot;},&quot;tag&quot;:&quot;9&quot;, &quot;homeTeam&quot;:&quot;&quot;, &quot;awayTeam&quot;:&quot;Hartley Wintney Eagles&quot;}" calcext:value-type="string">
            <text:p>{"__v":0,"day":2,"dateTime":42600000,"duration":"8m","pitch":"4","competition":{"name":"U7", "section":"B", "group":"1"},"tag":"9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20];TRANSLATED_TEAM_NAMES;[.$E20]+1)" office:value-type="string" office:string-value="Ascot United Saints" calcext:value-type="string">
            <text:p>Ascot United Saints</text:p>
          </table:table-cell>
          <table:table-cell table:formula="of:=VLOOKUP([.G20];TRANSLATED_TEAM_NAMES;[.$E20]+1)" office:value-type="string" office:string-value="S4K Tigers" calcext:value-type="string">
            <text:p>S4K Tigers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2&quot;},&quot;tag&quot;:&quot;10&quot;, &quot;homeTeam&quot;:&quot;Ascot United Saints&quot;, &quot;awayTeam&quot;:&quot;S4K Tigers&quot;}" calcext:value-type="string">
            <text:p>{"__v":0,"day":2,"dateTime":43200000,"duration":"8m","pitch":"3","competition":{"name":"U7", "section":"B", "group":"2"},"tag":"10", "homeTeam":"Ascot United Saints", "awayTeam":"S4K Tiger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Chineham Tigers - Black" calcext:value-type="string">
            <text:p>Chineham Tigers - Black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2&quot;},&quot;tag&quot;:&quot;10&quot;, &quot;homeTeam&quot;:&quot;&quot;, &quot;awayTeam&quot;:&quot;Chineham Tigers - Black&quot;}" calcext:value-type="string">
            <text:p>{"__v":0,"day":2,"dateTime":43200000,"duration":"8m","pitch":"4","competition":{"name":"U7", "section":"B", "group":"2"},"tag":"10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STBGFC Rovers" calcext:value-type="string">
            <text:p>STBGFC Rovers</text:p>
          </table:table-cell>
          <table:table-cell table:formula="of:=VLOOKUP([.G22];TRANSLATED_TEAM_NAMES;[.$E22]+1)" office:value-type="string" office:string-value="Bracknell Town Colts" calcext:value-type="string">
            <text:p>Bracknell Town Colts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1&quot;},&quot;tag&quot;:&quot;11&quot;, &quot;homeTeam&quot;:&quot;STBGFC Rovers&quot;, &quot;awayTeam&quot;:&quot;Bracknell Town Colts&quot;}" calcext:value-type="string">
            <text:p>{"__v":0,"day":2,"dateTime":43800000,"duration":"8m","pitch":"3","competition":{"name":"U7", "section":"B", "group":"1"},"tag":"11", "homeTeam":"STBGFC Rovers", "awayTeam":"Bracknell Town Colt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3];TRANSLATED_TEAM_NAMES;[.$E23]+1)" office:value-type="string" office:string-value="S4K Marvels" calcext:value-type="string">
            <text:p>S4K Marvels</text:p>
          </table:table-cell>
          <table:table-cell table:formula="of:=VLOOKUP([.G23];TRANSLATED_TEAM_NAMES;[.$E23]+1)" office:value-type="string" office:string-value="STBGFC Royals" calcext:value-type="string">
            <text:p>STBGFC Royals</text:p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1&quot;},&quot;tag&quot;:&quot;11&quot;, &quot;homeTeam&quot;:&quot;S4K Marvels&quot;, &quot;awayTeam&quot;:&quot;STBGFC Royals&quot;}" calcext:value-type="string">
            <text:p>{"__v":0,"day":2,"dateTime":43800000,"duration":"8m","pitch":"4","competition":{"name":"U7", "section":"B", "group":"1"},"tag":"11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4400000" calcext:value-type="float">
            <text:p>444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STBGFC Rangers" calcext:value-type="string">
            <text:p>STBGFC Rangers</text:p>
          </table:table-cell>
          <table:table-cell table:formula="of:=VLOOKUP([.G24];TRANSLATED_TEAM_NAMES;[.$E24]+1)" office:value-type="string" office:string-value="Ascot United Saints" calcext:value-type="string">
            <text:p>Ascot United Saint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2&quot;},&quot;tag&quot;:&quot;12&quot;, &quot;homeTeam&quot;:&quot;STBGFC Rangers&quot;, &quot;awayTeam&quot;:&quot;Ascot United Saints&quot;}" calcext:value-type="string">
            <text:p>{"__v":0,"day":2,"dateTime":44400000,"duration":"8m","pitch":"3","competition":{"name":"U7", "section":"B", "group":"2"},"tag":"12", "homeTeam":"STBGFC Rangers", "awayTeam":"Ascot United Saint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4400000" calcext:value-type="float">
            <text:p>44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S4K Tigers" calcext:value-type="string">
            <text:p>S4K Tigers</text:p>
          </table:table-cell>
          <table:table-cell table:formula="of:=VLOOKUP([.G25];TRANSLATED_TEAM_NAMES;[.$E25]+1)" office:value-type="string" office:string-value="STBGFC United" calcext:value-type="string">
            <text:p>STBGFC United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2&quot;},&quot;tag&quot;:&quot;12&quot;, &quot;homeTeam&quot;:&quot;S4K Tigers&quot;, &quot;awayTeam&quot;:&quot;STBGFC United&quot;}" calcext:value-type="string">
            <text:p>{"__v":0,"day":2,"dateTime":44400000,"duration":"8m","pitch":"4","competition":{"name":"U7", "section":"B", "group":"2"},"tag":"12", "homeTeam":"S4K Tigers", "awayTeam":"STBGFC United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6];TRANSLATED_TEAM_NAMES;[.$E26]+1)" office:value-type="string" office:string-value="Hartley Wintney Eagles" calcext:value-type="string">
            <text:p>Hartley Wintney Eagles</text:p>
          </table:table-cell>
          <table:table-cell table:formula="of:=VLOOKUP([.G26];TRANSLATED_TEAM_NAMES;[.$E26]+1)" office:value-type="string" office:string-value="STBGFC Rovers" calcext:value-type="string">
            <text:p>STBGFC Rovers</text:p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, &quot;group&quot;:&quot;1&quot;},&quot;tag&quot;:&quot;13&quot;, &quot;homeTeam&quot;:&quot;Hartley Wintney Eagles&quot;, &quot;awayTeam&quot;:&quot;STBGFC Rovers&quot;}" calcext:value-type="string">
            <text:p>{"__v":0,"day":2,"dateTime":45000000,"duration":"8m","pitch":"3","competition":{"name":"U7", "section":"B", "group":"1"},"tag":"13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S4K Marvels" calcext:value-type="string">
            <text:p>S4K Marvels</text:p>
          </table:table-cell>
          <table:table-cell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, &quot;group&quot;:&quot;1&quot;},&quot;tag&quot;:&quot;13&quot;, &quot;homeTeam&quot;:&quot;S4K Marvels&quot;, &quot;awayTeam&quot;:&quot;&quot;}" calcext:value-type="string">
            <text:p>{"__v":0,"day":2,"dateTime":45000000,"duration":"8m","pitch":"4","competition":{"name":"U7", "section":"B", "group":"1"},"tag":"13", "homeTeam":"S4K Marvels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5600000" calcext:value-type="float">
            <text:p>45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8];TRANSLATED_TEAM_NAMES;[.$E28]+1)" office:value-type="string" office:string-value="Chineham Tigers - Black" calcext:value-type="string">
            <text:p>Chineham Tigers - Black</text:p>
          </table:table-cell>
          <table:table-cell table:formula="of:=VLOOKUP([.G28];TRANSLATED_TEAM_NAMES;[.$E28]+1)" office:value-type="string" office:string-value="STBGFC Rangers" calcext:value-type="string">
            <text:p>STBGFC Rangers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, &quot;group&quot;:&quot;2&quot;},&quot;tag&quot;:&quot;14&quot;, &quot;homeTeam&quot;:&quot;Chineham Tigers - Black&quot;, &quot;awayTeam&quot;:&quot;STBGFC Rangers&quot;}" calcext:value-type="string">
            <text:p>{"__v":0,"day":2,"dateTime":45600000,"duration":"8m","pitch":"3","competition":{"name":"U7", "section":"B", "group":"2"},"tag":"14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5600000" calcext:value-type="float">
            <text:p>45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9];TRANSLATED_TEAM_NAMES;[.$E29]+1)" office:value-type="string" office:string-value="S4K Tigers" calcext:value-type="string">
            <text:p>S4K Tigers</text:p>
          </table:table-cell>
          <table:table-cell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, &quot;group&quot;:&quot;2&quot;},&quot;tag&quot;:&quot;14&quot;, &quot;homeTeam&quot;:&quot;S4K Tigers&quot;, &quot;awayTeam&quot;:&quot;&quot;}" calcext:value-type="string">
            <text:p>{"__v":0,"day":2,"dateTime":45600000,"duration":"8m","pitch":"4","competition":{"name":"U7", "section":"B", "group":"2"},"tag":"14", "homeTeam":"S4K Tiger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STBGFC Royals" calcext:value-type="string">
            <text:p>STBGFC Royals</text:p>
          </table:table-cell>
          <table:table-cell table:formula="of:=VLOOKUP([.G30];TRANSLATED_TEAM_NAMES;[.$E30]+1)" office:value-type="string" office:string-value="Bracknell Town Colts" calcext:value-type="string">
            <text:p>Bracknell Town Colts</text:p>
          </table:table-cell>
          <table:table-cell table:style-name="ce78" table:formula="of:=IF(MOD([.$C30]; NUM_PITCHES)=0;INDEX(PITCHES;1;NUM_PITCHES);INDEX(PITCHES;1;MOD([.$C3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B&quot;, &quot;group&quot;:&quot;1&quot;},&quot;tag&quot;:&quot;15&quot;, &quot;homeTeam&quot;:&quot;STBGFC Royals&quot;, &quot;awayTeam&quot;:&quot;Bracknell Town Colts&quot;}" calcext:value-type="string">
            <text:p>{"__v":0,"day":2,"dateTime":46200000,"duration":"8m","pitch":"3","competition":{"name":"U7", "section":"B", "group":"1"},"tag":"15", "homeTeam":"STBGFC Royals", "awayTeam":"Bracknell Town Colt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6200000" calcext:value-type="float">
            <text:p>462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STBGFC United" calcext:value-type="string">
            <text:p>STBGFC United</text:p>
          </table:table-cell>
          <table:table-cell table:formula="of:=VLOOKUP([.G31];TRANSLATED_TEAM_NAMES;[.$E31]+1)" office:value-type="string" office:string-value="Ascot United Saints" calcext:value-type="string">
            <text:p>Ascot United Saints</text:p>
          </table:table-cell>
          <table:table-cell table:style-name="ce78" table:formula="of:=IF(MOD([.$C31]; NUM_PITCHES)=0;INDEX(PITCHES;1;NUM_PITCHES);INDEX(PITCHES;1;MOD([.$C3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B&quot;, &quot;group&quot;:&quot;2&quot;},&quot;tag&quot;:&quot;15&quot;, &quot;homeTeam&quot;:&quot;STBGFC United&quot;, &quot;awayTeam&quot;:&quot;Ascot United Saints&quot;}" calcext:value-type="string">
            <text:p>{"__v":0,"day":2,"dateTime":46200000,"duration":"8m","pitch":"4","competition":{"name":"U7", "section":"B", "group":"2"},"tag":"15", "homeTeam":"STBGFC United", "awayTeam":"Ascot United Saint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formula="of:=AGE_GROUP_TRANSLATED&amp;&quot;_&quot;&amp;SECTION_TRANSLATED&amp;&quot;_G1_P1&quot;" office:value-type="string" office:string-value="U7_B_G1_P1" calcext:value-type="string">
            <text:p>U7_B_G1_P1</text:p>
          </table:table-cell>
          <table:table-cell table:formula="of:=AGE_GROUP_TRANSLATED&amp;&quot;_&quot;&amp;SECTION_TRANSLATED&amp;&quot;_G2_P4&quot;" office:value-type="string" office:string-value="U7_B_G2_P4" calcext:value-type="string">
            <text:p>U7_B_G2_P4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7400000,&quot;duration&quot;:&quot;8m&quot;,&quot;pitch&quot;:&quot;3&quot;,&quot;competition&quot;:{&quot;name&quot;:&quot;U7&quot;, &quot;section&quot;:&quot;B&quot;},&quot;tag&quot;:&quot;QF1&quot;, &quot;homeTeam&quot;:&quot;Winner Group 1&quot;, &quot;awayTeam&quot;:&quot;4th Group 2&quot;, &quot;homeTeamFrom&quot;:&quot;U7_B_G1_P1&quot;, &quot;awayTeamFrom&quot;:&quot;U7_B_G2_P4&quot;, &quot;stage2Tag&quot;:&quot;U7_B_QF1&quot;}" calcext:value-type="string">
            <text:p>{"__v":0,"day":2,"dateTime":47400000,"duration":"8m","pitch":"3","competition":{"name":"U7", "section":"B"},"tag":"QF1", "homeTeam":"Winner Group 1", "awayTeam":"4th Group 2", "homeTeamFrom":"U7_B_G1_P1", "awayTeamFrom":"U7_B_G2_P4", "stage2Tag":"U7_B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formula="of:=AGE_GROUP_TRANSLATED&amp;&quot;_&quot;&amp;SECTION_TRANSLATED&amp;&quot;_G2_P1&quot;" office:value-type="string" office:string-value="U7_B_G2_P1" calcext:value-type="string">
            <text:p>U7_B_G2_P1</text:p>
          </table:table-cell>
          <table:table-cell table:formula="of:=AGE_GROUP_TRANSLATED&amp;&quot;_&quot;&amp;SECTION_TRANSLATED&amp;&quot;_G1_P4&quot;" office:value-type="string" office:string-value="U7_B_G1_P4" calcext:value-type="string">
            <text:p>U7_B_G1_P4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7400000,&quot;duration&quot;:&quot;8m&quot;,&quot;pitch&quot;:&quot;4&quot;,&quot;competition&quot;:{&quot;name&quot;:&quot;U7&quot;, &quot;section&quot;:&quot;B&quot;},&quot;tag&quot;:&quot;QF2&quot;, &quot;homeTeam&quot;:&quot;Winner Group 2&quot;, &quot;awayTeam&quot;:&quot;4th Group 1&quot;, &quot;homeTeamFrom&quot;:&quot;U7_B_G2_P1&quot;, &quot;awayTeamFrom&quot;:&quot;U7_B_G1_P4&quot;, &quot;stage2Tag&quot;:&quot;U7_B_QF2&quot;}" calcext:value-type="string">
            <text:p>{"__v":0,"day":2,"dateTime":47400000,"duration":"8m","pitch":"4","competition":{"name":"U7", "section":"B"},"tag":"QF2", "homeTeam":"Winner Group 2", "awayTeam":"4th Group 1", "homeTeamFrom":"U7_B_G2_P1", "awayTeamFrom":"U7_B_G1_P4", "stage2Tag":"U7_B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48000000" calcext:value-type="float">
            <text:p>48000000</text:p>
          </table:table-cell>
          <table:table-cell table:style-name="ce19"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formula="of:=AGE_GROUP_TRANSLATED&amp;&quot;_&quot;&amp;SECTION_TRANSLATED&amp;&quot;_G1_P2&quot;" office:value-type="string" office:string-value="U7_B_G1_P2" calcext:value-type="string">
            <text:p>U7_B_G1_P2</text:p>
          </table:table-cell>
          <table:table-cell table:formula="of:=AGE_GROUP_TRANSLATED&amp;&quot;_&quot;&amp;SECTION_TRANSLATED&amp;&quot;_G2_P3&quot;" office:value-type="string" office:string-value="U7_B_G2_P3" calcext:value-type="string">
            <text:p>U7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8000000,&quot;duration&quot;:&quot;8m&quot;,&quot;pitch&quot;:&quot;3&quot;,&quot;competition&quot;:{&quot;name&quot;:&quot;U7&quot;, &quot;section&quot;:&quot;B&quot;},&quot;tag&quot;:&quot;QF3&quot;, &quot;homeTeam&quot;:&quot;2nd Group 1&quot;, &quot;awayTeam&quot;:&quot;3rd Group 2&quot;, &quot;homeTeamFrom&quot;:&quot;U7_B_G1_P2&quot;, &quot;awayTeamFrom&quot;:&quot;U7_B_G2_P3&quot;, &quot;stage2Tag&quot;:&quot;U7_B_QF3&quot;}" calcext:value-type="string">
            <text:p>{"__v":0,"day":2,"dateTime":48000000,"duration":"8m","pitch":"3","competition":{"name":"U7", "section":"B"},"tag":"QF3", "homeTeam":"2nd Group 1", "awayTeam":"3rd Group 2", "homeTeamFrom":"U7_B_G1_P2", "awayTeamFrom":"U7_B_G2_P3", "stage2Tag":"U7_B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48000000" calcext:value-type="float">
            <text:p>48000000</text:p>
          </table:table-cell>
          <table:table-cell table:style-name="ce19"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formula="of:=AGE_GROUP_TRANSLATED&amp;&quot;_&quot;&amp;SECTION_TRANSLATED&amp;&quot;_G2_P2&quot;" office:value-type="string" office:string-value="U7_B_G2_P2" calcext:value-type="string">
            <text:p>U7_B_G2_P2</text:p>
          </table:table-cell>
          <table:table-cell table:formula="of:=AGE_GROUP_TRANSLATED&amp;&quot;_&quot;&amp;SECTION_TRANSLATED&amp;&quot;_G1_P3&quot;" office:value-type="string" office:string-value="U7_B_G1_P3" calcext:value-type="string">
            <text:p>U7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48000000,&quot;duration&quot;:&quot;8m&quot;,&quot;pitch&quot;:&quot;4&quot;,&quot;competition&quot;:{&quot;name&quot;:&quot;U7&quot;, &quot;section&quot;:&quot;B&quot;},&quot;tag&quot;:&quot;QF4&quot;, &quot;homeTeam&quot;:&quot;2nd Group 2&quot;, &quot;awayTeam&quot;:&quot;3rd Group 1&quot;, &quot;homeTeamFrom&quot;:&quot;U7_B_G2_P2&quot;, &quot;awayTeamFrom&quot;:&quot;U7_B_G1_P3&quot;, &quot;stage2Tag&quot;:&quot;U7_B_QF4&quot;}" calcext:value-type="string">
            <text:p>{"__v":0,"day":2,"dateTime":48000000,"duration":"8m","pitch":"4","competition":{"name":"U7", "section":"B"},"tag":"QF4", "homeTeam":"2nd Group 2", "awayTeam":"3rd Group 1", "homeTeamFrom":"U7_B_G2_P2", "awayTeamFrom":"U7_B_G1_P3", "stage2Tag":"U7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48600000" calcext:value-type="float">
            <text:p>48600000</text:p>
          </table:table-cell>
          <table:table-cell table:style-name="ce19"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48600000,&quot;duration&quot;:&quot;8m&quot;,&quot;pitch&quot;:&quot;3&quot;,&quot;competition&quot;:{&quot;name&quot;:&quot;U7&quot;, &quot;section&quot;:&quot;B&quot;},&quot;tag&quot;:&quot;SF1&quot;, &quot;homeTeam&quot;:&quot;Winner QF1&quot;, &quot;awayTeam&quot;:&quot;Winner QF4&quot;, &quot;homeTeamFrom&quot;:&quot;U7_B_QF1&quot;, &quot;awayTeamFrom&quot;:&quot;U7_B_QF4&quot;, &quot;stage2Tag&quot;:&quot;U7_B_SF1&quot;}" calcext:value-type="string">
            <text:p>{"__v":0,"day":2,"dateTime":48600000,"duration":"8m","pitch":"3","competition":{"name":"U7", "section":"B"},"tag":"SF1", "homeTeam":"Winner QF1", "awayTeam":"Winner QF4", "homeTeamFrom":"U7_B_QF1", "awayTeamFrom":"U7_B_QF4", "stage2Tag":"U7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48600000" calcext:value-type="float">
            <text:p>48600000</text:p>
          </table:table-cell>
          <table:table-cell table:style-name="ce19"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48600000,&quot;duration&quot;:&quot;8m&quot;,&quot;pitch&quot;:&quot;4&quot;,&quot;competition&quot;:{&quot;name&quot;:&quot;U7&quot;, &quot;section&quot;:&quot;B&quot;},&quot;tag&quot;:&quot;SF2&quot;, &quot;homeTeam&quot;:&quot;Winner QF2&quot;, &quot;awayTeam&quot;:&quot;Winner QF3&quot;, &quot;homeTeamFrom&quot;:&quot;U7_B_QF2&quot;, &quot;awayTeamFrom&quot;:&quot;U7_B_QF3&quot;, &quot;stage2Tag&quot;:&quot;U7_B_SF2&quot;}" calcext:value-type="string">
            <text:p>{"__v":0,"day":2,"dateTime":48600000,"duration":"8m","pitch":"4","competition":{"name":"U7", "section":"B"},"tag":"SF2", "homeTeam":"Winner QF2", "awayTeam":"Winner QF3", "homeTeamFrom":"U7_B_QF2", "awayTeamFrom":"U7_B_QF3", "stage2Tag":"U7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49200000" calcext:value-type="float">
            <text:p>49200000</text:p>
          </table:table-cell>
          <table:table-cell table:style-name="ce19" table:formula="of:=AGE_GROUP_TRANSLATED&amp;&quot;_&quot;&amp;SECTION_TRANSLATED&amp;&quot;_FNL&quot;" office:value-type="string" office:string-value="U7_B_FNL" calcext:value-type="string">
            <text:p>U7_B_FNL</text:p>
          </table:table-cell>
          <table:table-cell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49200000,&quot;duration&quot;:&quot;8m&quot;,&quot;pitch&quot;:&quot;3&quot;,&quot;competition&quot;:{&quot;name&quot;:&quot;U7&quot;, &quot;section&quot;:&quot;B&quot;},&quot;tag&quot;:&quot;FNL&quot;, &quot;homeTeam&quot;:&quot;Winner SF1&quot;, &quot;awayTeam&quot;:&quot;Winner SF2&quot;, &quot;homeTeamFrom&quot;:&quot;U7_B_SF1&quot;, &quot;awayTeamFrom&quot;:&quot;U7_B_SF2&quot;, &quot;stage2Tag&quot;:&quot;U7_B_FNL&quot;}" calcext:value-type="string">
            <text:p>{"__v":0,"day":2,"dateTime":49200000,"duration":"8m","pitch":"3","competition":{"name":"U7", "section":"B"},"tag":"FNL", "homeTeam":"Winner SF1", "awayTeam":"Winner SF2", "homeTeamFrom":"U7_B_SF1", "awayTeamFrom":"U7_B_SF2", "stage2Tag":"U7_B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2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Bracknell Town Colts" calcext:value-type="string">
            <text:p>Bracknell Town Colts</text:p>
          </table:table-cell>
          <table:table-cell table:formula="of:=VLOOKUP([.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Ascot United Saints" calcext:value-type="string">
            <text:p>Ascot United Saints</text:p>
          </table:table-cell>
          <table:table-cell table:formula="of:=VLOOKUP([.G3];TRANSLATED_TEAM_NAMES;[.$E3]+1)" office:value-type="string" office:string-value="Chineham Tigers - Black" calcext:value-type="string">
            <text:p>Chineham Tigers - Black</text:p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2&quot;},&quot;tag&quot;:&quot;1&quot;, &quot;homeTeam&quot;:&quot;Ascot United Saints&quot;, &quot;awayTeam&quot;:&quot;Chineham Tigers - Black&quot;}" calcext:value-type="string">
            <text:p>{"__v":0,"day":2,"dateTime":37800000,"duration":"8m","pitch":"4","competition":{"name":"U7", "section":"B", "group":"2"},"tag":"1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4];TRANSLATED_TEAM_NAMES;[.$E4]+1)" office:value-type="string" office:string-value="STBGFC Royals" calcext:value-type="string">
            <text:p>STBGFC Royals</text:p>
          </table:table-cell>
          <table:table-cell table:formula="of:=VLOOKUP([.G4];TRANSLATED_TEAM_NAMES;[.$E4]+1)" office:value-type="string" office:string-value="S4K Marvels" calcext:value-type="string">
            <text:p>S4K Marvel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1&quot;},&quot;tag&quot;:&quot;2&quot;, &quot;homeTeam&quot;:&quot;STBGFC Royals&quot;, &quot;awayTeam&quot;:&quot;S4K Marvels&quot;}" calcext:value-type="string">
            <text:p>{"__v":0,"day":2,"dateTime":38400000,"duration":"8m","pitch":"3","competition":{"name":"U7", "section":"B", "group":"1"},"tag":"2", "homeTeam":"STBGFC Royals", "awayTeam":"S4K Marvel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STBGFC United" calcext:value-type="string">
            <text:p>STBGFC United</text:p>
          </table:table-cell>
          <table:table-cell table:formula="of:=VLOOKUP([.G5];TRANSLATED_TEAM_NAMES;[.$E5]+1)" office:value-type="string" office:string-value="S4K Tigers" calcext:value-type="string">
            <text:p>S4K Tig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2&quot;},&quot;tag&quot;:&quot;2&quot;, &quot;homeTeam&quot;:&quot;STBGFC United&quot;, &quot;awayTeam&quot;:&quot;S4K Tigers&quot;}" calcext:value-type="string">
            <text:p>{"__v":0,"day":2,"dateTime":38400000,"duration":"8m","pitch":"4","competition":{"name":"U7", "section":"B", "group":"2"},"tag":"2", "homeTeam":"STBGFC United", "awayTeam":"S4K Ti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6];TRANSLATED_TEAM_NAMES;[.$E6]+1)" office:value-type="string" office:string-value="STBGFC Rovers" calcext:value-type="string">
            <text:p>STBGFC Rovers</text:p>
          </table:table-cell>
          <table:table-cell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STBGFC Rovers&quot;, &quot;awayTeam&quot;:&quot;&quot;}" calcext:value-type="string">
            <text:p>{"__v":0,"day":2,"dateTime":39000000,"duration":"8m","pitch":"3","competition":{"name":"U7", "section":"B", "group":"1"},"tag":"3", "homeTeam":"STBGFC Rover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7];TRANSLATED_TEAM_NAMES;[.$E7]+1)" office:value-type="string" office:string-value="STBGFC Rangers" calcext:value-type="string">
            <text:p>STBGFC Rangers</text:p>
          </table:table-cell>
          <table:table-cell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2&quot;},&quot;tag&quot;:&quot;3&quot;, &quot;homeTeam&quot;:&quot;STBGFC Rangers&quot;, &quot;awayTeam&quot;:&quot;&quot;}" calcext:value-type="string">
            <text:p>{"__v":0,"day":2,"dateTime":39000000,"duration":"8m","pitch":"4","competition":{"name":"U7", "section":"B", "group":"2"},"tag":"3", "homeTeam":"STBGFC Rangers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S4K Marvels" calcext:value-type="string">
            <text:p>S4K Marvels</text:p>
          </table:table-cell>
          <table:table-cell table:formula="of:=VLOOKUP([.G8];TRANSLATED_TEAM_NAMES;[.$E8]+1)" office:value-type="string" office:string-value="Bracknell Town Colts" calcext:value-type="string">
            <text:p>Bracknell Town Colt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1&quot;},&quot;tag&quot;:&quot;4&quot;, &quot;homeTeam&quot;:&quot;S4K Marvels&quot;, &quot;awayTeam&quot;:&quot;Bracknell Town Colts&quot;}" calcext:value-type="string">
            <text:p>{"__v":0,"day":2,"dateTime":39600000,"duration":"8m","pitch":"3","competition":{"name":"U7", "section":"B", "group":"1"},"tag":"4", "homeTeam":"S4K Marvels", "awayTeam":"Bracknell Town Colt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 office:value-type="string" office:string-value="S4K Tigers" calcext:value-type="string">
            <text:p>S4K Tigers</text:p>
          </table:table-cell>
          <table:table-cell table:formula="of:=VLOOKUP([.G9];TRANSLATED_TEAM_NAMES;[.$E9]+1)" office:value-type="string" office:string-value="Ascot United Saints" calcext:value-type="string">
            <text:p>Ascot United Saint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2&quot;},&quot;tag&quot;:&quot;4&quot;, &quot;homeTeam&quot;:&quot;S4K Tigers&quot;, &quot;awayTeam&quot;:&quot;Ascot United Saints&quot;}" calcext:value-type="string">
            <text:p>{"__v":0,"day":2,"dateTime":39600000,"duration":"8m","pitch":"4","competition":{"name":"U7", "section":"B", "group":"2"},"tag":"4", "homeTeam":"S4K Tigers", "awayTeam":"Ascot United Saint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0];TRANSLATED_TEAM_NAMES;[.$E10]+1)" office:value-type="string" office:string-value="Hartley Wintney Eagles" calcext:value-type="string">
            <text:p>Hartley Wintney Eagles</text:p>
          </table:table-cell>
          <table:table-cell table:formula="of:=VLOOKUP([.G10];TRANSLATED_TEAM_NAMES;[.$E10]+1)" office:value-type="string" office:string-value="STBGFC Rovers" calcext:value-type="string">
            <text:p>STBGFC Rover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Hartley Wintney Eagles&quot;, &quot;awayTeam&quot;:&quot;STBGFC Rovers&quot;}" calcext:value-type="string">
            <text:p>{"__v":0,"day":2,"dateTime":40200000,"duration":"8m","pitch":"3","competition":{"name":"U7", "section":"B", "group":"1"},"tag":"5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200000" calcext:value-type="float">
            <text:p>402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1];TRANSLATED_TEAM_NAMES;[.$E11]+1)" office:value-type="string" office:string-value="Chineham Tigers - Black" calcext:value-type="string">
            <text:p>Chineham Tigers - Black</text:p>
          </table:table-cell>
          <table:table-cell table:formula="of:=VLOOKUP([.G11];TRANSLATED_TEAM_NAMES;[.$E11]+1)" office:value-type="string" office:string-value="STBGFC Rangers" calcext:value-type="string">
            <text:p>STBGFC Rangers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2&quot;},&quot;tag&quot;:&quot;5&quot;, &quot;homeTeam&quot;:&quot;Chineham Tigers - Black&quot;, &quot;awayTeam&quot;:&quot;STBGFC Rangers&quot;}" calcext:value-type="string">
            <text:p>{"__v":0,"day":2,"dateTime":40200000,"duration":"8m","pitch":"4","competition":{"name":"U7", "section":"B", "group":"2"},"tag":"5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STBGFC Royals" calcext:value-type="string">
            <text:p>STBGFC Royals</text:p>
          </table:table-cell>
          <table:table-cell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1&quot;},&quot;tag&quot;:&quot;6&quot;, &quot;homeTeam&quot;:&quot;STBGFC Royals&quot;, &quot;awayTeam&quot;:&quot;&quot;}" calcext:value-type="string">
            <text:p>{"__v":0,"day":2,"dateTime":40800000,"duration":"8m","pitch":"3","competition":{"name":"U7", "section":"B", "group":"1"},"tag":"6", "homeTeam":"STBGFC Royals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3];TRANSLATED_TEAM_NAMES;[.$E13]+1)" office:value-type="string" office:string-value="STBGFC United" calcext:value-type="string">
            <text:p>STBGFC United</text:p>
          </table:table-cell>
          <table:table-cell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2&quot;},&quot;tag&quot;:&quot;6&quot;, &quot;homeTeam&quot;:&quot;STBGFC United&quot;, &quot;awayTeam&quot;:&quot;&quot;}" calcext:value-type="string">
            <text:p>{"__v":0,"day":2,"dateTime":40800000,"duration":"8m","pitch":"4","competition":{"name":"U7", "section":"B", "group":"2"},"tag":"6", "homeTeam":"STBGFC United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Hartley Wintney Eagles" calcext:value-type="string">
            <text:p>Hartley Wintney Eagles</text:p>
          </table:table-cell>
          <table:table-cell table:formula="of:=VLOOKUP([.G14];TRANSLATED_TEAM_NAMES;[.$E14]+1)" office:value-type="string" office:string-value="S4K Marvels" calcext:value-type="string">
            <text:p>S4K Marvels</text:p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Hartley Wintney Eagles&quot;, &quot;awayTeam&quot;:&quot;S4K Marvels&quot;}" calcext:value-type="string">
            <text:p>{"__v":0,"day":2,"dateTime":41400000,"duration":"8m","pitch":"3","competition":{"name":"U7", "section":"B", "group":"1"},"tag":"7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400000" calcext:value-type="float">
            <text:p>41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5];TRANSLATED_TEAM_NAMES;[.$E15]+1)" office:value-type="string" office:string-value="Chineham Tigers - Black" calcext:value-type="string">
            <text:p>Chineham Tigers - Black</text:p>
          </table:table-cell>
          <table:table-cell table:formula="of:=VLOOKUP([.G15];TRANSLATED_TEAM_NAMES;[.$E15]+1)" office:value-type="string" office:string-value="S4K Tigers" calcext:value-type="string">
            <text:p>S4K Tigers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2&quot;},&quot;tag&quot;:&quot;7&quot;, &quot;homeTeam&quot;:&quot;Chineham Tigers - Black&quot;, &quot;awayTeam&quot;:&quot;S4K Tigers&quot;}" calcext:value-type="string">
            <text:p>{"__v":0,"day":2,"dateTime":41400000,"duration":"8m","pitch":"4","competition":{"name":"U7", "section":"B", "group":"2"},"tag":"7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000000" calcext:value-type="float">
            <text:p>42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Bracknell Town Colts" calcext:value-type="string">
            <text:p>Bracknell Town Colts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1&quot;},&quot;tag&quot;:&quot;8&quot;, &quot;homeTeam&quot;:&quot;Bracknell Town Colts&quot;, &quot;awayTeam&quot;:&quot;&quot;}" calcext:value-type="string">
            <text:p>{"__v":0,"day":2,"dateTime":42000000,"duration":"8m","pitch":"3","competition":{"name":"U7", "section":"B", "group":"1"},"tag":"8", "homeTeam":"Bracknell Town Colt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 office:value-type="string" office:string-value="Ascot United Saints" calcext:value-type="string">
            <text:p>Ascot United Saints</text:p>
          </table:table-cell>
          <table:table-cell table:formula="of:=VLOOKUP([.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2&quot;},&quot;tag&quot;:&quot;8&quot;, &quot;homeTeam&quot;:&quot;Ascot United Saints&quot;, &quot;awayTeam&quot;:&quot;&quot;}" calcext:value-type="string">
            <text:p>{"__v":0,"day":2,"dateTime":42000000,"duration":"8m","pitch":"4","competition":{"name":"U7", "section":"B", "group":"2"},"tag":"8", "homeTeam":"Ascot United Saints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8];TRANSLATED_TEAM_NAMES;[.$E18]+1)" office:value-type="string" office:string-value="STBGFC Rovers" calcext:value-type="string">
            <text:p>STBGFC Rovers</text:p>
          </table:table-cell>
          <table:table-cell table:formula="of:=VLOOKUP([.G18];TRANSLATED_TEAM_NAMES;[.$E18]+1)" office:value-type="string" office:string-value="STBGFC Royals" calcext:value-type="string">
            <text:p>STBGFC Royals</text:p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STBGFC Rovers&quot;, &quot;awayTeam&quot;:&quot;STBGFC Royals&quot;}" calcext:value-type="string">
            <text:p>{"__v":0,"day":2,"dateTime":42600000,"duration":"8m","pitch":"3","competition":{"name":"U7", "section":"B", "group":"1"},"tag":"9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600000" calcext:value-type="float">
            <text:p>42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9];TRANSLATED_TEAM_NAMES;[.$E19]+1)" office:value-type="string" office:string-value="STBGFC Rangers" calcext:value-type="string">
            <text:p>STBGFC Rangers</text:p>
          </table:table-cell>
          <table:table-cell table:formula="of:=VLOOKUP([.G19];TRANSLATED_TEAM_NAMES;[.$E19]+1)" office:value-type="string" office:string-value="STBGFC United" calcext:value-type="string">
            <text:p>STBGFC United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2&quot;},&quot;tag&quot;:&quot;9&quot;, &quot;homeTeam&quot;:&quot;STBGFC Rangers&quot;, &quot;awayTeam&quot;:&quot;STBGFC United&quot;}" calcext:value-type="string">
            <text:p>{"__v":0,"day":2,"dateTime":42600000,"duration":"8m","pitch":"4","competition":{"name":"U7", "section":"B", "group":"2"},"tag":"9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>
            <text:p/>
          </table:table-cell>
          <table:table-cell table:formula="of:=VLOOKUP([.G20];TRANSLATED_TEAM_NAMES;[.$E20]+1)" office:value-type="string" office:string-value="Hartley Wintney Eagles" calcext:value-type="string">
            <text:p>Hartley Wintney Eagles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1&quot;},&quot;tag&quot;:&quot;10&quot;, &quot;homeTeam&quot;:&quot;&quot;, &quot;awayTeam&quot;:&quot;Hartley Wintney Eagles&quot;}" calcext:value-type="string">
            <text:p>{"__v":0,"day":2,"dateTime":43200000,"duration":"8m","pitch":"3","competition":{"name":"U7", "section":"B", "group":"1"},"tag":"10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Chineham Tigers - Black" calcext:value-type="string">
            <text:p>Chineham Tigers - Black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2&quot;},&quot;tag&quot;:&quot;10&quot;, &quot;homeTeam&quot;:&quot;&quot;, &quot;awayTeam&quot;:&quot;Chineham Tigers - Black&quot;}" calcext:value-type="string">
            <text:p>{"__v":0,"day":2,"dateTime":43200000,"duration":"8m","pitch":"4","competition":{"name":"U7", "section":"B", "group":"2"},"tag":"10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2];TRANSLATED_TEAM_NAMES;[.$E22]+1)" office:value-type="string" office:string-value="S4K Marvels" calcext:value-type="string">
            <text:p>S4K Marvels</text:p>
          </table:table-cell>
          <table:table-cell table:formula="of:=VLOOKUP([.G22];TRANSLATED_TEAM_NAMES;[.$E22]+1)" office:value-type="string" office:string-value="STBGFC Rovers" calcext:value-type="string">
            <text:p>STBGFC Rovers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1&quot;},&quot;tag&quot;:&quot;11&quot;, &quot;homeTeam&quot;:&quot;S4K Marvels&quot;, &quot;awayTeam&quot;:&quot;STBGFC Rovers&quot;}" calcext:value-type="string">
            <text:p>{"__v":0,"day":2,"dateTime":43800000,"duration":"8m","pitch":"3","competition":{"name":"U7", "section":"B", "group":"1"},"tag":"1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3800000" calcext:value-type="float">
            <text:p>438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3];TRANSLATED_TEAM_NAMES;[.$E23]+1)" office:value-type="string" office:string-value="S4K Tigers" calcext:value-type="string">
            <text:p>S4K Tigers</text:p>
          </table:table-cell>
          <table:table-cell table:formula="of:=VLOOKUP([.G23];TRANSLATED_TEAM_NAMES;[.$E23]+1)" office:value-type="string" office:string-value="STBGFC Rangers" calcext:value-type="string">
            <text:p>STBGFC Rangers</text:p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2&quot;},&quot;tag&quot;:&quot;11&quot;, &quot;homeTeam&quot;:&quot;S4K Tigers&quot;, &quot;awayTeam&quot;:&quot;STBGFC Rangers&quot;}" calcext:value-type="string">
            <text:p>{"__v":0,"day":2,"dateTime":43800000,"duration":"8m","pitch":"4","competition":{"name":"U7", "section":"B", "group":"2"},"tag":"11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STBGFC Royals" calcext:value-type="string">
            <text:p>STBGFC Royals</text:p>
          </table:table-cell>
          <table:table-cell table:formula="of:=VLOOKUP([.G24];TRANSLATED_TEAM_NAMES;[.$E24]+1)" office:value-type="string" office:string-value="Bracknell Town Colts" calcext:value-type="string">
            <text:p>Bracknell Town Colt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1&quot;},&quot;tag&quot;:&quot;12&quot;, &quot;homeTeam&quot;:&quot;STBGFC Royals&quot;, &quot;awayTeam&quot;:&quot;Bracknell Town Colts&quot;}" calcext:value-type="string">
            <text:p>{"__v":0,"day":2,"dateTime":44400000,"duration":"8m","pitch":"3","competition":{"name":"U7", "section":"B", "group":"1"},"tag":"12", "homeTeam":"STBGFC Royals", "awayTeam":"Bracknell Town Colt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4400000" calcext:value-type="float">
            <text:p>44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5];TRANSLATED_TEAM_NAMES;[.$E25]+1)" office:value-type="string" office:string-value="STBGFC United" calcext:value-type="string">
            <text:p>STBGFC United</text:p>
          </table:table-cell>
          <table:table-cell table:formula="of:=VLOOKUP([.G25];TRANSLATED_TEAM_NAMES;[.$E25]+1)" office:value-type="string" office:string-value="Ascot United Saints" calcext:value-type="string">
            <text:p>Ascot United Saints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2&quot;},&quot;tag&quot;:&quot;12&quot;, &quot;homeTeam&quot;:&quot;STBGFC United&quot;, &quot;awayTeam&quot;:&quot;Ascot United Saints&quot;}" calcext:value-type="string">
            <text:p>{"__v":0,"day":2,"dateTime":44400000,"duration":"8m","pitch":"4","competition":{"name":"U7", "section":"B", "group":"2"},"tag":"12", "homeTeam":"STBGFC United", "awayTeam":"Ascot United Saint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6];TRANSLATED_TEAM_NAMES;[.$E26]+1)">
            <text:p/>
          </table:table-cell>
          <table:table-cell table:formula="of:=VLOOKUP([.G26];TRANSLATED_TEAM_NAMES;[.$E26]+1)" office:value-type="string" office:string-value="S4K Marvels" calcext:value-type="string">
            <text:p>S4K Marvels</text:p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, &quot;group&quot;:&quot;1&quot;},&quot;tag&quot;:&quot;13&quot;, &quot;homeTeam&quot;:&quot;&quot;, &quot;awayTeam&quot;:&quot;S4K Marvels&quot;}" calcext:value-type="string">
            <text:p>{"__v":0,"day":2,"dateTime":45000000,"duration":"8m","pitch":"3","competition":{"name":"U7", "section":"B", "group":"1"},"tag":"13", "homeTeam":"", "awayTeam":"S4K Marvel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7];TRANSLATED_TEAM_NAMES;[.$E27]+1)">
            <text:p/>
          </table:table-cell>
          <table:table-cell table:formula="of:=VLOOKUP([.G27];TRANSLATED_TEAM_NAMES;[.$E27]+1)" office:value-type="string" office:string-value="S4K Tigers" calcext:value-type="string">
            <text:p>S4K Tigers</text:p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, &quot;group&quot;:&quot;2&quot;},&quot;tag&quot;:&quot;13&quot;, &quot;homeTeam&quot;:&quot;&quot;, &quot;awayTeam&quot;:&quot;S4K Tigers&quot;}" calcext:value-type="string">
            <text:p>{"__v":0,"day":2,"dateTime":45000000,"duration":"8m","pitch":"4","competition":{"name":"U7", "section":"B", "group":"2"},"tag":"13", "homeTeam":"", "awayTeam":"S4K Tiger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8];TRANSLATED_TEAM_NAMES;[.$E28]+1)" office:value-type="string" office:string-value="Hartley Wintney Eagles" calcext:value-type="string">
            <text:p>Hartley Wintney Eagles</text:p>
          </table:table-cell>
          <table:table-cell table:formula="of:=VLOOKUP([.G28];TRANSLATED_TEAM_NAMES;[.$E28]+1)" office:value-type="string" office:string-value="STBGFC Royals" calcext:value-type="string">
            <text:p>STBGFC Royals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, &quot;group&quot;:&quot;1&quot;},&quot;tag&quot;:&quot;14&quot;, &quot;homeTeam&quot;:&quot;Hartley Wintney Eagles&quot;, &quot;awayTeam&quot;:&quot;STBGFC Royals&quot;}" calcext:value-type="string">
            <text:p>{"__v":0,"day":2,"dateTime":45600000,"duration":"8m","pitch":"3","competition":{"name":"U7", "section":"B", "group":"1"},"tag":"14", "homeTeam":"Hartley Wintney Eagles", "awayTeam":"STBGFC Royal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5600000" calcext:value-type="float">
            <text:p>45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9];TRANSLATED_TEAM_NAMES;[.$E29]+1)" office:value-type="string" office:string-value="Chineham Tigers - Black" calcext:value-type="string">
            <text:p>Chineham Tigers - Black</text:p>
          </table:table-cell>
          <table:table-cell table:formula="of:=VLOOKUP([.G29];TRANSLATED_TEAM_NAMES;[.$E29]+1)" office:value-type="string" office:string-value="STBGFC United" calcext:value-type="string">
            <text:p>STBGFC United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, &quot;group&quot;:&quot;2&quot;},&quot;tag&quot;:&quot;14&quot;, &quot;homeTeam&quot;:&quot;Chineham Tigers - Black&quot;, &quot;awayTeam&quot;:&quot;STBGFC United&quot;}" calcext:value-type="string">
            <text:p>{"__v":0,"day":2,"dateTime":45600000,"duration":"8m","pitch":"4","competition":{"name":"U7", "section":"B", "group":"2"},"tag":"14", "homeTeam":"Chineham Tigers - Black", "awayTeam":"STBGFC United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STBGFC Rovers" calcext:value-type="string">
            <text:p>STBGFC Rovers</text:p>
          </table:table-cell>
          <table:table-cell table:formula="of:=VLOOKUP([.G30];TRANSLATED_TEAM_NAMES;[.$E30]+1)" office:value-type="string" office:string-value="Bracknell Town Colts" calcext:value-type="string">
            <text:p>Bracknell Town Colts</text:p>
          </table:table-cell>
          <table:table-cell table:style-name="ce78" table:formula="of:=IF(MOD([.$C30]; NUM_PITCHES)=0;INDEX(PITCHES;1;NUM_PITCHES);INDEX(PITCHES;1;MOD([.$C3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B&quot;, &quot;group&quot;:&quot;1&quot;},&quot;tag&quot;:&quot;15&quot;, &quot;homeTeam&quot;:&quot;STBGFC Rovers&quot;, &quot;awayTeam&quot;:&quot;Bracknell Town Colts&quot;}" calcext:value-type="string">
            <text:p>{"__v":0,"day":2,"dateTime":46200000,"duration":"8m","pitch":"3","competition":{"name":"U7", "section":"B", "group":"1"},"tag":"15", "homeTeam":"STBGFC Rovers", "awayTeam":"Bracknell Town Colt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6200000" calcext:value-type="float">
            <text:p>46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STBGFC Rangers" calcext:value-type="string">
            <text:p>STBGFC Rangers</text:p>
          </table:table-cell>
          <table:table-cell table:formula="of:=VLOOKUP([.G31];TRANSLATED_TEAM_NAMES;[.$E31]+1)" office:value-type="string" office:string-value="Ascot United Saints" calcext:value-type="string">
            <text:p>Ascot United Saints</text:p>
          </table:table-cell>
          <table:table-cell table:style-name="ce78" table:formula="of:=IF(MOD([.$C31]; NUM_PITCHES)=0;INDEX(PITCHES;1;NUM_PITCHES);INDEX(PITCHES;1;MOD([.$C3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B&quot;, &quot;group&quot;:&quot;2&quot;},&quot;tag&quot;:&quot;15&quot;, &quot;homeTeam&quot;:&quot;STBGFC Rangers&quot;, &quot;awayTeam&quot;:&quot;Ascot United Saints&quot;}" calcext:value-type="string">
            <text:p>{"__v":0,"day":2,"dateTime":46200000,"duration":"8m","pitch":"4","competition":{"name":"U7", "section":"B", "group":"2"},"tag":"15", "homeTeam":"STBGFC Rangers", "awayTeam":"Ascot United Saint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formula="of:=AGE_GROUP_TRANSLATED&amp;&quot;_&quot;&amp;SECTION_TRANSLATED&amp;&quot;_G1_P1&quot;" office:value-type="string" office:string-value="U7_B_G1_P1" calcext:value-type="string">
            <text:p>U7_B_G1_P1</text:p>
          </table:table-cell>
          <table:table-cell table:formula="of:=AGE_GROUP_TRANSLATED&amp;&quot;_&quot;&amp;SECTION_TRANSLATED&amp;&quot;_G2_P1&quot;" office:value-type="string" office:string-value="U7_B_G2_P1" calcext:value-type="string">
            <text:p>U7_B_G2_P1</text:p>
          </table:table-cell>
          <table:table-cell table:style-name="ce74" office:value-type="string" calcext:value-type="string">
            <text:p>Winner Group 1</text:p>
          </table:table-cell>
          <table:table-cell table:style-name="ce88" office:value-type="string" calcext:value-type="string">
            <text:p>2<text:span text:style-name="T1">nd</text:span> Group 2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7400000,&quot;duration&quot;:&quot;8m&quot;,&quot;pitch&quot;:&quot;3&quot;,&quot;competition&quot;:{&quot;name&quot;:&quot;U7&quot;, &quot;section&quot;:&quot;B&quot;},&quot;tag&quot;:&quot;SF1&quot;, &quot;homeTeam&quot;:&quot;Winner Group 1&quot;, &quot;awayTeam&quot;:&quot;2nd Group 2&quot;, &quot;homeTeamFrom&quot;:&quot;U7_B_G1_P1&quot;, &quot;awayTeamFrom&quot;:&quot;U7_B_G2_P1&quot;, &quot;stage2Tag&quot;:&quot;U7_B_SF1&quot;}" calcext:value-type="string">
            <text:p>{"__v":0,"day":2,"dateTime":47400000,"duration":"8m","pitch":"3","competition":{"name":"U7", "section":"B"},"tag":"SF1", "homeTeam":"Winner Group 1", "awayTeam":"2nd Group 2", "homeTeamFrom":"U7_B_G1_P1", "awayTeamFrom":"U7_B_G2_P1", "stage2Tag":"U7_B_S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formula="of:=AGE_GROUP_TRANSLATED&amp;&quot;_&quot;&amp;SECTION_TRANSLATED&amp;&quot;_G2_P1&quot;" office:value-type="string" office:string-value="U7_B_G2_P1" calcext:value-type="string">
            <text:p>U7_B_G2_P1</text:p>
          </table:table-cell>
          <table:table-cell table:formula="of:=AGE_GROUP_TRANSLATED&amp;&quot;_&quot;&amp;SECTION_TRANSLATED&amp;&quot;_G1_P2&quot;" office:value-type="string" office:string-value="U7_B_G1_P2" calcext:value-type="string">
            <text:p>U7_B_G1_P2</text:p>
          </table:table-cell>
          <table:table-cell table:style-name="ce74" office:value-type="string" calcext:value-type="string">
            <text:p>Winner Group 2</text:p>
          </table:table-cell>
          <table:table-cell table:style-name="ce88" office:value-type="string" calcext:value-type="string">
            <text:p>2<text:span text:style-name="T1">nd</text:span> Group 1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7400000,&quot;duration&quot;:&quot;8m&quot;,&quot;pitch&quot;:&quot;4&quot;,&quot;competition&quot;:{&quot;name&quot;:&quot;U7&quot;, &quot;section&quot;:&quot;B&quot;},&quot;tag&quot;:&quot;SF2&quot;, &quot;homeTeam&quot;:&quot;Winner Group 2&quot;, &quot;awayTeam&quot;:&quot;2nd Group 1&quot;, &quot;homeTeamFrom&quot;:&quot;U7_B_G2_P1&quot;, &quot;awayTeamFrom&quot;:&quot;U7_B_G1_P2&quot;, &quot;stage2Tag&quot;:&quot;U7_B_SF2&quot;}" calcext:value-type="string">
            <text:p>{"__v":0,"day":2,"dateTime":47400000,"duration":"8m","pitch":"4","competition":{"name":"U7", "section":"B"},"tag":"SF2", "homeTeam":"Winner Group 2", "awayTeam":"2nd Group 1", "homeTeamFrom":"U7_B_G2_P1", "awayTeamFrom":"U7_B_G1_P2", "stage2Tag":"U7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4]-1)) + SECTION_GAP_MS" office:value-type="float" office:value="48000000" calcext:value-type="float">
            <text:p>48000000</text:p>
          </table:table-cell>
          <table:table-cell table:style-name="ce19" table:formula="of:=AGE_GROUP_TRANSLATED&amp;&quot;_&quot;&amp;SECTION_TRANSLATED&amp;&quot;_FNL&quot;" office:value-type="string" office:string-value="U7_B_FNL" calcext:value-type="string">
            <text:p>U7_B_FNL</text:p>
          </table:table-cell>
          <table:table-cell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8000000,&quot;duration&quot;:&quot;8m&quot;,&quot;pitch&quot;:&quot;3&quot;,&quot;competition&quot;:{&quot;name&quot;:&quot;U7&quot;, &quot;section&quot;:&quot;B&quot;},&quot;tag&quot;:&quot;FNL&quot;, &quot;homeTeam&quot;:&quot;Winner SF1&quot;, &quot;awayTeam&quot;:&quot;Winner SF2&quot;, &quot;homeTeamFrom&quot;:&quot;U7_B_SF1&quot;, &quot;awayTeamFrom&quot;:&quot;U7_B_SF2&quot;, &quot;stage2Tag&quot;:&quot;U7_B_FNL&quot;}" calcext:value-type="string">
            <text:p>{"__v":0,"day":2,"dateTime":48000000,"duration":"8m","pitch":"3","competition":{"name":"U7", "section":"B"},"tag":"FNL", "homeTeam":"Winner SF1", "awayTeam":"Winner SF2", "homeTeamFrom":"U7_B_SF1", "awayTeamFrom":"U7_B_SF2", "stage2Tag":"U7_B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3" table:style-name="ta2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28" table:number-columns-repeated="3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];TRANSLATED_TEAM_NAMES;[.$E2]+1)" office:value-type="string" office:string-value="S4K Marvels" calcext:value-type="string">
            <text:p>S4K Marvels</text:p>
          </table:table-cell>
          <table:table-cell table:style-name="ce77" table:formula="of:=VLOOKUP([.G2];TRANSLATED_TEAM_NAMES;[.$E2]+1)" office:value-type="string" office:string-value="STBGFC Rovers" calcext:value-type="string">
            <text:p>STBGFC Rovers</text:p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3","competition":{"name":"U7", "section":"B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STBGFC Royals" calcext:value-type="string">
            <text:p>STBGFC Royals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TBGFC Royals&quot;, &quot;awayTeam&quot;:&quot;&quot;}" calcext:value-type="string">
            <text:p>{"__v":0,"day":2,"dateTime":37800000,"duration":"8m","pitch":"4","competition":{"name":"U7", "section":"B", "group":"1"},"tag":"1", "homeTeam":"STBGFC Royals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400000" calcext:value-type="float">
            <text:p>38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Bracknell Town Colts" calcext:value-type="string">
            <text:p>Bracknell Town Colts</text:p>
          </table:table-cell>
          <table:table-cell table:style-name="ce77" table:formula="of:=VLOOKUP([.G4];TRANSLATED_TEAM_NAMES;[.$E4]+1)" office:value-type="string" office:string-value="Hartley Wintney Eagles" calcext:value-type="string">
            <text:p>Hartley Wintney Eagle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1&quot;},&quot;tag&quot;:&quot;2&quot;, &quot;homeTeam&quot;:&quot;Bracknell Town Colts&quot;, &quot;awayTeam&quot;:&quot;Hartley Wintney Eagles&quot;}" calcext:value-type="string">
            <text:p>{"__v":0,"day":2,"dateTime":38400000,"duration":"8m","pitch":"3","competition":{"name":"U7", "section":"B", "group":"1"},"tag":"2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4K Tigers" calcext:value-type="string">
            <text:p>S4K Tigers</text:p>
          </table:table-cell>
          <table:table-cell table:style-name="ce77"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2&quot;},&quot;tag&quot;:&quot;2&quot;, &quot;homeTeam&quot;:&quot;S4K Tigers&quot;, &quot;awayTeam&quot;:&quot;STBGFC Rangers&quot;}" calcext:value-type="string">
            <text:p>{"__v":0,"day":2,"dateTime":38400000,"duration":"8m","pitch":"4","competition":{"name":"U7", "section":"B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000000" calcext:value-type="float">
            <text:p>39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United" calcext:value-type="string">
            <text:p>STBGFC United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2&quot;},&quot;tag&quot;:&quot;3&quot;, &quot;homeTeam&quot;:&quot;STBGFC United&quot;, &quot;awayTeam&quot;:&quot;&quot;}" calcext:value-type="string">
            <text:p>{"__v":0,"day":2,"dateTime":39000000,"duration":"8m","pitch":"3","competition":{"name":"U7", "section":"B", "group":"2"},"tag":"3", "homeTeam":"STBGFC United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000000" calcext:value-type="float">
            <text:p>39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7];TRANSLATED_TEAM_NAMES;[.$E7]+1)" office:value-type="string" office:string-value="Ascot United Saints" calcext:value-type="string">
            <text:p>Ascot United Saints</text:p>
          </table:table-cell>
          <table:table-cell table:style-name="ce77" table:formula="of:=VLOOKUP([.G7];TRANSLATED_TEAM_NAMES;[.$E7]+1)" office:value-type="string" office:string-value="Chineham Tigers - Black" calcext:value-type="string">
            <text:p>Chineham Tigers - Black</text:p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2&quot;},&quot;tag&quot;:&quot;3&quot;, &quot;homeTeam&quot;:&quot;Ascot United Saints&quot;, &quot;awayTeam&quot;:&quot;Chineham Tigers - Black&quot;}" calcext:value-type="string">
            <text:p>{"__v":0,"day":2,"dateTime":39000000,"duration":"8m","pitch":"4","competition":{"name":"U7", "section":"B", "group":"2"},"tag":"3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8];TRANSLATED_TEAM_NAMES;[.$E8]+1)" office:value-type="string" office:string-value="Hartley Wintney Eagles" calcext:value-type="string">
            <text:p>Hartley Wintney Eagles</text:p>
          </table:table-cell>
          <table:table-cell table:style-name="ce77" table:formula="of:=VLOOKUP([.G8];TRANSLATED_TEAM_NAMES;[.$E8]+1)" office:value-type="string" office:string-value="STBGFC Royals" calcext:value-type="string">
            <text:p>STBGFC Royal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1&quot;},&quot;tag&quot;:&quot;4&quot;, &quot;homeTeam&quot;:&quot;Hartley Wintney Eagles&quot;, &quot;awayTeam&quot;:&quot;STBGFC Royals&quot;}" calcext:value-type="string">
            <text:p>{"__v":0,"day":2,"dateTime":39600000,"duration":"8m","pitch":"3","competition":{"name":"U7", "section":"B", "group":"1"},"tag":"4", "homeTeam":"Hartley Wintney Eagles", "awayTeam":"STBGFC Royal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9];TRANSLATED_TEAM_NAMES;[.$E9]+1)" office:value-type="string" office:string-value="STBGFC Rovers" calcext:value-type="string">
            <text:p>STBGFC Rovers</text:p>
          </table:table-cell>
          <table:table-cell table:style-name="ce77" table:formula="of:=VLOOKUP([.G9];TRANSLATED_TEAM_NAMES;[.$E9]+1)" office:value-type="string" office:string-value="Bracknell Town Colts" calcext:value-type="string">
            <text:p>Bracknell Town Colt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1&quot;},&quot;tag&quot;:&quot;4&quot;, &quot;homeTeam&quot;:&quot;STBGFC Rovers&quot;, &quot;awayTeam&quot;:&quot;Bracknell Town Colts&quot;}" calcext:value-type="string">
            <text:p>{"__v":0,"day":2,"dateTime":39600000,"duration":"8m","pitch":"4","competition":{"name":"U7", "section":"B", "group":"1"},"tag":"4", "homeTeam":"STBGFC Rovers", "awayTeam":"Bracknell Town Colt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 office:value-type="string" office:string-value="S4K Marvels" calcext:value-type="string">
            <text:p>S4K Marvel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&quot;, &quot;awayTeam&quot;:&quot;S4K Marvels&quot;}" calcext:value-type="string">
            <text:p>{"__v":0,"day":2,"dateTime":40200000,"duration":"8m","pitch":"3","competition":{"name":"U7", "section":"B", "group":"1"},"tag":"5", "homeTeam":"", "awayTeam":"S4K Marve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200000" calcext:value-type="float">
            <text:p>40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Chineham Tigers - Black" calcext:value-type="string">
            <text:p>Chineham Tigers - Black</text:p>
          </table:table-cell>
          <table:table-cell table:style-name="ce77" table:formula="of:=VLOOKUP([.G11];TRANSLATED_TEAM_NAMES;[.$E11]+1)" office:value-type="string" office:string-value="STBGFC United" calcext:value-type="string">
            <text:p>STBGFC United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2&quot;},&quot;tag&quot;:&quot;5&quot;, &quot;homeTeam&quot;:&quot;Chineham Tigers - Black&quot;, &quot;awayTeam&quot;:&quot;STBGFC United&quot;}" calcext:value-type="string">
            <text:p>{"__v":0,"day":2,"dateTime":40200000,"duration":"8m","pitch":"4","competition":{"name":"U7", "section":"B", "group":"2"},"tag":"5", "homeTeam":"Chineham Tigers - Black", "awayTeam":"STBGFC United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2];TRANSLATED_TEAM_NAMES;[.$E12]+1)" office:value-type="string" office:string-value="STBGFC Rangers" calcext:value-type="string">
            <text:p>STBGFC Rangers</text:p>
          </table:table-cell>
          <table:table-cell table:style-name="ce77" table:formula="of:=VLOOKUP([.G12];TRANSLATED_TEAM_NAMES;[.$E12]+1)" office:value-type="string" office:string-value="Ascot United Saints" calcext:value-type="string">
            <text:p>Ascot United Saint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2&quot;},&quot;tag&quot;:&quot;6&quot;, &quot;homeTeam&quot;:&quot;STBGFC Rangers&quot;, &quot;awayTeam&quot;:&quot;Ascot United Saints&quot;}" calcext:value-type="string">
            <text:p>{"__v":0,"day":2,"dateTime":40800000,"duration":"8m","pitch":"3","competition":{"name":"U7", "section":"B", "group":"2"},"tag":"6", "homeTeam":"STBGFC Rangers", "awayTeam":"Ascot United Saint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2&quot;},&quot;tag&quot;:&quot;6&quot;, &quot;homeTeam&quot;:&quot;&quot;, &quot;awayTeam&quot;:&quot;S4K Tigers&quot;}" calcext:value-type="string">
            <text:p>{"__v":0,"day":2,"dateTime":40800000,"duration":"8m","pitch":"4","competition":{"name":"U7", "section":"B", "group":"2"},"tag":"6", "homeTeam":"", "awayTeam":"S4K Tig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 office:value-type="string" office:string-value="S4K Marvels" calcext:value-type="string">
            <text:p>S4K Marvels</text:p>
          </table:table-cell>
          <table:table-cell table:style-name="ce77" table:formula="of:=VLOOKUP([.G14];TRANSLATED_TEAM_NAMES;[.$E14]+1)" office:value-type="string" office:string-value="Bracknell Town Colts" calcext:value-type="string">
            <text:p>Bracknell Town Colts</text:p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S4K Marvels&quot;, &quot;awayTeam&quot;:&quot;Bracknell Town Colts&quot;}" calcext:value-type="string">
            <text:p>{"__v":0,"day":2,"dateTime":41400000,"duration":"8m","pitch":"3","competition":{"name":"U7", "section":"B", "group":"1"},"tag":"7", "homeTeam":"S4K Marvels", "awayTeam":"Bracknell Town Colt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5];TRANSLATED_TEAM_NAMES;[.$E15]+1)" office:value-type="string" office:string-value="Hartley Wintney Eagles" calcext:value-type="string">
            <text:p>Hartley Wintney Eagles</text:p>
          </table:table-cell>
          <table:table-cell table:style-name="ce77" table:formula="of:=VLOOKUP([.G15];TRANSLATED_TEAM_NAMES;[.$E15]+1)">
            <text:p/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1&quot;},&quot;tag&quot;:&quot;7&quot;, &quot;homeTeam&quot;:&quot;Hartley Wintney Eagles&quot;, &quot;awayTeam&quot;:&quot;&quot;}" calcext:value-type="string">
            <text:p>{"__v":0,"day":2,"dateTime":41400000,"duration":"8m","pitch":"4","competition":{"name":"U7", "section":"B", "group":"1"},"tag":"7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000000" calcext:value-type="float">
            <text:p>42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6];TRANSLATED_TEAM_NAMES;[.$E16]+1)" office:value-type="string" office:string-value="STBGFC Royals" calcext:value-type="string">
            <text:p>STBGFC Royals</text:p>
          </table:table-cell>
          <table:table-cell table:style-name="ce77" table:formula="of:=VLOOKUP([.G16];TRANSLATED_TEAM_NAMES;[.$E16]+1)" office:value-type="string" office:string-value="STBGFC Rovers" calcext:value-type="string">
            <text:p>STBGFC Rovers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1&quot;},&quot;tag&quot;:&quot;8&quot;, &quot;homeTeam&quot;:&quot;STBGFC Royals&quot;, &quot;awayTeam&quot;:&quot;STBGFC Rovers&quot;}" calcext:value-type="string">
            <text:p>{"__v":0,"day":2,"dateTime":42000000,"duration":"8m","pitch":"3","competition":{"name":"U7", "section":"B", "group":"1"},"tag":"8", "homeTeam":"STBGFC Royals", "awayTeam":"STBGFC Rover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7];TRANSLATED_TEAM_NAMES;[.$E17]+1)" office:value-type="string" office:string-value="S4K Tigers" calcext:value-type="string">
            <text:p>S4K Tigers</text:p>
          </table:table-cell>
          <table:table-cell table:style-name="ce77" table:formula="of:=VLOOKUP([.G17];TRANSLATED_TEAM_NAMES;[.$E17]+1)" office:value-type="string" office:string-value="Ascot United Saints" calcext:value-type="string">
            <text:p>Ascot United Saint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2&quot;},&quot;tag&quot;:&quot;8&quot;, &quot;homeTeam&quot;:&quot;S4K Tigers&quot;, &quot;awayTeam&quot;:&quot;Ascot United Saints&quot;}" calcext:value-type="string">
            <text:p>{"__v":0,"day":2,"dateTime":42000000,"duration":"8m","pitch":"4","competition":{"name":"U7", "section":"B", "group":"2"},"tag":"8", "homeTeam":"S4K Tigers", "awayTeam":"Ascot United Saint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2600000" calcext:value-type="float">
            <text:p>42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8];TRANSLATED_TEAM_NAMES;[.$E18]+1)" office:value-type="string" office:string-value="Chineham Tigers - Black" calcext:value-type="string">
            <text:p>Chineham Tigers - Black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2&quot;},&quot;tag&quot;:&quot;9&quot;, &quot;homeTeam&quot;:&quot;Chineham Tigers - Black&quot;, &quot;awayTeam&quot;:&quot;&quot;}" calcext:value-type="string">
            <text:p>{"__v":0,"day":2,"dateTime":42600000,"duration":"8m","pitch":"3","competition":{"name":"U7", "section":"B", "group":"2"},"tag":"9", "homeTeam":"Chineham Tigers - Black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2600000" calcext:value-type="float">
            <text:p>42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9];TRANSLATED_TEAM_NAMES;[.$E19]+1)" office:value-type="string" office:string-value="STBGFC United" calcext:value-type="string">
            <text:p>STBGFC United</text:p>
          </table:table-cell>
          <table:table-cell table:style-name="ce77" table:formula="of:=VLOOKUP([.G19];TRANSLATED_TEAM_NAMES;[.$E19]+1)" office:value-type="string" office:string-value="STBGFC Rangers" calcext:value-type="string">
            <text:p>STBGFC Rangers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2&quot;},&quot;tag&quot;:&quot;9&quot;, &quot;homeTeam&quot;:&quot;STBGFC United&quot;, &quot;awayTeam&quot;:&quot;STBGFC Rangers&quot;}" calcext:value-type="string">
            <text:p>{"__v":0,"day":2,"dateTime":42600000,"duration":"8m","pitch":"4","competition":{"name":"U7", "section":"B", "group":"2"},"tag":"9", "homeTeam":"STBGFC United", "awayTeam":"STBGFC Ranger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3200000" calcext:value-type="float">
            <text:p>43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0];TRANSLATED_TEAM_NAMES;[.$E20]+1)" office:value-type="string" office:string-value="Bracknell Town Colts" calcext:value-type="string">
            <text:p>Bracknell Town Colts</text:p>
          </table:table-cell>
          <table:table-cell table:style-name="ce77" table:formula="of:=VLOOKUP([.G20];TRANSLATED_TEAM_NAMES;[.$E20]+1)" office:value-type="string" office:string-value="STBGFC Royals" calcext:value-type="string">
            <text:p>STBGFC Royals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1&quot;},&quot;tag&quot;:&quot;10&quot;, &quot;homeTeam&quot;:&quot;Bracknell Town Colts&quot;, &quot;awayTeam&quot;:&quot;STBGFC Royals&quot;}" calcext:value-type="string">
            <text:p>{"__v":0,"day":2,"dateTime":43200000,"duration":"8m","pitch":"3","competition":{"name":"U7", "section":"B", "group":"1"},"tag":"10", "homeTeam":"Bracknell Town Colts", "awayTeam":"STBGFC Royal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3200000" calcext:value-type="float">
            <text:p>43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Hartley Wintney Eagles" calcext:value-type="string">
            <text:p>Hartley Wintney Eagles</text:p>
          </table:table-cell>
          <table:table-cell table:style-name="ce77" table:formula="of:=VLOOKUP([.G21];TRANSLATED_TEAM_NAMES;[.$E21]+1)" office:value-type="string" office:string-value="S4K Marvels" calcext:value-type="string">
            <text:p>S4K Marvel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1&quot;},&quot;tag&quot;:&quot;10&quot;, &quot;homeTeam&quot;:&quot;Hartley Wintney Eagles&quot;, &quot;awayTeam&quot;:&quot;S4K Marvels&quot;}" calcext:value-type="string">
            <text:p>{"__v":0,"day":2,"dateTime":43200000,"duration":"8m","pitch":"4","competition":{"name":"U7", "section":"B", "group":"1"},"tag":"10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 office:value-type="string" office:string-value="STBGFC Rovers" calcext:value-type="string">
            <text:p>STBGFC Rovers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1&quot;},&quot;tag&quot;:&quot;11&quot;, &quot;homeTeam&quot;:&quot;&quot;, &quot;awayTeam&quot;:&quot;STBGFC Rovers&quot;}" calcext:value-type="string">
            <text:p>{"__v":0,"day":2,"dateTime":43800000,"duration":"8m","pitch":"3","competition":{"name":"U7", "section":"B", "group":"1"},"tag":"11", "homeTeam":"", "awayTeam":"STBGFC Rover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3800000" calcext:value-type="float">
            <text:p>43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3];TRANSLATED_TEAM_NAMES;[.$E23]+1)" office:value-type="string" office:string-value="Ascot United Saints" calcext:value-type="string">
            <text:p>Ascot United Saints</text:p>
          </table:table-cell>
          <table:table-cell table:style-name="ce77" table:formula="of:=VLOOKUP([.G23];TRANSLATED_TEAM_NAMES;[.$E23]+1)" office:value-type="string" office:string-value="STBGFC United" calcext:value-type="string">
            <text:p>STBGFC United</text:p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2&quot;},&quot;tag&quot;:&quot;11&quot;, &quot;homeTeam&quot;:&quot;Ascot United Saints&quot;, &quot;awayTeam&quot;:&quot;STBGFC United&quot;}" calcext:value-type="string">
            <text:p>{"__v":0,"day":2,"dateTime":43800000,"duration":"8m","pitch":"4","competition":{"name":"U7", "section":"B", "group":"2"},"tag":"11", "homeTeam":"Ascot United Saints", "awayTeam":"STBGFC United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4];TRANSLATED_TEAM_NAMES;[.$E24]+1)" office:value-type="string" office:string-value="Chineham Tigers - Black" calcext:value-type="string">
            <text:p>Chineham Tigers - Black</text:p>
          </table:table-cell>
          <table:table-cell table:style-name="ce77" table:formula="of:=VLOOKUP([.G24];TRANSLATED_TEAM_NAMES;[.$E24]+1)" office:value-type="string" office:string-value="S4K Tigers" calcext:value-type="string">
            <text:p>S4K Tiger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2&quot;},&quot;tag&quot;:&quot;12&quot;, &quot;homeTeam&quot;:&quot;Chineham Tigers - Black&quot;, &quot;awayTeam&quot;:&quot;S4K Tigers&quot;}" calcext:value-type="string">
            <text:p>{"__v":0,"day":2,"dateTime":44400000,"duration":"8m","pitch":"3","competition":{"name":"U7", "section":"B", "group":"2"},"tag":"12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 office:value-type="string" office:string-value="STBGFC Rangers" calcext:value-type="string">
            <text:p>STBGFC Rangers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2&quot;},&quot;tag&quot;:&quot;12&quot;, &quot;homeTeam&quot;:&quot;&quot;, &quot;awayTeam&quot;:&quot;STBGFC Rangers&quot;}" calcext:value-type="string">
            <text:p>{"__v":0,"day":2,"dateTime":44400000,"duration":"8m","pitch":"4","competition":{"name":"U7", "section":"B", "group":"2"},"tag":"12", "homeTeam":"", "awayTeam":"STBGFC Ranger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6];TRANSLATED_TEAM_NAMES;[.$E26]+1)" office:value-type="string" office:string-value="Bracknell Town Colts" calcext:value-type="string">
            <text:p>Bracknell Town Colts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, &quot;group&quot;:&quot;1&quot;},&quot;tag&quot;:&quot;13&quot;, &quot;homeTeam&quot;:&quot;Bracknell Town Colts&quot;, &quot;awayTeam&quot;:&quot;&quot;}" calcext:value-type="string">
            <text:p>{"__v":0,"day":2,"dateTime":45000000,"duration":"8m","pitch":"3","competition":{"name":"U7", "section":"B", "group":"1"},"tag":"13", "homeTeam":"Bracknell Town Colt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7];TRANSLATED_TEAM_NAMES;[.$E27]+1)" office:value-type="string" office:string-value="STBGFC Rovers" calcext:value-type="string">
            <text:p>STBGFC Rovers</text:p>
          </table:table-cell>
          <table:table-cell table:style-name="ce77" table:formula="of:=VLOOKUP([.G27];TRANSLATED_TEAM_NAMES;[.$E27]+1)" office:value-type="string" office:string-value="Hartley Wintney Eagles" calcext:value-type="string">
            <text:p>Hartley Wintney Eagles</text:p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, &quot;group&quot;:&quot;1&quot;},&quot;tag&quot;:&quot;13&quot;, &quot;homeTeam&quot;:&quot;STBGFC Rovers&quot;, &quot;awayTeam&quot;:&quot;Hartley Wintney Eagles&quot;}" calcext:value-type="string">
            <text:p>{"__v":0,"day":2,"dateTime":45000000,"duration":"8m","pitch":"4","competition":{"name":"U7", "section":"B", "group":"1"},"tag":"13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5600000" calcext:value-type="float">
            <text:p>45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 office:value-type="string" office:string-value="STBGFC Royals" calcext:value-type="string">
            <text:p>STBGFC Royals</text:p>
          </table:table-cell>
          <table:table-cell table:style-name="ce77" table:formula="of:=VLOOKUP([.G28];TRANSLATED_TEAM_NAMES;[.$E28]+1)" office:value-type="string" office:string-value="S4K Marvels" calcext:value-type="string">
            <text:p>S4K Marvels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, &quot;group&quot;:&quot;1&quot;},&quot;tag&quot;:&quot;14&quot;, &quot;homeTeam&quot;:&quot;STBGFC Royals&quot;, &quot;awayTeam&quot;:&quot;S4K Marvels&quot;}" calcext:value-type="string">
            <text:p>{"__v":0,"day":2,"dateTime":45600000,"duration":"8m","pitch":"3","competition":{"name":"U7", "section":"B", "group":"1"},"tag":"14", "homeTeam":"STBGFC Royals", "awayTeam":"S4K Marvel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Ascot United Saints" calcext:value-type="string">
            <text:p>Ascot United Saints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, &quot;group&quot;:&quot;2&quot;},&quot;tag&quot;:&quot;14&quot;, &quot;homeTeam&quot;:&quot;Ascot United Saints&quot;, &quot;awayTeam&quot;:&quot;&quot;}" calcext:value-type="string">
            <text:p>{"__v":0,"day":2,"dateTime":45600000,"duration":"8m","pitch":"4","competition":{"name":"U7", "section":"B", "group":"2"},"tag":"14", "homeTeam":"Ascot United Saint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6200000" calcext:value-type="float">
            <text:p>46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 office:value-type="string" office:string-value="STBGFC Rangers" calcext:value-type="string">
            <text:p>STBGFC Rangers</text:p>
          </table:table-cell>
          <table:table-cell table:style-name="ce77" table:formula="of:=VLOOKUP([.G30];TRANSLATED_TEAM_NAMES;[.$E30]+1)" office:value-type="string" office:string-value="Chineham Tigers - Black" calcext:value-type="string">
            <text:p>Chineham Tigers - Black</text:p>
          </table:table-cell>
          <table:table-cell table:style-name="ce78" table:formula="of:=IF(MOD([.$C30]; NUM_PITCHES)=0;INDEX(PITCHES;1;NUM_PITCHES);INDEX(PITCHES;1;MOD([.$C3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B&quot;, &quot;group&quot;:&quot;2&quot;},&quot;tag&quot;:&quot;15&quot;, &quot;homeTeam&quot;:&quot;STBGFC Rangers&quot;, &quot;awayTeam&quot;:&quot;Chineham Tigers - Black&quot;}" calcext:value-type="string">
            <text:p>{"__v":0,"day":2,"dateTime":46200000,"duration":"8m","pitch":"3","competition":{"name":"U7", "section":"B", "group":"2"},"tag":"15", "homeTeam":"STBGFC Rangers", "awayTeam":"Chineham Tigers - Black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6200000" calcext:value-type="float">
            <text:p>46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31];TRANSLATED_TEAM_NAMES;[.$E31]+1)" office:value-type="string" office:string-value="STBGFC United" calcext:value-type="string">
            <text:p>STBGFC United</text:p>
          </table:table-cell>
          <table:table-cell table:style-name="ce77" table:formula="of:=VLOOKUP([.G31];TRANSLATED_TEAM_NAMES;[.$E31]+1)" office:value-type="string" office:string-value="S4K Tigers" calcext:value-type="string">
            <text:p>S4K Tigers</text:p>
          </table:table-cell>
          <table:table-cell table:style-name="ce78" table:formula="of:=IF(MOD([.$C31]; NUM_PITCHES)=0;INDEX(PITCHES;1;NUM_PITCHES);INDEX(PITCHES;1;MOD([.$C3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B&quot;, &quot;group&quot;:&quot;2&quot;},&quot;tag&quot;:&quot;15&quot;, &quot;homeTeam&quot;:&quot;STBGFC United&quot;, &quot;awayTeam&quot;:&quot;S4K Tigers&quot;}" calcext:value-type="string">
            <text:p>{"__v":0,"day":2,"dateTime":46200000,"duration":"8m","pitch":"4","competition":{"name":"U7", "section":"B", "group":"2"},"tag":"15", "homeTeam":"STBGFC United", "awayTeam":"S4K Tiger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32]-1)) + SECTION_GAP_MS" office:value-type="float" office:value="47400000" calcext:value-type="float">
            <text:p>47400000</text:p>
          </table:table-cell>
          <table:table-cell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formula="of:=AGE_GROUP_TRANSLATED&amp;&quot;_&quot;&amp;SECTION_TRANSLATED&amp;&quot;_G1_P2&quot;" office:value-type="string" office:string-value="U7_B_G1_P2" calcext:value-type="string">
            <text:p>U7_B_G1_P2</text:p>
          </table:table-cell>
          <table:table-cell table:formula="of:=AGE_GROUP_TRANSLATED&amp;&quot;_&quot;&amp;SECTION_TRANSLATED&amp;&quot;_G2_P3&quot;" office:value-type="string" office:string-value="U7_B_G2_P3" calcext:value-type="string">
            <text:p>U7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32]; NUM_PITCHES)=0;INDEX(PITCHES;1;NUM_PITCHES);INDEX(PITCHES;1;MOD([.$C32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7400000,&quot;duration&quot;:&quot;8m&quot;,&quot;pitch&quot;:&quot;4&quot;,&quot;competition&quot;:{&quot;name&quot;:&quot;U7&quot;, &quot;section&quot;:&quot;B&quot;},&quot;tag&quot;:&quot;QF1&quot;, &quot;homeTeam&quot;:&quot;2nd Group 1&quot;, &quot;awayTeam&quot;:&quot;3rd Group 2&quot;, &quot;homeTeamFrom&quot;:&quot;U7_B_G1_P2&quot;, &quot;awayTeamFrom&quot;:&quot;U7_B_G2_P3&quot;, &quot;stage2Tag&quot;:&quot;U7_B_QF1&quot;}" calcext:value-type="string">
            <text:p>{"__v":0,"day":2,"dateTime":47400000,"duration":"8m","pitch":"4","competition":{"name":"U7", "section":"B"},"tag":"QF1", "homeTeam":"2nd Group 1", "awayTeam":"3rd Group 2", "homeTeamFrom":"U7_B_G1_P2", "awayTeamFrom":"U7_B_G2_P3", "stage2Tag":"U7_B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33]-1)) + SECTION_GAP_MS" office:value-type="float" office:value="48000000" calcext:value-type="float">
            <text:p>48000000</text:p>
          </table:table-cell>
          <table:table-cell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formula="of:=AGE_GROUP_TRANSLATED&amp;&quot;_&quot;&amp;SECTION_TRANSLATED&amp;&quot;_G2_P2&quot;" office:value-type="string" office:string-value="U7_B_G2_P2" calcext:value-type="string">
            <text:p>U7_B_G2_P2</text:p>
          </table:table-cell>
          <table:table-cell table:formula="of:=AGE_GROUP_TRANSLATED&amp;&quot;_&quot;&amp;SECTION_TRANSLATED&amp;&quot;_G1_P3&quot;" office:value-type="string" office:string-value="U7_B_G1_P3" calcext:value-type="string">
            <text:p>U7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33]; NUM_PITCHES)=0;INDEX(PITCHES;1;NUM_PITCHES);INDEX(PITCHES;1;MOD([.$C33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8000000,&quot;duration&quot;:&quot;8m&quot;,&quot;pitch&quot;:&quot;3&quot;,&quot;competition&quot;:{&quot;name&quot;:&quot;U7&quot;, &quot;section&quot;:&quot;B&quot;},&quot;tag&quot;:&quot;QF2&quot;, &quot;homeTeam&quot;:&quot;2nd Group 2&quot;, &quot;awayTeam&quot;:&quot;4th Group 1&quot;, &quot;homeTeamFrom&quot;:&quot;U7_B_G2_P2&quot;, &quot;awayTeamFrom&quot;:&quot;U7_B_G1_P3&quot;, &quot;stage2Tag&quot;:&quot;U7_B_QF2&quot;}" calcext:value-type="string">
            <text:p>{"__v":0,"day":2,"dateTime":48000000,"duration":"8m","pitch":"3","competition":{"name":"U7", "section":"B"},"tag":"QF2", "homeTeam":"2nd Group 2", "awayTeam":"4th Group 1", "homeTeamFrom":"U7_B_G2_P2", "awayTeamFrom":"U7_B_G1_P3", "stage2Tag":"U7_B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34]-1)) + SECTION_GAP_MS" office:value-type="float" office:value="48600000" calcext:value-type="float">
            <text:p>48600000</text:p>
          </table:table-cell>
          <table:table-cell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formula="of:=AGE_GROUP_TRANSLATED&amp;&quot;_&quot;&amp;SECTION_TRANSLATED&amp;&quot;_G1_P1&quot;" office:value-type="string" office:string-value="U7_B_G1_P1" calcext:value-type="string">
            <text:p>U7_B_G1_P1</text:p>
          </table:table-cell>
          <table:table-cell table:formula="of:=AGE_GROUP_TRANSLATED&amp;&quot;_&quot;&amp;SECTION_TRANSLATED&amp;&quot;_G2_P4&quot;" office:value-type="string" office:string-value="U7_B_G2_P4" calcext:value-type="string">
            <text:p>U7_B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8600000,&quot;duration&quot;:&quot;8m&quot;,&quot;pitch&quot;:&quot;3&quot;,&quot;competition&quot;:{&quot;name&quot;:&quot;U7&quot;, &quot;section&quot;:&quot;B&quot;},&quot;tag&quot;:&quot;QF3&quot;, &quot;homeTeam&quot;:&quot;Winner Group 1&quot;, &quot;awayTeam&quot;:&quot;4th Group 2&quot;, &quot;homeTeamFrom&quot;:&quot;U7_B_G1_P1&quot;, &quot;awayTeamFrom&quot;:&quot;U7_B_G2_P4&quot;, &quot;stage2Tag&quot;:&quot;U7_B_QF3&quot;}" calcext:value-type="string">
            <text:p>{"__v":0,"day":2,"dateTime":48600000,"duration":"8m","pitch":"3","competition":{"name":"U7", "section":"B"},"tag":"QF3", "homeTeam":"Winner Group 1", "awayTeam":"4th Group 2", "homeTeamFrom":"U7_B_G1_P1", "awayTeamFrom":"U7_B_G2_P4", "stage2Tag":"U7_B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35]-1)) + SECTION_GAP_MS" office:value-type="float" office:value="48600000" calcext:value-type="float">
            <text:p>48600000</text:p>
          </table:table-cell>
          <table:table-cell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formula="of:=AGE_GROUP_TRANSLATED&amp;&quot;_&quot;&amp;SECTION_TRANSLATED&amp;&quot;_G2_P1&quot;" office:value-type="string" office:string-value="U7_B_G2_P1" calcext:value-type="string">
            <text:p>U7_B_G2_P1</text:p>
          </table:table-cell>
          <table:table-cell table:formula="of:=AGE_GROUP_TRANSLATED&amp;&quot;_&quot;&amp;SECTION_TRANSLATED&amp;&quot;_G1_P4&quot;" office:value-type="string" office:string-value="U7_B_G1_P4" calcext:value-type="string">
            <text:p>U7_B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48600000,&quot;duration&quot;:&quot;8m&quot;,&quot;pitch&quot;:&quot;4&quot;,&quot;competition&quot;:{&quot;name&quot;:&quot;U7&quot;, &quot;section&quot;:&quot;B&quot;},&quot;tag&quot;:&quot;QF4&quot;, &quot;homeTeam&quot;:&quot;Winner Group 2&quot;, &quot;awayTeam&quot;:&quot;4th Group 1&quot;, &quot;homeTeamFrom&quot;:&quot;U7_B_G2_P1&quot;, &quot;awayTeamFrom&quot;:&quot;U7_B_G1_P4&quot;, &quot;stage2Tag&quot;:&quot;U7_B_QF4&quot;}" calcext:value-type="string">
            <text:p>{"__v":0,"day":2,"dateTime":48600000,"duration":"8m","pitch":"4","competition":{"name":"U7", "section":"B"},"tag":"QF4", "homeTeam":"Winner Group 2", "awayTeam":"4th Group 1", "homeTeamFrom":"U7_B_G2_P1", "awayTeamFrom":"U7_B_G1_P4", "stage2Tag":"U7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36]-1)) + SECTION_GAP_MS" office:value-type="float" office:value="49200000" calcext:value-type="float">
            <text:p>49200000</text:p>
          </table:table-cell>
          <table:table-cell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49200000,&quot;duration&quot;:&quot;8m&quot;,&quot;pitch&quot;:&quot;4&quot;,&quot;competition&quot;:{&quot;name&quot;:&quot;U7&quot;, &quot;section&quot;:&quot;B&quot;},&quot;tag&quot;:&quot;SF1&quot;, &quot;homeTeam&quot;:&quot;Winner QF1&quot;, &quot;awayTeam&quot;:&quot;Winner QF4&quot;, &quot;homeTeamFrom&quot;:&quot;U7_B_QF1&quot;, &quot;awayTeamFrom&quot;:&quot;U7_B_QF4&quot;, &quot;stage2Tag&quot;:&quot;U7_B_SF1&quot;}" calcext:value-type="string">
            <text:p>{"__v":0,"day":2,"dateTime":49200000,"duration":"8m","pitch":"4","competition":{"name":"U7", "section":"B"},"tag":"SF1", "homeTeam":"Winner QF1", "awayTeam":"Winner QF4", "homeTeamFrom":"U7_B_QF1", "awayTeamFrom":"U7_B_QF4", "stage2Tag":"U7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37]-1)) + SECTION_GAP_MS" office:value-type="float" office:value="49800000" calcext:value-type="float">
            <text:p>49800000</text:p>
          </table:table-cell>
          <table:table-cell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49800000,&quot;duration&quot;:&quot;8m&quot;,&quot;pitch&quot;:&quot;3&quot;,&quot;competition&quot;:{&quot;name&quot;:&quot;U7&quot;, &quot;section&quot;:&quot;B&quot;},&quot;tag&quot;:&quot;SF2&quot;, &quot;homeTeam&quot;:&quot;Winner QF2&quot;, &quot;awayTeam&quot;:&quot;Winner QF3&quot;, &quot;homeTeamFrom&quot;:&quot;U7_B_QF2&quot;, &quot;awayTeamFrom&quot;:&quot;U7_B_QF3&quot;, &quot;stage2Tag&quot;:&quot;U7_B_SF2&quot;}" calcext:value-type="string">
            <text:p>{"__v":0,"day":2,"dateTime":49800000,"duration":"8m","pitch":"3","competition":{"name":"U7", "section":"B"},"tag":"SF2", "homeTeam":"Winner QF2", "awayTeam":"Winner QF3", "homeTeamFrom":"U7_B_QF2", "awayTeamFrom":"U7_B_QF3", "stage2Tag":"U7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38]-1)) + SECTION_GAP_MS" office:value-type="float" office:value="50400000" calcext:value-type="float">
            <text:p>50400000</text:p>
          </table:table-cell>
          <table:table-cell table:formula="of:=AGE_GROUP_TRANSLATED&amp;&quot;_&quot;&amp;SECTION_TRANSLATED&amp;&quot;_FNL&quot;" office:value-type="string" office:string-value="U7_B_FNL" calcext:value-type="string">
            <text:p>U7_B_FNL</text:p>
          </table:table-cell>
          <table:table-cell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50400000,&quot;duration&quot;:&quot;8m&quot;,&quot;pitch&quot;:&quot;3&quot;,&quot;competition&quot;:{&quot;name&quot;:&quot;U7&quot;, &quot;section&quot;:&quot;B&quot;},&quot;tag&quot;:&quot;FNL&quot;, &quot;homeTeam&quot;:&quot;Winner SF1&quot;, &quot;awayTeam&quot;:&quot;Winner SF2&quot;, &quot;homeTeamFrom&quot;:&quot;U7_B_SF1&quot;, &quot;awayTeamFrom&quot;:&quot;U7_B_SF2&quot;, &quot;stage2Tag&quot;:&quot;U7_B_FNL&quot;}" calcext:value-type="string">
            <text:p>{"__v":0,"day":2,"dateTime":50400000,"duration":"8m","pitch":"3","competition":{"name":"U7", "section":"B"},"tag":"FNL", "homeTeam":"Winner SF1", "awayTeam":"Winner SF2", "homeTeamFrom":"U7_B_SF1", "awayTeamFrom":"U7_B_SF2", "stage2Tag":"U7_B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 x 6 KO P=3" table:style-name="ta2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30" table:default-cell-style-name="ce19"/>
        <table:table-column table:style-name="co19" table:number-columns-repeated="2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];TRANSLATED_TEAM_NAMES;[.$E2]+1)" office:value-type="string" office:string-value="STBGFC Royals" calcext:value-type="string">
            <text:p>STBGFC Royals</text:p>
          </table:table-cell>
          <table:table-cell table:style-name="ce77"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STBGFC Royals&quot;, &quot;awayTeam&quot;:&quot;&quot;}" calcext:value-type="string">
            <text:p>{"__v":0,"day":2,"dateTime":37800000,"duration":"8m","pitch":"3","competition":{"name":"U7", "section":"B", "group":"1"},"tag":"1", "homeTeam":"STBGFC Royals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STBGFC United" calcext:value-type="string">
            <text:p>STBGFC United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2&quot;},&quot;tag&quot;:&quot;1&quot;, &quot;homeTeam&quot;:&quot;STBGFC United&quot;, &quot;awayTeam&quot;:&quot;&quot;}" calcext:value-type="string">
            <text:p>{"__v":0,"day":2,"dateTime":37800000,"duration":"8m","pitch":"4","competition":{"name":"U7", "section":"B", "group":"2"},"tag":"1", "homeTeam":"STBGFC United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400000" calcext:value-type="float">
            <text:p>38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];TRANSLATED_TEAM_NAMES;[.$E4]+1)">
            <text:p/>
          </table:table-cell>
          <table:table-cell table:style-name="ce77"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3&quot;},&quot;tag&quot;:&quot;2&quot;, &quot;homeTeam&quot;:&quot;&quot;, &quot;awayTeam&quot;:&quot;&quot;}" calcext:value-type="string">
            <text:p>{"__v":0,"day":2,"dateTime":38400000,"duration":"8m","pitch":"3","competition":{"name":"U7", "section":"B", "group":"3"},"tag":"2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400000" calcext:value-type="float">
            <text:p>38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4K Marvels" calcext:value-type="string">
            <text:p>S4K Marvels</text:p>
          </table:table-cell>
          <table:table-cell table:style-name="ce77" table:formula="of:=VLOOKUP([.G5];TRANSLATED_TEAM_NAMES;[.$E5]+1)" office:value-type="string" office:string-value="STBGFC Rovers" calcext:value-type="string">
            <text:p>STBGFC Rov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1&quot;},&quot;tag&quot;:&quot;2&quot;, &quot;homeTeam&quot;:&quot;S4K Marvels&quot;, &quot;awayTeam&quot;:&quot;STBGFC Rovers&quot;}" calcext:value-type="string">
            <text:p>{"__v":0,"day":2,"dateTime":38400000,"duration":"8m","pitch":"4","competition":{"name":"U7", "section":"B", "group":"1"},"tag":"2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000000" calcext:value-type="float">
            <text:p>39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6];TRANSLATED_TEAM_NAMES;[.$E6]+1)" office:value-type="string" office:string-value="S4K Tigers" calcext:value-type="string">
            <text:p>S4K Tigers</text:p>
          </table:table-cell>
          <table:table-cell table:style-name="ce77" table:formula="of:=VLOOKUP([.G6];TRANSLATED_TEAM_NAMES;[.$E6]+1)" office:value-type="string" office:string-value="STBGFC Rangers" calcext:value-type="string">
            <text:p>STBGFC Rangers</text:p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2&quot;},&quot;tag&quot;:&quot;3&quot;, &quot;homeTeam&quot;:&quot;S4K Tigers&quot;, &quot;awayTeam&quot;:&quot;STBGFC Rangers&quot;}" calcext:value-type="string">
            <text:p>{"__v":0,"day":2,"dateTime":39000000,"duration":"8m","pitch":"3","competition":{"name":"U7", "section":"B", "group":"2"},"tag":"3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000000" calcext:value-type="float">
            <text:p>39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3&quot;},&quot;tag&quot;:&quot;3&quot;, &quot;homeTeam&quot;:&quot;&quot;, &quot;awayTeam&quot;:&quot;&quot;}" calcext:value-type="string">
            <text:p>{"__v":0,"day":2,"dateTime":39000000,"duration":"8m","pitch":"4","competition":{"name":"U7", "section":"B", "group":"3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8];TRANSLATED_TEAM_NAMES;[.$E8]+1)" office:value-type="string" office:string-value="Bracknell Town Colts" calcext:value-type="string">
            <text:p>Bracknell Town Colts</text:p>
          </table:table-cell>
          <table:table-cell table:style-name="ce77" table:formula="of:=VLOOKUP([.G8];TRANSLATED_TEAM_NAMES;[.$E8]+1)" office:value-type="string" office:string-value="Hartley Wintney Eagles" calcext:value-type="string">
            <text:p>Hartley Wintney Eagle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1&quot;},&quot;tag&quot;:&quot;4&quot;, &quot;homeTeam&quot;:&quot;Bracknell Town Colts&quot;, &quot;awayTeam&quot;:&quot;Hartley Wintney Eagles&quot;}" calcext:value-type="string">
            <text:p>{"__v":0,"day":2,"dateTime":39600000,"duration":"8m","pitch":"3","competition":{"name":"U7", "section":"B", "group":"1"},"tag":"4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9];TRANSLATED_TEAM_NAMES;[.$E9]+1)" office:value-type="string" office:string-value="Ascot United Saints" calcext:value-type="string">
            <text:p>Ascot United Saints</text:p>
          </table:table-cell>
          <table:table-cell table:style-name="ce77" table:formula="of:=VLOOKUP([.G9];TRANSLATED_TEAM_NAMES;[.$E9]+1)" office:value-type="string" office:string-value="Chineham Tigers - Black" calcext:value-type="string">
            <text:p>Chineham Tigers - Black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2&quot;},&quot;tag&quot;:&quot;4&quot;, &quot;homeTeam&quot;:&quot;Ascot United Saints&quot;, &quot;awayTeam&quot;:&quot;Chineham Tigers - Black&quot;}" calcext:value-type="string">
            <text:p>{"__v":0,"day":2,"dateTime":39600000,"duration":"8m","pitch":"4","competition":{"name":"U7", "section":"B", "group":"2"},"tag":"4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200000" calcext:value-type="float">
            <text:p>40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>
            <text:p/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3&quot;},&quot;tag&quot;:&quot;5&quot;, &quot;homeTeam&quot;:&quot;&quot;, &quot;awayTeam&quot;:&quot;&quot;}" calcext:value-type="string">
            <text:p>{"__v":0,"day":2,"dateTime":40200000,"duration":"8m","pitch":"3","competition":{"name":"U7", "section":"B", "group":"3"},"tag":"5", "homeTeam":"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STBGFC Rovers" calcext:value-type="string">
            <text:p>STBGFC Rovers</text:p>
          </table:table-cell>
          <table:table-cell table:style-name="ce77" table:formula="of:=VLOOKUP([.G11];TRANSLATED_TEAM_NAMES;[.$E11]+1)" office:value-type="string" office:string-value="STBGFC Royals" calcext:value-type="string">
            <text:p>STBGFC Royals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STBGFC Rovers&quot;, &quot;awayTeam&quot;:&quot;STBGFC Royals&quot;}" calcext:value-type="string">
            <text:p>{"__v":0,"day":2,"dateTime":40200000,"duration":"8m","pitch":"4","competition":{"name":"U7", "section":"B", "group":"1"},"tag":"5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Rangers" calcext:value-type="string">
            <text:p>STBGFC Rangers</text:p>
          </table:table-cell>
          <table:table-cell table:style-name="ce77" table:formula="of:=VLOOKUP([.G12];TRANSLATED_TEAM_NAMES;[.$E12]+1)" office:value-type="string" office:string-value="STBGFC United" calcext:value-type="string">
            <text:p>STBGFC United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2&quot;},&quot;tag&quot;:&quot;6&quot;, &quot;homeTeam&quot;:&quot;STBGFC Rangers&quot;, &quot;awayTeam&quot;:&quot;STBGFC United&quot;}" calcext:value-type="string">
            <text:p>{"__v":0,"day":2,"dateTime":40800000,"duration":"8m","pitch":"3","competition":{"name":"U7", "section":"B", "group":"2"},"tag":"6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0800000" calcext:value-type="float">
            <text:p>40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3&quot;},&quot;tag&quot;:&quot;6&quot;, &quot;homeTeam&quot;:&quot;&quot;, &quot;awayTeam&quot;:&quot;&quot;}" calcext:value-type="string">
            <text:p>{"__v":0,"day":2,"dateTime":40800000,"duration":"8m","pitch":"4","competition":{"name":"U7", "section":"B", "group":"3"},"tag":"6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 office:value-type="string" office:string-value="Bracknell Town Colts" calcext:value-type="string">
            <text:p>Bracknell Town Colts</text:p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&quot;, &quot;awayTeam&quot;:&quot;Bracknell Town Colts&quot;}" calcext:value-type="string">
            <text:p>{"__v":0,"day":2,"dateTime":41400000,"duration":"8m","pitch":"3","competition":{"name":"U7", "section":"B", "group":"1"},"tag":"7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5];TRANSLATED_TEAM_NAMES;[.$E15]+1)">
            <text:p/>
          </table:table-cell>
          <table:table-cell table:style-name="ce77" table:formula="of:=VLOOKUP([.G15];TRANSLATED_TEAM_NAMES;[.$E15]+1)" office:value-type="string" office:string-value="Ascot United Saints" calcext:value-type="string">
            <text:p>Ascot United Saints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2&quot;},&quot;tag&quot;:&quot;7&quot;, &quot;homeTeam&quot;:&quot;&quot;, &quot;awayTeam&quot;:&quot;Ascot United Saints&quot;}" calcext:value-type="string">
            <text:p>{"__v":0,"day":2,"dateTime":41400000,"duration":"8m","pitch":"4","competition":{"name":"U7", "section":"B", "group":"2"},"tag":"7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000000" calcext:value-type="float">
            <text:p>42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3&quot;},&quot;tag&quot;:&quot;8&quot;, &quot;homeTeam&quot;:&quot;&quot;, &quot;awayTeam&quot;:&quot;&quot;}" calcext:value-type="string">
            <text:p>{"__v":0,"day":2,"dateTime":42000000,"duration":"8m","pitch":"3","competition":{"name":"U7", "section":"B", "group":"3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000000" calcext:value-type="float">
            <text:p>42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Hartley Wintney Eagles" calcext:value-type="string">
            <text:p>Hartley Wintney Eagles</text:p>
          </table:table-cell>
          <table:table-cell table:style-name="ce77" table:formula="of:=VLOOKUP([.G17];TRANSLATED_TEAM_NAMES;[.$E17]+1)" office:value-type="string" office:string-value="S4K Marvels" calcext:value-type="string">
            <text:p>S4K Marvel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1&quot;},&quot;tag&quot;:&quot;8&quot;, &quot;homeTeam&quot;:&quot;Hartley Wintney Eagles&quot;, &quot;awayTeam&quot;:&quot;S4K Marvels&quot;}" calcext:value-type="string">
            <text:p>{"__v":0,"day":2,"dateTime":42000000,"duration":"8m","pitch":"4","competition":{"name":"U7", "section":"B", "group":"1"},"tag":"8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2600000" calcext:value-type="float">
            <text:p>42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8];TRANSLATED_TEAM_NAMES;[.$E18]+1)" office:value-type="string" office:string-value="Chineham Tigers - Black" calcext:value-type="string">
            <text:p>Chineham Tigers - Black</text:p>
          </table:table-cell>
          <table:table-cell table:style-name="ce77" table:formula="of:=VLOOKUP([.G18];TRANSLATED_TEAM_NAMES;[.$E18]+1)" office:value-type="string" office:string-value="S4K Tigers" calcext:value-type="string">
            <text:p>S4K Tigers</text:p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2&quot;},&quot;tag&quot;:&quot;9&quot;, &quot;homeTeam&quot;:&quot;Chineham Tigers - Black&quot;, &quot;awayTeam&quot;:&quot;S4K Tigers&quot;}" calcext:value-type="string">
            <text:p>{"__v":0,"day":2,"dateTime":42600000,"duration":"8m","pitch":"3","competition":{"name":"U7", "section":"B", "group":"2"},"tag":"9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2600000" calcext:value-type="float">
            <text:p>426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>
            <text:p/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3&quot;},&quot;tag&quot;:&quot;9&quot;, &quot;homeTeam&quot;:&quot;&quot;, &quot;awayTeam&quot;:&quot;&quot;}" calcext:value-type="string">
            <text:p>{"__v":0,"day":2,"dateTime":42600000,"duration":"8m","pitch":"4","competition":{"name":"U7", "section":"B", "group":"3"},"tag":"9", "homeTeam":"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3200000" calcext:value-type="float">
            <text:p>43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0];TRANSLATED_TEAM_NAMES;[.$E20]+1)" office:value-type="string" office:string-value="STBGFC Rovers" calcext:value-type="string">
            <text:p>STBGFC Rovers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1&quot;},&quot;tag&quot;:&quot;10&quot;, &quot;homeTeam&quot;:&quot;STBGFC Rovers&quot;, &quot;awayTeam&quot;:&quot;&quot;}" calcext:value-type="string">
            <text:p>{"__v":0,"day":2,"dateTime":43200000,"duration":"8m","pitch":"3","competition":{"name":"U7", "section":"B", "group":"1"},"tag":"10", "homeTeam":"STBGFC Rovers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1];TRANSLATED_TEAM_NAMES;[.$E21]+1)" office:value-type="string" office:string-value="STBGFC Rangers" calcext:value-type="string">
            <text:p>STBGFC Rangers</text:p>
          </table:table-cell>
          <table:table-cell table:style-name="ce77" table:formula="of:=VLOOKUP([.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2&quot;},&quot;tag&quot;:&quot;10&quot;, &quot;homeTeam&quot;:&quot;STBGFC Rangers&quot;, &quot;awayTeam&quot;:&quot;&quot;}" calcext:value-type="string">
            <text:p>{"__v":0,"day":2,"dateTime":43200000,"duration":"8m","pitch":"4","competition":{"name":"U7", "section":"B", "group":"2"},"tag":"10", "homeTeam":"STBGFC Rangers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3800000" calcext:value-type="float">
            <text:p>43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>
            <text:p/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3&quot;},&quot;tag&quot;:&quot;11&quot;, &quot;homeTeam&quot;:&quot;&quot;, &quot;awayTeam&quot;:&quot;&quot;}" calcext:value-type="string">
            <text:p>{"__v":0,"day":2,"dateTime":43800000,"duration":"8m","pitch":"3","competition":{"name":"U7", "section":"B", "group":"3"},"tag":"11", "homeTeam":"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3];TRANSLATED_TEAM_NAMES;[.$E23]+1)" office:value-type="string" office:string-value="STBGFC Royals" calcext:value-type="string">
            <text:p>STBGFC Royals</text:p>
          </table:table-cell>
          <table:table-cell table:style-name="ce77" table:formula="of:=VLOOKUP([.G23];TRANSLATED_TEAM_NAMES;[.$E23]+1)" office:value-type="string" office:string-value="Hartley Wintney Eagles" calcext:value-type="string">
            <text:p>Hartley Wintney Eagles</text:p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1&quot;},&quot;tag&quot;:&quot;11&quot;, &quot;homeTeam&quot;:&quot;STBGFC Royals&quot;, &quot;awayTeam&quot;:&quot;Hartley Wintney Eagles&quot;}" calcext:value-type="string">
            <text:p>{"__v":0,"day":2,"dateTime":43800000,"duration":"8m","pitch":"4","competition":{"name":"U7", "section":"B", "group":"1"},"tag":"11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4];TRANSLATED_TEAM_NAMES;[.$E24]+1)" office:value-type="string" office:string-value="STBGFC United" calcext:value-type="string">
            <text:p>STBGFC United</text:p>
          </table:table-cell>
          <table:table-cell table:style-name="ce77" table:formula="of:=VLOOKUP([.G24];TRANSLATED_TEAM_NAMES;[.$E24]+1)" office:value-type="string" office:string-value="Chineham Tigers - Black" calcext:value-type="string">
            <text:p>Chineham Tigers - Black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2&quot;},&quot;tag&quot;:&quot;12&quot;, &quot;homeTeam&quot;:&quot;STBGFC United&quot;, &quot;awayTeam&quot;:&quot;Chineham Tigers - Black&quot;}" calcext:value-type="string">
            <text:p>{"__v":0,"day":2,"dateTime":44400000,"duration":"8m","pitch":"3","competition":{"name":"U7", "section":"B", "group":"2"},"tag":"12", "homeTeam":"STBGFC United", "awayTeam":"Chineham Tigers - Black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4400000" calcext:value-type="float">
            <text:p>44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3&quot;},&quot;tag&quot;:&quot;12&quot;, &quot;homeTeam&quot;:&quot;&quot;, &quot;awayTeam&quot;:&quot;&quot;}" calcext:value-type="string">
            <text:p>{"__v":0,"day":2,"dateTime":44400000,"duration":"8m","pitch":"4","competition":{"name":"U7", "section":"B", "group":"3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6];TRANSLATED_TEAM_NAMES;[.$E26]+1)" office:value-type="string" office:string-value="Bracknell Town Colts" calcext:value-type="string">
            <text:p>Bracknell Town Colts</text:p>
          </table:table-cell>
          <table:table-cell table:style-name="ce77" table:formula="of:=VLOOKUP([.G26];TRANSLATED_TEAM_NAMES;[.$E26]+1)" office:value-type="string" office:string-value="S4K Marvels" calcext:value-type="string">
            <text:p>S4K Marvels</text:p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, &quot;group&quot;:&quot;1&quot;},&quot;tag&quot;:&quot;13&quot;, &quot;homeTeam&quot;:&quot;Bracknell Town Colts&quot;, &quot;awayTeam&quot;:&quot;S4K Marvels&quot;}" calcext:value-type="string">
            <text:p>{"__v":0,"day":2,"dateTime":45000000,"duration":"8m","pitch":"3","competition":{"name":"U7", "section":"B", "group":"1"},"tag":"13", "homeTeam":"Bracknell Town Colts", "awayTeam":"S4K Marvel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5000000" calcext:value-type="float">
            <text:p>45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7];TRANSLATED_TEAM_NAMES;[.$E27]+1)" office:value-type="string" office:string-value="Ascot United Saints" calcext:value-type="string">
            <text:p>Ascot United Saints</text:p>
          </table:table-cell>
          <table:table-cell table:style-name="ce77" table:formula="of:=VLOOKUP([.G27];TRANSLATED_TEAM_NAMES;[.$E27]+1)" office:value-type="string" office:string-value="S4K Tigers" calcext:value-type="string">
            <text:p>S4K Tigers</text:p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, &quot;group&quot;:&quot;2&quot;},&quot;tag&quot;:&quot;13&quot;, &quot;homeTeam&quot;:&quot;Ascot United Saints&quot;, &quot;awayTeam&quot;:&quot;S4K Tigers&quot;}" calcext:value-type="string">
            <text:p>{"__v":0,"day":2,"dateTime":45000000,"duration":"8m","pitch":"4","competition":{"name":"U7", "section":"B", "group":"2"},"tag":"13", "homeTeam":"Ascot United Saints", "awayTeam":"S4K Tiger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5600000" calcext:value-type="float">
            <text:p>456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, &quot;group&quot;:&quot;3&quot;},&quot;tag&quot;:&quot;14&quot;, &quot;homeTeam&quot;:&quot;&quot;, &quot;awayTeam&quot;:&quot;&quot;}" calcext:value-type="string">
            <text:p>{"__v":0,"day":2,"dateTime":45600000,"duration":"8m","pitch":"3","competition":{"name":"U7", "section":"B", "group":"3"},"tag":"14", "homeTeam":"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5600000" calcext:value-type="float">
            <text:p>45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9];TRANSLATED_TEAM_NAMES;[.$E29]+1)">
            <text:p/>
          </table:table-cell>
          <table:table-cell table:style-name="ce77" table:formula="of:=VLOOKUP([.G29];TRANSLATED_TEAM_NAMES;[.$E29]+1)" office:value-type="string" office:string-value="Hartley Wintney Eagles" calcext:value-type="string">
            <text:p>Hartley Wintney Eagles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, &quot;group&quot;:&quot;1&quot;},&quot;tag&quot;:&quot;14&quot;, &quot;homeTeam&quot;:&quot;&quot;, &quot;awayTeam&quot;:&quot;Hartley Wintney Eagles&quot;}" calcext:value-type="string">
            <text:p>{"__v":0,"day":2,"dateTime":45600000,"duration":"8m","pitch":"4","competition":{"name":"U7", "section":"B", "group":"1"},"tag":"14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6200000" calcext:value-type="float">
            <text:p>46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>
            <text:p/>
          </table:table-cell>
          <table:table-cell table:style-name="ce77" table:formula="of:=VLOOKUP([.G30];TRANSLATED_TEAM_NAMES;[.$E30]+1)" office:value-type="string" office:string-value="Chineham Tigers - Black" calcext:value-type="string">
            <text:p>Chineham Tigers - Black</text:p>
          </table:table-cell>
          <table:table-cell table:style-name="ce78" table:formula="of:=IF(MOD([.$C30]; NUM_PITCHES)=0;INDEX(PITCHES;1;NUM_PITCHES);INDEX(PITCHES;1;MOD([.$C3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B&quot;, &quot;group&quot;:&quot;2&quot;},&quot;tag&quot;:&quot;15&quot;, &quot;homeTeam&quot;:&quot;&quot;, &quot;awayTeam&quot;:&quot;Chineham Tigers - Black&quot;}" calcext:value-type="string">
            <text:p>{"__v":0,"day":2,"dateTime":46200000,"duration":"8m","pitch":"3","competition":{"name":"U7", "section":"B", "group":"2"},"tag":"15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6200000" calcext:value-type="float">
            <text:p>46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1];TRANSLATED_TEAM_NAMES;[.$E31]+1)">
            <text:p/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B&quot;, &quot;group&quot;:&quot;3&quot;},&quot;tag&quot;:&quot;15&quot;, &quot;homeTeam&quot;:&quot;&quot;, &quot;awayTeam&quot;:&quot;&quot;}" calcext:value-type="string">
            <text:p>{"__v":0,"day":2,"dateTime":46200000,"duration":"8m","pitch":"4","competition":{"name":"U7", "section":"B", "group":"3"},"tag":"15", "homeTeam":"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6800000" calcext:value-type="float">
            <text:p>46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2];TRANSLATED_TEAM_NAMES;[.$E32]+1)" office:value-type="string" office:string-value="STBGFC Rovers" calcext:value-type="string">
            <text:p>STBGFC Rovers</text:p>
          </table:table-cell>
          <table:table-cell table:style-name="ce77" table:formula="of:=VLOOKUP([.G32];TRANSLATED_TEAM_NAMES;[.$E32]+1)" office:value-type="string" office:string-value="Bracknell Town Colts" calcext:value-type="string">
            <text:p>Bracknell Town Colts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6800000,&quot;duration&quot;:&quot;8m&quot;,&quot;pitch&quot;:&quot;3&quot;,&quot;competition&quot;:{&quot;name&quot;:&quot;U7&quot;, &quot;section&quot;:&quot;B&quot;, &quot;group&quot;:&quot;1&quot;},&quot;tag&quot;:&quot;16&quot;, &quot;homeTeam&quot;:&quot;STBGFC Rovers&quot;, &quot;awayTeam&quot;:&quot;Bracknell Town Colts&quot;}" calcext:value-type="string">
            <text:p>{"__v":0,"day":2,"dateTime":46800000,"duration":"8m","pitch":"3","competition":{"name":"U7", "section":"B", "group":"1"},"tag":"16", "homeTeam":"STBGFC Rovers", "awayTeam":"Bracknell Town Colt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3];TRANSLATED_TEAM_NAMES;[.$E33]+1)" office:value-type="string" office:string-value="STBGFC Rangers" calcext:value-type="string">
            <text:p>STBGFC Rangers</text:p>
          </table:table-cell>
          <table:table-cell table:style-name="ce77" table:formula="of:=VLOOKUP([.G33];TRANSLATED_TEAM_NAMES;[.$E33]+1)" office:value-type="string" office:string-value="Ascot United Saints" calcext:value-type="string">
            <text:p>Ascot United Saints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6800000,&quot;duration&quot;:&quot;8m&quot;,&quot;pitch&quot;:&quot;4&quot;,&quot;competition&quot;:{&quot;name&quot;:&quot;U7&quot;, &quot;section&quot;:&quot;B&quot;, &quot;group&quot;:&quot;2&quot;},&quot;tag&quot;:&quot;16&quot;, &quot;homeTeam&quot;:&quot;STBGFC Rangers&quot;, &quot;awayTeam&quot;:&quot;Ascot United Saints&quot;}" calcext:value-type="string">
            <text:p>{"__v":0,"day":2,"dateTime":46800000,"duration":"8m","pitch":"4","competition":{"name":"U7", "section":"B", "group":"2"},"tag":"16", "homeTeam":"STBGFC Rangers", "awayTeam":"Ascot United Saints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7400000" calcext:value-type="float">
            <text:p>47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>
            <text:p/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7400000,&quot;duration&quot;:&quot;8m&quot;,&quot;pitch&quot;:&quot;3&quot;,&quot;competition&quot;:{&quot;name&quot;:&quot;U7&quot;, &quot;section&quot;:&quot;B&quot;, &quot;group&quot;:&quot;3&quot;},&quot;tag&quot;:&quot;17&quot;, &quot;homeTeam&quot;:&quot;&quot;, &quot;awayTeam&quot;:&quot;&quot;}" calcext:value-type="string">
            <text:p>{"__v":0,"day":2,"dateTime":47400000,"duration":"8m","pitch":"3","competition":{"name":"U7", "section":"B", "group":"3"},"tag":"17", "homeTeam":"", "awayTeam":"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5];TRANSLATED_TEAM_NAMES;[.$E35]+1)" office:value-type="string" office:string-value="S4K Marvels" calcext:value-type="string">
            <text:p>S4K Marvels</text:p>
          </table:table-cell>
          <table:table-cell table:style-name="ce77" table:formula="of:=VLOOKUP([.G35];TRANSLATED_TEAM_NAMES;[.$E35]+1)" office:value-type="string" office:string-value="STBGFC Royals" calcext:value-type="string">
            <text:p>STBGFC Royals</text:p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7400000,&quot;duration&quot;:&quot;8m&quot;,&quot;pitch&quot;:&quot;4&quot;,&quot;competition&quot;:{&quot;name&quot;:&quot;U7&quot;, &quot;section&quot;:&quot;B&quot;, &quot;group&quot;:&quot;1&quot;},&quot;tag&quot;:&quot;17&quot;, &quot;homeTeam&quot;:&quot;S4K Marvels&quot;, &quot;awayTeam&quot;:&quot;STBGFC Royals&quot;}" calcext:value-type="string">
            <text:p>{"__v":0,"day":2,"dateTime":47400000,"duration":"8m","pitch":"4","competition":{"name":"U7", "section":"B", "group":"1"},"tag":"17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6];TRANSLATED_TEAM_NAMES;[.$E36]+1)" office:value-type="string" office:string-value="S4K Tigers" calcext:value-type="string">
            <text:p>S4K Tigers</text:p>
          </table:table-cell>
          <table:table-cell table:style-name="ce77" table:formula="of:=VLOOKUP([.G36];TRANSLATED_TEAM_NAMES;[.$E36]+1)" office:value-type="string" office:string-value="STBGFC United" calcext:value-type="string">
            <text:p>STBGFC United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8000000,&quot;duration&quot;:&quot;8m&quot;,&quot;pitch&quot;:&quot;3&quot;,&quot;competition&quot;:{&quot;name&quot;:&quot;U7&quot;, &quot;section&quot;:&quot;B&quot;, &quot;group&quot;:&quot;2&quot;},&quot;tag&quot;:&quot;18&quot;, &quot;homeTeam&quot;:&quot;S4K Tigers&quot;, &quot;awayTeam&quot;:&quot;STBGFC United&quot;}" calcext:value-type="string">
            <text:p>{"__v":0,"day":2,"dateTime":48000000,"duration":"8m","pitch":"3","competition":{"name":"U7", "section":"B", "group":"2"},"tag":"18", "homeTeam":"S4K Tigers", "awayTeam":"STBGFC United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48000000" calcext:value-type="float">
            <text:p>48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8000000,&quot;duration&quot;:&quot;8m&quot;,&quot;pitch&quot;:&quot;4&quot;,&quot;competition&quot;:{&quot;name&quot;:&quot;U7&quot;, &quot;section&quot;:&quot;B&quot;, &quot;group&quot;:&quot;3&quot;},&quot;tag&quot;:&quot;18&quot;, &quot;homeTeam&quot;:&quot;&quot;, &quot;awayTeam&quot;:&quot;&quot;}" calcext:value-type="string">
            <text:p>{"__v":0,"day":2,"dateTime":48000000,"duration":"8m","pitch":"4","competition":{"name":"U7", "section":"B", "group":"3"},"tag":"18", "homeTeam":"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8];TRANSLATED_TEAM_NAMES;[.$E38]+1)" office:value-type="string" office:string-value="Hartley Wintney Eagles" calcext:value-type="string">
            <text:p>Hartley Wintney Eagles</text:p>
          </table:table-cell>
          <table:table-cell table:style-name="ce77" table:formula="of:=VLOOKUP([.G38];TRANSLATED_TEAM_NAMES;[.$E38]+1)" office:value-type="string" office:string-value="STBGFC Rovers" calcext:value-type="string">
            <text:p>STBGFC Rovers</text:p>
          </table:table-cell>
          <table:table-cell table:style-name="ce78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8600000,&quot;duration&quot;:&quot;8m&quot;,&quot;pitch&quot;:&quot;3&quot;,&quot;competition&quot;:{&quot;name&quot;:&quot;U7&quot;, &quot;section&quot;:&quot;B&quot;, &quot;group&quot;:&quot;1&quot;},&quot;tag&quot;:&quot;19&quot;, &quot;homeTeam&quot;:&quot;Hartley Wintney Eagles&quot;, &quot;awayTeam&quot;:&quot;STBGFC Rovers&quot;}" calcext:value-type="string">
            <text:p>{"__v":0,"day":2,"dateTime":48600000,"duration":"8m","pitch":"3","competition":{"name":"U7", "section":"B", "group":"1"},"tag":"19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48600000" calcext:value-type="float">
            <text:p>48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9];TRANSLATED_TEAM_NAMES;[.$E39]+1)" office:value-type="string" office:string-value="Chineham Tigers - Black" calcext:value-type="string">
            <text:p>Chineham Tigers - Black</text:p>
          </table:table-cell>
          <table:table-cell table:style-name="ce77" table:formula="of:=VLOOKUP([.G39];TRANSLATED_TEAM_NAMES;[.$E39]+1)" office:value-type="string" office:string-value="STBGFC Rangers" calcext:value-type="string">
            <text:p>STBGFC Rangers</text:p>
          </table:table-cell>
          <table:table-cell table:style-name="ce78" table:formula="of:=IF(MOD([.$C39]; NUM_PITCHES)=0;INDEX(PITCHES;1;NUM_PITCHES);INDEX(PITCHES;1;MOD([.$C3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8600000,&quot;duration&quot;:&quot;8m&quot;,&quot;pitch&quot;:&quot;4&quot;,&quot;competition&quot;:{&quot;name&quot;:&quot;U7&quot;, &quot;section&quot;:&quot;B&quot;, &quot;group&quot;:&quot;2&quot;},&quot;tag&quot;:&quot;19&quot;, &quot;homeTeam&quot;:&quot;Chineham Tigers - Black&quot;, &quot;awayTeam&quot;:&quot;STBGFC Rangers&quot;}" calcext:value-type="string">
            <text:p>{"__v":0,"day":2,"dateTime":48600000,"duration":"8m","pitch":"4","competition":{"name":"U7", "section":"B", "group":"2"},"tag":"19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49200000" calcext:value-type="float">
            <text:p>49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40];TRANSLATED_TEAM_NAMES;[.$E40]+1)">
            <text:p/>
          </table:table-cell>
          <table:table-cell table:style-name="ce77" table:formula="of:=VLOOKUP([.G40];TRANSLATED_TEAM_NAMES;[.$E40]+1)">
            <text:p/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9200000,&quot;duration&quot;:&quot;8m&quot;,&quot;pitch&quot;:&quot;3&quot;,&quot;competition&quot;:{&quot;name&quot;:&quot;U7&quot;, &quot;section&quot;:&quot;B&quot;, &quot;group&quot;:&quot;3&quot;},&quot;tag&quot;:&quot;20&quot;, &quot;homeTeam&quot;:&quot;&quot;, &quot;awayTeam&quot;:&quot;&quot;}" calcext:value-type="string">
            <text:p>{"__v":0,"day":2,"dateTime":49200000,"duration":"8m","pitch":"3","competition":{"name":"U7", "section":"B", "group":"3"},"tag":"20", "homeTeam":"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49200000" calcext:value-type="float">
            <text:p>49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S4K Marvels" calcext:value-type="string">
            <text:p>S4K Marvels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9200000,&quot;duration&quot;:&quot;8m&quot;,&quot;pitch&quot;:&quot;4&quot;,&quot;competition&quot;:{&quot;name&quot;:&quot;U7&quot;, &quot;section&quot;:&quot;B&quot;, &quot;group&quot;:&quot;1&quot;},&quot;tag&quot;:&quot;20&quot;, &quot;homeTeam&quot;:&quot;S4K Marvels&quot;, &quot;awayTeam&quot;:&quot;&quot;}" calcext:value-type="string">
            <text:p>{"__v":0,"day":2,"dateTime":49200000,"duration":"8m","pitch":"4","competition":{"name":"U7", "section":"B", "group":"1"},"tag":"20", "homeTeam":"S4K Marvel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49800000" calcext:value-type="float">
            <text:p>49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2];TRANSLATED_TEAM_NAMES;[.$E42]+1)" office:value-type="string" office:string-value="S4K Tigers" calcext:value-type="string">
            <text:p>S4K Tigers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9800000,&quot;duration&quot;:&quot;8m&quot;,&quot;pitch&quot;:&quot;3&quot;,&quot;competition&quot;:{&quot;name&quot;:&quot;U7&quot;, &quot;section&quot;:&quot;B&quot;, &quot;group&quot;:&quot;2&quot;},&quot;tag&quot;:&quot;21&quot;, &quot;homeTeam&quot;:&quot;S4K Tigers&quot;, &quot;awayTeam&quot;:&quot;&quot;}" calcext:value-type="string">
            <text:p>{"__v":0,"day":2,"dateTime":49800000,"duration":"8m","pitch":"3","competition":{"name":"U7", "section":"B", "group":"2"},"tag":"21", "homeTeam":"S4K Tigers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49800000" calcext:value-type="float">
            <text:p>49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3];TRANSLATED_TEAM_NAMES;[.$E43]+1)">
            <text:p/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9800000,&quot;duration&quot;:&quot;8m&quot;,&quot;pitch&quot;:&quot;4&quot;,&quot;competition&quot;:{&quot;name&quot;:&quot;U7&quot;, &quot;section&quot;:&quot;B&quot;, &quot;group&quot;:&quot;3&quot;},&quot;tag&quot;:&quot;21&quot;, &quot;homeTeam&quot;:&quot;&quot;, &quot;awayTeam&quot;:&quot;&quot;}" calcext:value-type="string">
            <text:p>{"__v":0,"day":2,"dateTime":49800000,"duration":"8m","pitch":"4","competition":{"name":"U7", "section":"B", "group":"3"},"tag":"21", "homeTeam":"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4];TRANSLATED_TEAM_NAMES;[.$E44]+1)" office:value-type="string" office:string-value="STBGFC Royals" calcext:value-type="string">
            <text:p>STBGFC Royals</text:p>
          </table:table-cell>
          <table:table-cell table:style-name="ce77" table:formula="of:=VLOOKUP([.G44];TRANSLATED_TEAM_NAMES;[.$E44]+1)" office:value-type="string" office:string-value="Bracknell Town Colts" calcext:value-type="string">
            <text:p>Bracknell Town Colts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50400000,&quot;duration&quot;:&quot;8m&quot;,&quot;pitch&quot;:&quot;3&quot;,&quot;competition&quot;:{&quot;name&quot;:&quot;U7&quot;, &quot;section&quot;:&quot;B&quot;, &quot;group&quot;:&quot;1&quot;},&quot;tag&quot;:&quot;22&quot;, &quot;homeTeam&quot;:&quot;STBGFC Royals&quot;, &quot;awayTeam&quot;:&quot;Bracknell Town Colts&quot;}" calcext:value-type="string">
            <text:p>{"__v":0,"day":2,"dateTime":50400000,"duration":"8m","pitch":"3","competition":{"name":"U7", "section":"B", "group":"1"},"tag":"22", "homeTeam":"STBGFC Royals", "awayTeam":"Bracknell Town Colt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5];TRANSLATED_TEAM_NAMES;[.$E45]+1)" office:value-type="string" office:string-value="STBGFC United" calcext:value-type="string">
            <text:p>STBGFC United</text:p>
          </table:table-cell>
          <table:table-cell table:style-name="ce77" table:formula="of:=VLOOKUP([.G45];TRANSLATED_TEAM_NAMES;[.$E45]+1)" office:value-type="string" office:string-value="Ascot United Saints" calcext:value-type="string">
            <text:p>Ascot United Saints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50400000,&quot;duration&quot;:&quot;8m&quot;,&quot;pitch&quot;:&quot;4&quot;,&quot;competition&quot;:{&quot;name&quot;:&quot;U7&quot;, &quot;section&quot;:&quot;B&quot;, &quot;group&quot;:&quot;2&quot;},&quot;tag&quot;:&quot;22&quot;, &quot;homeTeam&quot;:&quot;STBGFC United&quot;, &quot;awayTeam&quot;:&quot;Ascot United Saints&quot;}" calcext:value-type="string">
            <text:p>{"__v":0,"day":2,"dateTime":50400000,"duration":"8m","pitch":"4","competition":{"name":"U7", "section":"B", "group":"2"},"tag":"22", "homeTeam":"STBGFC United", "awayTeam":"Ascot United Saints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1000000" calcext:value-type="float">
            <text:p>51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>
            <text:p/>
          </table:table-cell>
          <table:table-cell table:style-name="ce78" table:formula="of:=IF(MOD([.$C46]; NUM_PITCHES)=0;INDEX(PITCHES;1;NUM_PITCHES);INDEX(PITCHES;1;MOD([.$C4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51000000,&quot;duration&quot;:&quot;8m&quot;,&quot;pitch&quot;:&quot;3&quot;,&quot;competition&quot;:{&quot;name&quot;:&quot;U7&quot;, &quot;section&quot;:&quot;B&quot;, &quot;group&quot;:&quot;3&quot;},&quot;tag&quot;:&quot;23&quot;, &quot;homeTeam&quot;:&quot;&quot;, &quot;awayTeam&quot;:&quot;&quot;}" calcext:value-type="string">
            <text:p>{"__v":0,"day":2,"dateTime":51000000,"duration":"8m","pitch":"3","competition":{"name":"U7", "section":"B", "group":"3"},"tag":"23", "homeTeam":"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 + SECTION_GAP_MS" office:value-type="float" office:value="51600000" calcext:value-type="float">
            <text:p>51600000</text:p>
          </table:table-cell>
          <table:table-cell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formula="of:=AGE_GROUP_TRANSLATED&amp;&quot;_&quot;&amp;SECTION_TRANSLATED&amp;&quot;_G1_P1&quot;" office:value-type="string" office:string-value="U7_B_G1_P1" calcext:value-type="string">
            <text:p>U7_B_G1_P1</text:p>
          </table:table-cell>
          <table:table-cell/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Best 3<text:span text:style-name="T1">rd</text:span> Place</text:p>
          </table:table-cell>
          <table:table-cell table:style-name="ce78" table:formula="of:=IF(MOD([.$C47]; NUM_PITCHES)=0;INDEX(PITCHES;1;NUM_PITCHES);INDEX(PITCHES;1;MOD([.$C4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51600000,&quot;duration&quot;:&quot;8m&quot;,&quot;pitch&quot;:&quot;4&quot;,&quot;competition&quot;:{&quot;name&quot;:&quot;U7&quot;, &quot;section&quot;:&quot;B&quot;},&quot;tag&quot;:&quot;QF1&quot;, &quot;homeTeam&quot;:&quot;Winner Group 1&quot;, &quot;awayTeam&quot;:&quot;Best 3rd Place&quot;, &quot;homeTeamFrom&quot;:&quot;U7_B_G1_P1&quot;, &quot;awayTeamFrom&quot;:&quot;&quot;, &quot;stage2Tag&quot;:&quot;U7_B_QF1&quot;}" calcext:value-type="string">
            <text:p>{"__v":0,"day":2,"dateTime":51600000,"duration":"8m","pitch":"4","competition":{"name":"U7", "section":"B"},"tag":"QF1", "homeTeam":"Winner Group 1", "awayTeam":"Best 3rd Place", "homeTeamFrom":"U7_B_G1_P1", "awayTeamFrom":"", "stage2Tag":"U7_B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 + SECTION_GAP_MS" office:value-type="float" office:value="52200000" calcext:value-type="float">
            <text:p>52200000</text:p>
          </table:table-cell>
          <table:table-cell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formula="of:=AGE_GROUP_TRANSLATED&amp;&quot;_&quot;&amp;SECTION_TRANSLATED&amp;&quot;_G2_P1&quot;" office:value-type="string" office:string-value="U7_B_G2_P1" calcext:value-type="string">
            <text:p>U7_B_G2_P1</text:p>
          </table:table-cell>
          <table:table-cell/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2<text:span text:style-name="T1">nd</text:span> Best 3<text:span text:style-name="T1">rd</text:span> Place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2200000,&quot;duration&quot;:&quot;8m&quot;,&quot;pitch&quot;:&quot;3&quot;,&quot;competition&quot;:{&quot;name&quot;:&quot;U7&quot;, &quot;section&quot;:&quot;B&quot;},&quot;tag&quot;:&quot;QF2&quot;, &quot;homeTeam&quot;:&quot;Winner Group 2&quot;, &quot;awayTeam&quot;:&quot;2nd Group 1&quot;, &quot;homeTeamFrom&quot;:&quot;U7_B_G2_P1&quot;, &quot;awayTeamFrom&quot;:&quot;&quot;, &quot;stage2Tag&quot;:&quot;U7_B_QF2&quot;}" calcext:value-type="string">
            <text:p>{"__v":0,"day":2,"dateTime":52200000,"duration":"8m","pitch":"3","competition":{"name":"U7", "section":"B"},"tag":"QF2", "homeTeam":"Winner Group 2", "awayTeam":"2nd Group 1", "homeTeamFrom":"U7_B_G2_P1", "awayTeamFrom":"", "stage2Tag":"U7_B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49]&gt;[.$J48];[.B48];[.B48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49]-1)) + SECTION_GAP_MS" office:value-type="float" office:value="52800000" calcext:value-type="float">
            <text:p>52800000</text:p>
          </table:table-cell>
          <table:table-cell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formula="of:=AGE_GROUP_TRANSLATED&amp;&quot;_&quot;&amp;SECTION_TRANSLATED&amp;&quot;_G3_P1&quot;" office:value-type="string" office:string-value="U7_B_G3_P1" calcext:value-type="string">
            <text:p>U7_B_G3_P1</text:p>
          </table:table-cell>
          <table:table-cell table:formula="of:=AGE_GROUP_TRANSLATED&amp;&quot;_&quot;&amp;SECTION_TRANSLATED&amp;&quot;_G2_P2&quot;" office:value-type="string" office:string-value="U7_B_G2_P2" calcext:value-type="string">
            <text:p>U7_B_G2_P2</text:p>
          </table:table-cell>
          <table:table-cell table:style-name="ce74" office:value-type="string" calcext:value-type="string">
            <text:p>Winner Group 3</text:p>
          </table:table-cell>
          <table:table-cell table:style-name="ce77" office:value-type="string" calcext:value-type="string">
            <text:p>2<text:span text:style-name="T1">nd</text:span> Group 2</text:p>
          </table:table-cell>
          <table:table-cell table:style-name="ce78" table:formula="of:=IF(MOD([.$C49]; NUM_PITCHES)=0;INDEX(PITCHES;1;NUM_PITCHES);INDEX(PITCHES;1;MOD([.$C49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2800000,&quot;duration&quot;:&quot;8m&quot;,&quot;pitch&quot;:&quot;3&quot;,&quot;competition&quot;:{&quot;name&quot;:&quot;U7&quot;, &quot;section&quot;:&quot;B&quot;},&quot;tag&quot;:&quot;QF3&quot;, &quot;homeTeam&quot;:&quot;Winner Group 3&quot;, &quot;awayTeam&quot;:&quot;2nd Group 2&quot;, &quot;homeTeamFrom&quot;:&quot;U7_B_G3_P1&quot;, &quot;awayTeamFrom&quot;:&quot;U7_B_G2_P2&quot;, &quot;stage2Tag&quot;:&quot;U7_B_QF3&quot;}" calcext:value-type="string">
            <text:p>{"__v":0,"day":2,"dateTime":52800000,"duration":"8m","pitch":"3","competition":{"name":"U7", "section":"B"},"tag":"QF3", "homeTeam":"Winner Group 3", "awayTeam":"2nd Group 2", "homeTeamFrom":"U7_B_G3_P1", "awayTeamFrom":"U7_B_G2_P2", "stage2Tag":"U7_B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0]-1)) + SECTION_GAP_MS" office:value-type="float" office:value="52800000" calcext:value-type="float">
            <text:p>52800000</text:p>
          </table:table-cell>
          <table:table-cell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formula="of:=AGE_GROUP_TRANSLATED&amp;&quot;_&quot;&amp;SECTION_TRANSLATED&amp;&quot;_G3_P2&quot;" office:value-type="string" office:string-value="U7_B_G3_P2" calcext:value-type="string">
            <text:p>U7_B_G3_P2</text:p>
          </table:table-cell>
          <table:table-cell table:formula="of:=AGE_GROUP_TRANSLATED&amp;&quot;_&quot;&amp;SECTION_TRANSLATED&amp;&quot;_G1_P2&quot;" office:value-type="string" office:string-value="U7_B_G1_P2" calcext:value-type="string">
            <text:p>U7_B_G1_P2</text:p>
          </table:table-cell>
          <table:table-cell table:style-name="ce74" office:value-type="string" calcext:value-type="string">
            <text:p>2<text:span text:style-name="T1">nd</text:span> Group 3</text:p>
          </table:table-cell>
          <table:table-cell table:style-name="ce77" office:value-type="string" calcext:value-type="string">
            <text:p>2<text:span text:style-name="T1">nd</text:span> Group 1</text:p>
          </table:table-cell>
          <table:table-cell table:style-name="ce78" table:formula="of:=IF(MOD([.$C50]; NUM_PITCHES)=0;INDEX(PITCHES;1;NUM_PITCHES);INDEX(PITCHES;1;MOD([.$C50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2800000,&quot;duration&quot;:&quot;8m&quot;,&quot;pitch&quot;:&quot;4&quot;,&quot;competition&quot;:{&quot;name&quot;:&quot;U7&quot;, &quot;section&quot;:&quot;B&quot;},&quot;tag&quot;:&quot;QF4&quot;, &quot;homeTeam&quot;:&quot;2nd Group 3&quot;, &quot;awayTeam&quot;:&quot;2nd Group 1&quot;, &quot;homeTeamFrom&quot;:&quot;U7_B_G3_P2&quot;, &quot;awayTeamFrom&quot;:&quot;U7_B_G1_P2&quot;, &quot;stage2Tag&quot;:&quot;U7_B_QF4&quot;}" calcext:value-type="string">
            <text:p>{"__v":0,"day":2,"dateTime":52800000,"duration":"8m","pitch":"4","competition":{"name":"U7", "section":"B"},"tag":"QF4", "homeTeam":"2nd Group 3", "awayTeam":"2nd Group 1", "homeTeamFrom":"U7_B_G3_P2", "awayTeamFrom":"U7_B_G1_P2", "stage2Tag":"U7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1]-1)) + SECTION_GAP_MS" office:value-type="float" office:value="53400000" calcext:value-type="float">
            <text:p>53400000</text:p>
          </table:table-cell>
          <table:table-cell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51]; NUM_PITCHES)=0;INDEX(PITCHES;1;NUM_PITCHES);INDEX(PITCHES;1;MOD([.$C5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2,&quot;dateTime&quot;:53400000,&quot;duration&quot;:&quot;8m&quot;,&quot;pitch&quot;:&quot;4&quot;,&quot;competition&quot;:{&quot;name&quot;:&quot;U7&quot;, &quot;section&quot;:&quot;B&quot;},&quot;tag&quot;:&quot;SF1&quot;, &quot;homeTeam&quot;:&quot;Winner QF1&quot;, &quot;awayTeam&quot;:&quot;Winner QF4&quot;, &quot;homeTeamFrom&quot;:&quot;U7_B_QF1&quot;, &quot;awayTeamFrom&quot;:&quot;U7_B_QF4&quot;, &quot;stage2Tag&quot;:&quot;U7_B_SF1&quot;}" calcext:value-type="string">
            <text:p>{"__v":0,"day":2,"dateTime":53400000,"duration":"8m","pitch":"4","competition":{"name":"U7", "section":"B"},"tag":"SF1", "homeTeam":"Winner QF1", "awayTeam":"Winner QF4", "homeTeamFrom":"U7_B_QF1", "awayTeamFrom":"U7_B_QF4", "stage2Tag":"U7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2]-1)) + SECTION_GAP_MS" office:value-type="float" office:value="54000000" calcext:value-type="float">
            <text:p>54000000</text:p>
          </table:table-cell>
          <table:table-cell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52]; NUM_PITCHES)=0;INDEX(PITCHES;1;NUM_PITCHES);INDEX(PITCHES;1;MOD([.$C5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2,&quot;dateTime&quot;:54000000,&quot;duration&quot;:&quot;8m&quot;,&quot;pitch&quot;:&quot;3&quot;,&quot;competition&quot;:{&quot;name&quot;:&quot;U7&quot;, &quot;section&quot;:&quot;B&quot;},&quot;tag&quot;:&quot;SF2&quot;, &quot;homeTeam&quot;:&quot;Winner QF2&quot;, &quot;awayTeam&quot;:&quot;Winner QF3&quot;, &quot;homeTeamFrom&quot;:&quot;U7_B_QF2&quot;, &quot;awayTeamFrom&quot;:&quot;U7_B_QF3&quot;, &quot;stage2Tag&quot;:&quot;U7_B_SF2&quot;}" calcext:value-type="string">
            <text:p>{"__v":0,"day":2,"dateTime":54000000,"duration":"8m","pitch":"3","competition":{"name":"U7", "section":"B"},"tag":"SF2", "homeTeam":"Winner QF2", "awayTeam":"Winner QF3", "homeTeamFrom":"U7_B_QF2", "awayTeamFrom":"U7_B_QF3", "stage2Tag":"U7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3]-1)) + SECTION_GAP_MS" office:value-type="float" office:value="54600000" calcext:value-type="float">
            <text:p>54600000</text:p>
          </table:table-cell>
          <table:table-cell table:formula="of:=AGE_GROUP_TRANSLATED&amp;&quot;_&quot;&amp;SECTION_TRANSLATED&amp;&quot;_FNL&quot;" office:value-type="string" office:string-value="U7_B_FNL" calcext:value-type="string">
            <text:p>U7_B_FNL</text:p>
          </table:table-cell>
          <table:table-cell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3]; NUM_PITCHES)=0;INDEX(PITCHES;1;NUM_PITCHES);INDEX(PITCHES;1;MOD([.$C53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2,&quot;dateTime&quot;:54600000,&quot;duration&quot;:&quot;8m&quot;,&quot;pitch&quot;:&quot;3&quot;,&quot;competition&quot;:{&quot;name&quot;:&quot;U7&quot;, &quot;section&quot;:&quot;B&quot;},&quot;tag&quot;:&quot;FNL&quot;, &quot;homeTeam&quot;:&quot;Winner SF1&quot;, &quot;awayTeam&quot;:&quot;Winner SF2&quot;, &quot;homeTeamFrom&quot;:&quot;U7_B_SF1&quot;, &quot;awayTeamFrom&quot;:&quot;U7_B_SF2&quot;, &quot;stage2Tag&quot;:&quot;U7_B_FNL&quot;}" calcext:value-type="string">
            <text:p>{"__v":0,"day":2,"dateTime":54600000,"duration":"8m","pitch":"3","competition":{"name":"U7", "section":"B"},"tag":"FNL", "homeTeam":"Winner SF1", "awayTeam":"Winner SF2", "homeTeamFrom":"U7_B_SF1", "awayTeamFrom":"U7_B_SF2", "stage2Tag":"U7_B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7 KO P=2,4" table:style-name="ta2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2" table:default-cell-style-name="ce76"/>
        <table:table-column table:style-name="co32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Bracknell Town Colts" calcext:value-type="string">
            <text:p>Bracknell Town Colts</text:p>
          </table:table-cell>
          <table:table-cell table:style-name="ce77" table:formula="of:=VLOOKUP([.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S4K Marvels" calcext:value-type="string">
            <text:p>S4K Marvels</text:p>
          </table:table-cell>
          <table:table-cell table:style-name="ce77"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4","competition":{"name":"U7", "section":"B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Ascot United Saints" calcext:value-type="string">
            <text:p>Ascot United Saints</text:p>
          </table:table-cell>
          <table:table-cell table:style-name="ce77" table:formula="of:=VLOOKUP([.G4];TRANSLATED_TEAM_NAMES;[.$E4]+1)" office:value-type="string" office:string-value="Chineham Tigers - Black" calcext:value-type="string">
            <text:p>Chineham Tigers - Black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2&quot;},&quot;tag&quot;:&quot;2&quot;, &quot;homeTeam&quot;:&quot;Ascot United Saints&quot;, &quot;awayTeam&quot;:&quot;Chineham Tigers - Black&quot;}" calcext:value-type="string">
            <text:p>{"__v":0,"day":2,"dateTime":38400000,"duration":"8m","pitch":"3","competition":{"name":"U7", "section":"B", "group":"2"},"tag":"2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4K Tigers" calcext:value-type="string">
            <text:p>S4K Tigers</text:p>
          </table:table-cell>
          <table:table-cell table:style-name="ce77"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2&quot;},&quot;tag&quot;:&quot;2&quot;, &quot;homeTeam&quot;:&quot;S4K Tigers&quot;, &quot;awayTeam&quot;:&quot;STBGFC Rangers&quot;}" calcext:value-type="string">
            <text:p>{"__v":0,"day":2,"dateTime":38400000,"duration":"8m","pitch":"4","competition":{"name":"U7", "section":"B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000000" calcext:value-type="float">
            <text:p>39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Royals" calcext:value-type="string">
            <text:p>STBGFC Royals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STBGFC Royals&quot;, &quot;awayTeam&quot;:&quot;&quot;}" calcext:value-type="string">
            <text:p>{"__v":0,"day":2,"dateTime":39000000,"duration":"8m","pitch":"3","competition":{"name":"U7", "section":"B", "group":"1"},"tag":"3", "homeTeam":"STBGFC Royal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000000" calcext:value-type="float">
            <text:p>39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 office:value-type="string" office:string-value="Bracknell Town Colts" calcext:value-type="string">
            <text:p>Bracknell Town Colts</text:p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&quot;, &quot;awayTeam&quot;:&quot;Bracknell Town Colts&quot;}" calcext:value-type="string">
            <text:p>{"__v":0,"day":2,"dateTime":39000000,"duration":"8m","pitch":"4","competition":{"name":"U7", "section":"B", "group":"1"},"tag":"3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STBGFC United" calcext:value-type="string">
            <text:p>STBGFC United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2&quot;},&quot;tag&quot;:&quot;4&quot;, &quot;homeTeam&quot;:&quot;STBGFC United&quot;, &quot;awayTeam&quot;:&quot;&quot;}" calcext:value-type="string">
            <text:p>{"__v":0,"day":2,"dateTime":39600000,"duration":"8m","pitch":"3","competition":{"name":"U7", "section":"B", "group":"2"},"tag":"4", "homeTeam":"STBGFC United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 office:value-type="string" office:string-value="Ascot United Saints" calcext:value-type="string">
            <text:p>Ascot United Saint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2&quot;},&quot;tag&quot;:&quot;4&quot;, &quot;homeTeam&quot;:&quot;&quot;, &quot;awayTeam&quot;:&quot;Ascot United Saints&quot;}" calcext:value-type="string">
            <text:p>{"__v":0,"day":2,"dateTime":39600000,"duration":"8m","pitch":"4","competition":{"name":"U7", "section":"B", "group":"2"},"tag":"4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STBGFC Rovers" calcext:value-type="string">
            <text:p>STBGFC Rovers</text:p>
          </table:table-cell>
          <table:table-cell table:style-name="ce77" table:formula="of:=VLOOKUP([.G10];TRANSLATED_TEAM_NAMES;[.$E10]+1)" office:value-type="string" office:string-value="STBGFC Royals" calcext:value-type="string">
            <text:p>STBGFC Royal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STBGFC Rovers&quot;, &quot;awayTeam&quot;:&quot;STBGFC Royals&quot;}" calcext:value-type="string">
            <text:p>{"__v":0,"day":2,"dateTime":40200000,"duration":"8m","pitch":"3","competition":{"name":"U7", "section":"B", "group":"1"},"tag":"5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1];TRANSLATED_TEAM_NAMES;[.$E11]+1)" office:value-type="string" office:string-value="Hartley Wintney Eagles" calcext:value-type="string">
            <text:p>Hartley Wintney Eagles</text:p>
          </table:table-cell>
          <table:table-cell table:style-name="ce77" table:formula="of:=VLOOKUP([.G11];TRANSLATED_TEAM_NAMES;[.$E11]+1)" office:value-type="string" office:string-value="S4K Marvels" calcext:value-type="string">
            <text:p>S4K Marvels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Hartley Wintney Eagles&quot;, &quot;awayTeam&quot;:&quot;S4K Marvels&quot;}" calcext:value-type="string">
            <text:p>{"__v":0,"day":2,"dateTime":40200000,"duration":"8m","pitch":"4","competition":{"name":"U7", "section":"B", "group":"1"},"tag":"5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Rangers" calcext:value-type="string">
            <text:p>STBGFC Rangers</text:p>
          </table:table-cell>
          <table:table-cell table:style-name="ce77" table:formula="of:=VLOOKUP([.G12];TRANSLATED_TEAM_NAMES;[.$E12]+1)" office:value-type="string" office:string-value="STBGFC United" calcext:value-type="string">
            <text:p>STBGFC United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2&quot;},&quot;tag&quot;:&quot;6&quot;, &quot;homeTeam&quot;:&quot;STBGFC Rangers&quot;, &quot;awayTeam&quot;:&quot;STBGFC United&quot;}" calcext:value-type="string">
            <text:p>{"__v":0,"day":2,"dateTime":40800000,"duration":"8m","pitch":"3","competition":{"name":"U7", "section":"B", "group":"2"},"tag":"6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3];TRANSLATED_TEAM_NAMES;[.$E13]+1)" office:value-type="string" office:string-value="Chineham Tigers - Black" calcext:value-type="string">
            <text:p>Chineham Tigers - Black</text:p>
          </table:table-cell>
          <table:table-cell table:style-name="ce77" table:formula="of:=VLOOKUP([.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2&quot;},&quot;tag&quot;:&quot;6&quot;, &quot;homeTeam&quot;:&quot;Chineham Tigers - Black&quot;, &quot;awayTeam&quot;:&quot;S4K Tigers&quot;}" calcext:value-type="string">
            <text:p>{"__v":0,"day":2,"dateTime":40800000,"duration":"8m","pitch":"4","competition":{"name":"U7", "section":"B", "group":"2"},"tag":"6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&quot;, &quot;awayTeam&quot;:&quot;&quot;}" calcext:value-type="string">
            <text:p>{"__v":0,"day":2,"dateTime":41400000,"duration":"8m","pitch":"3","competition":{"name":"U7", "section":"B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5];TRANSLATED_TEAM_NAMES;[.$E15]+1)" office:value-type="string" office:string-value="Hartley Wintney Eagles" calcext:value-type="string">
            <text:p>Hartley Wintney Eagles</text:p>
          </table:table-cell>
          <table:table-cell table:style-name="ce77" table:formula="of:=VLOOKUP([.G15];TRANSLATED_TEAM_NAMES;[.$E15]+1)" office:value-type="string" office:string-value="STBGFC Rovers" calcext:value-type="string">
            <text:p>STBGFC Rovers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1&quot;},&quot;tag&quot;:&quot;7&quot;, &quot;homeTeam&quot;:&quot;Hartley Wintney Eagles&quot;, &quot;awayTeam&quot;:&quot;STBGFC Rovers&quot;}" calcext:value-type="string">
            <text:p>{"__v":0,"day":2,"dateTime":41400000,"duration":"8m","pitch":"4","competition":{"name":"U7", "section":"B", "group":"1"},"tag":"7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2&quot;},&quot;tag&quot;:&quot;8&quot;, &quot;homeTeam&quot;:&quot;&quot;, &quot;awayTeam&quot;:&quot;&quot;}" calcext:value-type="string">
            <text:p>{"__v":0,"day":2,"dateTime":42000000,"duration":"8m","pitch":"3","competition":{"name":"U7", "section":"B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7];TRANSLATED_TEAM_NAMES;[.$E17]+1)" office:value-type="string" office:string-value="Chineham Tigers - Black" calcext:value-type="string">
            <text:p>Chineham Tigers - Black</text:p>
          </table:table-cell>
          <table:table-cell table:style-name="ce77" table:formula="of:=VLOOKUP([.G17];TRANSLATED_TEAM_NAMES;[.$E17]+1)" office:value-type="string" office:string-value="STBGFC Rangers" calcext:value-type="string">
            <text:p>STBGFC Ranger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2&quot;},&quot;tag&quot;:&quot;8&quot;, &quot;homeTeam&quot;:&quot;Chineham Tigers - Black&quot;, &quot;awayTeam&quot;:&quot;STBGFC Rangers&quot;}" calcext:value-type="string">
            <text:p>{"__v":0,"day":2,"dateTime":42000000,"duration":"8m","pitch":"4","competition":{"name":"U7", "section":"B", "group":"2"},"tag":"8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2600000" calcext:value-type="float">
            <text:p>42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8];TRANSLATED_TEAM_NAMES;[.$E18]+1)" office:value-type="string" office:string-value="S4K Marvels" calcext:value-type="string">
            <text:p>S4K Marvels</text:p>
          </table:table-cell>
          <table:table-cell table:style-name="ce77" table:formula="of:=VLOOKUP([.G18];TRANSLATED_TEAM_NAMES;[.$E18]+1)" office:value-type="string" office:string-value="Bracknell Town Colts" calcext:value-type="string">
            <text:p>Bracknell Town Colts</text:p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S4K Marvels&quot;, &quot;awayTeam&quot;:&quot;Bracknell Town Colts&quot;}" calcext:value-type="string">
            <text:p>{"__v":0,"day":2,"dateTime":42600000,"duration":"8m","pitch":"3","competition":{"name":"U7", "section":"B", "group":"1"},"tag":"9", "homeTeam":"S4K Marvels", "awayTeam":"Bracknell Town Colt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2600000" calcext:value-type="float">
            <text:p>42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 office:value-type="string" office:string-value="STBGFC Royals" calcext:value-type="string">
            <text:p>STBGFC Royals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1&quot;},&quot;tag&quot;:&quot;9&quot;, &quot;homeTeam&quot;:&quot;&quot;, &quot;awayTeam&quot;:&quot;STBGFC Royals&quot;}" calcext:value-type="string">
            <text:p>{"__v":0,"day":2,"dateTime":42600000,"duration":"8m","pitch":"4","competition":{"name":"U7", "section":"B", "group":"1"},"tag":"9", "homeTeam":"", "awayTeam":"STBGFC Roya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20];TRANSLATED_TEAM_NAMES;[.$E20]+1)" office:value-type="string" office:string-value="S4K Tigers" calcext:value-type="string">
            <text:p>S4K Tigers</text:p>
          </table:table-cell>
          <table:table-cell table:style-name="ce77" table:formula="of:=VLOOKUP([.G20];TRANSLATED_TEAM_NAMES;[.$E20]+1)" office:value-type="string" office:string-value="Ascot United Saints" calcext:value-type="string">
            <text:p>Ascot United Saints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2&quot;},&quot;tag&quot;:&quot;10&quot;, &quot;homeTeam&quot;:&quot;S4K Tigers&quot;, &quot;awayTeam&quot;:&quot;Ascot United Saints&quot;}" calcext:value-type="string">
            <text:p>{"__v":0,"day":2,"dateTime":43200000,"duration":"8m","pitch":"3","competition":{"name":"U7", "section":"B", "group":"2"},"tag":"10", "homeTeam":"S4K Tigers", "awayTeam":"Ascot United Saint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1];TRANSLATED_TEAM_NAMES;[.$E21]+1)">
            <text:p/>
          </table:table-cell>
          <table:table-cell table:style-name="ce77" table:formula="of:=VLOOKUP([.G21];TRANSLATED_TEAM_NAMES;[.$E21]+1)" office:value-type="string" office:string-value="STBGFC United" calcext:value-type="string">
            <text:p>STBGFC United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2&quot;},&quot;tag&quot;:&quot;10&quot;, &quot;homeTeam&quot;:&quot;&quot;, &quot;awayTeam&quot;:&quot;STBGFC United&quot;}" calcext:value-type="string">
            <text:p>{"__v":0,"day":2,"dateTime":43200000,"duration":"8m","pitch":"4","competition":{"name":"U7", "section":"B", "group":"2"},"tag":"10", "homeTeam":"", "awayTeam":"STBGFC United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Bracknell Town Colts" calcext:value-type="string">
            <text:p>Bracknell Town Colts</text:p>
          </table:table-cell>
          <table:table-cell table:style-name="ce77" table:formula="of:=VLOOKUP([.G22];TRANSLATED_TEAM_NAMES;[.$E22]+1)" office:value-type="string" office:string-value="STBGFC Rovers" calcext:value-type="string">
            <text:p>STBGFC Rovers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1&quot;},&quot;tag&quot;:&quot;11&quot;, &quot;homeTeam&quot;:&quot;Bracknell Town Colts&quot;, &quot;awayTeam&quot;:&quot;STBGFC Rovers&quot;}" calcext:value-type="string">
            <text:p>{"__v":0,"day":2,"dateTime":43800000,"duration":"8m","pitch":"3","competition":{"name":"U7", "section":"B", "group":"1"},"tag":"11", "homeTeam":"Bracknell Town Colts", "awayTeam":"STBGFC Rover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3];TRANSLATED_TEAM_NAMES;[.$E23]+1)" office:value-type="string" office:string-value="S4K Marvels" calcext:value-type="string">
            <text:p>S4K Marvels</text:p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1&quot;},&quot;tag&quot;:&quot;11&quot;, &quot;homeTeam&quot;:&quot;S4K Marvels&quot;, &quot;awayTeam&quot;:&quot;&quot;}" calcext:value-type="string">
            <text:p>{"__v":0,"day":2,"dateTime":43800000,"duration":"8m","pitch":"4","competition":{"name":"U7", "section":"B", "group":"1"},"tag":"11", "homeTeam":"S4K Marvel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Ascot United Saints" calcext:value-type="string">
            <text:p>Ascot United Saints</text:p>
          </table:table-cell>
          <table:table-cell table:style-name="ce77" table:formula="of:=VLOOKUP([.G24];TRANSLATED_TEAM_NAMES;[.$E24]+1)" office:value-type="string" office:string-value="STBGFC Rangers" calcext:value-type="string">
            <text:p>STBGFC Ranger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2&quot;},&quot;tag&quot;:&quot;12&quot;, &quot;homeTeam&quot;:&quot;Ascot United Saints&quot;, &quot;awayTeam&quot;:&quot;STBGFC Rangers&quot;}" calcext:value-type="string">
            <text:p>{"__v":0,"day":2,"dateTime":44400000,"duration":"8m","pitch":"3","competition":{"name":"U7", "section":"B", "group":"2"},"tag":"12", "homeTeam":"Ascot United Saints", "awayTeam":"STBGFC Range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5];TRANSLATED_TEAM_NAMES;[.$E25]+1)" office:value-type="string" office:string-value="S4K Tigers" calcext:value-type="string">
            <text:p>S4K Tigers</text:p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2&quot;},&quot;tag&quot;:&quot;12&quot;, &quot;homeTeam&quot;:&quot;S4K Tigers&quot;, &quot;awayTeam&quot;:&quot;&quot;}" calcext:value-type="string">
            <text:p>{"__v":0,"day":2,"dateTime":44400000,"duration":"8m","pitch":"4","competition":{"name":"U7", "section":"B", "group":"2"},"tag":"12", "homeTeam":"S4K Tigers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6];TRANSLATED_TEAM_NAMES;[.$E26]+1)">
            <text:p/>
          </table:table-cell>
          <table:table-cell table:style-name="ce77" table:formula="of:=VLOOKUP([.G26];TRANSLATED_TEAM_NAMES;[.$E26]+1)" office:value-type="string" office:string-value="Hartley Wintney Eagles" calcext:value-type="string">
            <text:p>Hartley Wintney Eagles</text:p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, &quot;group&quot;:&quot;1&quot;},&quot;tag&quot;:&quot;13&quot;, &quot;homeTeam&quot;:&quot;&quot;, &quot;awayTeam&quot;:&quot;Hartley Wintney Eagles&quot;}" calcext:value-type="string">
            <text:p>{"__v":0,"day":2,"dateTime":45000000,"duration":"8m","pitch":"3","competition":{"name":"U7", "section":"B", "group":"1"},"tag":"13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7];TRANSLATED_TEAM_NAMES;[.$E27]+1)" office:value-type="string" office:string-value="Bracknell Town Colts" calcext:value-type="string">
            <text:p>Bracknell Town Colts</text:p>
          </table:table-cell>
          <table:table-cell table:style-name="ce77" table:formula="of:=VLOOKUP([.G27];TRANSLATED_TEAM_NAMES;[.$E27]+1)" office:value-type="string" office:string-value="STBGFC Royals" calcext:value-type="string">
            <text:p>STBGFC Royals</text:p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, &quot;group&quot;:&quot;1&quot;},&quot;tag&quot;:&quot;13&quot;, &quot;homeTeam&quot;:&quot;Bracknell Town Colts&quot;, &quot;awayTeam&quot;:&quot;STBGFC Royals&quot;}" calcext:value-type="string">
            <text:p>{"__v":0,"day":2,"dateTime":45000000,"duration":"8m","pitch":"4","competition":{"name":"U7", "section":"B", "group":"1"},"tag":"13", "homeTeam":"Bracknell Town Colts", "awayTeam":"STBGFC Royal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 office:value-type="string" office:string-value="Chineham Tigers - Black" calcext:value-type="string">
            <text:p>Chineham Tigers - Black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, &quot;group&quot;:&quot;2&quot;},&quot;tag&quot;:&quot;14&quot;, &quot;homeTeam&quot;:&quot;&quot;, &quot;awayTeam&quot;:&quot;Chineham Tigers - Black&quot;}" calcext:value-type="string">
            <text:p>{"__v":0,"day":2,"dateTime":45600000,"duration":"8m","pitch":"3","competition":{"name":"U7", "section":"B", "group":"2"},"tag":"14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9];TRANSLATED_TEAM_NAMES;[.$E29]+1)" office:value-type="string" office:string-value="Ascot United Saints" calcext:value-type="string">
            <text:p>Ascot United Saints</text:p>
          </table:table-cell>
          <table:table-cell table:style-name="ce77" table:formula="of:=VLOOKUP([.G29];TRANSLATED_TEAM_NAMES;[.$E29]+1)" office:value-type="string" office:string-value="STBGFC United" calcext:value-type="string">
            <text:p>STBGFC United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, &quot;group&quot;:&quot;2&quot;},&quot;tag&quot;:&quot;14&quot;, &quot;homeTeam&quot;:&quot;Ascot United Saints&quot;, &quot;awayTeam&quot;:&quot;STBGFC United&quot;}" calcext:value-type="string">
            <text:p>{"__v":0,"day":2,"dateTime":45600000,"duration":"8m","pitch":"4","competition":{"name":"U7", "section":"B", "group":"2"},"tag":"14", "homeTeam":"Ascot United Saints", "awayTeam":"STBGFC United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6200000" calcext:value-type="float">
            <text:p>46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0];TRANSLATED_TEAM_NAMES;[.$E30]+1)" office:value-type="string" office:string-value="STBGFC Royals" calcext:value-type="string">
            <text:p>STBGFC Royals</text:p>
          </table:table-cell>
          <table:table-cell table:style-name="ce77" table:formula="of:=VLOOKUP([.G30];TRANSLATED_TEAM_NAMES;[.$E30]+1)" office:value-type="string" office:string-value="S4K Marvels" calcext:value-type="string">
            <text:p>S4K Marvels</text:p>
          </table:table-cell>
          <table:table-cell table:style-name="ce78" table:formula="of:=IF(MOD([.$C30]; NUM_PITCHES)=0;INDEX(PITCHES;1;NUM_PITCHES);INDEX(PITCHES;1;MOD([.$C3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B&quot;, &quot;group&quot;:&quot;1&quot;},&quot;tag&quot;:&quot;15&quot;, &quot;homeTeam&quot;:&quot;STBGFC Royals&quot;, &quot;awayTeam&quot;:&quot;S4K Marvels&quot;}" calcext:value-type="string">
            <text:p>{"__v":0,"day":2,"dateTime":46200000,"duration":"8m","pitch":"3","competition":{"name":"U7", "section":"B", "group":"1"},"tag":"15", "homeTeam":"STBGFC Royals", "awayTeam":"S4K Marve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6200000" calcext:value-type="float">
            <text:p>46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1];TRANSLATED_TEAM_NAMES;[.$E31]+1)" office:value-type="string" office:string-value="STBGFC Rovers" calcext:value-type="string">
            <text:p>STBGFC Rovers</text:p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B&quot;, &quot;group&quot;:&quot;1&quot;},&quot;tag&quot;:&quot;15&quot;, &quot;homeTeam&quot;:&quot;STBGFC Rovers&quot;, &quot;awayTeam&quot;:&quot;&quot;}" calcext:value-type="string">
            <text:p>{"__v":0,"day":2,"dateTime":46200000,"duration":"8m","pitch":"4","competition":{"name":"U7", "section":"B", "group":"1"},"tag":"15", "homeTeam":"STBGFC Rovers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2];TRANSLATED_TEAM_NAMES;[.$E32]+1)" office:value-type="string" office:string-value="STBGFC United" calcext:value-type="string">
            <text:p>STBGFC United</text:p>
          </table:table-cell>
          <table:table-cell table:style-name="ce77" table:formula="of:=VLOOKUP([.G32];TRANSLATED_TEAM_NAMES;[.$E32]+1)" office:value-type="string" office:string-value="S4K Tigers" calcext:value-type="string">
            <text:p>S4K Tigers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6800000,&quot;duration&quot;:&quot;8m&quot;,&quot;pitch&quot;:&quot;3&quot;,&quot;competition&quot;:{&quot;name&quot;:&quot;U7&quot;, &quot;section&quot;:&quot;B&quot;, &quot;group&quot;:&quot;2&quot;},&quot;tag&quot;:&quot;16&quot;, &quot;homeTeam&quot;:&quot;STBGFC United&quot;, &quot;awayTeam&quot;:&quot;S4K Tigers&quot;}" calcext:value-type="string">
            <text:p>{"__v":0,"day":2,"dateTime":46800000,"duration":"8m","pitch":"3","competition":{"name":"U7", "section":"B", "group":"2"},"tag":"16", "homeTeam":"STBGFC United", "awayTeam":"S4K Tiger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3];TRANSLATED_TEAM_NAMES;[.$E33]+1)" office:value-type="string" office:string-value="STBGFC Rangers" calcext:value-type="string">
            <text:p>STBGFC Rangers</text:p>
          </table:table-cell>
          <table:table-cell table:style-name="ce77" table:formula="of:=VLOOKUP([.G33];TRANSLATED_TEAM_NAMES;[.$E33]+1)">
            <text:p/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6800000,&quot;duration&quot;:&quot;8m&quot;,&quot;pitch&quot;:&quot;4&quot;,&quot;competition&quot;:{&quot;name&quot;:&quot;U7&quot;, &quot;section&quot;:&quot;B&quot;, &quot;group&quot;:&quot;2&quot;},&quot;tag&quot;:&quot;16&quot;, &quot;homeTeam&quot;:&quot;STBGFC Rangers&quot;, &quot;awayTeam&quot;:&quot;&quot;}" calcext:value-type="string">
            <text:p>{"__v":0,"day":2,"dateTime":46800000,"duration":"8m","pitch":"4","competition":{"name":"U7", "section":"B", "group":"2"},"tag":"16", "homeTeam":"STBGFC Rangers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S4K Marvels" calcext:value-type="string">
            <text:p>S4K Marvels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7400000,&quot;duration&quot;:&quot;8m&quot;,&quot;pitch&quot;:&quot;3&quot;,&quot;competition&quot;:{&quot;name&quot;:&quot;U7&quot;, &quot;section&quot;:&quot;B&quot;, &quot;group&quot;:&quot;1&quot;},&quot;tag&quot;:&quot;17&quot;, &quot;homeTeam&quot;:&quot;&quot;, &quot;awayTeam&quot;:&quot;S4K Marvels&quot;}" calcext:value-type="string">
            <text:p>{"__v":0,"day":2,"dateTime":47400000,"duration":"8m","pitch":"3","competition":{"name":"U7", "section":"B", "group":"1"},"tag":"17", "homeTeam":"", "awayTeam":"S4K Marvel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5];TRANSLATED_TEAM_NAMES;[.$E35]+1)" office:value-type="string" office:string-value="STBGFC Rovers" calcext:value-type="string">
            <text:p>STBGFC Rovers</text:p>
          </table:table-cell>
          <table:table-cell table:style-name="ce77" table:formula="of:=VLOOKUP([.G35];TRANSLATED_TEAM_NAMES;[.$E35]+1)">
            <text:p/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7400000,&quot;duration&quot;:&quot;8m&quot;,&quot;pitch&quot;:&quot;4&quot;,&quot;competition&quot;:{&quot;name&quot;:&quot;U7&quot;, &quot;section&quot;:&quot;B&quot;, &quot;group&quot;:&quot;1&quot;},&quot;tag&quot;:&quot;17&quot;, &quot;homeTeam&quot;:&quot;STBGFC Rovers&quot;, &quot;awayTeam&quot;:&quot;&quot;}" calcext:value-type="string">
            <text:p>{"__v":0,"day":2,"dateTime":47400000,"duration":"8m","pitch":"4","competition":{"name":"U7", "section":"B", "group":"1"},"tag":"17", "homeTeam":"STBGFC Rovers", "awayTeam":"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S4K Tigers" calcext:value-type="string">
            <text:p>S4K Tigers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8000000,&quot;duration&quot;:&quot;8m&quot;,&quot;pitch&quot;:&quot;3&quot;,&quot;competition&quot;:{&quot;name&quot;:&quot;U7&quot;, &quot;section&quot;:&quot;B&quot;, &quot;group&quot;:&quot;2&quot;},&quot;tag&quot;:&quot;18&quot;, &quot;homeTeam&quot;:&quot;&quot;, &quot;awayTeam&quot;:&quot;S4K Tigers&quot;}" calcext:value-type="string">
            <text:p>{"__v":0,"day":2,"dateTime":48000000,"duration":"8m","pitch":"3","competition":{"name":"U7", "section":"B", "group":"2"},"tag":"18", "homeTeam":"", "awayTeam":"S4K Tiger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7];TRANSLATED_TEAM_NAMES;[.$E37]+1)" office:value-type="string" office:string-value="STBGFC Rangers" calcext:value-type="string">
            <text:p>STBGFC Rangers</text:p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8000000,&quot;duration&quot;:&quot;8m&quot;,&quot;pitch&quot;:&quot;4&quot;,&quot;competition&quot;:{&quot;name&quot;:&quot;U7&quot;, &quot;section&quot;:&quot;B&quot;, &quot;group&quot;:&quot;2&quot;},&quot;tag&quot;:&quot;18&quot;, &quot;homeTeam&quot;:&quot;STBGFC Rangers&quot;, &quot;awayTeam&quot;:&quot;&quot;}" calcext:value-type="string">
            <text:p>{"__v":0,"day":2,"dateTime":48000000,"duration":"8m","pitch":"4","competition":{"name":"U7", "section":"B", "group":"2"},"tag":"18", "homeTeam":"STBGFC Rangers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8];TRANSLATED_TEAM_NAMES;[.$E38]+1)" office:value-type="string" office:string-value="STBGFC Royals" calcext:value-type="string">
            <text:p>STBGFC Royals</text:p>
          </table:table-cell>
          <table:table-cell table:style-name="ce77" table:formula="of:=VLOOKUP([.G38];TRANSLATED_TEAM_NAMES;[.$E38]+1)" office:value-type="string" office:string-value="Hartley Wintney Eagles" calcext:value-type="string">
            <text:p>Hartley Wintney Eagles</text:p>
          </table:table-cell>
          <table:table-cell table:style-name="ce78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8600000,&quot;duration&quot;:&quot;8m&quot;,&quot;pitch&quot;:&quot;3&quot;,&quot;competition&quot;:{&quot;name&quot;:&quot;U7&quot;, &quot;section&quot;:&quot;B&quot;, &quot;group&quot;:&quot;1&quot;},&quot;tag&quot;:&quot;19&quot;, &quot;homeTeam&quot;:&quot;STBGFC Royals&quot;, &quot;awayTeam&quot;:&quot;Hartley Wintney Eagles&quot;}" calcext:value-type="string">
            <text:p>{"__v":0,"day":2,"dateTime":48600000,"duration":"8m","pitch":"3","competition":{"name":"U7", "section":"B", "group":"1"},"tag":"19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9];TRANSLATED_TEAM_NAMES;[.$E39]+1)">
            <text:p/>
          </table:table-cell>
          <table:table-cell table:style-name="ce77" table:formula="of:=VLOOKUP([.G39];TRANSLATED_TEAM_NAMES;[.$E39]+1)" office:value-type="string" office:string-value="Bracknell Town Colts" calcext:value-type="string">
            <text:p>Bracknell Town Colts</text:p>
          </table:table-cell>
          <table:table-cell table:style-name="ce78" table:formula="of:=IF(MOD([.$C39]; NUM_PITCHES)=0;INDEX(PITCHES;1;NUM_PITCHES);INDEX(PITCHES;1;MOD([.$C3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8600000,&quot;duration&quot;:&quot;8m&quot;,&quot;pitch&quot;:&quot;4&quot;,&quot;competition&quot;:{&quot;name&quot;:&quot;U7&quot;, &quot;section&quot;:&quot;B&quot;, &quot;group&quot;:&quot;1&quot;},&quot;tag&quot;:&quot;19&quot;, &quot;homeTeam&quot;:&quot;&quot;, &quot;awayTeam&quot;:&quot;Bracknell Town Colts&quot;}" calcext:value-type="string">
            <text:p>{"__v":0,"day":2,"dateTime":48600000,"duration":"8m","pitch":"4","competition":{"name":"U7", "section":"B", "group":"1"},"tag":"19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49200000" calcext:value-type="float">
            <text:p>49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0];TRANSLATED_TEAM_NAMES;[.$E40]+1)" office:value-type="string" office:string-value="STBGFC United" calcext:value-type="string">
            <text:p>STBGFC United</text:p>
          </table:table-cell>
          <table:table-cell table:style-name="ce77" table:formula="of:=VLOOKUP([.G40];TRANSLATED_TEAM_NAMES;[.$E40]+1)" office:value-type="string" office:string-value="Chineham Tigers - Black" calcext:value-type="string">
            <text:p>Chineham Tigers - Black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9200000,&quot;duration&quot;:&quot;8m&quot;,&quot;pitch&quot;:&quot;3&quot;,&quot;competition&quot;:{&quot;name&quot;:&quot;U7&quot;, &quot;section&quot;:&quot;B&quot;, &quot;group&quot;:&quot;2&quot;},&quot;tag&quot;:&quot;20&quot;, &quot;homeTeam&quot;:&quot;STBGFC United&quot;, &quot;awayTeam&quot;:&quot;Chineham Tigers - Black&quot;}" calcext:value-type="string">
            <text:p>{"__v":0,"day":2,"dateTime":49200000,"duration":"8m","pitch":"3","competition":{"name":"U7", "section":"B", "group":"2"},"tag":"20", "homeTeam":"STBGFC United", "awayTeam":"Chineham Tigers - Black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49200000" calcext:value-type="float">
            <text:p>49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1];TRANSLATED_TEAM_NAMES;[.$E41]+1)">
            <text:p/>
          </table:table-cell>
          <table:table-cell table:style-name="ce77" table:formula="of:=VLOOKUP([.G41];TRANSLATED_TEAM_NAMES;[.$E41]+1)" office:value-type="string" office:string-value="Ascot United Saints" calcext:value-type="string">
            <text:p>Ascot United Saints</text:p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9200000,&quot;duration&quot;:&quot;8m&quot;,&quot;pitch&quot;:&quot;4&quot;,&quot;competition&quot;:{&quot;name&quot;:&quot;U7&quot;, &quot;section&quot;:&quot;B&quot;, &quot;group&quot;:&quot;2&quot;},&quot;tag&quot;:&quot;20&quot;, &quot;homeTeam&quot;:&quot;&quot;, &quot;awayTeam&quot;:&quot;Ascot United Saints&quot;}" calcext:value-type="string">
            <text:p>{"__v":0,"day":2,"dateTime":49200000,"duration":"8m","pitch":"4","competition":{"name":"U7", "section":"B", "group":"2"},"tag":"20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49800000" calcext:value-type="float">
            <text:p>49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2];TRANSLATED_TEAM_NAMES;[.$E42]+1)" office:value-type="string" office:string-value="Hartley Wintney Eagles" calcext:value-type="string">
            <text:p>Hartley Wintney Eagles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9800000,&quot;duration&quot;:&quot;8m&quot;,&quot;pitch&quot;:&quot;3&quot;,&quot;competition&quot;:{&quot;name&quot;:&quot;U7&quot;, &quot;section&quot;:&quot;B&quot;, &quot;group&quot;:&quot;1&quot;},&quot;tag&quot;:&quot;21&quot;, &quot;homeTeam&quot;:&quot;Hartley Wintney Eagles&quot;, &quot;awayTeam&quot;:&quot;&quot;}" calcext:value-type="string">
            <text:p>{"__v":0,"day":2,"dateTime":49800000,"duration":"8m","pitch":"3","competition":{"name":"U7", "section":"B", "group":"1"},"tag":"21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49800000" calcext:value-type="float">
            <text:p>49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3];TRANSLATED_TEAM_NAMES;[.$E43]+1)" office:value-type="string" office:string-value="Chineham Tigers - Black" calcext:value-type="string">
            <text:p>Chineham Tigers - Black</text:p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9800000,&quot;duration&quot;:&quot;8m&quot;,&quot;pitch&quot;:&quot;4&quot;,&quot;competition&quot;:{&quot;name&quot;:&quot;U7&quot;, &quot;section&quot;:&quot;B&quot;, &quot;group&quot;:&quot;2&quot;},&quot;tag&quot;:&quot;21&quot;, &quot;homeTeam&quot;:&quot;Chineham Tigers - Black&quot;, &quot;awayTeam&quot;:&quot;&quot;}" calcext:value-type="string">
            <text:p>{"__v":0,"day":2,"dateTime":49800000,"duration":"8m","pitch":"4","competition":{"name":"U7", "section":"B", "group":"2"},"tag":"21", "homeTeam":"Chineham Tigers - Black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44]-1)) + SECTION_GAP_MS" office:value-type="float" office:value="51000000" calcext:value-type="float">
            <text:p>51000000</text:p>
          </table:table-cell>
          <table:table-cell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style-name="ce19" table:formula="of:=AGE_GROUP_TRANSLATED&amp;&quot;_&quot;&amp;SECTION_TRANSLATED&amp;&quot;_G1_P1&quot;" office:value-type="string" office:string-value="U7_B_G1_P1" calcext:value-type="string">
            <text:p>U7_B_G1_P1</text:p>
          </table:table-cell>
          <table:table-cell table:style-name="ce19" table:formula="of:=AGE_GROUP_TRANSLATED&amp;&quot;_&quot;&amp;SECTION_TRANSLATED&amp;&quot;_G2_P4&quot;" office:value-type="string" office:string-value="U7_B_G2_P4" calcext:value-type="string">
            <text:p>U7_B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2,&quot;dateTime&quot;:51000000,&quot;duration&quot;:&quot;8m&quot;,&quot;pitch&quot;:&quot;3&quot;,&quot;competition&quot;:{&quot;name&quot;:&quot;U7&quot;, &quot;section&quot;:&quot;B&quot;},&quot;tag&quot;:&quot;QF1&quot;, &quot;homeTeam&quot;:&quot;Winner Group 1&quot;, &quot;awayTeam&quot;:&quot;4th Group 2&quot;, &quot;homeTeamFrom&quot;:&quot;U7_B_G1_P1&quot;, &quot;awayTeamFrom&quot;:&quot;U7_B_G2_P4&quot;, &quot;stage2Tag&quot;:&quot;U7_B_QF1&quot;}" calcext:value-type="string">
            <text:p>{"__v":0,"day":2,"dateTime":51000000,"duration":"8m","pitch":"3","competition":{"name":"U7", "section":"B"},"tag":"QF1", "homeTeam":"Winner Group 1", "awayTeam":"4th Group 2", "homeTeamFrom":"U7_B_G1_P1", "awayTeamFrom":"U7_B_G2_P4", "stage2Tag":"U7_B_QF1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45]-1)) + SECTION_GAP_MS" office:value-type="float" office:value="51000000" calcext:value-type="float">
            <text:p>51000000</text:p>
          </table:table-cell>
          <table:table-cell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style-name="ce19" table:formula="of:=AGE_GROUP_TRANSLATED&amp;&quot;_&quot;&amp;SECTION_TRANSLATED&amp;&quot;_G1_P2&quot;" office:value-type="string" office:string-value="U7_B_G1_P2" calcext:value-type="string">
            <text:p>U7_B_G1_P2</text:p>
          </table:table-cell>
          <table:table-cell table:style-name="ce19" table:formula="of:=AGE_GROUP_TRANSLATED&amp;&quot;_&quot;&amp;SECTION_TRANSLATED&amp;&quot;_G2_P3&quot;" office:value-type="string" office:string-value="U7_B_G2_P3" calcext:value-type="string">
            <text:p>U7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2,&quot;dateTime&quot;:51000000,&quot;duration&quot;:&quot;8m&quot;,&quot;pitch&quot;:&quot;4&quot;,&quot;competition&quot;:{&quot;name&quot;:&quot;U7&quot;, &quot;section&quot;:&quot;B&quot;},&quot;tag&quot;:&quot;QF2&quot;, &quot;homeTeam&quot;:&quot;2nd Group 1&quot;, &quot;awayTeam&quot;:&quot;3rd Group 2&quot;, &quot;homeTeamFrom&quot;:&quot;U7_B_G1_P2&quot;, &quot;awayTeamFrom&quot;:&quot;U7_B_G2_P3&quot;, &quot;stage2Tag&quot;:&quot;U7_B_QF2&quot;}" calcext:value-type="string">
            <text:p>{"__v":0,"day":2,"dateTime":51000000,"duration":"8m","pitch":"4","competition":{"name":"U7", "section":"B"},"tag":"QF2", "homeTeam":"2nd Group 1", "awayTeam":"3rd Group 2", "homeTeamFrom":"U7_B_G1_P2", "awayTeamFrom":"U7_B_G2_P3", "stage2Tag":"U7_B_QF2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46]-1)) + SECTION_GAP_MS" office:value-type="float" office:value="51600000" calcext:value-type="float">
            <text:p>51600000</text:p>
          </table:table-cell>
          <table:table-cell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19" table:formula="of:=AGE_GROUP_TRANSLATED&amp;&quot;_&quot;&amp;SECTION_TRANSLATED&amp;&quot;_G2_P1&quot;" office:value-type="string" office:string-value="U7_B_G2_P1" calcext:value-type="string">
            <text:p>U7_B_G2_P1</text:p>
          </table:table-cell>
          <table:table-cell table:style-name="ce19" table:formula="of:=AGE_GROUP_TRANSLATED&amp;&quot;_&quot;&amp;SECTION_TRANSLATED&amp;&quot;_G1_P4&quot;" office:value-type="string" office:string-value="U7_B_G1_P4" calcext:value-type="string">
            <text:p>U7_B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46]; NUM_PITCHES)=0;INDEX(PITCHES;1;NUM_PITCHES);INDEX(PITCHES;1;MOD([.$C4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2,&quot;dateTime&quot;:51600000,&quot;duration&quot;:&quot;8m&quot;,&quot;pitch&quot;:&quot;3&quot;,&quot;competition&quot;:{&quot;name&quot;:&quot;U7&quot;, &quot;section&quot;:&quot;B&quot;},&quot;tag&quot;:&quot;QF3&quot;, &quot;homeTeam&quot;:&quot;Winner Group 2&quot;, &quot;awayTeam&quot;:&quot;4th Group 1&quot;, &quot;homeTeamFrom&quot;:&quot;U7_B_G2_P1&quot;, &quot;awayTeamFrom&quot;:&quot;U7_B_G1_P4&quot;, &quot;stage2Tag&quot;:&quot;U7_B_QF3&quot;}" calcext:value-type="string">
            <text:p>{"__v":0,"day":2,"dateTime":51600000,"duration":"8m","pitch":"3","competition":{"name":"U7", "section":"B"},"tag":"QF3", "homeTeam":"Winner Group 2", "awayTeam":"4th Group 1", "homeTeamFrom":"U7_B_G2_P1", "awayTeamFrom":"U7_B_G1_P4", "stage2Tag":"U7_B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47]-1)) + SECTION_GAP_MS" office:value-type="float" office:value="51600000" calcext:value-type="float">
            <text:p>51600000</text:p>
          </table:table-cell>
          <table:table-cell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19" table:formula="of:=AGE_GROUP_TRANSLATED&amp;&quot;_&quot;&amp;SECTION_TRANSLATED&amp;&quot;_G2_P2&quot;" office:value-type="string" office:string-value="U7_B_G2_P2" calcext:value-type="string">
            <text:p>U7_B_G2_P2</text:p>
          </table:table-cell>
          <table:table-cell table:style-name="ce19" table:formula="of:=AGE_GROUP_TRANSLATED&amp;&quot;_&quot;&amp;SECTION_TRANSLATED&amp;&quot;_G1_P3&quot;" office:value-type="string" office:string-value="U7_B_G1_P3" calcext:value-type="string">
            <text:p>U7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47]; NUM_PITCHES)=0;INDEX(PITCHES;1;NUM_PITCHES);INDEX(PITCHES;1;MOD([.$C4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51600000,&quot;duration&quot;:&quot;8m&quot;,&quot;pitch&quot;:&quot;4&quot;,&quot;competition&quot;:{&quot;name&quot;:&quot;U7&quot;, &quot;section&quot;:&quot;B&quot;},&quot;tag&quot;:&quot;QF4&quot;, &quot;homeTeam&quot;:&quot;2nd Group 2&quot;, &quot;awayTeam&quot;:&quot;3rd Group 1&quot;, &quot;homeTeamFrom&quot;:&quot;U7_B_G2_P2&quot;, &quot;awayTeamFrom&quot;:&quot;U7_B_G1_P3&quot;, &quot;stage2Tag&quot;:&quot;U7_B_QF4&quot;}" calcext:value-type="string">
            <text:p>{"__v":0,"day":2,"dateTime":51600000,"duration":"8m","pitch":"4","competition":{"name":"U7", "section":"B"},"tag":"QF4", "homeTeam":"2nd Group 2", "awayTeam":"3rd Group 1", "homeTeamFrom":"U7_B_G2_P2", "awayTeamFrom":"U7_B_G1_P3", "stage2Tag":"U7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48]-1)) + SECTION_GAP_MS" office:value-type="float" office:value="52200000" calcext:value-type="float">
            <text:p>52200000</text:p>
          </table:table-cell>
          <table:table-cell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style-name="ce19"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style-name="ce19"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2200000,&quot;duration&quot;:&quot;8m&quot;,&quot;pitch&quot;:&quot;3&quot;,&quot;competition&quot;:{&quot;name&quot;:&quot;U7&quot;, &quot;section&quot;:&quot;B&quot;},&quot;tag&quot;:&quot;SF1&quot;, &quot;homeTeam&quot;:&quot;Winner QF1&quot;, &quot;awayTeam&quot;:&quot;Winner QF4&quot;, &quot;homeTeamFrom&quot;:&quot;U7_B_QF1&quot;, &quot;awayTeamFrom&quot;:&quot;U7_B_QF4&quot;, &quot;stage2Tag&quot;:&quot;U7_B_SF1&quot;}" calcext:value-type="string">
            <text:p>{"__v":0,"day":2,"dateTime":52200000,"duration":"8m","pitch":"3","competition":{"name":"U7", "section":"B"},"tag":"SF1", "homeTeam":"Winner QF1", "awayTeam":"Winner QF4", "homeTeamFrom":"U7_B_QF1", "awayTeamFrom":"U7_B_QF4", "stage2Tag":"U7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49]-1)) + SECTION_GAP_MS" office:value-type="float" office:value="52200000" calcext:value-type="float">
            <text:p>52200000</text:p>
          </table:table-cell>
          <table:table-cell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19"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style-name="ce19"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2200000,&quot;duration&quot;:&quot;8m&quot;,&quot;pitch&quot;:&quot;4&quot;,&quot;competition&quot;:{&quot;name&quot;:&quot;U7&quot;, &quot;section&quot;:&quot;B&quot;},&quot;tag&quot;:&quot;SF2&quot;, &quot;homeTeam&quot;:&quot;Winner QF2&quot;, &quot;awayTeam&quot;:&quot;Winner QF3&quot;, &quot;homeTeamFrom&quot;:&quot;U7_B_QF2&quot;, &quot;awayTeamFrom&quot;:&quot;U7_B_QF3&quot;, &quot;stage2Tag&quot;:&quot;U7_B_SF2&quot;}" calcext:value-type="string">
            <text:p>{"__v":0,"day":2,"dateTime":52200000,"duration":"8m","pitch":"4","competition":{"name":"U7", "section":"B"},"tag":"SF2", "homeTeam":"Winner QF2", "awayTeam":"Winner QF3", "homeTeamFrom":"U7_B_QF2", "awayTeamFrom":"U7_B_QF3", "stage2Tag":"U7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50]-1)) + SECTION_GAP_MS" office:value-type="float" office:value="52800000" calcext:value-type="float">
            <text:p>52800000</text:p>
          </table:table-cell>
          <table:table-cell table:formula="of:=AGE_GROUP_TRANSLATED&amp;&quot;_&quot;&amp;SECTION_TRANSLATED&amp;&quot;_FNL&quot;" office:value-type="string" office:string-value="U7_B_FNL" calcext:value-type="string">
            <text:p>U7_B_FNL</text:p>
          </table:table-cell>
          <table:table-cell table:style-name="ce19"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style-name="ce19"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0]; NUM_PITCHES)=0;INDEX(PITCHES;1;NUM_PITCHES);INDEX(PITCHES;1;MOD([.$C5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2800000,&quot;duration&quot;:&quot;8m&quot;,&quot;pitch&quot;:&quot;3&quot;,&quot;competition&quot;:{&quot;name&quot;:&quot;U7&quot;, &quot;section&quot;:&quot;B&quot;},&quot;tag&quot;:&quot;FNL&quot;, &quot;homeTeam&quot;:&quot;Winner SF1&quot;, &quot;awayTeam&quot;:&quot;Winner SF2&quot;, &quot;homeTeamFrom&quot;:&quot;U7_B_SF1&quot;, &quot;awayTeamFrom&quot;:&quot;U7_B_SF2&quot;, &quot;stage2Tag&quot;:&quot;U7_B_FNL&quot;}" calcext:value-type="string">
            <text:p>{"__v":0,"day":2,"dateTime":52800000,"duration":"8m","pitch":"3","competition":{"name":"U7", "section":"B"},"tag":"FNL", "homeTeam":"Winner SF1", "awayTeam":"Winner SF2", "homeTeamFrom":"U7_B_SF1", "awayTeamFrom":"U7_B_SF2", "stage2Tag":"U7_B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2" table:print="false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3" table:default-cell-style-name="ce76"/>
        <table:table-column table:style-name="co33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Bracknell Town Colts" calcext:value-type="string">
            <text:p>Bracknell Town Colts</text:p>
          </table:table-cell>
          <table:table-cell table:style-name="ce77" table:formula="of:=VLOOKUP([.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S4K Marvels" calcext:value-type="string">
            <text:p>S4K Marvels</text:p>
          </table:table-cell>
          <table:table-cell table:style-name="ce77"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4","competition":{"name":"U7", "section":"B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Ascot United Saints" calcext:value-type="string">
            <text:p>Ascot United Saints</text:p>
          </table:table-cell>
          <table:table-cell table:style-name="ce77" table:formula="of:=VLOOKUP([.G4];TRANSLATED_TEAM_NAMES;[.$E4]+1)" office:value-type="string" office:string-value="Chineham Tigers - Black" calcext:value-type="string">
            <text:p>Chineham Tigers - Black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2&quot;},&quot;tag&quot;:&quot;2&quot;, &quot;homeTeam&quot;:&quot;Ascot United Saints&quot;, &quot;awayTeam&quot;:&quot;Chineham Tigers - Black&quot;}" calcext:value-type="string">
            <text:p>{"__v":0,"day":2,"dateTime":38400000,"duration":"8m","pitch":"3","competition":{"name":"U7", "section":"B", "group":"2"},"tag":"2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4K Tigers" calcext:value-type="string">
            <text:p>S4K Tigers</text:p>
          </table:table-cell>
          <table:table-cell table:style-name="ce77"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2&quot;},&quot;tag&quot;:&quot;2&quot;, &quot;homeTeam&quot;:&quot;S4K Tigers&quot;, &quot;awayTeam&quot;:&quot;STBGFC Rangers&quot;}" calcext:value-type="string">
            <text:p>{"__v":0,"day":2,"dateTime":38400000,"duration":"8m","pitch":"4","competition":{"name":"U7", "section":"B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000000" calcext:value-type="float">
            <text:p>39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Royals" calcext:value-type="string">
            <text:p>STBGFC Royals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STBGFC Royals&quot;, &quot;awayTeam&quot;:&quot;&quot;}" calcext:value-type="string">
            <text:p>{"__v":0,"day":2,"dateTime":39000000,"duration":"8m","pitch":"3","competition":{"name":"U7", "section":"B", "group":"1"},"tag":"3", "homeTeam":"STBGFC Royal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000000" calcext:value-type="float">
            <text:p>39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&quot;, &quot;awayTeam&quot;:&quot;&quot;}" calcext:value-type="string">
            <text:p>{"__v":0,"day":2,"dateTime":39000000,"duration":"8m","pitch":"4","competition":{"name":"U7", "section":"B", "group":"1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STBGFC United" calcext:value-type="string">
            <text:p>STBGFC United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2&quot;},&quot;tag&quot;:&quot;4&quot;, &quot;homeTeam&quot;:&quot;STBGFC United&quot;, &quot;awayTeam&quot;:&quot;&quot;}" calcext:value-type="string">
            <text:p>{"__v":0,"day":2,"dateTime":39600000,"duration":"8m","pitch":"3","competition":{"name":"U7", "section":"B", "group":"2"},"tag":"4", "homeTeam":"STBGFC United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2&quot;},&quot;tag&quot;:&quot;4&quot;, &quot;homeTeam&quot;:&quot;&quot;, &quot;awayTeam&quot;:&quot;&quot;}" calcext:value-type="string">
            <text:p>{"__v":0,"day":2,"dateTime":39600000,"duration":"8m","pitch":"4","competition":{"name":"U7", "section":"B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STBGFC Rovers" calcext:value-type="string">
            <text:p>STBGFC Rovers</text:p>
          </table:table-cell>
          <table:table-cell table:style-name="ce77" table:formula="of:=VLOOKUP([.G10];TRANSLATED_TEAM_NAMES;[.$E10]+1)" office:value-type="string" office:string-value="STBGFC Royals" calcext:value-type="string">
            <text:p>STBGFC Royal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STBGFC Rovers&quot;, &quot;awayTeam&quot;:&quot;STBGFC Royals&quot;}" calcext:value-type="string">
            <text:p>{"__v":0,"day":2,"dateTime":40200000,"duration":"8m","pitch":"3","competition":{"name":"U7", "section":"B", "group":"1"},"tag":"5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1];TRANSLATED_TEAM_NAMES;[.$E11]+1)">
            <text:p/>
          </table:table-cell>
          <table:table-cell table:style-name="ce77" table:formula="of:=VLOOKUP([.G11];TRANSLATED_TEAM_NAMES;[.$E11]+1)" office:value-type="string" office:string-value="Bracknell Town Colts" calcext:value-type="string">
            <text:p>Bracknell Town Colts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&quot;, &quot;awayTeam&quot;:&quot;Bracknell Town Colts&quot;}" calcext:value-type="string">
            <text:p>{"__v":0,"day":2,"dateTime":40200000,"duration":"8m","pitch":"4","competition":{"name":"U7", "section":"B", "group":"1"},"tag":"5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Rangers" calcext:value-type="string">
            <text:p>STBGFC Rangers</text:p>
          </table:table-cell>
          <table:table-cell table:style-name="ce77" table:formula="of:=VLOOKUP([.G12];TRANSLATED_TEAM_NAMES;[.$E12]+1)" office:value-type="string" office:string-value="STBGFC United" calcext:value-type="string">
            <text:p>STBGFC United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2&quot;},&quot;tag&quot;:&quot;6&quot;, &quot;homeTeam&quot;:&quot;STBGFC Rangers&quot;, &quot;awayTeam&quot;:&quot;STBGFC United&quot;}" calcext:value-type="string">
            <text:p>{"__v":0,"day":2,"dateTime":40800000,"duration":"8m","pitch":"3","competition":{"name":"U7", "section":"B", "group":"2"},"tag":"6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Ascot United Saints" calcext:value-type="string">
            <text:p>Ascot United Saints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2&quot;},&quot;tag&quot;:&quot;6&quot;, &quot;homeTeam&quot;:&quot;&quot;, &quot;awayTeam&quot;:&quot;Ascot United Saints&quot;}" calcext:value-type="string">
            <text:p>{"__v":0,"day":2,"dateTime":40800000,"duration":"8m","pitch":"4","competition":{"name":"U7", "section":"B", "group":"2"},"tag":"6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1&quot;},&quot;tag&quot;:&quot;7&quot;, &quot;homeTeam&quot;:&quot;&quot;, &quot;awayTeam&quot;:&quot;&quot;}" calcext:value-type="string">
            <text:p>{"__v":0,"day":2,"dateTime":41400000,"duration":"8m","pitch":"3","competition":{"name":"U7", "section":"B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5];TRANSLATED_TEAM_NAMES;[.$E15]+1)" office:value-type="string" office:string-value="Hartley Wintney Eagles" calcext:value-type="string">
            <text:p>Hartley Wintney Eagles</text:p>
          </table:table-cell>
          <table:table-cell table:style-name="ce77" table:formula="of:=VLOOKUP([.G15];TRANSLATED_TEAM_NAMES;[.$E15]+1)" office:value-type="string" office:string-value="S4K Marvels" calcext:value-type="string">
            <text:p>S4K Marvels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1&quot;},&quot;tag&quot;:&quot;7&quot;, &quot;homeTeam&quot;:&quot;Hartley Wintney Eagles&quot;, &quot;awayTeam&quot;:&quot;S4K Marvels&quot;}" calcext:value-type="string">
            <text:p>{"__v":0,"day":2,"dateTime":41400000,"duration":"8m","pitch":"4","competition":{"name":"U7", "section":"B", "group":"1"},"tag":"7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2&quot;},&quot;tag&quot;:&quot;8&quot;, &quot;homeTeam&quot;:&quot;&quot;, &quot;awayTeam&quot;:&quot;&quot;}" calcext:value-type="string">
            <text:p>{"__v":0,"day":2,"dateTime":42000000,"duration":"8m","pitch":"3","competition":{"name":"U7", "section":"B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Chineham Tigers - Black" calcext:value-type="string">
            <text:p>Chineham Tigers - Black</text:p>
          </table:table-cell>
          <table:table-cell table:style-name="ce77" table:formula="of:=VLOOKUP([.G17];TRANSLATED_TEAM_NAMES;[.$E17]+1)" office:value-type="string" office:string-value="S4K Tigers" calcext:value-type="string">
            <text:p>S4K Tiger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2&quot;},&quot;tag&quot;:&quot;8&quot;, &quot;homeTeam&quot;:&quot;Chineham Tigers - Black&quot;, &quot;awayTeam&quot;:&quot;S4K Tigers&quot;}" calcext:value-type="string">
            <text:p>{"__v":0,"day":2,"dateTime":42000000,"duration":"8m","pitch":"4","competition":{"name":"U7", "section":"B", "group":"2"},"tag":"8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2600000" calcext:value-type="float">
            <text:p>42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8];TRANSLATED_TEAM_NAMES;[.$E18]+1)" office:value-type="string" office:string-value="STBGFC Royals" calcext:value-type="string">
            <text:p>STBGFC Royals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STBGFC Royals&quot;, &quot;awayTeam&quot;:&quot;&quot;}" calcext:value-type="string">
            <text:p>{"__v":0,"day":2,"dateTime":42600000,"duration":"8m","pitch":"3","competition":{"name":"U7", "section":"B", "group":"1"},"tag":"9", "homeTeam":"STBGFC Royal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2600000" calcext:value-type="float">
            <text:p>42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9];TRANSLATED_TEAM_NAMES;[.$E19]+1)" office:value-type="string" office:string-value="Bracknell Town Colts" calcext:value-type="string">
            <text:p>Bracknell Town Colts</text:p>
          </table:table-cell>
          <table:table-cell table:style-name="ce77" table:formula="of:=VLOOKUP([.G19];TRANSLATED_TEAM_NAMES;[.$E19]+1)" office:value-type="string" office:string-value="S4K Marvels" calcext:value-type="string">
            <text:p>S4K Marvels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1&quot;},&quot;tag&quot;:&quot;9&quot;, &quot;homeTeam&quot;:&quot;Bracknell Town Colts&quot;, &quot;awayTeam&quot;:&quot;S4K Marvels&quot;}" calcext:value-type="string">
            <text:p>{"__v":0,"day":2,"dateTime":42600000,"duration":"8m","pitch":"4","competition":{"name":"U7", "section":"B", "group":"1"},"tag":"9", "homeTeam":"Bracknell Town Colts", "awayTeam":"S4K Marve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20];TRANSLATED_TEAM_NAMES;[.$E20]+1)" office:value-type="string" office:string-value="STBGFC United" calcext:value-type="string">
            <text:p>STBGFC United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2&quot;},&quot;tag&quot;:&quot;10&quot;, &quot;homeTeam&quot;:&quot;STBGFC United&quot;, &quot;awayTeam&quot;:&quot;&quot;}" calcext:value-type="string">
            <text:p>{"__v":0,"day":2,"dateTime":43200000,"duration":"8m","pitch":"3","competition":{"name":"U7", "section":"B", "group":"2"},"tag":"10", "homeTeam":"STBGFC United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Ascot United Saints" calcext:value-type="string">
            <text:p>Ascot United Saints</text:p>
          </table:table-cell>
          <table:table-cell table:style-name="ce77" table:formula="of:=VLOOKUP([.G21];TRANSLATED_TEAM_NAMES;[.$E21]+1)" office:value-type="string" office:string-value="S4K Tigers" calcext:value-type="string">
            <text:p>S4K Tiger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2&quot;},&quot;tag&quot;:&quot;10&quot;, &quot;homeTeam&quot;:&quot;Ascot United Saints&quot;, &quot;awayTeam&quot;:&quot;S4K Tigers&quot;}" calcext:value-type="string">
            <text:p>{"__v":0,"day":2,"dateTime":43200000,"duration":"8m","pitch":"4","competition":{"name":"U7", "section":"B", "group":"2"},"tag":"10", "homeTeam":"Ascot United Saints", "awayTeam":"S4K Tiger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Hartley Wintney Eagles" calcext:value-type="string">
            <text:p>Hartley Wintney Eagles</text:p>
          </table:table-cell>
          <table:table-cell table:style-name="ce77" table:formula="of:=VLOOKUP([.G22];TRANSLATED_TEAM_NAMES;[.$E22]+1)" office:value-type="string" office:string-value="STBGFC Rovers" calcext:value-type="string">
            <text:p>STBGFC Rovers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1&quot;},&quot;tag&quot;:&quot;11&quot;, &quot;homeTeam&quot;:&quot;Hartley Wintney Eagles&quot;, &quot;awayTeam&quot;:&quot;STBGFC Rovers&quot;}" calcext:value-type="string">
            <text:p>{"__v":0,"day":2,"dateTime":43800000,"duration":"8m","pitch":"3","competition":{"name":"U7", "section":"B", "group":"1"},"tag":"11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3];TRANSLATED_TEAM_NAMES;[.$E23]+1)">
            <text:p/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1&quot;},&quot;tag&quot;:&quot;11&quot;, &quot;homeTeam&quot;:&quot;&quot;, &quot;awayTeam&quot;:&quot;&quot;}" calcext:value-type="string">
            <text:p>{"__v":0,"day":2,"dateTime":43800000,"duration":"8m","pitch":"4","competition":{"name":"U7", "section":"B", "group":"1"},"tag":"11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Chineham Tigers - Black" calcext:value-type="string">
            <text:p>Chineham Tigers - Black</text:p>
          </table:table-cell>
          <table:table-cell table:style-name="ce77" table:formula="of:=VLOOKUP([.G24];TRANSLATED_TEAM_NAMES;[.$E24]+1)" office:value-type="string" office:string-value="STBGFC Rangers" calcext:value-type="string">
            <text:p>STBGFC Ranger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2&quot;},&quot;tag&quot;:&quot;12&quot;, &quot;homeTeam&quot;:&quot;Chineham Tigers - Black&quot;, &quot;awayTeam&quot;:&quot;STBGFC Rangers&quot;}" calcext:value-type="string">
            <text:p>{"__v":0,"day":2,"dateTime":44400000,"duration":"8m","pitch":"3","competition":{"name":"U7", "section":"B", "group":"2"},"tag":"12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2&quot;},&quot;tag&quot;:&quot;12&quot;, &quot;homeTeam&quot;:&quot;&quot;, &quot;awayTeam&quot;:&quot;&quot;}" calcext:value-type="string">
            <text:p>{"__v":0,"day":2,"dateTime":44400000,"duration":"8m","pitch":"4","competition":{"name":"U7", "section":"B", "group":"2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6];TRANSLATED_TEAM_NAMES;[.$E26]+1)" office:value-type="string" office:string-value="STBGFC Rovers" calcext:value-type="string">
            <text:p>STBGFC Rovers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B&quot;, &quot;group&quot;:&quot;1&quot;},&quot;tag&quot;:&quot;13&quot;, &quot;homeTeam&quot;:&quot;STBGFC Rovers&quot;, &quot;awayTeam&quot;:&quot;&quot;}" calcext:value-type="string">
            <text:p>{"__v":0,"day":2,"dateTime":45000000,"duration":"8m","pitch":"3","competition":{"name":"U7", "section":"B", "group":"1"},"tag":"13", "homeTeam":"STBGFC Rover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7];TRANSLATED_TEAM_NAMES;[.$E27]+1)" office:value-type="string" office:string-value="Hartley Wintney Eagles" calcext:value-type="string">
            <text:p>Hartley Wintney Eagles</text:p>
          </table:table-cell>
          <table:table-cell table:style-name="ce77"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B&quot;, &quot;group&quot;:&quot;1&quot;},&quot;tag&quot;:&quot;13&quot;, &quot;homeTeam&quot;:&quot;Hartley Wintney Eagles&quot;, &quot;awayTeam&quot;:&quot;&quot;}" calcext:value-type="string">
            <text:p>{"__v":0,"day":2,"dateTime":45000000,"duration":"8m","pitch":"4","competition":{"name":"U7", "section":"B", "group":"1"},"tag":"13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8];TRANSLATED_TEAM_NAMES;[.$E28]+1)" office:value-type="string" office:string-value="STBGFC Rangers" calcext:value-type="string">
            <text:p>STBGFC Rangers</text:p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B&quot;, &quot;group&quot;:&quot;2&quot;},&quot;tag&quot;:&quot;14&quot;, &quot;homeTeam&quot;:&quot;STBGFC Rangers&quot;, &quot;awayTeam&quot;:&quot;&quot;}" calcext:value-type="string">
            <text:p>{"__v":0,"day":2,"dateTime":45600000,"duration":"8m","pitch":"3","competition":{"name":"U7", "section":"B", "group":"2"},"tag":"14", "homeTeam":"STBGFC Rangers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Chineham Tigers - Black" calcext:value-type="string">
            <text:p>Chineham Tigers - Black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B&quot;, &quot;group&quot;:&quot;2&quot;},&quot;tag&quot;:&quot;14&quot;, &quot;homeTeam&quot;:&quot;Chineham Tigers - Black&quot;, &quot;awayTeam&quot;:&quot;&quot;}" calcext:value-type="string">
            <text:p>{"__v":0,"day":2,"dateTime":45600000,"duration":"8m","pitch":"4","competition":{"name":"U7", "section":"B", "group":"2"},"tag":"14", "homeTeam":"Chineham Tigers - Black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6200000" calcext:value-type="float">
            <text:p>46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0];TRANSLATED_TEAM_NAMES;[.$E30]+1)" office:value-type="string" office:string-value="S4K Marvels" calcext:value-type="string">
            <text:p>S4K Marvels</text:p>
          </table:table-cell>
          <table:table-cell table:style-name="ce77" table:formula="of:=VLOOKUP([.G30];TRANSLATED_TEAM_NAMES;[.$E30]+1)">
            <text:p/>
          </table:table-cell>
          <table:table-cell table:style-name="ce78" table:formula="of:=IF(MOD([.$C30]; NUM_PITCHES)=0;INDEX(PITCHES;1;NUM_PITCHES);INDEX(PITCHES;1;MOD([.$C3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B&quot;, &quot;group&quot;:&quot;1&quot;},&quot;tag&quot;:&quot;15&quot;, &quot;homeTeam&quot;:&quot;S4K Marvels&quot;, &quot;awayTeam&quot;:&quot;&quot;}" calcext:value-type="string">
            <text:p>{"__v":0,"day":2,"dateTime":46200000,"duration":"8m","pitch":"3","competition":{"name":"U7", "section":"B", "group":"1"},"tag":"15", "homeTeam":"S4K Marvels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6200000" calcext:value-type="float">
            <text:p>46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1];TRANSLATED_TEAM_NAMES;[.$E31]+1)" office:value-type="string" office:string-value="Bracknell Town Colts" calcext:value-type="string">
            <text:p>Bracknell Town Colts</text:p>
          </table:table-cell>
          <table:table-cell table:style-name="ce77" table:formula="of:=VLOOKUP([.G31];TRANSLATED_TEAM_NAMES;[.$E31]+1)" office:value-type="string" office:string-value="STBGFC Royals" calcext:value-type="string">
            <text:p>STBGFC Royals</text:p>
          </table:table-cell>
          <table:table-cell table:style-name="ce78" table:formula="of:=IF(MOD([.$C31]; NUM_PITCHES)=0;INDEX(PITCHES;1;NUM_PITCHES);INDEX(PITCHES;1;MOD([.$C3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B&quot;, &quot;group&quot;:&quot;1&quot;},&quot;tag&quot;:&quot;15&quot;, &quot;homeTeam&quot;:&quot;Bracknell Town Colts&quot;, &quot;awayTeam&quot;:&quot;STBGFC Royals&quot;}" calcext:value-type="string">
            <text:p>{"__v":0,"day":2,"dateTime":46200000,"duration":"8m","pitch":"4","competition":{"name":"U7", "section":"B", "group":"1"},"tag":"15", "homeTeam":"Bracknell Town Colts", "awayTeam":"STBGFC Royals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2];TRANSLATED_TEAM_NAMES;[.$E32]+1)" office:value-type="string" office:string-value="S4K Tigers" calcext:value-type="string">
            <text:p>S4K Tigers</text:p>
          </table:table-cell>
          <table:table-cell table:style-name="ce77" table:formula="of:=VLOOKUP([.G32];TRANSLATED_TEAM_NAMES;[.$E32]+1)">
            <text:p/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6800000,&quot;duration&quot;:&quot;8m&quot;,&quot;pitch&quot;:&quot;3&quot;,&quot;competition&quot;:{&quot;name&quot;:&quot;U7&quot;, &quot;section&quot;:&quot;B&quot;, &quot;group&quot;:&quot;2&quot;},&quot;tag&quot;:&quot;16&quot;, &quot;homeTeam&quot;:&quot;S4K Tigers&quot;, &quot;awayTeam&quot;:&quot;&quot;}" calcext:value-type="string">
            <text:p>{"__v":0,"day":2,"dateTime":46800000,"duration":"8m","pitch":"3","competition":{"name":"U7", "section":"B", "group":"2"},"tag":"16", "homeTeam":"S4K Tigers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3];TRANSLATED_TEAM_NAMES;[.$E33]+1)" office:value-type="string" office:string-value="Ascot United Saints" calcext:value-type="string">
            <text:p>Ascot United Saints</text:p>
          </table:table-cell>
          <table:table-cell table:style-name="ce77" table:formula="of:=VLOOKUP([.G33];TRANSLATED_TEAM_NAMES;[.$E33]+1)" office:value-type="string" office:string-value="STBGFC United" calcext:value-type="string">
            <text:p>STBGFC United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6800000,&quot;duration&quot;:&quot;8m&quot;,&quot;pitch&quot;:&quot;4&quot;,&quot;competition&quot;:{&quot;name&quot;:&quot;U7&quot;, &quot;section&quot;:&quot;B&quot;, &quot;group&quot;:&quot;2&quot;},&quot;tag&quot;:&quot;16&quot;, &quot;homeTeam&quot;:&quot;Ascot United Saints&quot;, &quot;awayTeam&quot;:&quot;STBGFC United&quot;}" calcext:value-type="string">
            <text:p>{"__v":0,"day":2,"dateTime":46800000,"duration":"8m","pitch":"4","competition":{"name":"U7", "section":"B", "group":"2"},"tag":"16", "homeTeam":"Ascot United Saints", "awayTeam":"STBGFC United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Hartley Wintney Eagles" calcext:value-type="string">
            <text:p>Hartley Wintney Eagles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7400000,&quot;duration&quot;:&quot;8m&quot;,&quot;pitch&quot;:&quot;3&quot;,&quot;competition&quot;:{&quot;name&quot;:&quot;U7&quot;, &quot;section&quot;:&quot;B&quot;, &quot;group&quot;:&quot;1&quot;},&quot;tag&quot;:&quot;17&quot;, &quot;homeTeam&quot;:&quot;&quot;, &quot;awayTeam&quot;:&quot;Hartley Wintney Eagles&quot;}" calcext:value-type="string">
            <text:p>{"__v":0,"day":2,"dateTime":47400000,"duration":"8m","pitch":"3","competition":{"name":"U7", "section":"B", "group":"1"},"tag":"17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5];TRANSLATED_TEAM_NAMES;[.$E35]+1)">
            <text:p/>
          </table:table-cell>
          <table:table-cell table:style-name="ce77" table:formula="of:=VLOOKUP([.G35];TRANSLATED_TEAM_NAMES;[.$E35]+1)" office:value-type="string" office:string-value="Bracknell Town Colts" calcext:value-type="string">
            <text:p>Bracknell Town Colts</text:p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7400000,&quot;duration&quot;:&quot;8m&quot;,&quot;pitch&quot;:&quot;4&quot;,&quot;competition&quot;:{&quot;name&quot;:&quot;U7&quot;, &quot;section&quot;:&quot;B&quot;, &quot;group&quot;:&quot;1&quot;},&quot;tag&quot;:&quot;17&quot;, &quot;homeTeam&quot;:&quot;&quot;, &quot;awayTeam&quot;:&quot;Bracknell Town Colts&quot;}" calcext:value-type="string">
            <text:p>{"__v":0,"day":2,"dateTime":47400000,"duration":"8m","pitch":"4","competition":{"name":"U7", "section":"B", "group":"1"},"tag":"17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Chineham Tigers - Black" calcext:value-type="string">
            <text:p>Chineham Tigers - Black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8000000,&quot;duration&quot;:&quot;8m&quot;,&quot;pitch&quot;:&quot;3&quot;,&quot;competition&quot;:{&quot;name&quot;:&quot;U7&quot;, &quot;section&quot;:&quot;B&quot;, &quot;group&quot;:&quot;2&quot;},&quot;tag&quot;:&quot;18&quot;, &quot;homeTeam&quot;:&quot;&quot;, &quot;awayTeam&quot;:&quot;Chineham Tigers - Black&quot;}" calcext:value-type="string">
            <text:p>{"__v":0,"day":2,"dateTime":48000000,"duration":"8m","pitch":"3","competition":{"name":"U7", "section":"B", "group":"2"},"tag":"18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 office:value-type="string" office:string-value="Ascot United Saints" calcext:value-type="string">
            <text:p>Ascot United Saints</text:p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8000000,&quot;duration&quot;:&quot;8m&quot;,&quot;pitch&quot;:&quot;4&quot;,&quot;competition&quot;:{&quot;name&quot;:&quot;U7&quot;, &quot;section&quot;:&quot;B&quot;, &quot;group&quot;:&quot;2&quot;},&quot;tag&quot;:&quot;18&quot;, &quot;homeTeam&quot;:&quot;&quot;, &quot;awayTeam&quot;:&quot;Ascot United Saints&quot;}" calcext:value-type="string">
            <text:p>{"__v":0,"day":2,"dateTime":48000000,"duration":"8m","pitch":"4","competition":{"name":"U7", "section":"B", "group":"2"},"tag":"18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8];TRANSLATED_TEAM_NAMES;[.$E38]+1)" office:value-type="string" office:string-value="S4K Marvels" calcext:value-type="string">
            <text:p>S4K Marvels</text:p>
          </table:table-cell>
          <table:table-cell table:style-name="ce77" table:formula="of:=VLOOKUP([.G38];TRANSLATED_TEAM_NAMES;[.$E38]+1)" office:value-type="string" office:string-value="STBGFC Royals" calcext:value-type="string">
            <text:p>STBGFC Royals</text:p>
          </table:table-cell>
          <table:table-cell table:style-name="ce78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8600000,&quot;duration&quot;:&quot;8m&quot;,&quot;pitch&quot;:&quot;3&quot;,&quot;competition&quot;:{&quot;name&quot;:&quot;U7&quot;, &quot;section&quot;:&quot;B&quot;, &quot;group&quot;:&quot;1&quot;},&quot;tag&quot;:&quot;19&quot;, &quot;homeTeam&quot;:&quot;S4K Marvels&quot;, &quot;awayTeam&quot;:&quot;STBGFC Royals&quot;}" calcext:value-type="string">
            <text:p>{"__v":0,"day":2,"dateTime":48600000,"duration":"8m","pitch":"3","competition":{"name":"U7", "section":"B", "group":"1"},"tag":"19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9];TRANSLATED_TEAM_NAMES;[.$E39]+1)" office:value-type="string" office:string-value="STBGFC Rovers" calcext:value-type="string">
            <text:p>STBGFC Rovers</text:p>
          </table:table-cell>
          <table:table-cell table:style-name="ce77" table:formula="of:=VLOOKUP([.G39];TRANSLATED_TEAM_NAMES;[.$E39]+1)">
            <text:p/>
          </table:table-cell>
          <table:table-cell table:style-name="ce78" table:formula="of:=IF(MOD([.$C39]; NUM_PITCHES)=0;INDEX(PITCHES;1;NUM_PITCHES);INDEX(PITCHES;1;MOD([.$C3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8600000,&quot;duration&quot;:&quot;8m&quot;,&quot;pitch&quot;:&quot;4&quot;,&quot;competition&quot;:{&quot;name&quot;:&quot;U7&quot;, &quot;section&quot;:&quot;B&quot;, &quot;group&quot;:&quot;1&quot;},&quot;tag&quot;:&quot;19&quot;, &quot;homeTeam&quot;:&quot;STBGFC Rovers&quot;, &quot;awayTeam&quot;:&quot;&quot;}" calcext:value-type="string">
            <text:p>{"__v":0,"day":2,"dateTime":48600000,"duration":"8m","pitch":"4","competition":{"name":"U7", "section":"B", "group":"1"},"tag":"19", "homeTeam":"STBGFC Rovers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49200000" calcext:value-type="float">
            <text:p>49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0];TRANSLATED_TEAM_NAMES;[.$E40]+1)" office:value-type="string" office:string-value="S4K Tigers" calcext:value-type="string">
            <text:p>S4K Tigers</text:p>
          </table:table-cell>
          <table:table-cell table:style-name="ce77" table:formula="of:=VLOOKUP([.G40];TRANSLATED_TEAM_NAMES;[.$E40]+1)" office:value-type="string" office:string-value="STBGFC United" calcext:value-type="string">
            <text:p>STBGFC United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9200000,&quot;duration&quot;:&quot;8m&quot;,&quot;pitch&quot;:&quot;3&quot;,&quot;competition&quot;:{&quot;name&quot;:&quot;U7&quot;, &quot;section&quot;:&quot;B&quot;, &quot;group&quot;:&quot;2&quot;},&quot;tag&quot;:&quot;20&quot;, &quot;homeTeam&quot;:&quot;S4K Tigers&quot;, &quot;awayTeam&quot;:&quot;STBGFC United&quot;}" calcext:value-type="string">
            <text:p>{"__v":0,"day":2,"dateTime":49200000,"duration":"8m","pitch":"3","competition":{"name":"U7", "section":"B", "group":"2"},"tag":"20", "homeTeam":"S4K Tigers", "awayTeam":"STBGFC United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49200000" calcext:value-type="float">
            <text:p>49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STBGFC Rangers" calcext:value-type="string">
            <text:p>STBGFC Rangers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9200000,&quot;duration&quot;:&quot;8m&quot;,&quot;pitch&quot;:&quot;4&quot;,&quot;competition&quot;:{&quot;name&quot;:&quot;U7&quot;, &quot;section&quot;:&quot;B&quot;, &quot;group&quot;:&quot;2&quot;},&quot;tag&quot;:&quot;20&quot;, &quot;homeTeam&quot;:&quot;STBGFC Rangers&quot;, &quot;awayTeam&quot;:&quot;&quot;}" calcext:value-type="string">
            <text:p>{"__v":0,"day":2,"dateTime":49200000,"duration":"8m","pitch":"4","competition":{"name":"U7", "section":"B", "group":"2"},"tag":"20", "homeTeam":"STBGFC Ranger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49800000" calcext:value-type="float">
            <text:p>49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2];TRANSLATED_TEAM_NAMES;[.$E42]+1)">
            <text:p/>
          </table:table-cell>
          <table:table-cell table:style-name="ce77" table:formula="of:=VLOOKUP([.G42];TRANSLATED_TEAM_NAMES;[.$E42]+1)" office:value-type="string" office:string-value="Bracknell Town Colts" calcext:value-type="string">
            <text:p>Bracknell Town Colts</text:p>
          </table:table-cell>
          <table:table-cell table:style-name="ce78" table:formula="of:=IF(MOD([.$C42]; NUM_PITCHES)=0;INDEX(PITCHES;1;NUM_PITCHES);INDEX(PITCHES;1;MOD([.$C4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9800000,&quot;duration&quot;:&quot;8m&quot;,&quot;pitch&quot;:&quot;3&quot;,&quot;competition&quot;:{&quot;name&quot;:&quot;U7&quot;, &quot;section&quot;:&quot;B&quot;, &quot;group&quot;:&quot;1&quot;},&quot;tag&quot;:&quot;21&quot;, &quot;homeTeam&quot;:&quot;&quot;, &quot;awayTeam&quot;:&quot;Bracknell Town Colts&quot;}" calcext:value-type="string">
            <text:p>{"__v":0,"day":2,"dateTime":49800000,"duration":"8m","pitch":"3","competition":{"name":"U7", "section":"B", "group":"1"},"tag":"21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49800000" calcext:value-type="float">
            <text:p>49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3];TRANSLATED_TEAM_NAMES;[.$E43]+1)" office:value-type="string" office:string-value="Hartley Wintney Eagles" calcext:value-type="string">
            <text:p>Hartley Wintney Eagles</text:p>
          </table:table-cell>
          <table:table-cell table:style-name="ce77" table:formula="of:=VLOOKUP([.G43];TRANSLATED_TEAM_NAMES;[.$E43]+1)" office:value-type="string" office:string-value="STBGFC Royals" calcext:value-type="string">
            <text:p>STBGFC Royals</text:p>
          </table:table-cell>
          <table:table-cell table:style-name="ce78" table:formula="of:=IF(MOD([.$C43]; NUM_PITCHES)=0;INDEX(PITCHES;1;NUM_PITCHES);INDEX(PITCHES;1;MOD([.$C4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9800000,&quot;duration&quot;:&quot;8m&quot;,&quot;pitch&quot;:&quot;4&quot;,&quot;competition&quot;:{&quot;name&quot;:&quot;U7&quot;, &quot;section&quot;:&quot;B&quot;, &quot;group&quot;:&quot;1&quot;},&quot;tag&quot;:&quot;21&quot;, &quot;homeTeam&quot;:&quot;Hartley Wintney Eagles&quot;, &quot;awayTeam&quot;:&quot;STBGFC Royals&quot;}" calcext:value-type="string">
            <text:p>{"__v":0,"day":2,"dateTime":49800000,"duration":"8m","pitch":"4","competition":{"name":"U7", "section":"B", "group":"1"},"tag":"21", "homeTeam":"Hartley Wintney Eagles", "awayTeam":"STBGFC Royals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4];TRANSLATED_TEAM_NAMES;[.$E44]+1)">
            <text:p/>
          </table:table-cell>
          <table:table-cell table:style-name="ce77" table:formula="of:=VLOOKUP([.G44];TRANSLATED_TEAM_NAMES;[.$E44]+1)" office:value-type="string" office:string-value="Ascot United Saints" calcext:value-type="string">
            <text:p>Ascot United Saints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50400000,&quot;duration&quot;:&quot;8m&quot;,&quot;pitch&quot;:&quot;3&quot;,&quot;competition&quot;:{&quot;name&quot;:&quot;U7&quot;, &quot;section&quot;:&quot;B&quot;, &quot;group&quot;:&quot;2&quot;},&quot;tag&quot;:&quot;22&quot;, &quot;homeTeam&quot;:&quot;&quot;, &quot;awayTeam&quot;:&quot;Ascot United Saints&quot;}" calcext:value-type="string">
            <text:p>{"__v":0,"day":2,"dateTime":50400000,"duration":"8m","pitch":"3","competition":{"name":"U7", "section":"B", "group":"2"},"tag":"22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5];TRANSLATED_TEAM_NAMES;[.$E45]+1)" office:value-type="string" office:string-value="Chineham Tigers - Black" calcext:value-type="string">
            <text:p>Chineham Tigers - Black</text:p>
          </table:table-cell>
          <table:table-cell table:style-name="ce77" table:formula="of:=VLOOKUP([.G45];TRANSLATED_TEAM_NAMES;[.$E45]+1)" office:value-type="string" office:string-value="STBGFC United" calcext:value-type="string">
            <text:p>STBGFC United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50400000,&quot;duration&quot;:&quot;8m&quot;,&quot;pitch&quot;:&quot;4&quot;,&quot;competition&quot;:{&quot;name&quot;:&quot;U7&quot;, &quot;section&quot;:&quot;B&quot;, &quot;group&quot;:&quot;2&quot;},&quot;tag&quot;:&quot;22&quot;, &quot;homeTeam&quot;:&quot;Chineham Tigers - Black&quot;, &quot;awayTeam&quot;:&quot;STBGFC United&quot;}" calcext:value-type="string">
            <text:p>{"__v":0,"day":2,"dateTime":50400000,"duration":"8m","pitch":"4","competition":{"name":"U7", "section":"B", "group":"2"},"tag":"22", "homeTeam":"Chineham Tigers - Black", "awayTeam":"STBGFC United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1000000" calcext:value-type="float">
            <text:p>51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 office:value-type="string" office:string-value="S4K Marvels" calcext:value-type="string">
            <text:p>S4K Marvels</text:p>
          </table:table-cell>
          <table:table-cell table:style-name="ce78" table:formula="of:=IF(MOD([.$C46]; NUM_PITCHES)=0;INDEX(PITCHES;1;NUM_PITCHES);INDEX(PITCHES;1;MOD([.$C4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51000000,&quot;duration&quot;:&quot;8m&quot;,&quot;pitch&quot;:&quot;3&quot;,&quot;competition&quot;:{&quot;name&quot;:&quot;U7&quot;, &quot;section&quot;:&quot;B&quot;, &quot;group&quot;:&quot;1&quot;},&quot;tag&quot;:&quot;23&quot;, &quot;homeTeam&quot;:&quot;&quot;, &quot;awayTeam&quot;:&quot;S4K Marvels&quot;}" calcext:value-type="string">
            <text:p>{"__v":0,"day":2,"dateTime":51000000,"duration":"8m","pitch":"3","competition":{"name":"U7", "section":"B", "group":"1"},"tag":"23", "homeTeam":"", "awayTeam":"S4K Marvels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23" calcext:value-type="float">
            <text:p>23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" office:value-type="float" office:value="51000000" calcext:value-type="float">
            <text:p>51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7];TRANSLATED_TEAM_NAMES;[.$E47]+1)" office:value-type="string" office:string-value="STBGFC Rovers" calcext:value-type="string">
            <text:p>STBGFC Rovers</text:p>
          </table:table-cell>
          <table:table-cell table:style-name="ce77" table:formula="of:=VLOOKUP([.G47];TRANSLATED_TEAM_NAMES;[.$E47]+1)">
            <text:p/>
          </table:table-cell>
          <table:table-cell table:style-name="ce78" table:formula="of:=IF(MOD([.$C47]; NUM_PITCHES)=0;INDEX(PITCHES;1;NUM_PITCHES);INDEX(PITCHES;1;MOD([.$C4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2,&quot;dateTime&quot;:51000000,&quot;duration&quot;:&quot;8m&quot;,&quot;pitch&quot;:&quot;4&quot;,&quot;competition&quot;:{&quot;name&quot;:&quot;U7&quot;, &quot;section&quot;:&quot;B&quot;, &quot;group&quot;:&quot;1&quot;},&quot;tag&quot;:&quot;23&quot;, &quot;homeTeam&quot;:&quot;STBGFC Rovers&quot;, &quot;awayTeam&quot;:&quot;&quot;}" calcext:value-type="string">
            <text:p>{"__v":0,"day":2,"dateTime":51000000,"duration":"8m","pitch":"4","competition":{"name":"U7", "section":"B", "group":"1"},"tag":"23", "homeTeam":"STBGFC Rovers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24" calcext:value-type="float">
            <text:p>24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8];TRANSLATED_TEAM_NAMES;[.$E48]+1)">
            <text:p/>
          </table:table-cell>
          <table:table-cell table:style-name="ce77" table:formula="of:=VLOOKUP([.G48];TRANSLATED_TEAM_NAMES;[.$E48]+1)" office:value-type="string" office:string-value="S4K Tigers" calcext:value-type="string">
            <text:p>S4K Tigers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2,&quot;dateTime&quot;:51600000,&quot;duration&quot;:&quot;8m&quot;,&quot;pitch&quot;:&quot;3&quot;,&quot;competition&quot;:{&quot;name&quot;:&quot;U7&quot;, &quot;section&quot;:&quot;B&quot;, &quot;group&quot;:&quot;2&quot;},&quot;tag&quot;:&quot;24&quot;, &quot;homeTeam&quot;:&quot;&quot;, &quot;awayTeam&quot;:&quot;S4K Tigers&quot;}" calcext:value-type="string">
            <text:p>{"__v":0,"day":2,"dateTime":51600000,"duration":"8m","pitch":"3","competition":{"name":"U7", "section":"B", "group":"2"},"tag":"24", "homeTeam":"", "awayTeam":"S4K Tigers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24" calcext:value-type="float">
            <text:p>24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73" table:formula="of:=FIRST_GAME_MS + ((DURATION_MS + GAME_GAP_MS) * ([.$B49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9];TRANSLATED_TEAM_NAMES;[.$E49]+1)" office:value-type="string" office:string-value="STBGFC Rangers" calcext:value-type="string">
            <text:p>STBGFC Rangers</text:p>
          </table:table-cell>
          <table:table-cell table:style-name="ce77" table:formula="of:=VLOOKUP([.G49];TRANSLATED_TEAM_NAMES;[.$E49]+1)">
            <text:p/>
          </table:table-cell>
          <table:table-cell table:style-name="ce78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2,&quot;dateTime&quot;:51600000,&quot;duration&quot;:&quot;8m&quot;,&quot;pitch&quot;:&quot;4&quot;,&quot;competition&quot;:{&quot;name&quot;:&quot;U7&quot;, &quot;section&quot;:&quot;B&quot;, &quot;group&quot;:&quot;2&quot;},&quot;tag&quot;:&quot;24&quot;, &quot;homeTeam&quot;:&quot;STBGFC Rangers&quot;, &quot;awayTeam&quot;:&quot;&quot;}" calcext:value-type="string">
            <text:p>{"__v":0,"day":2,"dateTime":51600000,"duration":"8m","pitch":"4","competition":{"name":"U7", "section":"B", "group":"2"},"tag":"24", "homeTeam":"STBGFC Rangers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25" calcext:value-type="float">
            <text:p>25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50]-1))" office:value-type="float" office:value="52200000" calcext:value-type="float">
            <text:p>52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0];TRANSLATED_TEAM_NAMES;[.$E50]+1)" office:value-type="string" office:string-value="S4K Marvels" calcext:value-type="string">
            <text:p>S4K Marvels</text:p>
          </table:table-cell>
          <table:table-cell table:style-name="ce77" table:formula="of:=VLOOKUP([.G50];TRANSLATED_TEAM_NAMES;[.$E50]+1)">
            <text:p/>
          </table:table-cell>
          <table:table-cell table:style-name="ce78" table:formula="of:=IF(MOD([.$C50]; NUM_PITCHES)=0;INDEX(PITCHES;1;NUM_PITCHES);INDEX(PITCHES;1;MOD([.$C5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2,&quot;dateTime&quot;:52200000,&quot;duration&quot;:&quot;8m&quot;,&quot;pitch&quot;:&quot;3&quot;,&quot;competition&quot;:{&quot;name&quot;:&quot;U7&quot;, &quot;section&quot;:&quot;B&quot;, &quot;group&quot;:&quot;1&quot;},&quot;tag&quot;:&quot;25&quot;, &quot;homeTeam&quot;:&quot;S4K Marvels&quot;, &quot;awayTeam&quot;:&quot;&quot;}" calcext:value-type="string">
            <text:p>{"__v":0,"day":2,"dateTime":52200000,"duration":"8m","pitch":"3","competition":{"name":"U7", "section":"B", "group":"1"},"tag":"25", "homeTeam":"S4K Marvels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25" calcext:value-type="float">
            <text:p>25</text:p>
          </table:table-cell>
          <table:table-cell table:formula="of:=IF([.$J51]&gt;[.$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1]-1))" office:value-type="float" office:value="52200000" calcext:value-type="float">
            <text:p>52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1];TRANSLATED_TEAM_NAMES;[.$E51]+1)" office:value-type="string" office:string-value="STBGFC Royals" calcext:value-type="string">
            <text:p>STBGFC Royals</text:p>
          </table:table-cell>
          <table:table-cell table:style-name="ce77" table:formula="of:=VLOOKUP([.G51];TRANSLATED_TEAM_NAMES;[.$E51]+1)">
            <text:p/>
          </table:table-cell>
          <table:table-cell table:style-name="ce78" table:formula="of:=IF(MOD([.$C51]; NUM_PITCHES)=0;INDEX(PITCHES;1;NUM_PITCHES);INDEX(PITCHES;1;MOD([.$C5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2,&quot;dateTime&quot;:52200000,&quot;duration&quot;:&quot;8m&quot;,&quot;pitch&quot;:&quot;4&quot;,&quot;competition&quot;:{&quot;name&quot;:&quot;U7&quot;, &quot;section&quot;:&quot;B&quot;, &quot;group&quot;:&quot;1&quot;},&quot;tag&quot;:&quot;25&quot;, &quot;homeTeam&quot;:&quot;STBGFC Royals&quot;, &quot;awayTeam&quot;:&quot;&quot;}" calcext:value-type="string">
            <text:p>{"__v":0,"day":2,"dateTime":52200000,"duration":"8m","pitch":"4","competition":{"name":"U7", "section":"B", "group":"1"},"tag":"25", "homeTeam":"STBGFC Royals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26" calcext:value-type="float">
            <text:p>26</text:p>
          </table:table-cell>
          <table:table-cell table:formula="of:=IF([.$J52]&gt;[.$J51];[.B51];[.B51]+1)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ce73" table:formula="of:=FIRST_GAME_MS + ((DURATION_MS + GAME_GAP_MS) * ([.$B52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2];TRANSLATED_TEAM_NAMES;[.$E52]+1)" office:value-type="string" office:string-value="S4K Tigers" calcext:value-type="string">
            <text:p>S4K Tigers</text:p>
          </table:table-cell>
          <table:table-cell table:style-name="ce77" table:formula="of:=VLOOKUP([.G52];TRANSLATED_TEAM_NAMES;[.$E52]+1)">
            <text:p/>
          </table:table-cell>
          <table:table-cell table:style-name="ce78" table:formula="of:=IF(MOD([.$C52]; NUM_PITCHES)=0;INDEX(PITCHES;1;NUM_PITCHES);INDEX(PITCHES;1;MOD([.$C5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2,&quot;dateTime&quot;:52800000,&quot;duration&quot;:&quot;8m&quot;,&quot;pitch&quot;:&quot;3&quot;,&quot;competition&quot;:{&quot;name&quot;:&quot;U7&quot;, &quot;section&quot;:&quot;B&quot;, &quot;group&quot;:&quot;2&quot;},&quot;tag&quot;:&quot;26&quot;, &quot;homeTeam&quot;:&quot;S4K Tigers&quot;, &quot;awayTeam&quot;:&quot;&quot;}" calcext:value-type="string">
            <text:p>{"__v":0,"day":2,"dateTime":52800000,"duration":"8m","pitch":"3","competition":{"name":"U7", "section":"B", "group":"2"},"tag":"26", "homeTeam":"S4K Tigers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26" calcext:value-type="float">
            <text:p>26</text:p>
          </table:table-cell>
          <table:table-cell table:formula="of:=IF([.$J53]&gt;[.$J52];[.B52];[.B52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3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3];TRANSLATED_TEAM_NAMES;[.$E53]+1)" office:value-type="string" office:string-value="STBGFC United" calcext:value-type="string">
            <text:p>STBGFC United</text:p>
          </table:table-cell>
          <table:table-cell table:style-name="ce77" table:formula="of:=VLOOKUP([.G53];TRANSLATED_TEAM_NAMES;[.$E53]+1)">
            <text:p/>
          </table:table-cell>
          <table:table-cell table:style-name="ce78" table:formula="of:=IF(MOD([.$C53]; NUM_PITCHES)=0;INDEX(PITCHES;1;NUM_PITCHES);INDEX(PITCHES;1;MOD([.$C5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2,&quot;dateTime&quot;:52800000,&quot;duration&quot;:&quot;8m&quot;,&quot;pitch&quot;:&quot;4&quot;,&quot;competition&quot;:{&quot;name&quot;:&quot;U7&quot;, &quot;section&quot;:&quot;B&quot;, &quot;group&quot;:&quot;2&quot;},&quot;tag&quot;:&quot;26&quot;, &quot;homeTeam&quot;:&quot;STBGFC United&quot;, &quot;awayTeam&quot;:&quot;&quot;}" calcext:value-type="string">
            <text:p>{"__v":0,"day":2,"dateTime":52800000,"duration":"8m","pitch":"4","competition":{"name":"U7", "section":"B", "group":"2"},"tag":"26", "homeTeam":"STBGFC United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27" calcext:value-type="float">
            <text:p>27</text:p>
          </table:table-cell>
          <table:table-cell table:formula="of:=IF([.$J54]&gt;[.$J53];[.B53];[.B53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4]-1))" office:value-type="float" office:value="53400000" calcext:value-type="float">
            <text:p>53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4];TRANSLATED_TEAM_NAMES;[.$E54]+1)" office:value-type="string" office:string-value="Bracknell Town Colts" calcext:value-type="string">
            <text:p>Bracknell Town Colts</text:p>
          </table:table-cell>
          <table:table-cell table:style-name="ce77" table:formula="of:=VLOOKUP([.G54];TRANSLATED_TEAM_NAMES;[.$E54]+1)" office:value-type="string" office:string-value="STBGFC Rovers" calcext:value-type="string">
            <text:p>STBGFC Rovers</text:p>
          </table:table-cell>
          <table:table-cell table:style-name="ce78" table:formula="of:=IF(MOD([.$C54]; NUM_PITCHES)=0;INDEX(PITCHES;1;NUM_PITCHES);INDEX(PITCHES;1;MOD([.$C5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2,&quot;dateTime&quot;:53400000,&quot;duration&quot;:&quot;8m&quot;,&quot;pitch&quot;:&quot;3&quot;,&quot;competition&quot;:{&quot;name&quot;:&quot;U7&quot;, &quot;section&quot;:&quot;B&quot;, &quot;group&quot;:&quot;1&quot;},&quot;tag&quot;:&quot;27&quot;, &quot;homeTeam&quot;:&quot;Bracknell Town Colts&quot;, &quot;awayTeam&quot;:&quot;STBGFC Rovers&quot;}" calcext:value-type="string">
            <text:p>{"__v":0,"day":2,"dateTime":53400000,"duration":"8m","pitch":"3","competition":{"name":"U7", "section":"B", "group":"1"},"tag":"27", "homeTeam":"Bracknell Town Colts", "awayTeam":"STBGFC Rovers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27" calcext:value-type="float">
            <text:p>27</text:p>
          </table:table-cell>
          <table:table-cell table:formula="of:=IF([.$J55]&gt;[.$J54];[.B54];[.B54]+1)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73" table:formula="of:=FIRST_GAME_MS + ((DURATION_MS + GAME_GAP_MS) * ([.$B55]-1))" office:value-type="float" office:value="53400000" calcext:value-type="float">
            <text:p>53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5];TRANSLATED_TEAM_NAMES;[.$E55]+1)">
            <text:p/>
          </table:table-cell>
          <table:table-cell table:style-name="ce77" table:formula="of:=VLOOKUP([.G55];TRANSLATED_TEAM_NAMES;[.$E55]+1)" office:value-type="string" office:string-value="Hartley Wintney Eagles" calcext:value-type="string">
            <text:p>Hartley Wintney Eagles</text:p>
          </table:table-cell>
          <table:table-cell table:style-name="ce78" table:formula="of:=IF(MOD([.$C55]; NUM_PITCHES)=0;INDEX(PITCHES;1;NUM_PITCHES);INDEX(PITCHES;1;MOD([.$C5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2,&quot;dateTime&quot;:53400000,&quot;duration&quot;:&quot;8m&quot;,&quot;pitch&quot;:&quot;4&quot;,&quot;competition&quot;:{&quot;name&quot;:&quot;U7&quot;, &quot;section&quot;:&quot;B&quot;, &quot;group&quot;:&quot;1&quot;},&quot;tag&quot;:&quot;27&quot;, &quot;homeTeam&quot;:&quot;&quot;, &quot;awayTeam&quot;:&quot;Hartley Wintney Eagles&quot;}" calcext:value-type="string">
            <text:p>{"__v":0,"day":2,"dateTime":53400000,"duration":"8m","pitch":"4","competition":{"name":"U7", "section":"B", "group":"1"},"tag":"27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28" calcext:value-type="float">
            <text:p>28</text:p>
          </table:table-cell>
          <table:table-cell table:formula="of:=IF([.$J56]&gt;[.$J55];[.B55];[.B55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6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6];TRANSLATED_TEAM_NAMES;[.$E56]+1)" office:value-type="string" office:string-value="Ascot United Saints" calcext:value-type="string">
            <text:p>Ascot United Saints</text:p>
          </table:table-cell>
          <table:table-cell table:style-name="ce77" table:formula="of:=VLOOKUP([.G56];TRANSLATED_TEAM_NAMES;[.$E56]+1)" office:value-type="string" office:string-value="STBGFC Rangers" calcext:value-type="string">
            <text:p>STBGFC Rangers</text:p>
          </table:table-cell>
          <table:table-cell table:style-name="ce78" table:formula="of:=IF(MOD([.$C56]; NUM_PITCHES)=0;INDEX(PITCHES;1;NUM_PITCHES);INDEX(PITCHES;1;MOD([.$C5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2,&quot;dateTime&quot;:54000000,&quot;duration&quot;:&quot;8m&quot;,&quot;pitch&quot;:&quot;3&quot;,&quot;competition&quot;:{&quot;name&quot;:&quot;U7&quot;, &quot;section&quot;:&quot;B&quot;, &quot;group&quot;:&quot;2&quot;},&quot;tag&quot;:&quot;28&quot;, &quot;homeTeam&quot;:&quot;Ascot United Saints&quot;, &quot;awayTeam&quot;:&quot;STBGFC Rangers&quot;}" calcext:value-type="string">
            <text:p>{"__v":0,"day":2,"dateTime":54000000,"duration":"8m","pitch":"3","competition":{"name":"U7", "section":"B", "group":"2"},"tag":"28", "homeTeam":"Ascot United Saints", "awayTeam":"STBGFC Rangers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28" calcext:value-type="float">
            <text:p>28</text:p>
          </table:table-cell>
          <table:table-cell table:formula="of:=IF([.$J57]&gt;[.$J56];[.B56];[.B56]+1)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style-name="ce73" table:formula="of:=FIRST_GAME_MS + ((DURATION_MS + GAME_GAP_MS) * ([.$B57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7];TRANSLATED_TEAM_NAMES;[.$E57]+1)">
            <text:p/>
          </table:table-cell>
          <table:table-cell table:style-name="ce77" table:formula="of:=VLOOKUP([.G57];TRANSLATED_TEAM_NAMES;[.$E57]+1)" office:value-type="string" office:string-value="Chineham Tigers - Black" calcext:value-type="string">
            <text:p>Chineham Tigers - Black</text:p>
          </table:table-cell>
          <table:table-cell table:style-name="ce78" table:formula="of:=IF(MOD([.$C57]; NUM_PITCHES)=0;INDEX(PITCHES;1;NUM_PITCHES);INDEX(PITCHES;1;MOD([.$C5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2,&quot;dateTime&quot;:54000000,&quot;duration&quot;:&quot;8m&quot;,&quot;pitch&quot;:&quot;4&quot;,&quot;competition&quot;:{&quot;name&quot;:&quot;U7&quot;, &quot;section&quot;:&quot;B&quot;, &quot;group&quot;:&quot;2&quot;},&quot;tag&quot;:&quot;28&quot;, &quot;homeTeam&quot;:&quot;&quot;, &quot;awayTeam&quot;:&quot;Chineham Tigers - Black&quot;}" calcext:value-type="string">
            <text:p>{"__v":0,"day":2,"dateTime":54000000,"duration":"8m","pitch":"4","competition":{"name":"U7", "section":"B", "group":"2"},"tag":"28", "homeTeam":"", "awayTeam":"Chineham Tigers - Black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58]&gt;[.$J57];[.B57];[.B57]+1)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58]-1)) + SECTION_GAP_MS" office:value-type="float" office:value="55200000" calcext:value-type="float">
            <text:p>55200000</text:p>
          </table:table-cell>
          <table:table-cell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style-name="ce19" table:formula="of:=AGE_GROUP_TRANSLATED&amp;&quot;_&quot;&amp;SECTION_TRANSLATED&amp;&quot;_G1_P1&quot;" office:value-type="string" office:string-value="U7_B_G1_P1" calcext:value-type="string">
            <text:p>U7_B_G1_P1</text:p>
          </table:table-cell>
          <table:table-cell table:style-name="ce19" table:formula="of:=AGE_GROUP_TRANSLATED&amp;&quot;_&quot;&amp;SECTION_TRANSLATED&amp;&quot;_G2_P4&quot;" office:value-type="string" office:string-value="U7_B_G2_P4" calcext:value-type="string">
            <text:p>U7_B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58]; NUM_PITCHES)=0;INDEX(PITCHES;1;NUM_PITCHES);INDEX(PITCHES;1;MOD([.$C5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2,&quot;dateTime&quot;:55200000,&quot;duration&quot;:&quot;8m&quot;,&quot;pitch&quot;:&quot;3&quot;,&quot;competition&quot;:{&quot;name&quot;:&quot;U7&quot;, &quot;section&quot;:&quot;B&quot;},&quot;tag&quot;:&quot;QF1&quot;, &quot;homeTeam&quot;:&quot;Winner Group 1&quot;, &quot;awayTeam&quot;:&quot;4th Group 2&quot;, &quot;homeTeamFrom&quot;:&quot;U7_B_G1_P1&quot;, &quot;awayTeamFrom&quot;:&quot;U7_B_G2_P4&quot;, &quot;stage2Tag&quot;:&quot;U7_B_QF1&quot;}" calcext:value-type="string">
            <text:p>{"__v":0,"day":2,"dateTime":55200000,"duration":"8m","pitch":"3","competition":{"name":"U7", "section":"B"},"tag":"QF1", "homeTeam":"Winner Group 1", "awayTeam":"4th Group 2", "homeTeamFrom":"U7_B_G1_P1", "awayTeamFrom":"U7_B_G2_P4", "stage2Tag":"U7_B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59]&gt;[.$J58];[.B58];[.B58]+1)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59]-1)) + SECTION_GAP_MS" office:value-type="float" office:value="55200000" calcext:value-type="float">
            <text:p>55200000</text:p>
          </table:table-cell>
          <table:table-cell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style-name="ce19" table:formula="of:=AGE_GROUP_TRANSLATED&amp;&quot;_&quot;&amp;SECTION_TRANSLATED&amp;&quot;_G2_P1&quot;" office:value-type="string" office:string-value="U7_B_G2_P1" calcext:value-type="string">
            <text:p>U7_B_G2_P1</text:p>
          </table:table-cell>
          <table:table-cell table:style-name="ce19" table:formula="of:=AGE_GROUP_TRANSLATED&amp;&quot;_&quot;&amp;SECTION_TRANSLATED&amp;&quot;_G1_P4&quot;" office:value-type="string" office:string-value="U7_B_G1_P4" calcext:value-type="string">
            <text:p>U7_B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59]; NUM_PITCHES)=0;INDEX(PITCHES;1;NUM_PITCHES);INDEX(PITCHES;1;MOD([.$C5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2,&quot;dateTime&quot;:55200000,&quot;duration&quot;:&quot;8m&quot;,&quot;pitch&quot;:&quot;4&quot;,&quot;competition&quot;:{&quot;name&quot;:&quot;U7&quot;, &quot;section&quot;:&quot;B&quot;},&quot;tag&quot;:&quot;QF2&quot;, &quot;homeTeam&quot;:&quot;Winner Group 2&quot;, &quot;awayTeam&quot;:&quot;4th Group 1&quot;, &quot;homeTeamFrom&quot;:&quot;U7_B_G2_P1&quot;, &quot;awayTeamFrom&quot;:&quot;U7_B_G1_P4&quot;, &quot;stage2Tag&quot;:&quot;U7_B_QF2&quot;}" calcext:value-type="string">
            <text:p>{"__v":0,"day":2,"dateTime":55200000,"duration":"8m","pitch":"4","competition":{"name":"U7", "section":"B"},"tag":"QF2", "homeTeam":"Winner Group 2", "awayTeam":"4th Group 1", "homeTeamFrom":"U7_B_G2_P1", "awayTeamFrom":"U7_B_G1_P4", "stage2Tag":"U7_B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60]&gt;[.$J59];[.B59];[.B59]+1)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60]-1)) + SECTION_GAP_MS" office:value-type="float" office:value="55800000" calcext:value-type="float">
            <text:p>55800000</text:p>
          </table:table-cell>
          <table:table-cell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19" table:formula="of:=AGE_GROUP_TRANSLATED&amp;&quot;_&quot;&amp;SECTION_TRANSLATED&amp;&quot;_G1_P2&quot;" office:value-type="string" office:string-value="U7_B_G1_P2" calcext:value-type="string">
            <text:p>U7_B_G1_P2</text:p>
          </table:table-cell>
          <table:table-cell table:style-name="ce19" table:formula="of:=AGE_GROUP_TRANSLATED&amp;&quot;_&quot;&amp;SECTION_TRANSLATED&amp;&quot;_G2_P3&quot;" office:value-type="string" office:string-value="U7_B_G2_P3" calcext:value-type="string">
            <text:p>U7_B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60]; NUM_PITCHES)=0;INDEX(PITCHES;1;NUM_PITCHES);INDEX(PITCHES;1;MOD([.$C6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2,&quot;dateTime&quot;:55800000,&quot;duration&quot;:&quot;8m&quot;,&quot;pitch&quot;:&quot;3&quot;,&quot;competition&quot;:{&quot;name&quot;:&quot;U7&quot;, &quot;section&quot;:&quot;B&quot;},&quot;tag&quot;:&quot;QF3&quot;, &quot;homeTeam&quot;:&quot;2nd Group 1&quot;, &quot;awayTeam&quot;:&quot;3rd Group 2&quot;, &quot;homeTeamFrom&quot;:&quot;U7_B_G1_P2&quot;, &quot;awayTeamFrom&quot;:&quot;U7_B_G2_P3&quot;, &quot;stage2Tag&quot;:&quot;U7_B_QF3&quot;}" calcext:value-type="string">
            <text:p>{"__v":0,"day":2,"dateTime":55800000,"duration":"8m","pitch":"3","competition":{"name":"U7", "section":"B"},"tag":"QF3", "homeTeam":"2nd Group 1", "awayTeam":"3rd Group 2", "homeTeamFrom":"U7_B_G1_P2", "awayTeamFrom":"U7_B_G2_P3", "stage2Tag":"U7_B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61]&gt;[.$J60];[.B60];[.B60]+1)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61]-1)) + SECTION_GAP_MS" office:value-type="float" office:value="55800000" calcext:value-type="float">
            <text:p>55800000</text:p>
          </table:table-cell>
          <table:table-cell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19" table:formula="of:=AGE_GROUP_TRANSLATED&amp;&quot;_&quot;&amp;SECTION_TRANSLATED&amp;&quot;_G2_P2&quot;" office:value-type="string" office:string-value="U7_B_G2_P2" calcext:value-type="string">
            <text:p>U7_B_G2_P2</text:p>
          </table:table-cell>
          <table:table-cell table:style-name="ce19" table:formula="of:=AGE_GROUP_TRANSLATED&amp;&quot;_&quot;&amp;SECTION_TRANSLATED&amp;&quot;_G1_P3&quot;" office:value-type="string" office:string-value="U7_B_G1_P3" calcext:value-type="string">
            <text:p>U7_B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61]; NUM_PITCHES)=0;INDEX(PITCHES;1;NUM_PITCHES);INDEX(PITCHES;1;MOD([.$C6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2,&quot;dateTime&quot;:55800000,&quot;duration&quot;:&quot;8m&quot;,&quot;pitch&quot;:&quot;4&quot;,&quot;competition&quot;:{&quot;name&quot;:&quot;U7&quot;, &quot;section&quot;:&quot;B&quot;},&quot;tag&quot;:&quot;QF4&quot;, &quot;homeTeam&quot;:&quot;2nd Group 2&quot;, &quot;awayTeam&quot;:&quot;3rd Group 1&quot;, &quot;homeTeamFrom&quot;:&quot;U7_B_G2_P2&quot;, &quot;awayTeamFrom&quot;:&quot;U7_B_G1_P3&quot;, &quot;stage2Tag&quot;:&quot;U7_B_QF4&quot;}" calcext:value-type="string">
            <text:p>{"__v":0,"day":2,"dateTime":55800000,"duration":"8m","pitch":"4","competition":{"name":"U7", "section":"B"},"tag":"QF4", "homeTeam":"2nd Group 2", "awayTeam":"3rd Group 1", "homeTeamFrom":"U7_B_G2_P2", "awayTeamFrom":"U7_B_G1_P3", "stage2Tag":"U7_B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62]-1)) + SECTION_GAP_MS" office:value-type="float" office:value="56400000" calcext:value-type="float">
            <text:p>56400000</text:p>
          </table:table-cell>
          <table:table-cell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style-name="ce19" table:formula="of:=AGE_GROUP_TRANSLATED&amp;&quot;_&quot;&amp;SECTION_TRANSLATED&amp;&quot;_QF1&quot;" office:value-type="string" office:string-value="U7_B_QF1" calcext:value-type="string">
            <text:p>U7_B_QF1</text:p>
          </table:table-cell>
          <table:table-cell table:style-name="ce19" table:formula="of:=AGE_GROUP_TRANSLATED&amp;&quot;_&quot;&amp;SECTION_TRANSLATED&amp;&quot;_QF4&quot;" office:value-type="string" office:string-value="U7_B_QF4" calcext:value-type="string">
            <text:p>U7_B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62]; NUM_PITCHES)=0;INDEX(PITCHES;1;NUM_PITCHES);INDEX(PITCHES;1;MOD([.$C6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2,&quot;dateTime&quot;:56400000,&quot;duration&quot;:&quot;8m&quot;,&quot;pitch&quot;:&quot;3&quot;,&quot;competition&quot;:{&quot;name&quot;:&quot;U7&quot;, &quot;section&quot;:&quot;B&quot;},&quot;tag&quot;:&quot;SF1&quot;, &quot;homeTeam&quot;:&quot;Winner QF1&quot;, &quot;awayTeam&quot;:&quot;Winner QF4&quot;, &quot;homeTeamFrom&quot;:&quot;U7_B_QF1&quot;, &quot;awayTeamFrom&quot;:&quot;U7_B_QF4&quot;, &quot;stage2Tag&quot;:&quot;U7_B_SF1&quot;}" calcext:value-type="string">
            <text:p>{"__v":0,"day":2,"dateTime":56400000,"duration":"8m","pitch":"3","competition":{"name":"U7", "section":"B"},"tag":"SF1", "homeTeam":"Winner QF1", "awayTeam":"Winner QF4", "homeTeamFrom":"U7_B_QF1", "awayTeamFrom":"U7_B_QF4", "stage2Tag":"U7_B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63]-1)) + SECTION_GAP_MS" office:value-type="float" office:value="56400000" calcext:value-type="float">
            <text:p>56400000</text:p>
          </table:table-cell>
          <table:table-cell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19" table:formula="of:=AGE_GROUP_TRANSLATED&amp;&quot;_&quot;&amp;SECTION_TRANSLATED&amp;&quot;_QF2&quot;" office:value-type="string" office:string-value="U7_B_QF2" calcext:value-type="string">
            <text:p>U7_B_QF2</text:p>
          </table:table-cell>
          <table:table-cell table:style-name="ce19" table:formula="of:=AGE_GROUP_TRANSLATED&amp;&quot;_&quot;&amp;SECTION_TRANSLATED&amp;&quot;_QF3&quot;" office:value-type="string" office:string-value="U7_B_QF3" calcext:value-type="string">
            <text:p>U7_B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63]; NUM_PITCHES)=0;INDEX(PITCHES;1;NUM_PITCHES);INDEX(PITCHES;1;MOD([.$C6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2,&quot;dateTime&quot;:56400000,&quot;duration&quot;:&quot;8m&quot;,&quot;pitch&quot;:&quot;4&quot;,&quot;competition&quot;:{&quot;name&quot;:&quot;U7&quot;, &quot;section&quot;:&quot;B&quot;},&quot;tag&quot;:&quot;SF2&quot;, &quot;homeTeam&quot;:&quot;Winner QF2&quot;, &quot;awayTeam&quot;:&quot;Winner QF3&quot;, &quot;homeTeamFrom&quot;:&quot;U7_B_QF2&quot;, &quot;awayTeamFrom&quot;:&quot;U7_B_QF3&quot;, &quot;stage2Tag&quot;:&quot;U7_B_SF2&quot;}" calcext:value-type="string">
            <text:p>{"__v":0,"day":2,"dateTime":56400000,"duration":"8m","pitch":"4","competition":{"name":"U7", "section":"B"},"tag":"SF2", "homeTeam":"Winner QF2", "awayTeam":"Winner QF3", "homeTeamFrom":"U7_B_QF2", "awayTeamFrom":"U7_B_QF3", "stage2Tag":"U7_B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64]-1)) + SECTION_GAP_MS" office:value-type="float" office:value="57000000" calcext:value-type="float">
            <text:p>57000000</text:p>
          </table:table-cell>
          <table:table-cell table:formula="of:=AGE_GROUP_TRANSLATED&amp;&quot;_&quot;&amp;SECTION_TRANSLATED&amp;&quot;_FNL&quot;" office:value-type="string" office:string-value="U7_B_FNL" calcext:value-type="string">
            <text:p>U7_B_FNL</text:p>
          </table:table-cell>
          <table:table-cell table:style-name="ce19" table:formula="of:=AGE_GROUP_TRANSLATED&amp;&quot;_&quot;&amp;SECTION_TRANSLATED&amp;&quot;_SF1&quot;" office:value-type="string" office:string-value="U7_B_SF1" calcext:value-type="string">
            <text:p>U7_B_SF1</text:p>
          </table:table-cell>
          <table:table-cell table:style-name="ce19" table:formula="of:=AGE_GROUP_TRANSLATED&amp;&quot;_&quot;&amp;SECTION_TRANSLATED&amp;&quot;_SF2&quot;" office:value-type="string" office:string-value="U7_B_SF2" calcext:value-type="string">
            <text:p>U7_B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64]; NUM_PITCHES)=0;INDEX(PITCHES;1;NUM_PITCHES);INDEX(PITCHES;1;MOD([.$C6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2,&quot;dateTime&quot;:57000000,&quot;duration&quot;:&quot;8m&quot;,&quot;pitch&quot;:&quot;3&quot;,&quot;competition&quot;:{&quot;name&quot;:&quot;U7&quot;, &quot;section&quot;:&quot;B&quot;},&quot;tag&quot;:&quot;FNL&quot;, &quot;homeTeam&quot;:&quot;Winner SF1&quot;, &quot;awayTeam&quot;:&quot;Winner SF2&quot;, &quot;homeTeamFrom&quot;:&quot;U7_B_SF1&quot;, &quot;awayTeamFrom&quot;:&quot;U7_B_SF2&quot;, &quot;stage2Tag&quot;:&quot;U7_B_FNL&quot;}" calcext:value-type="string">
            <text:p>{"__v":0,"day":2,"dateTime":57000000,"duration":"8m","pitch":"3","competition":{"name":"U7", "section":"B"},"tag":"FNL", "homeTeam":"Winner SF1", "awayTeam":"Winner SF2", "homeTeamFrom":"U7_B_SF1", "awayTeamFrom":"U7_B_SF2", "stage2Tag":"U7_B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2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Bracknell Town Colts" calcext:value-type="string">
            <text:p>Bracknell Town Colts</text:p>
          </table:table-cell>
          <table:table-cell table:formula="of:=VLOOKUP([.$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S4K Marvels" calcext:value-type="string">
            <text:p>S4K Marvels</text:p>
          </table:table-cell>
          <table:table-cell table:formula="of:=VLOOKUP([.$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4","competition":{"name":"U7", "section":"B", "group":"1"},"tag":"1", "homeTeam":"S4K Marvels", "awayTeam":"STBGFC Rov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Ascot United Saints" calcext:value-type="string">
            <text:p>Ascot United Saints</text:p>
          </table:table-cell>
          <table:table-cell table:formula="of:=VLOOKUP([.$G4];TRANSLATED_TEAM_NAMES;[.$E4]+1)" office:value-type="string" office:string-value="Chineham Tigers - Black" calcext:value-type="string">
            <text:p>Chineham Tigers - Black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2&quot;},&quot;tag&quot;:&quot;2&quot;, &quot;homeTeam&quot;:&quot;Ascot United Saints&quot;, &quot;awayTeam&quot;:&quot;Chineham Tigers - Black&quot;}" calcext:value-type="string">
            <text:p>{"__v":0,"day":2,"dateTime":38400000,"duration":"8m","pitch":"3","competition":{"name":"U7", "section":"B", "group":"2"},"tag":"2", "homeTeam":"Ascot United Saints", "awayTeam":"Chineham Tigers - Black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S4K Tigers" calcext:value-type="string">
            <text:p>S4K Tigers</text:p>
          </table:table-cell>
          <table:table-cell table:formula="of:=VLOOKUP([.$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2&quot;},&quot;tag&quot;:&quot;2&quot;, &quot;homeTeam&quot;:&quot;S4K Tigers&quot;, &quot;awayTeam&quot;:&quot;STBGFC Rangers&quot;}" calcext:value-type="string">
            <text:p>{"__v":0,"day":2,"dateTime":38400000,"duration":"8m","pitch":"4","competition":{"name":"U7", "section":"B", "group":"2"},"tag":"2", "homeTeam":"S4K Tigers", "awayTeam":"STBGFC Rang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S4K Marvels" calcext:value-type="string">
            <text:p>S4K Marvels</text:p>
          </table:table-cell>
          <table:table-cell table:formula="of:=VLOOKUP([.$G6];TRANSLATED_TEAM_NAMES;[.$E6]+1)" office:value-type="string" office:string-value="Bracknell Town Colts" calcext:value-type="string">
            <text:p>Bracknell Town Colts</text:p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1&quot;},&quot;tag&quot;:&quot;3&quot;, &quot;homeTeam&quot;:&quot;S4K Marvels&quot;, &quot;awayTeam&quot;:&quot;Bracknell Town Colts&quot;}" calcext:value-type="string">
            <text:p>{"__v":0,"day":2,"dateTime":39000000,"duration":"8m","pitch":"3","competition":{"name":"U7", "section":"B", "group":"1"},"tag":"3", "homeTeam":"S4K Marvels", "awayTeam":"Bracknell Town Col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Hartley Wintney Eagles" calcext:value-type="string">
            <text:p>Hartley Wintney Eagles</text:p>
          </table:table-cell>
          <table:table-cell table:formula="of:=VLOOKUP([.$G7];TRANSLATED_TEAM_NAMES;[.$E7]+1)" office:value-type="string" office:string-value="STBGFC Rovers" calcext:value-type="string">
            <text:p>STBGFC Rovers</text:p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1&quot;},&quot;tag&quot;:&quot;3&quot;, &quot;homeTeam&quot;:&quot;Hartley Wintney Eagles&quot;, &quot;awayTeam&quot;:&quot;STBGFC Rovers&quot;}" calcext:value-type="string">
            <text:p>{"__v":0,"day":2,"dateTime":39000000,"duration":"8m","pitch":"4","competition":{"name":"U7", "section":"B", "group":"1"},"tag":"3", "homeTeam":"Hartley Wintney Eagles", "awayTeam":"STBGFC Rov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S4K Tigers" calcext:value-type="string">
            <text:p>S4K Tigers</text:p>
          </table:table-cell>
          <table:table-cell table:formula="of:=VLOOKUP([.$G8];TRANSLATED_TEAM_NAMES;[.$E8]+1)" office:value-type="string" office:string-value="Ascot United Saints" calcext:value-type="string">
            <text:p>Ascot United Saint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2&quot;},&quot;tag&quot;:&quot;4&quot;, &quot;homeTeam&quot;:&quot;S4K Tigers&quot;, &quot;awayTeam&quot;:&quot;Ascot United Saints&quot;}" calcext:value-type="string">
            <text:p>{"__v":0,"day":2,"dateTime":39600000,"duration":"8m","pitch":"3","competition":{"name":"U7", "section":"B", "group":"2"},"tag":"4", "homeTeam":"S4K Tigers", "awayTeam":"Ascot United Sain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39600000" calcext:value-type="float">
            <text:p>39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Chineham Tigers - Black" calcext:value-type="string">
            <text:p>Chineham Tigers - Black</text:p>
          </table:table-cell>
          <table:table-cell table:formula="of:=VLOOKUP([.$G9];TRANSLATED_TEAM_NAMES;[.$E9]+1)" office:value-type="string" office:string-value="STBGFC Rangers" calcext:value-type="string">
            <text:p>STBGFC Ranger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2&quot;},&quot;tag&quot;:&quot;4&quot;, &quot;homeTeam&quot;:&quot;Chineham Tigers - Black&quot;, &quot;awayTeam&quot;:&quot;STBGFC Rangers&quot;}" calcext:value-type="string">
            <text:p>{"__v":0,"day":2,"dateTime":39600000,"duration":"8m","pitch":"4","competition":{"name":"U7", "section":"B", "group":"2"},"tag":"4", "homeTeam":"Chineham Tigers - Black", "awayTeam":"STBGFC Rang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TBGFC Rovers" calcext:value-type="string">
            <text:p>STBGFC Rovers</text:p>
          </table:table-cell>
          <table:table-cell table:formula="of:=VLOOKUP([.$G10];TRANSLATED_TEAM_NAMES;[.$E10]+1)" office:value-type="string" office:string-value="Bracknell Town Colts" calcext:value-type="string">
            <text:p>Bracknell Town Colt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STBGFC Rovers&quot;, &quot;awayTeam&quot;:&quot;Bracknell Town Colts&quot;}" calcext:value-type="string">
            <text:p>{"__v":0,"day":2,"dateTime":40200000,"duration":"8m","pitch":"3","competition":{"name":"U7", "section":"B", "group":"1"},"tag":"5", "homeTeam":"STBGFC Rovers", "awayTeam":"Bracknell Town Col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Hartley Wintney Eagles" calcext:value-type="string">
            <text:p>Hartley Wintney Eagles</text:p>
          </table:table-cell>
          <table:table-cell table:formula="of:=VLOOKUP([.$G11];TRANSLATED_TEAM_NAMES;[.$E11]+1)" office:value-type="string" office:string-value="S4K Marvels" calcext:value-type="string">
            <text:p>S4K Marvels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Hartley Wintney Eagles&quot;, &quot;awayTeam&quot;:&quot;S4K Marvels&quot;}" calcext:value-type="string">
            <text:p>{"__v":0,"day":2,"dateTime":40200000,"duration":"8m","pitch":"4","competition":{"name":"U7", "section":"B", "group":"1"},"tag":"5", "homeTeam":"Hartley Wintney Eagles", "awayTeam":"S4K Marve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STBGFC Rangers" calcext:value-type="string">
            <text:p>STBGFC Rangers</text:p>
          </table:table-cell>
          <table:table-cell table:formula="of:=VLOOKUP([.$G12];TRANSLATED_TEAM_NAMES;[.$E12]+1)" office:value-type="string" office:string-value="Ascot United Saints" calcext:value-type="string">
            <text:p>Ascot United Saint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2&quot;},&quot;tag&quot;:&quot;6&quot;, &quot;homeTeam&quot;:&quot;STBGFC Rangers&quot;, &quot;awayTeam&quot;:&quot;Ascot United Saints&quot;}" calcext:value-type="string">
            <text:p>{"__v":0,"day":2,"dateTime":40800000,"duration":"8m","pitch":"3","competition":{"name":"U7", "section":"B", "group":"2"},"tag":"6", "homeTeam":"STBGFC Rangers", "awayTeam":"Ascot United Sain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0800000" calcext:value-type="float">
            <text:p>40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Chineham Tigers - Black" calcext:value-type="string">
            <text:p>Chineham Tigers - Black</text:p>
          </table:table-cell>
          <table:table-cell table:formula="of:=VLOOKUP([.$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2&quot;},&quot;tag&quot;:&quot;6&quot;, &quot;homeTeam&quot;:&quot;Chineham Tigers - Black&quot;, &quot;awayTeam&quot;:&quot;S4K Tigers&quot;}" calcext:value-type="string">
            <text:p>{"__v":0,"day":2,"dateTime":40800000,"duration":"8m","pitch":"4","competition":{"name":"U7", "section":"B", "group":"2"},"tag":"6", "homeTeam":"Chineham Tigers - Black", "awayTeam":"S4K Tigers"}</text:p>
          </table:table-cell>
          <table:table-cell table:style-name="ce91" table:number-columns-repeated="1011"/>
        </table:table-row>
        <table:table-row table:style-name="ro5">
          <table:table-cell table:style-name="ce73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Champions League&quot;, &quot;group&quot;:&quot;1&quot;},&quot;tag&quot;:&quot;7&quot;, &quot;homeTeam&quot;:&quot;Winner Group 1&quot;, &quot;awayTeam&quot;:&quot;2nd Group 2&quot;, &quot;homeTeamFrom&quot;:&quot;U7_B_G1_P1&quot;, &quot;awayTeamFrom&quot;:&quot;U7_B_G2_P2&quot;}" calcext:value-type="string">
            <text:p>{"__v":0,"day":2,"dateTime":42000000,"duration":"8m","pitch":"3","competition":{"name":"U7", "section":"Champions League", "group":"1"},"tag":"7", "homeTeam":"Winner Group 1", "awayTeam":"2nd Group 2", "homeTeamFrom":"U7_B_G1_P1", "awayTeamFrom":"U7_B_G2_P2"}</text:p>
          </table:table-cell>
          <table:table-cell table:number-columns-repeated="1011"/>
        </table:table-row>
        <table:table-row table:style-name="ro5">
          <table:table-cell table:style-name="ce73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Champions League&quot;, &quot;group&quot;:&quot;1&quot;},&quot;tag&quot;:&quot;7&quot;, &quot;homeTeam&quot;:&quot;Winner Group 2&quot;, &quot;awayTeam&quot;:&quot;2nd Group 1&quot;, &quot;homeTeamFrom&quot;:&quot;U7_B_G2_P1&quot;, &quot;awayTeamFrom&quot;:&quot;U7_B_G1_P2&quot;}" calcext:value-type="string">
            <text:p>{"__v":0,"day":2,"dateTime":42000000,"duration":"8m","pitch":"4","competition":{"name":"U7", "section":"Champions League", "group":"1"},"tag":"7", "homeTeam":"Winner Group 2", "awayTeam":"2nd Group 1", "homeTeamFrom":"U7_B_G2_P1", "awayTeamFrom":"U7_B_G1_P2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Europa League&quot;, &quot;group&quot;:&quot;1&quot;},&quot;tag&quot;:&quot;8&quot;, &quot;homeTeam&quot;:&quot;3rd Group 1&quot;, &quot;awayTeam&quot;:&quot;4th Group 2&quot;, &quot;homeTeamFrom&quot;:&quot;U7_B_G1_P3&quot;, &quot;awayTeamFrom&quot;:&quot;U7_B_G2_P4&quot;}" calcext:value-type="string">
            <text:p>{"__v":0,"day":2,"dateTime":42600000,"duration":"8m","pitch":"3","competition":{"name":"U7", "section":"Europa League", "group":"1"},"tag":"8", "homeTeam":"3rd Group 1", "awayTeam":"4th Group 2", "homeTeamFrom":"U7_B_G1_P3", "awayTeamFrom":"U7_B_G2_P4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Europa League&quot;, &quot;group&quot;:&quot;1&quot;},&quot;tag&quot;:&quot;8&quot;, &quot;homeTeam&quot;:&quot;3rd Group 2&quot;, &quot;awayTeam&quot;:&quot;4th Group 1&quot;, &quot;homeTeamFrom&quot;:&quot;U7_B_G2_P3&quot;, &quot;awayTeamFrom&quot;:&quot;U7_B_G1_P4&quot;}" calcext:value-type="string">
            <text:p>{"__v":0,"day":2,"dateTime":42600000,"duration":"8m","pitch":"4","competition":{"name":"U7", "section":"Europa League", "group":"1"},"tag":"8", "homeTeam":"3rd Group 2", "awayTeam":"4th Group 1", "homeTeamFrom":"U7_B_G2_P3", "awayTeamFrom":"U7_B_G1_P4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Champions League&quot;, &quot;group&quot;:&quot;1&quot;},&quot;tag&quot;:&quot;9&quot;, &quot;homeTeam&quot;:&quot;Winner Group 2&quot;, &quot;awayTeam&quot;:&quot;Winner Group 1&quot;, &quot;homeTeamFrom&quot;:&quot;U7_B_G2_P1&quot;, &quot;awayTeamFrom&quot;:&quot;U7_B_G1_P1&quot;}" calcext:value-type="string">
            <text:p>{"__v":0,"day":2,"dateTime":43200000,"duration":"8m","pitch":"3","competition":{"name":"U7", "section":"Champions League", "group":"1"},"tag":"9", "homeTeam":"Winner Group 2", "awayTeam":"Winner Group 1", "homeTeamFrom":"U7_B_G2_P1", "awayTeamFrom":"U7_B_G1_P1"}</text:p>
          </table:table-cell>
          <table:table-cell table:number-columns-repeated="1011"/>
        </table:table-row>
        <table:table-row table:style-name="ro5">
          <table:table-cell table:style-name="ce73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Champions League&quot;, &quot;group&quot;:&quot;1&quot;},&quot;tag&quot;:&quot;9&quot;, &quot;homeTeam&quot;:&quot;2nd Group 2&quot;, &quot;awayTeam&quot;:&quot;2nd Group 1&quot;, &quot;homeTeamFrom&quot;:&quot;U7_B_G2_P2&quot;, &quot;awayTeamFrom&quot;:&quot;U7_B_G1_P2&quot;}" calcext:value-type="string">
            <text:p>{"__v":0,"day":2,"dateTime":43200000,"duration":"8m","pitch":"4","competition":{"name":"U7", "section":"Champions League", "group":"1"},"tag":"9", "homeTeam":"2nd Group 2", "awayTeam":"2nd Group 1", "homeTeamFrom":"U7_B_G2_P2", "awayTeamFrom":"U7_B_G1_P2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Europa League&quot;, &quot;group&quot;:&quot;1&quot;},&quot;tag&quot;:&quot;10&quot;, &quot;homeTeam&quot;:&quot;3rd Group 2&quot;, &quot;awayTeam&quot;:&quot;3rd Group 1&quot;, &quot;homeTeamFrom&quot;:&quot;U7_B_G2_P3&quot;, &quot;awayTeamFrom&quot;:&quot;U7_B_G1_P3&quot;}" calcext:value-type="string">
            <text:p>{"__v":0,"day":2,"dateTime":43800000,"duration":"8m","pitch":"3","competition":{"name":"U7", "section":"Europa League", "group":"1"},"tag":"10", "homeTeam":"3rd Group 2", "awayTeam":"3rd Group 1", "homeTeamFrom":"U7_B_G2_P3", "awayTeamFrom":"U7_B_G1_P3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Europa League&quot;, &quot;group&quot;:&quot;1&quot;},&quot;tag&quot;:&quot;10&quot;, &quot;homeTeam&quot;:&quot;4th Group 2&quot;, &quot;awayTeam&quot;:&quot;4th Group 1&quot;, &quot;homeTeamFrom&quot;:&quot;U7_B_G2_P4&quot;, &quot;awayTeamFrom&quot;:&quot;U7_B_G1_P4&quot;}" calcext:value-type="string">
            <text:p>{"__v":0,"day":2,"dateTime":43800000,"duration":"8m","pitch":"4","competition":{"name":"U7", "section":"Europa League", "group":"1"},"tag":"10", "homeTeam":"4th Group 2", "awayTeam":"4th Group 1", "homeTeamFrom":"U7_B_G2_P4", "awayTeamFrom":"U7_B_G1_P4"}</text:p>
          </table:table-cell>
          <table:table-cell table:number-columns-repeated="1011"/>
        </table:table-row>
        <table:table-row table:style-name="ro5">
          <table:table-cell table:style-name="ce73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Champions League&quot;, &quot;group&quot;:&quot;1&quot;},&quot;tag&quot;:&quot;11&quot;, &quot;homeTeam&quot;:&quot;2nd Group 1&quot;, &quot;awayTeam&quot;:&quot;Winner Group 1&quot;, &quot;homeTeamFrom&quot;:&quot;U7_B_G1_P2&quot;, &quot;awayTeamFrom&quot;:&quot;U7_B_G1_P1&quot;}" calcext:value-type="string">
            <text:p>{"__v":0,"day":2,"dateTime":44400000,"duration":"8m","pitch":"3","competition":{"name":"U7", "section":"Champions League", "group":"1"},"tag":"11", "homeTeam":"2nd Group 1", "awayTeam":"Winner Group 1", "homeTeamFrom":"U7_B_G1_P2", "awayTeamFrom":"U7_B_G1_P1"}</text:p>
          </table:table-cell>
          <table:table-cell table:number-columns-repeated="1011"/>
        </table:table-row>
        <table:table-row table:style-name="ro5">
          <table:table-cell table:style-name="ce73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Champions League&quot;, &quot;group&quot;:&quot;1&quot;},&quot;tag&quot;:&quot;11&quot;, &quot;homeTeam&quot;:&quot;2nd Group 2&quot;, &quot;awayTeam&quot;:&quot;Winner Group 2&quot;, &quot;homeTeamFrom&quot;:&quot;U7_B_G2_P2&quot;, &quot;awayTeamFrom&quot;:&quot;U7_B_G2_P1&quot;}" calcext:value-type="string">
            <text:p>{"__v":0,"day":2,"dateTime":44400000,"duration":"8m","pitch":"4","competition":{"name":"U7", "section":"Champions League", "group":"1"},"tag":"11", "homeTeam":"2nd Group 2", "awayTeam":"Winner Group 2", "homeTeamFrom":"U7_B_G2_P2", "awayTeamFrom":"U7_B_G2_P1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2,&quot;dateTime&quot;:45000000,&quot;duration&quot;:&quot;8m&quot;,&quot;pitch&quot;:&quot;3&quot;,&quot;competition&quot;:{&quot;name&quot;:&quot;U7&quot;, &quot;section&quot;:&quot;Europa League&quot;, &quot;group&quot;:&quot;1&quot;},&quot;tag&quot;:&quot;12&quot;, &quot;homeTeam&quot;:&quot;4th Group 1&quot;, &quot;awayTeam&quot;:&quot;3rd Group 1&quot;, &quot;homeTeamFrom&quot;:&quot;U7_B_G1_P4&quot;, &quot;awayTeamFrom&quot;:&quot;U7_B_G1_P3&quot;}" calcext:value-type="string">
            <text:p>{"__v":0,"day":2,"dateTime":45000000,"duration":"8m","pitch":"3","competition":{"name":"U7", "section":"Europa League", "group":"1"},"tag":"12", "homeTeam":"4th Group 1", "awayTeam":"3rd Group 1", "homeTeamFrom":"U7_B_G1_P4", "awayTeamFrom":"U7_B_G1_P3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2,&quot;dateTime&quot;:45000000,&quot;duration&quot;:&quot;8m&quot;,&quot;pitch&quot;:&quot;4&quot;,&quot;competition&quot;:{&quot;name&quot;:&quot;U7&quot;, &quot;section&quot;:&quot;Europa League&quot;, &quot;group&quot;:&quot;1&quot;},&quot;tag&quot;:&quot;12&quot;, &quot;homeTeam&quot;:&quot;4th Group 2&quot;, &quot;awayTeam&quot;:&quot;3rd Group 2&quot;, &quot;homeTeamFrom&quot;:&quot;U7_B_G2_P4&quot;, &quot;awayTeamFrom&quot;:&quot;U7_B_G2_P3&quot;}" calcext:value-type="string">
            <text:p>{"__v":0,"day":2,"dateTime":45000000,"duration":"8m","pitch":"4","competition":{"name":"U7", "section":"Europa League", "group":"1"},"tag":"12", "homeTeam":"4th Group 2", "awayTeam":"3rd Group 2", "homeTeamFrom":"U7_B_G2_P4", "awayTeamFrom":"U7_B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2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Bracknell Town Colts" calcext:value-type="string">
            <text:p>Bracknell Town Colts</text:p>
          </table:table-cell>
          <table:table-cell table:formula="of:=VLOOKUP([.$G2];TRANSLATED_TEAM_NAMES;[.$E2]+1)" office:value-type="string" office:string-value="Hartley Wintney Eagles" calcext:value-type="string">
            <text:p>Hartley Wintney Eagles</text:p>
          </table:table-cell>
          <table:table-cell table:style-name="ce78" table:formula="of:=IF(MOD([.$C2]; NUM_PITCHES)=0;INDEX(PITCHES;1;NUM_PITCHES);INDEX(PITCHES;1;MOD([.$C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3&quot;,&quot;competition&quot;:{&quot;name&quot;:&quot;U7&quot;, &quot;section&quot;:&quot;B&quot;, &quot;group&quot;:&quot;1&quot;},&quot;tag&quot;:&quot;1&quot;, &quot;homeTeam&quot;:&quot;Bracknell Town Colts&quot;, &quot;awayTeam&quot;:&quot;Hartley Wintney Eagles&quot;}" calcext:value-type="string">
            <text:p>{"__v":0,"day":2,"dateTime":37800000,"duration":"8m","pitch":"3","competition":{"name":"U7", "section":"B", "group":"1"},"tag":"1", "homeTeam":"Bracknell Town Colts", "awayTeam":"Hartley Wintney Eagl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S4K Marvels" calcext:value-type="string">
            <text:p>S4K Marvels</text:p>
          </table:table-cell>
          <table:table-cell table:formula="of:=VLOOKUP([.$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4&quot;,&quot;competition&quot;:{&quot;name&quot;:&quot;U7&quot;, &quot;section&quot;:&quot;B&quot;, &quot;group&quot;:&quot;1&quot;},&quot;tag&quot;:&quot;1&quot;, &quot;homeTeam&quot;:&quot;S4K Marvels&quot;, &quot;awayTeam&quot;:&quot;STBGFC Rovers&quot;}" calcext:value-type="string">
            <text:p>{"__v":0,"day":2,"dateTime":37800000,"duration":"8m","pitch":"4","competition":{"name":"U7", "section":"B", "group":"1"},"tag":"1", "homeTeam":"S4K Marvels", "awayTeam":"STBGFC Rov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8400000" calcext:value-type="float">
            <text:p>384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>
            <text:p/>
          </table:table-cell>
          <table:table-cell table:formula="of:=VLOOKUP([.$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3&quot;,&quot;competition&quot;:{&quot;name&quot;:&quot;U7&quot;, &quot;section&quot;:&quot;B&quot;, &quot;group&quot;:&quot;3&quot;},&quot;tag&quot;:&quot;2&quot;, &quot;homeTeam&quot;:&quot;&quot;, &quot;awayTeam&quot;:&quot;&quot;}" calcext:value-type="string">
            <text:p>{"__v":0,"day":2,"dateTime":38400000,"duration":"8m","pitch":"3","competition":{"name":"U7", "section":"B", "group":"3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8400000" calcext:value-type="float">
            <text:p>384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>
            <text:p/>
          </table:table-cell>
          <table:table-cell table:formula="of:=VLOOKUP([.$G5];TRANSLATED_TEAM_NAMES;[.$E5]+1)">
            <text:p/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4&quot;,&quot;competition&quot;:{&quot;name&quot;:&quot;U7&quot;, &quot;section&quot;:&quot;B&quot;, &quot;group&quot;:&quot;3&quot;},&quot;tag&quot;:&quot;2&quot;, &quot;homeTeam&quot;:&quot;&quot;, &quot;awayTeam&quot;:&quot;&quot;}" calcext:value-type="string">
            <text:p>{"__v":0,"day":2,"dateTime":38400000,"duration":"8m","pitch":"4","competition":{"name":"U7", "section":"B", "group":"3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Ascot United Saints" calcext:value-type="string">
            <text:p>Ascot United Saints</text:p>
          </table:table-cell>
          <table:table-cell table:formula="of:=VLOOKUP([.$G6];TRANSLATED_TEAM_NAMES;[.$E6]+1)" office:value-type="string" office:string-value="Chineham Tigers - Black" calcext:value-type="string">
            <text:p>Chineham Tigers - Black</text:p>
          </table:table-cell>
          <table:table-cell table:style-name="ce78" table:formula="of:=IF(MOD([.$C6]; NUM_PITCHES)=0;INDEX(PITCHES;1;NUM_PITCHES);INDEX(PITCHES;1;MOD([.$C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3&quot;,&quot;competition&quot;:{&quot;name&quot;:&quot;U7&quot;, &quot;section&quot;:&quot;B&quot;, &quot;group&quot;:&quot;2&quot;},&quot;tag&quot;:&quot;3&quot;, &quot;homeTeam&quot;:&quot;Ascot United Saints&quot;, &quot;awayTeam&quot;:&quot;Chineham Tigers - Black&quot;}" calcext:value-type="string">
            <text:p>{"__v":0,"day":2,"dateTime":39000000,"duration":"8m","pitch":"3","competition":{"name":"U7", "section":"B", "group":"2"},"tag":"3", "homeTeam":"Ascot United Saints", "awayTeam":"Chineham Tigers - Black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S4K Tigers" calcext:value-type="string">
            <text:p>S4K Tigers</text:p>
          </table:table-cell>
          <table:table-cell table:formula="of:=VLOOKUP([.$G7];TRANSLATED_TEAM_NAMES;[.$E7]+1)" office:value-type="string" office:string-value="STBGFC Rangers" calcext:value-type="string">
            <text:p>STBGFC Rangers</text:p>
          </table:table-cell>
          <table:table-cell table:style-name="ce78" table:formula="of:=IF(MOD([.$C7]; NUM_PITCHES)=0;INDEX(PITCHES;1;NUM_PITCHES);INDEX(PITCHES;1;MOD([.$C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4&quot;,&quot;competition&quot;:{&quot;name&quot;:&quot;U7&quot;, &quot;section&quot;:&quot;B&quot;, &quot;group&quot;:&quot;2&quot;},&quot;tag&quot;:&quot;3&quot;, &quot;homeTeam&quot;:&quot;S4K Tigers&quot;, &quot;awayTeam&quot;:&quot;STBGFC Rangers&quot;}" calcext:value-type="string">
            <text:p>{"__v":0,"day":2,"dateTime":39000000,"duration":"8m","pitch":"4","competition":{"name":"U7", "section":"B", "group":"2"},"tag":"3", "homeTeam":"S4K Tigers", "awayTeam":"STBGFC Rang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39600000" calcext:value-type="float">
            <text:p>396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>
            <text:p/>
          </table:table-cell>
          <table:table-cell table:formula="of:=VLOOKUP([.$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3&quot;,&quot;competition&quot;:{&quot;name&quot;:&quot;U7&quot;, &quot;section&quot;:&quot;B&quot;, &quot;group&quot;:&quot;4&quot;},&quot;tag&quot;:&quot;4&quot;, &quot;homeTeam&quot;:&quot;&quot;, &quot;awayTeam&quot;:&quot;&quot;}" calcext:value-type="string">
            <text:p>{"__v":0,"day":2,"dateTime":39600000,"duration":"8m","pitch":"3","competition":{"name":"U7", "section":"B", "group":"4"},"tag":"4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39600000" calcext:value-type="float">
            <text:p>396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>
            <text:p/>
          </table:table-cell>
          <table:table-cell table:formula="of:=VLOOKUP([.$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4&quot;,&quot;competition&quot;:{&quot;name&quot;:&quot;U7&quot;, &quot;section&quot;:&quot;B&quot;, &quot;group&quot;:&quot;4&quot;},&quot;tag&quot;:&quot;4&quot;, &quot;homeTeam&quot;:&quot;&quot;, &quot;awayTeam&quot;:&quot;&quot;}" calcext:value-type="string">
            <text:p>{"__v":0,"day":2,"dateTime":39600000,"duration":"8m","pitch":"4","competition":{"name":"U7", "section":"B", "group":"4"},"tag":"4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4K Marvels" calcext:value-type="string">
            <text:p>S4K Marvels</text:p>
          </table:table-cell>
          <table:table-cell table:formula="of:=VLOOKUP([.$G10];TRANSLATED_TEAM_NAMES;[.$E10]+1)" office:value-type="string" office:string-value="Bracknell Town Colts" calcext:value-type="string">
            <text:p>Bracknell Town Colts</text:p>
          </table:table-cell>
          <table:table-cell table:style-name="ce78" table:formula="of:=IF(MOD([.$C10]; NUM_PITCHES)=0;INDEX(PITCHES;1;NUM_PITCHES);INDEX(PITCHES;1;MOD([.$C1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3&quot;,&quot;competition&quot;:{&quot;name&quot;:&quot;U7&quot;, &quot;section&quot;:&quot;B&quot;, &quot;group&quot;:&quot;1&quot;},&quot;tag&quot;:&quot;5&quot;, &quot;homeTeam&quot;:&quot;S4K Marvels&quot;, &quot;awayTeam&quot;:&quot;Bracknell Town Colts&quot;}" calcext:value-type="string">
            <text:p>{"__v":0,"day":2,"dateTime":40200000,"duration":"8m","pitch":"3","competition":{"name":"U7", "section":"B", "group":"1"},"tag":"5", "homeTeam":"S4K Marvels", "awayTeam":"Bracknell Town Col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Hartley Wintney Eagles" calcext:value-type="string">
            <text:p>Hartley Wintney Eagles</text:p>
          </table:table-cell>
          <table:table-cell table:formula="of:=VLOOKUP([.$G11];TRANSLATED_TEAM_NAMES;[.$E11]+1)" office:value-type="string" office:string-value="STBGFC Rovers" calcext:value-type="string">
            <text:p>STBGFC Rovers</text:p>
          </table:table-cell>
          <table:table-cell table:style-name="ce78" table:formula="of:=IF(MOD([.$C11]; NUM_PITCHES)=0;INDEX(PITCHES;1;NUM_PITCHES);INDEX(PITCHES;1;MOD([.$C1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4&quot;,&quot;competition&quot;:{&quot;name&quot;:&quot;U7&quot;, &quot;section&quot;:&quot;B&quot;, &quot;group&quot;:&quot;1&quot;},&quot;tag&quot;:&quot;5&quot;, &quot;homeTeam&quot;:&quot;Hartley Wintney Eagles&quot;, &quot;awayTeam&quot;:&quot;STBGFC Rovers&quot;}" calcext:value-type="string">
            <text:p>{"__v":0,"day":2,"dateTime":40200000,"duration":"8m","pitch":"4","competition":{"name":"U7", "section":"B", "group":"1"},"tag":"5", "homeTeam":"Hartley Wintney Eagles", "awayTeam":"STBGFC Rov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0800000" calcext:value-type="float">
            <text:p>408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>
            <text:p/>
          </table:table-cell>
          <table:table-cell table:formula="of:=VLOOKUP([.$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3&quot;,&quot;competition&quot;:{&quot;name&quot;:&quot;U7&quot;, &quot;section&quot;:&quot;B&quot;, &quot;group&quot;:&quot;3&quot;},&quot;tag&quot;:&quot;6&quot;, &quot;homeTeam&quot;:&quot;&quot;, &quot;awayTeam&quot;:&quot;&quot;}" calcext:value-type="string">
            <text:p>{"__v":0,"day":2,"dateTime":40800000,"duration":"8m","pitch":"3","competition":{"name":"U7", "section":"B", "group":"3"},"tag":"6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0800000" calcext:value-type="float">
            <text:p>408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>
            <text:p/>
          </table:table-cell>
          <table:table-cell table:formula="of:=VLOOKUP([.$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4&quot;,&quot;competition&quot;:{&quot;name&quot;:&quot;U7&quot;, &quot;section&quot;:&quot;B&quot;, &quot;group&quot;:&quot;3&quot;},&quot;tag&quot;:&quot;6&quot;, &quot;homeTeam&quot;:&quot;&quot;, &quot;awayTeam&quot;:&quot;&quot;}" calcext:value-type="string">
            <text:p>{"__v":0,"day":2,"dateTime":40800000,"duration":"8m","pitch":"4","competition":{"name":"U7", "section":"B", "group":"3"},"tag":"6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41400000" calcext:value-type="float">
            <text:p>41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S4K Tigers" calcext:value-type="string">
            <text:p>S4K Tigers</text:p>
          </table:table-cell>
          <table:table-cell table:formula="of:=VLOOKUP([.$G14];TRANSLATED_TEAM_NAMES;[.$E14]+1)" office:value-type="string" office:string-value="Ascot United Saints" calcext:value-type="string">
            <text:p>Ascot United Saints</text:p>
          </table:table-cell>
          <table:table-cell table:style-name="ce78" table:formula="of:=IF(MOD([.$C14]; NUM_PITCHES)=0;INDEX(PITCHES;1;NUM_PITCHES);INDEX(PITCHES;1;MOD([.$C1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3&quot;,&quot;competition&quot;:{&quot;name&quot;:&quot;U7&quot;, &quot;section&quot;:&quot;B&quot;, &quot;group&quot;:&quot;2&quot;},&quot;tag&quot;:&quot;7&quot;, &quot;homeTeam&quot;:&quot;S4K Tigers&quot;, &quot;awayTeam&quot;:&quot;Ascot United Saints&quot;}" calcext:value-type="string">
            <text:p>{"__v":0,"day":2,"dateTime":41400000,"duration":"8m","pitch":"3","competition":{"name":"U7", "section":"B", "group":"2"},"tag":"7", "homeTeam":"S4K Tigers", "awayTeam":"Ascot United Saints"}</text:p>
          </table:table-cell>
          <table:table-cell table:number-columns-repeated="1011"/>
        </table:table-row>
        <table:table-row table:style-name="ro1">
          <table:table-cell table:style-name="ce73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41400000" calcext:value-type="float">
            <text:p>41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Chineham Tigers - Black" calcext:value-type="string">
            <text:p>Chineham Tigers - Black</text:p>
          </table:table-cell>
          <table:table-cell table:formula="of:=VLOOKUP([.$G15];TRANSLATED_TEAM_NAMES;[.$E15]+1)" office:value-type="string" office:string-value="STBGFC Rangers" calcext:value-type="string">
            <text:p>STBGFC Rangers</text:p>
          </table:table-cell>
          <table:table-cell table:style-name="ce78" table:formula="of:=IF(MOD([.$C15]; NUM_PITCHES)=0;INDEX(PITCHES;1;NUM_PITCHES);INDEX(PITCHES;1;MOD([.$C1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4&quot;,&quot;competition&quot;:{&quot;name&quot;:&quot;U7&quot;, &quot;section&quot;:&quot;B&quot;, &quot;group&quot;:&quot;2&quot;},&quot;tag&quot;:&quot;7&quot;, &quot;homeTeam&quot;:&quot;Chineham Tigers - Black&quot;, &quot;awayTeam&quot;:&quot;STBGFC Rangers&quot;}" calcext:value-type="string">
            <text:p>{"__v":0,"day":2,"dateTime":41400000,"duration":"8m","pitch":"4","competition":{"name":"U7", "section":"B", "group":"2"},"tag":"7", "homeTeam":"Chineham Tigers - Black", "awayTeam":"STBGFC Rangers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42000000" calcext:value-type="float">
            <text:p>42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>
            <text:p/>
          </table:table-cell>
          <table:table-cell table:formula="of:=VLOOKUP([.$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3&quot;,&quot;competition&quot;:{&quot;name&quot;:&quot;U7&quot;, &quot;section&quot;:&quot;B&quot;, &quot;group&quot;:&quot;4&quot;},&quot;tag&quot;:&quot;8&quot;, &quot;homeTeam&quot;:&quot;&quot;, &quot;awayTeam&quot;:&quot;&quot;}" calcext:value-type="string">
            <text:p>{"__v":0,"day":2,"dateTime":42000000,"duration":"8m","pitch":"3","competition":{"name":"U7", "section":"B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42000000" calcext:value-type="float">
            <text:p>42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>
            <text:p/>
          </table:table-cell>
          <table:table-cell table:formula="of:=VLOOKUP([.$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4&quot;,&quot;competition&quot;:{&quot;name&quot;:&quot;U7&quot;, &quot;section&quot;:&quot;B&quot;, &quot;group&quot;:&quot;4&quot;},&quot;tag&quot;:&quot;8&quot;, &quot;homeTeam&quot;:&quot;&quot;, &quot;awayTeam&quot;:&quot;&quot;}" calcext:value-type="string">
            <text:p>{"__v":0,"day":2,"dateTime":42000000,"duration":"8m","pitch":"4","competition":{"name":"U7", "section":"B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STBGFC Rovers" calcext:value-type="string">
            <text:p>STBGFC Rovers</text:p>
          </table:table-cell>
          <table:table-cell table:formula="of:=VLOOKUP([.$G18];TRANSLATED_TEAM_NAMES;[.$E18]+1)" office:value-type="string" office:string-value="Bracknell Town Colts" calcext:value-type="string">
            <text:p>Bracknell Town Colts</text:p>
          </table:table-cell>
          <table:table-cell table:style-name="ce78" table:formula="of:=IF(MOD([.$C18]; NUM_PITCHES)=0;INDEX(PITCHES;1;NUM_PITCHES);INDEX(PITCHES;1;MOD([.$C1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3&quot;,&quot;competition&quot;:{&quot;name&quot;:&quot;U7&quot;, &quot;section&quot;:&quot;B&quot;, &quot;group&quot;:&quot;1&quot;},&quot;tag&quot;:&quot;9&quot;, &quot;homeTeam&quot;:&quot;STBGFC Rovers&quot;, &quot;awayTeam&quot;:&quot;Bracknell Town Colts&quot;}" calcext:value-type="string">
            <text:p>{"__v":0,"day":2,"dateTime":42600000,"duration":"8m","pitch":"3","competition":{"name":"U7", "section":"B", "group":"1"},"tag":"9", "homeTeam":"STBGFC Rovers", "awayTeam":"Bracknell Town Colts"}</text:p>
          </table:table-cell>
          <table:table-cell table:number-columns-repeated="1011"/>
        </table:table-row>
        <table:table-row table:style-name="ro1">
          <table:table-cell table:style-name="ce73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Hartley Wintney Eagles" calcext:value-type="string">
            <text:p>Hartley Wintney Eagles</text:p>
          </table:table-cell>
          <table:table-cell table:formula="of:=VLOOKUP([.$G19];TRANSLATED_TEAM_NAMES;[.$E19]+1)" office:value-type="string" office:string-value="S4K Marvels" calcext:value-type="string">
            <text:p>S4K Marvels</text:p>
          </table:table-cell>
          <table:table-cell table:style-name="ce78" table:formula="of:=IF(MOD([.$C19]; NUM_PITCHES)=0;INDEX(PITCHES;1;NUM_PITCHES);INDEX(PITCHES;1;MOD([.$C1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4&quot;,&quot;competition&quot;:{&quot;name&quot;:&quot;U7&quot;, &quot;section&quot;:&quot;B&quot;, &quot;group&quot;:&quot;1&quot;},&quot;tag&quot;:&quot;9&quot;, &quot;homeTeam&quot;:&quot;Hartley Wintney Eagles&quot;, &quot;awayTeam&quot;:&quot;S4K Marvels&quot;}" calcext:value-type="string">
            <text:p>{"__v":0,"day":2,"dateTime":42600000,"duration":"8m","pitch":"4","competition":{"name":"U7", "section":"B", "group":"1"},"tag":"9", "homeTeam":"Hartley Wintney Eagles", "awayTeam":"S4K Marvels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43200000" calcext:value-type="float">
            <text:p>432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>
            <text:p/>
          </table:table-cell>
          <table:table-cell table:formula="of:=VLOOKUP([.$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3&quot;,&quot;competition&quot;:{&quot;name&quot;:&quot;U7&quot;, &quot;section&quot;:&quot;B&quot;, &quot;group&quot;:&quot;3&quot;},&quot;tag&quot;:&quot;10&quot;, &quot;homeTeam&quot;:&quot;&quot;, &quot;awayTeam&quot;:&quot;&quot;}" calcext:value-type="string">
            <text:p>{"__v":0,"day":2,"dateTime":43200000,"duration":"8m","pitch":"3","competition":{"name":"U7", "section":"B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43200000" calcext:value-type="float">
            <text:p>432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>
            <text:p/>
          </table:table-cell>
          <table:table-cell table:formula="of:=VLOOKUP([.$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4&quot;,&quot;competition&quot;:{&quot;name&quot;:&quot;U7&quot;, &quot;section&quot;:&quot;B&quot;, &quot;group&quot;:&quot;3&quot;},&quot;tag&quot;:&quot;10&quot;, &quot;homeTeam&quot;:&quot;&quot;, &quot;awayTeam&quot;:&quot;&quot;}" calcext:value-type="string">
            <text:p>{"__v":0,"day":2,"dateTime":43200000,"duration":"8m","pitch":"4","competition":{"name":"U7", "section":"B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43800000" calcext:value-type="float">
            <text:p>438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STBGFC Rangers" calcext:value-type="string">
            <text:p>STBGFC Rangers</text:p>
          </table:table-cell>
          <table:table-cell table:formula="of:=VLOOKUP([.$G22];TRANSLATED_TEAM_NAMES;[.$E22]+1)" office:value-type="string" office:string-value="Ascot United Saints" calcext:value-type="string">
            <text:p>Ascot United Saints</text:p>
          </table:table-cell>
          <table:table-cell table:style-name="ce78" table:formula="of:=IF(MOD([.$C22]; NUM_PITCHES)=0;INDEX(PITCHES;1;NUM_PITCHES);INDEX(PITCHES;1;MOD([.$C2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3&quot;,&quot;competition&quot;:{&quot;name&quot;:&quot;U7&quot;, &quot;section&quot;:&quot;B&quot;, &quot;group&quot;:&quot;2&quot;},&quot;tag&quot;:&quot;11&quot;, &quot;homeTeam&quot;:&quot;STBGFC Rangers&quot;, &quot;awayTeam&quot;:&quot;Ascot United Saints&quot;}" calcext:value-type="string">
            <text:p>{"__v":0,"day":2,"dateTime":43800000,"duration":"8m","pitch":"3","competition":{"name":"U7", "section":"B", "group":"2"},"tag":"11", "homeTeam":"STBGFC Rangers", "awayTeam":"Ascot United Saints"}</text:p>
          </table:table-cell>
          <table:table-cell table:number-columns-repeated="1011"/>
        </table:table-row>
        <table:table-row table:style-name="ro1">
          <table:table-cell table:style-name="ce73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43800000" calcext:value-type="float">
            <text:p>43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Chineham Tigers - Black" calcext:value-type="string">
            <text:p>Chineham Tigers - Black</text:p>
          </table:table-cell>
          <table:table-cell table:formula="of:=VLOOKUP([.$G23];TRANSLATED_TEAM_NAMES;[.$E23]+1)" office:value-type="string" office:string-value="S4K Tigers" calcext:value-type="string">
            <text:p>S4K Tigers</text:p>
          </table:table-cell>
          <table:table-cell table:style-name="ce78" table:formula="of:=IF(MOD([.$C23]; NUM_PITCHES)=0;INDEX(PITCHES;1;NUM_PITCHES);INDEX(PITCHES;1;MOD([.$C2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4&quot;,&quot;competition&quot;:{&quot;name&quot;:&quot;U7&quot;, &quot;section&quot;:&quot;B&quot;, &quot;group&quot;:&quot;2&quot;},&quot;tag&quot;:&quot;11&quot;, &quot;homeTeam&quot;:&quot;Chineham Tigers - Black&quot;, &quot;awayTeam&quot;:&quot;S4K Tigers&quot;}" calcext:value-type="string">
            <text:p>{"__v":0,"day":2,"dateTime":43800000,"duration":"8m","pitch":"4","competition":{"name":"U7", "section":"B", "group":"2"},"tag":"11", "homeTeam":"Chineham Tigers - Black", "awayTeam":"S4K Tigers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44400000" calcext:value-type="float">
            <text:p>444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>
            <text:p/>
          </table:table-cell>
          <table:table-cell table:formula="of:=VLOOKUP([.$G24];TRANSLATED_TEAM_NAMES;[.$E24]+1)">
            <text:p/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3&quot;,&quot;competition&quot;:{&quot;name&quot;:&quot;U7&quot;, &quot;section&quot;:&quot;B&quot;, &quot;group&quot;:&quot;4&quot;},&quot;tag&quot;:&quot;12&quot;, &quot;homeTeam&quot;:&quot;&quot;, &quot;awayTeam&quot;:&quot;&quot;}" calcext:value-type="string">
            <text:p>{"__v":0,"day":2,"dateTime":44400000,"duration":"8m","pitch":"3","competition":{"name":"U7", "section":"B", "group":"4"},"tag":"12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44400000" calcext:value-type="float">
            <text:p>444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>
            <text:p/>
          </table:table-cell>
          <table:table-cell table:formula="of:=VLOOKUP([.$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4&quot;,&quot;competition&quot;:{&quot;name&quot;:&quot;U7&quot;, &quot;section&quot;:&quot;B&quot;, &quot;group&quot;:&quot;4&quot;},&quot;tag&quot;:&quot;12&quot;, &quot;homeTeam&quot;:&quot;&quot;, &quot;awayTeam&quot;:&quot;&quot;}" calcext:value-type="string">
            <text:p>{"__v":0,"day":2,"dateTime":44400000,"duration":"8m","pitch":"4","competition":{"name":"U7", "section":"B", "group":"4"},"tag":"12", "homeTeam":"", "awayTeam":""}</text:p>
          </table:table-cell>
          <table:table-cell table:number-columns-repeated="1011"/>
        </table:table-row>
        <table:table-row table:style-name="ro5">
          <table:table-cell table:style-name="ce73" table:formula="of:=[.B26]" office:value-type="float" office:value="13" calcext:value-type="float">
            <text:p>13</text:p>
          </table:table-cell>
          <table:table-cell table:formula="of:=IF([.J26]&gt;[.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2,&quot;dateTime&quot;:45600000,&quot;duration&quot;:&quot;8m&quot;,&quot;pitch&quot;:&quot;3&quot;,&quot;competition&quot;:{&quot;name&quot;:&quot;U7&quot;, &quot;section&quot;:&quot;Champions League&quot;, &quot;group&quot;:&quot;1&quot;},&quot;tag&quot;:&quot;13&quot;, &quot;homeTeam&quot;:&quot;Winner Group 1&quot;, &quot;awayTeam&quot;:&quot;2nd Group 2&quot;, &quot;homeTeamFrom&quot;:&quot;U7_B_G1_P1&quot;, &quot;awayTeamFrom&quot;:&quot;U7_B_G2_P2&quot;}" calcext:value-type="string">
            <text:p>{"__v":0,"day":2,"dateTime":45600000,"duration":"8m","pitch":"3","competition":{"name":"U7", "section":"Champions League", "group":"1"},"tag":"13", "homeTeam":"Winner Group 1", "awayTeam":"2nd Group 2", "homeTeamFrom":"U7_B_G1_P1", "awayTeamFrom":"U7_B_G2_P2"}</text:p>
          </table:table-cell>
          <table:table-cell table:number-columns-repeated="1011"/>
        </table:table-row>
        <table:table-row table:style-name="ro5">
          <table:table-cell table:style-name="ce73" table:formula="of:=[.B27]" office:value-type="float" office:value="13" calcext:value-type="float">
            <text:p>13</text:p>
          </table:table-cell>
          <table:table-cell table:formula="of:=IF([.J27]&gt;[.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7_B_G3_P1" calcext:value-type="string">
            <text:p>U7_B_G3_P1</text:p>
          </table:table-cell>
          <table:table-cell table:formula="of:=AGE_GROUP_TRANSLATED &amp; &quot;_&quot; &amp;SECTION_TRANSLATED &amp; &quot;_G4_P2&quot;" office:value-type="string" office:string-value="U7_B_G4_P2" calcext:value-type="string">
            <text:p>U7_B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2,&quot;dateTime&quot;:45600000,&quot;duration&quot;:&quot;8m&quot;,&quot;pitch&quot;:&quot;4&quot;,&quot;competition&quot;:{&quot;name&quot;:&quot;U7&quot;, &quot;section&quot;:&quot;Champions League&quot;, &quot;group&quot;:&quot;1&quot;},&quot;tag&quot;:&quot;13&quot;, &quot;homeTeam&quot;:&quot;Winner Group 3&quot;, &quot;awayTeam&quot;:&quot;2nd Group 4&quot;, &quot;homeTeamFrom&quot;:&quot;U7_B_G3_P1&quot;, &quot;awayTeamFrom&quot;:&quot;U7_B_G4_P2&quot;}" calcext:value-type="string">
            <text:p>{"__v":0,"day":2,"dateTime":45600000,"duration":"8m","pitch":"4","competition":{"name":"U7", "section":"Champions League", "group":"1"},"tag":"13", "homeTeam":"Winner Group 3", "awayTeam":"2nd Group 4", "homeTeamFrom":"U7_B_G3_P1", "awayTeamFrom":"U7_B_G4_P2"}</text:p>
          </table:table-cell>
          <table:table-cell table:number-columns-repeated="1011"/>
        </table:table-row>
        <table:table-row table:style-name="ro1">
          <table:table-cell table:style-name="ce73" table:formula="of:=[.B28]" office:value-type="float" office:value="14" calcext:value-type="float">
            <text:p>14</text:p>
          </table:table-cell>
          <table:table-cell table:formula="of:=IF([.J28]&gt;[.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2,&quot;dateTime&quot;:46200000,&quot;duration&quot;:&quot;8m&quot;,&quot;pitch&quot;:&quot;3&quot;,&quot;competition&quot;:{&quot;name&quot;:&quot;U7&quot;, &quot;section&quot;:&quot;Europa League&quot;, &quot;group&quot;:&quot;1&quot;},&quot;tag&quot;:&quot;14&quot;, &quot;homeTeam&quot;:&quot;3rd Group 1&quot;, &quot;awayTeam&quot;:&quot;4th Group 2&quot;, &quot;homeTeamFrom&quot;:&quot;U7_B_G1_P3&quot;, &quot;awayTeamFrom&quot;:&quot;U7_B_G2_P4&quot;}" calcext:value-type="string">
            <text:p>{"__v":0,"day":2,"dateTime":46200000,"duration":"8m","pitch":"3","competition":{"name":"U7", "section":"Europa League", "group":"1"},"tag":"14", "homeTeam":"3rd Group 1", "awayTeam":"4th Group 2", "homeTeamFrom":"U7_B_G1_P3", "awayTeamFrom":"U7_B_G2_P4"}</text:p>
          </table:table-cell>
          <table:table-cell table:number-columns-repeated="1011"/>
        </table:table-row>
        <table:table-row table:style-name="ro1">
          <table:table-cell table:style-name="ce73" table:formula="of:=[.B29]" office:value-type="float" office:value="14" calcext:value-type="float">
            <text:p>14</text:p>
          </table:table-cell>
          <table:table-cell table:formula="of:=IF([.J29]&gt;[.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7_B_G3_P3" calcext:value-type="string">
            <text:p>U7_B_G3_P3</text:p>
          </table:table-cell>
          <table:table-cell table:formula="of:=AGE_GROUP_TRANSLATED &amp; &quot;_&quot; &amp;SECTION_TRANSLATED &amp; &quot;_G4_P4&quot;" office:value-type="string" office:string-value="U7_B_G4_P4" calcext:value-type="string">
            <text:p>U7_B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2,&quot;dateTime&quot;:46200000,&quot;duration&quot;:&quot;8m&quot;,&quot;pitch&quot;:&quot;4&quot;,&quot;competition&quot;:{&quot;name&quot;:&quot;U7&quot;, &quot;section&quot;:&quot;Europa League&quot;, &quot;group&quot;:&quot;1&quot;},&quot;tag&quot;:&quot;14&quot;, &quot;homeTeam&quot;:&quot;3rd Group 3&quot;, &quot;awayTeam&quot;:&quot;4th Group 4&quot;, &quot;homeTeamFrom&quot;:&quot;U7_B_G3_P3&quot;, &quot;awayTeamFrom&quot;:&quot;U7_B_G4_P4&quot;}" calcext:value-type="string">
            <text:p>{"__v":0,"day":2,"dateTime":46200000,"duration":"8m","pitch":"4","competition":{"name":"U7", "section":"Europa League", "group":"1"},"tag":"14", "homeTeam":"3rd Group 3", "awayTeam":"4th Group 4", "homeTeamFrom":"U7_B_G3_P3", "awayTeamFrom":"U7_B_G4_P4"}</text:p>
          </table:table-cell>
          <table:table-cell table:number-columns-repeated="1011"/>
        </table:table-row>
        <table:table-row table:style-name="ro5">
          <table:table-cell table:style-name="ce73" table:formula="of:=[.B30]" office:value-type="float" office:value="15" calcext:value-type="float">
            <text:p>15</text:p>
          </table:table-cell>
          <table:table-cell table:formula="of:=IF([.J30]&gt;[.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46800000" calcext:value-type="float">
            <text:p>46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table:formula="of:=AGE_GROUP_TRANSLATED &amp; &quot;_&quot; &amp;SECTION_TRANSLATED &amp; &quot;_G3_P2&quot;" office:value-type="string" office:string-value="U7_B_G3_P2" calcext:value-type="string">
            <text:p>U7_B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78" table:formula="of:=IF(MOD([.$C30]; NUM_PITCHES)=0;INDEX(PITCHES;1;NUM_PITCHES);INDEX(PITCHES;1;MOD([.$C3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2,&quot;dateTime&quot;:46800000,&quot;duration&quot;:&quot;8m&quot;,&quot;pitch&quot;:&quot;3&quot;,&quot;competition&quot;:{&quot;name&quot;:&quot;U7&quot;, &quot;section&quot;:&quot;Champions League&quot;, &quot;group&quot;:&quot;2&quot;},&quot;tag&quot;:&quot;15&quot;, &quot;homeTeam&quot;:&quot;Winner Group 2&quot;, &quot;awayTeam&quot;:&quot;2nd Group 3&quot;, &quot;homeTeamFrom&quot;:&quot;U7_B_G2_P1&quot;, &quot;awayTeamFrom&quot;:&quot;U7_B_G3_P2&quot;}" calcext:value-type="string">
            <text:p>{"__v":0,"day":2,"dateTime":46800000,"duration":"8m","pitch":"3","competition":{"name":"U7", "section":"Champions League", "group":"2"},"tag":"15", "homeTeam":"Winner Group 2", "awayTeam":"2nd Group 3", "homeTeamFrom":"U7_B_G2_P1", "awayTeamFrom":"U7_B_G3_P2"}</text:p>
          </table:table-cell>
          <table:table-cell table:number-columns-repeated="1011"/>
        </table:table-row>
        <table:table-row table:style-name="ro5">
          <table:table-cell table:style-name="ce73" table:formula="of:=[.B31]" office:value-type="float" office:value="15" calcext:value-type="float">
            <text:p>15</text:p>
          </table:table-cell>
          <table:table-cell table:formula="of:=IF([.J31]&gt;[.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46800000" calcext:value-type="float">
            <text:p>46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7_B_G4_P1" calcext:value-type="string">
            <text:p>U7_B_G4_P1</text:p>
          </table:table-cell>
          <table:table-cell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1]; NUM_PITCHES)=0;INDEX(PITCHES;1;NUM_PITCHES);INDEX(PITCHES;1;MOD([.$C3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2,&quot;dateTime&quot;:46800000,&quot;duration&quot;:&quot;8m&quot;,&quot;pitch&quot;:&quot;4&quot;,&quot;competition&quot;:{&quot;name&quot;:&quot;U7&quot;, &quot;section&quot;:&quot;Champions League&quot;, &quot;group&quot;:&quot;2&quot;},&quot;tag&quot;:&quot;15&quot;, &quot;homeTeam&quot;:&quot;Winner Group 4&quot;, &quot;awayTeam&quot;:&quot;2nd Group 1&quot;, &quot;homeTeamFrom&quot;:&quot;U7_B_G4_P1&quot;, &quot;awayTeamFrom&quot;:&quot;U7_B_G1_P2&quot;}" calcext:value-type="string">
            <text:p>{"__v":0,"day":2,"dateTime":46800000,"duration":"8m","pitch":"4","competition":{"name":"U7", "section":"Champions League", "group":"2"},"tag":"15", "homeTeam":"Winner Group 4", "awayTeam":"2nd Group 1", "homeTeamFrom":"U7_B_G4_P1", "awayTeamFrom":"U7_B_G1_P2"}</text:p>
          </table:table-cell>
          <table:table-cell table:number-columns-repeated="1011"/>
        </table:table-row>
        <table:table-row table:style-name="ro1">
          <table:table-cell table:style-name="ce73" table:formula="of:=[.B32]" office:value-type="float" office:value="16" calcext:value-type="float">
            <text:p>16</text:p>
          </table:table-cell>
          <table:table-cell table:formula="of:=IF([.J32]&gt;[.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47400000" calcext:value-type="float">
            <text:p>474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table:formula="of:=AGE_GROUP_TRANSLATED &amp; &quot;_&quot; &amp;SECTION_TRANSLATED &amp; &quot;_G3_P4&quot;" office:value-type="string" office:string-value="U7_B_G3_P4" calcext:value-type="string">
            <text:p>U7_B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2,&quot;dateTime&quot;:47400000,&quot;duration&quot;:&quot;8m&quot;,&quot;pitch&quot;:&quot;3&quot;,&quot;competition&quot;:{&quot;name&quot;:&quot;U7&quot;, &quot;section&quot;:&quot;Europa League&quot;, &quot;group&quot;:&quot;2&quot;},&quot;tag&quot;:&quot;16&quot;, &quot;homeTeam&quot;:&quot;3rd Group 2&quot;, &quot;awayTeam&quot;:&quot;4th Group 3&quot;, &quot;homeTeamFrom&quot;:&quot;U7_B_G2_P3&quot;, &quot;awayTeamFrom&quot;:&quot;U7_B_G3_P4&quot;}" calcext:value-type="string">
            <text:p>{"__v":0,"day":2,"dateTime":47400000,"duration":"8m","pitch":"3","competition":{"name":"U7", "section":"Europa League", "group":"2"},"tag":"16", "homeTeam":"3rd Group 2", "awayTeam":"4th Group 3", "homeTeamFrom":"U7_B_G2_P3", "awayTeamFrom":"U7_B_G3_P4"}</text:p>
          </table:table-cell>
          <table:table-cell table:number-columns-repeated="1011"/>
        </table:table-row>
        <table:table-row table:style-name="ro1">
          <table:table-cell table:style-name="ce73" table:formula="of:=[.B33]" office:value-type="float" office:value="16" calcext:value-type="float">
            <text:p>16</text:p>
          </table:table-cell>
          <table:table-cell table:formula="of:=IF([.J33]&gt;[.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47400000" calcext:value-type="float">
            <text:p>474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7_B_G4_P3" calcext:value-type="string">
            <text:p>U7_B_G4_P3</text:p>
          </table:table-cell>
          <table:table-cell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2,&quot;dateTime&quot;:47400000,&quot;duration&quot;:&quot;8m&quot;,&quot;pitch&quot;:&quot;4&quot;,&quot;competition&quot;:{&quot;name&quot;:&quot;U7&quot;, &quot;section&quot;:&quot;Europa League&quot;, &quot;group&quot;:&quot;2&quot;},&quot;tag&quot;:&quot;16&quot;, &quot;homeTeam&quot;:&quot;3rd Group 4&quot;, &quot;awayTeam&quot;:&quot;4th Group 1&quot;, &quot;homeTeamFrom&quot;:&quot;U7_B_G4_P3&quot;, &quot;awayTeamFrom&quot;:&quot;U7_B_G1_P4&quot;}" calcext:value-type="string">
            <text:p>{"__v":0,"day":2,"dateTime":47400000,"duration":"8m","pitch":"4","competition":{"name":"U7", "section":"Europa League", "group":"2"},"tag":"16", "homeTeam":"3rd Group 4", "awayTeam":"4th Group 1", "homeTeamFrom":"U7_B_G4_P3", "awayTeamFrom":"U7_B_G1_P4"}</text:p>
          </table:table-cell>
          <table:table-cell table:number-columns-repeated="1011"/>
        </table:table-row>
        <table:table-row table:style-name="ro1">
          <table:table-cell table:style-name="ce73" table:formula="of:=[.B34]" office:value-type="float" office:value="17" calcext:value-type="float">
            <text:p>17</text:p>
          </table:table-cell>
          <table:table-cell table:formula="of:=IF([.J34]&gt;[.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7_B_G3_P1" calcext:value-type="string">
            <text:p>U7_B_G3_P1</text:p>
          </table:table-cell>
          <table:table-cell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2,&quot;dateTime&quot;:48000000,&quot;duration&quot;:&quot;8m&quot;,&quot;pitch&quot;:&quot;3&quot;,&quot;competition&quot;:{&quot;name&quot;:&quot;U7&quot;, &quot;section&quot;:&quot;Champions League&quot;, &quot;group&quot;:&quot;1&quot;},&quot;tag&quot;:&quot;17&quot;, &quot;homeTeam&quot;:&quot;Winner Group 3&quot;, &quot;awayTeam&quot;:&quot;Winner Group 1&quot;, &quot;homeTeamFrom&quot;:&quot;U7_B_G3_P1&quot;, &quot;awayTeamFrom&quot;:&quot;U7_B_G1_P1&quot;}" calcext:value-type="string">
            <text:p>{"__v":0,"day":2,"dateTime":48000000,"duration":"8m","pitch":"3","competition":{"name":"U7", "section":"Champions League", "group":"1"},"tag":"17", "homeTeam":"Winner Group 3", "awayTeam":"Winner Group 1", "homeTeamFrom":"U7_B_G3_P1", "awayTeamFrom":"U7_B_G1_P1"}</text:p>
          </table:table-cell>
          <table:table-cell table:number-columns-repeated="1011"/>
        </table:table-row>
        <table:table-row table:style-name="ro5">
          <table:table-cell table:style-name="ce73" table:formula="of:=[.B35]" office:value-type="float" office:value="17" calcext:value-type="float">
            <text:p>17</text:p>
          </table:table-cell>
          <table:table-cell table:formula="of:=IF([.J35]&gt;[.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table:formula="of:=AGE_GROUP_TRANSLATED &amp; &quot;_&quot; &amp;SECTION_TRANSLATED &amp; &quot;_G4_P2&quot;" office:value-type="string" office:string-value="U7_B_G4_P2" calcext:value-type="string">
            <text:p>U7_B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2,&quot;dateTime&quot;:48000000,&quot;duration&quot;:&quot;8m&quot;,&quot;pitch&quot;:&quot;4&quot;,&quot;competition&quot;:{&quot;name&quot;:&quot;U7&quot;, &quot;section&quot;:&quot;Champions League&quot;, &quot;group&quot;:&quot;1&quot;},&quot;tag&quot;:&quot;17&quot;, &quot;homeTeam&quot;:&quot;2nd Group 2&quot;, &quot;awayTeam&quot;:&quot;2nd Group 4&quot;, &quot;homeTeamFrom&quot;:&quot;U7_B_G2_P2&quot;, &quot;awayTeamFrom&quot;:&quot;U7_B_G4_P2&quot;}" calcext:value-type="string">
            <text:p>{"__v":0,"day":2,"dateTime":48000000,"duration":"8m","pitch":"4","competition":{"name":"U7", "section":"Champions League", "group":"1"},"tag":"17", "homeTeam":"2nd Group 2", "awayTeam":"2nd Group 4", "homeTeamFrom":"U7_B_G2_P2", "awayTeamFrom":"U7_B_G4_P2"}</text:p>
          </table:table-cell>
          <table:table-cell table:number-columns-repeated="1011"/>
        </table:table-row>
        <table:table-row table:style-name="ro1">
          <table:table-cell table:style-name="ce73" table:formula="of:=[.B36]" office:value-type="float" office:value="18" calcext:value-type="float">
            <text:p>18</text:p>
          </table:table-cell>
          <table:table-cell table:formula="of:=IF([.J36]&gt;[.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48600000" calcext:value-type="float">
            <text:p>48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7_B_G3_P3" calcext:value-type="string">
            <text:p>U7_B_G3_P3</text:p>
          </table:table-cell>
          <table:table-cell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2,&quot;dateTime&quot;:48600000,&quot;duration&quot;:&quot;8m&quot;,&quot;pitch&quot;:&quot;3&quot;,&quot;competition&quot;:{&quot;name&quot;:&quot;U7&quot;, &quot;section&quot;:&quot;Europa League&quot;, &quot;group&quot;:&quot;1&quot;},&quot;tag&quot;:&quot;18&quot;, &quot;homeTeam&quot;:&quot;3rd Group 3&quot;, &quot;awayTeam&quot;:&quot;3rd Group 1&quot;, &quot;homeTeamFrom&quot;:&quot;U7_B_G3_P3&quot;, &quot;awayTeamFrom&quot;:&quot;U7_B_G1_P3&quot;}" calcext:value-type="string">
            <text:p>{"__v":0,"day":2,"dateTime":48600000,"duration":"8m","pitch":"3","competition":{"name":"U7", "section":"Europa League", "group":"1"},"tag":"18", "homeTeam":"3rd Group 3", "awayTeam":"3rd Group 1", "homeTeamFrom":"U7_B_G3_P3", "awayTeamFrom":"U7_B_G1_P3"}</text:p>
          </table:table-cell>
          <table:table-cell table:number-columns-repeated="1011"/>
        </table:table-row>
        <table:table-row table:style-name="ro1">
          <table:table-cell table:style-name="ce73" table:formula="of:=[.B37]" office:value-type="float" office:value="18" calcext:value-type="float">
            <text:p>18</text:p>
          </table:table-cell>
          <table:table-cell table:formula="of:=IF([.J37]&gt;[.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48600000" calcext:value-type="float">
            <text:p>48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table:formula="of:=AGE_GROUP_TRANSLATED &amp; &quot;_&quot; &amp;SECTION_TRANSLATED &amp; &quot;_G4_P4&quot;" office:value-type="string" office:string-value="U7_B_G4_P4" calcext:value-type="string">
            <text:p>U7_B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2,&quot;dateTime&quot;:48600000,&quot;duration&quot;:&quot;8m&quot;,&quot;pitch&quot;:&quot;4&quot;,&quot;competition&quot;:{&quot;name&quot;:&quot;U7&quot;, &quot;section&quot;:&quot;Europa League&quot;, &quot;group&quot;:&quot;1&quot;},&quot;tag&quot;:&quot;18&quot;, &quot;homeTeam&quot;:&quot;4th Group 2&quot;, &quot;awayTeam&quot;:&quot;4th Group 4&quot;, &quot;homeTeamFrom&quot;:&quot;U7_B_G2_P4&quot;, &quot;awayTeamFrom&quot;:&quot;U7_B_G4_P4&quot;}" calcext:value-type="string">
            <text:p>{"__v":0,"day":2,"dateTime":48600000,"duration":"8m","pitch":"4","competition":{"name":"U7", "section":"Europa League", "group":"1"},"tag":"18", "homeTeam":"4th Group 2", "awayTeam":"4th Group 4", "homeTeamFrom":"U7_B_G2_P4", "awayTeamFrom":"U7_B_G4_P4"}</text:p>
          </table:table-cell>
          <table:table-cell table:number-columns-repeated="1011"/>
        </table:table-row>
        <table:table-row table:style-name="ro1">
          <table:table-cell table:style-name="ce73" table:formula="of:=[.B38]" office:value-type="float" office:value="19" calcext:value-type="float">
            <text:p>19</text:p>
          </table:table-cell>
          <table:table-cell table:formula="of:=IF([.J38]&gt;[.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49200000" calcext:value-type="float">
            <text:p>49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7_B_G4_P1" calcext:value-type="string">
            <text:p>U7_B_G4_P1</text:p>
          </table:table-cell>
          <table:table-cell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2,&quot;dateTime&quot;:49200000,&quot;duration&quot;:&quot;8m&quot;,&quot;pitch&quot;:&quot;3&quot;,&quot;competition&quot;:{&quot;name&quot;:&quot;U7&quot;, &quot;section&quot;:&quot;Champions League&quot;, &quot;group&quot;:&quot;2&quot;},&quot;tag&quot;:&quot;19&quot;, &quot;homeTeam&quot;:&quot;Winner Group 4&quot;, &quot;awayTeam&quot;:&quot;Winner Group 2&quot;, &quot;homeTeamFrom&quot;:&quot;U7_B_G4_P1&quot;, &quot;awayTeamFrom&quot;:&quot;U7_B_G2_P1&quot;}" calcext:value-type="string">
            <text:p>{"__v":0,"day":2,"dateTime":49200000,"duration":"8m","pitch":"3","competition":{"name":"U7", "section":"Champions League", "group":"2"},"tag":"19", "homeTeam":"Winner Group 4", "awayTeam":"Winner Group 2", "homeTeamFrom":"U7_B_G4_P1", "awayTeamFrom":"U7_B_G2_P1"}</text:p>
          </table:table-cell>
          <table:table-cell table:style-name="ce94" table:number-columns-repeated="1011"/>
        </table:table-row>
        <table:table-row table:style-name="ro5">
          <table:table-cell table:style-name="ce73" table:formula="of:=[.B39]" office:value-type="float" office:value="19" calcext:value-type="float">
            <text:p>19</text:p>
          </table:table-cell>
          <table:table-cell table:formula="of:=IF([.J39]&gt;[.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49200000" calcext:value-type="float">
            <text:p>49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7_B_G3_P2" calcext:value-type="string">
            <text:p>U7_B_G3_P2</text:p>
          </table:table-cell>
          <table:table-cell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9]; NUM_PITCHES)=0;INDEX(PITCHES;1;NUM_PITCHES);INDEX(PITCHES;1;MOD([.$C3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2,&quot;dateTime&quot;:49200000,&quot;duration&quot;:&quot;8m&quot;,&quot;pitch&quot;:&quot;4&quot;,&quot;competition&quot;:{&quot;name&quot;:&quot;U7&quot;, &quot;section&quot;:&quot;Champions League&quot;, &quot;group&quot;:&quot;2&quot;},&quot;tag&quot;:&quot;19&quot;, &quot;homeTeam&quot;:&quot;2nd Group 3&quot;, &quot;awayTeam&quot;:&quot;2nd Group 1&quot;, &quot;homeTeamFrom&quot;:&quot;U7_B_G3_P2&quot;, &quot;awayTeamFrom&quot;:&quot;U7_B_G1_P2&quot;}" calcext:value-type="string">
            <text:p>{"__v":0,"day":2,"dateTime":49200000,"duration":"8m","pitch":"4","competition":{"name":"U7", "section":"Champions League", "group":"2"},"tag":"19", "homeTeam":"2nd Group 3", "awayTeam":"2nd Group 1", "homeTeamFrom":"U7_B_G3_P2", "awayTeamFrom":"U7_B_G1_P2"}</text:p>
          </table:table-cell>
          <table:table-cell table:number-columns-repeated="1011"/>
        </table:table-row>
        <table:table-row table:style-name="ro1">
          <table:table-cell table:style-name="ce73" table:formula="of:=[.B40]" office:value-type="float" office:value="20" calcext:value-type="float">
            <text:p>20</text:p>
          </table:table-cell>
          <table:table-cell table:formula="of:=IF([.J40]&gt;[.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49800000" calcext:value-type="float">
            <text:p>49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7_B_G4_P3" calcext:value-type="string">
            <text:p>U7_B_G4_P3</text:p>
          </table:table-cell>
          <table:table-cell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2,&quot;dateTime&quot;:49800000,&quot;duration&quot;:&quot;8m&quot;,&quot;pitch&quot;:&quot;3&quot;,&quot;competition&quot;:{&quot;name&quot;:&quot;U7&quot;, &quot;section&quot;:&quot;Europa League&quot;, &quot;group&quot;:&quot;2&quot;},&quot;tag&quot;:&quot;20&quot;, &quot;homeTeam&quot;:&quot;3rd Group 4&quot;, &quot;awayTeam&quot;:&quot;3rd Group 2&quot;, &quot;homeTeamFrom&quot;:&quot;U7_B_G4_P3&quot;, &quot;awayTeamFrom&quot;:&quot;U7_B_G2_P3&quot;}" calcext:value-type="string">
            <text:p>{"__v":0,"day":2,"dateTime":49800000,"duration":"8m","pitch":"3","competition":{"name":"U7", "section":"Europa League", "group":"2"},"tag":"20", "homeTeam":"3rd Group 4", "awayTeam":"3rd Group 2", "homeTeamFrom":"U7_B_G4_P3", "awayTeamFrom":"U7_B_G2_P3"}</text:p>
          </table:table-cell>
          <table:table-cell table:number-columns-repeated="1011"/>
        </table:table-row>
        <table:table-row table:style-name="ro1">
          <table:table-cell table:style-name="ce73" table:formula="of:=[.B41]" office:value-type="float" office:value="20" calcext:value-type="float">
            <text:p>20</text:p>
          </table:table-cell>
          <table:table-cell table:formula="of:=IF([.J41]&gt;[.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49800000" calcext:value-type="float">
            <text:p>49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7_B_G3_P4" calcext:value-type="string">
            <text:p>U7_B_G3_P4</text:p>
          </table:table-cell>
          <table:table-cell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2,&quot;dateTime&quot;:49800000,&quot;duration&quot;:&quot;8m&quot;,&quot;pitch&quot;:&quot;4&quot;,&quot;competition&quot;:{&quot;name&quot;:&quot;U7&quot;, &quot;section&quot;:&quot;Europa League&quot;, &quot;group&quot;:&quot;2&quot;},&quot;tag&quot;:&quot;20&quot;, &quot;homeTeam&quot;:&quot;4th Group 3&quot;, &quot;awayTeam&quot;:&quot;4th Group 1&quot;, &quot;homeTeamFrom&quot;:&quot;U7_B_G3_P4&quot;, &quot;awayTeamFrom&quot;:&quot;U7_B_G1_P4&quot;}" calcext:value-type="string">
            <text:p>{"__v":0,"day":2,"dateTime":49800000,"duration":"8m","pitch":"4","competition":{"name":"U7", "section":"Europa League", "group":"2"},"tag":"20", "homeTeam":"4th Group 3", "awayTeam":"4th Group 1", "homeTeamFrom":"U7_B_G3_P4", "awayTeamFrom":"U7_B_G1_P4"}</text:p>
          </table:table-cell>
          <table:table-cell table:number-columns-repeated="1011"/>
        </table:table-row>
        <table:table-row table:style-name="ro5">
          <table:table-cell table:style-name="ce73" table:formula="of:=[.B42]" office:value-type="float" office:value="21" calcext:value-type="float">
            <text:p>21</text:p>
          </table:table-cell>
          <table:table-cell table:formula="of:=IF([.J42]&gt;[.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7_B_G4_P2" calcext:value-type="string">
            <text:p>U7_B_G4_P2</text:p>
          </table:table-cell>
          <table:table-cell table:formula="of:=AGE_GROUP_TRANSLATED &amp; &quot;_&quot; &amp;SECTION_TRANSLATED &amp; &quot;_G1_P1&quot;" office:value-type="string" office:string-value="U7_B_G1_P1" calcext:value-type="string">
            <text:p>U7_B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42]; NUM_PITCHES)=0;INDEX(PITCHES;1;NUM_PITCHES);INDEX(PITCHES;1;MOD([.$C4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2,&quot;dateTime&quot;:50400000,&quot;duration&quot;:&quot;8m&quot;,&quot;pitch&quot;:&quot;3&quot;,&quot;competition&quot;:{&quot;name&quot;:&quot;U7&quot;, &quot;section&quot;:&quot;Champions League&quot;, &quot;group&quot;:&quot;1&quot;},&quot;tag&quot;:&quot;21&quot;, &quot;homeTeam&quot;:&quot;2nd Group 4&quot;, &quot;awayTeam&quot;:&quot;Winner Group 1&quot;, &quot;homeTeamFrom&quot;:&quot;U7_B_G4_P2&quot;, &quot;awayTeamFrom&quot;:&quot;U7_B_G1_P1&quot;}" calcext:value-type="string">
            <text:p>{"__v":0,"day":2,"dateTime":50400000,"duration":"8m","pitch":"3","competition":{"name":"U7", "section":"Champions League", "group":"1"},"tag":"21", "homeTeam":"2nd Group 4", "awayTeam":"Winner Group 1", "homeTeamFrom":"U7_B_G4_P2", "awayTeamFrom":"U7_B_G1_P1"}</text:p>
          </table:table-cell>
          <table:table-cell table:number-columns-repeated="1011"/>
        </table:table-row>
        <table:table-row table:style-name="ro5">
          <table:table-cell table:style-name="ce73" table:formula="of:=[.B43]" office:value-type="float" office:value="21" calcext:value-type="float">
            <text:p>21</text:p>
          </table:table-cell>
          <table:table-cell table:formula="of:=IF([.J43]&gt;[.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7_B_G2_P2" calcext:value-type="string">
            <text:p>U7_B_G2_P2</text:p>
          </table:table-cell>
          <table:table-cell table:formula="of:=AGE_GROUP_TRANSLATED &amp; &quot;_&quot; &amp;SECTION_TRANSLATED &amp; &quot;_G3_P1&quot;" office:value-type="string" office:string-value="U7_B_G3_P1" calcext:value-type="string">
            <text:p>U7_B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78" table:formula="of:=IF(MOD([.$C43]; NUM_PITCHES)=0;INDEX(PITCHES;1;NUM_PITCHES);INDEX(PITCHES;1;MOD([.$C4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2,&quot;dateTime&quot;:50400000,&quot;duration&quot;:&quot;8m&quot;,&quot;pitch&quot;:&quot;4&quot;,&quot;competition&quot;:{&quot;name&quot;:&quot;U7&quot;, &quot;section&quot;:&quot;Champions League&quot;, &quot;group&quot;:&quot;1&quot;},&quot;tag&quot;:&quot;21&quot;, &quot;homeTeam&quot;:&quot;2nd Group 2&quot;, &quot;awayTeam&quot;:&quot;Winner Group 3&quot;, &quot;homeTeamFrom&quot;:&quot;U7_B_G2_P2&quot;, &quot;awayTeamFrom&quot;:&quot;U7_B_G3_P1&quot;}" calcext:value-type="string">
            <text:p>{"__v":0,"day":2,"dateTime":50400000,"duration":"8m","pitch":"4","competition":{"name":"U7", "section":"Champions League", "group":"1"},"tag":"21", "homeTeam":"2nd Group 2", "awayTeam":"Winner Group 3", "homeTeamFrom":"U7_B_G2_P2", "awayTeamFrom":"U7_B_G3_P1"}</text:p>
          </table:table-cell>
          <table:table-cell table:number-columns-repeated="1011"/>
        </table:table-row>
        <table:table-row table:style-name="ro1">
          <table:table-cell table:style-name="ce73" table:formula="of:=[.B44]" office:value-type="float" office:value="22" calcext:value-type="float">
            <text:p>22</text:p>
          </table:table-cell>
          <table:table-cell table:formula="of:=IF([.J44]&gt;[.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51000000" calcext:value-type="float">
            <text:p>51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7_B_G4_P4" calcext:value-type="string">
            <text:p>U7_B_G4_P4</text:p>
          </table:table-cell>
          <table:table-cell table:formula="of:=AGE_GROUP_TRANSLATED &amp; &quot;_&quot; &amp;SECTION_TRANSLATED &amp; &quot;_G1_P3&quot;" office:value-type="string" office:string-value="U7_B_G1_P3" calcext:value-type="string">
            <text:p>U7_B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2,&quot;dateTime&quot;:51000000,&quot;duration&quot;:&quot;8m&quot;,&quot;pitch&quot;:&quot;3&quot;,&quot;competition&quot;:{&quot;name&quot;:&quot;U7&quot;, &quot;section&quot;:&quot;Europa League&quot;, &quot;group&quot;:&quot;1&quot;},&quot;tag&quot;:&quot;22&quot;, &quot;homeTeam&quot;:&quot;4th Group 4&quot;, &quot;awayTeam&quot;:&quot;3rd Group 1&quot;, &quot;homeTeamFrom&quot;:&quot;U7_B_G4_P4&quot;, &quot;awayTeamFrom&quot;:&quot;U7_B_G1_P3&quot;}" calcext:value-type="string">
            <text:p>{"__v":0,"day":2,"dateTime":51000000,"duration":"8m","pitch":"3","competition":{"name":"U7", "section":"Europa League", "group":"1"},"tag":"22", "homeTeam":"4th Group 4", "awayTeam":"3rd Group 1", "homeTeamFrom":"U7_B_G4_P4", "awayTeamFrom":"U7_B_G1_P3"}</text:p>
          </table:table-cell>
          <table:table-cell table:number-columns-repeated="1011"/>
        </table:table-row>
        <table:table-row table:style-name="ro1">
          <table:table-cell table:style-name="ce73" table:formula="of:=[.B45]" office:value-type="float" office:value="22" calcext:value-type="float">
            <text:p>22</text:p>
          </table:table-cell>
          <table:table-cell table:formula="of:=IF([.J45]&gt;[.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51000000" calcext:value-type="float">
            <text:p>51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7_B_G2_P4" calcext:value-type="string">
            <text:p>U7_B_G2_P4</text:p>
          </table:table-cell>
          <table:table-cell table:formula="of:=AGE_GROUP_TRANSLATED &amp; &quot;_&quot; &amp;SECTION_TRANSLATED &amp; &quot;_G3_P3&quot;" office:value-type="string" office:string-value="U7_B_G3_P3" calcext:value-type="string">
            <text:p>U7_B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2,&quot;dateTime&quot;:51000000,&quot;duration&quot;:&quot;8m&quot;,&quot;pitch&quot;:&quot;4&quot;,&quot;competition&quot;:{&quot;name&quot;:&quot;U7&quot;, &quot;section&quot;:&quot;Europa League&quot;, &quot;group&quot;:&quot;1&quot;},&quot;tag&quot;:&quot;22&quot;, &quot;homeTeam&quot;:&quot;4th Group 2&quot;, &quot;awayTeam&quot;:&quot;3rd Group 3&quot;, &quot;homeTeamFrom&quot;:&quot;U7_B_G2_P4&quot;, &quot;awayTeamFrom&quot;:&quot;U7_B_G3_P3&quot;}" calcext:value-type="string">
            <text:p>{"__v":0,"day":2,"dateTime":51000000,"duration":"8m","pitch":"4","competition":{"name":"U7", "section":"Europa League", "group":"1"},"tag":"22", "homeTeam":"4th Group 2", "awayTeam":"3rd Group 3", "homeTeamFrom":"U7_B_G2_P4", "awayTeamFrom":"U7_B_G3_P3"}</text:p>
          </table:table-cell>
          <table:table-cell table:number-columns-repeated="1011"/>
        </table:table-row>
        <table:table-row table:style-name="ro5">
          <table:table-cell table:style-name="ce73" table:formula="of:=[.B46]" office:value-type="float" office:value="23" calcext:value-type="float">
            <text:p>23</text:p>
          </table:table-cell>
          <table:table-cell table:formula="of:=IF([.J46]&gt;[.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7_B_G1_P2" calcext:value-type="string">
            <text:p>U7_B_G1_P2</text:p>
          </table:table-cell>
          <table:table-cell table:formula="of:=AGE_GROUP_TRANSLATED &amp; &quot;_&quot; &amp;SECTION_TRANSLATED &amp; &quot;_G2_P1&quot;" office:value-type="string" office:string-value="U7_B_G2_P1" calcext:value-type="string">
            <text:p>U7_B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46]; NUM_PITCHES)=0;INDEX(PITCHES;1;NUM_PITCHES);INDEX(PITCHES;1;MOD([.$C4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2,&quot;dateTime&quot;:51600000,&quot;duration&quot;:&quot;8m&quot;,&quot;pitch&quot;:&quot;3&quot;,&quot;competition&quot;:{&quot;name&quot;:&quot;U7&quot;, &quot;section&quot;:&quot;Champions League&quot;, &quot;group&quot;:&quot;2&quot;},&quot;tag&quot;:&quot;23&quot;, &quot;homeTeam&quot;:&quot;2nd Group 1&quot;, &quot;awayTeam&quot;:&quot;Winner Group 2&quot;, &quot;homeTeamFrom&quot;:&quot;U7_B_G1_P2&quot;, &quot;awayTeamFrom&quot;:&quot;U7_B_G2_P1&quot;}" calcext:value-type="string">
            <text:p>{"__v":0,"day":2,"dateTime":51600000,"duration":"8m","pitch":"3","competition":{"name":"U7", "section":"Champions League", "group":"2"},"tag":"23", "homeTeam":"2nd Group 1", "awayTeam":"Winner Group 2", "homeTeamFrom":"U7_B_G1_P2", "awayTeamFrom":"U7_B_G2_P1"}</text:p>
          </table:table-cell>
          <table:table-cell table:number-columns-repeated="1011"/>
        </table:table-row>
        <table:table-row table:style-name="ro5">
          <table:table-cell table:style-name="ce73" table:formula="of:=[.B47]" office:value-type="float" office:value="23" calcext:value-type="float">
            <text:p>23</text:p>
          </table:table-cell>
          <table:table-cell table:formula="of:=IF([.J47]&gt;[.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7_B_G3_P2" calcext:value-type="string">
            <text:p>U7_B_G3_P2</text:p>
          </table:table-cell>
          <table:table-cell table:formula="of:=AGE_GROUP_TRANSLATED &amp; &quot;_&quot; &amp;SECTION_TRANSLATED &amp; &quot;_G4_P1&quot;" office:value-type="string" office:string-value="U7_B_G4_P1" calcext:value-type="string">
            <text:p>U7_B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78" table:formula="of:=IF(MOD([.$C47]; NUM_PITCHES)=0;INDEX(PITCHES;1;NUM_PITCHES);INDEX(PITCHES;1;MOD([.$C4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2,&quot;dateTime&quot;:51600000,&quot;duration&quot;:&quot;8m&quot;,&quot;pitch&quot;:&quot;4&quot;,&quot;competition&quot;:{&quot;name&quot;:&quot;U7&quot;, &quot;section&quot;:&quot;Champions League&quot;, &quot;group&quot;:&quot;2&quot;},&quot;tag&quot;:&quot;23&quot;, &quot;homeTeam&quot;:&quot;2nd Group 3&quot;, &quot;awayTeam&quot;:&quot;Winner Group 4&quot;, &quot;homeTeamFrom&quot;:&quot;U7_B_G3_P2&quot;, &quot;awayTeamFrom&quot;:&quot;U7_B_G4_P1&quot;}" calcext:value-type="string">
            <text:p>{"__v":0,"day":2,"dateTime":51600000,"duration":"8m","pitch":"4","competition":{"name":"U7", "section":"Champions League", "group":"2"},"tag":"23", "homeTeam":"2nd Group 3", "awayTeam":"Winner Group 4", "homeTeamFrom":"U7_B_G3_P2", "awayTeamFrom":"U7_B_G4_P1"}</text:p>
          </table:table-cell>
          <table:table-cell table:number-columns-repeated="1011"/>
        </table:table-row>
        <table:table-row table:style-name="ro1">
          <table:table-cell table:style-name="ce73" table:formula="of:=[.B48]" office:value-type="float" office:value="24" calcext:value-type="float">
            <text:p>24</text:p>
          </table:table-cell>
          <table:table-cell table:formula="of:=IF([.J48]&gt;[.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52200000" calcext:value-type="float">
            <text:p>52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7_B_G1_P4" calcext:value-type="string">
            <text:p>U7_B_G1_P4</text:p>
          </table:table-cell>
          <table:table-cell table:formula="of:=AGE_GROUP_TRANSLATED &amp; &quot;_&quot; &amp;SECTION_TRANSLATED &amp; &quot;_G2_P3&quot;" office:value-type="string" office:string-value="U7_B_G2_P3" calcext:value-type="string">
            <text:p>U7_B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2,&quot;dateTime&quot;:52200000,&quot;duration&quot;:&quot;8m&quot;,&quot;pitch&quot;:&quot;3&quot;,&quot;competition&quot;:{&quot;name&quot;:&quot;U7&quot;, &quot;section&quot;:&quot;Europa League&quot;, &quot;group&quot;:&quot;2&quot;},&quot;tag&quot;:&quot;24&quot;, &quot;homeTeam&quot;:&quot;4th Group 1&quot;, &quot;awayTeam&quot;:&quot;3rd Group 2&quot;, &quot;homeTeamFrom&quot;:&quot;U7_B_G1_P4&quot;, &quot;awayTeamFrom&quot;:&quot;U7_B_G2_P3&quot;}" calcext:value-type="string">
            <text:p>{"__v":0,"day":2,"dateTime":52200000,"duration":"8m","pitch":"3","competition":{"name":"U7", "section":"Europa League", "group":"2"},"tag":"24", "homeTeam":"4th Group 1", "awayTeam":"3rd Group 2", "homeTeamFrom":"U7_B_G1_P4", "awayTeamFrom":"U7_B_G2_P3"}</text:p>
          </table:table-cell>
          <table:table-cell table:number-columns-repeated="1011"/>
        </table:table-row>
        <table:table-row table:style-name="ro1">
          <table:table-cell table:style-name="ce73" table:formula="of:=[.B49]" office:value-type="float" office:value="24" calcext:value-type="float">
            <text:p>24</text:p>
          </table:table-cell>
          <table:table-cell table:formula="of:=IF([.J49]&gt;[.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52200000" calcext:value-type="float">
            <text:p>52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7_B_G3_P4" calcext:value-type="string">
            <text:p>U7_B_G3_P4</text:p>
          </table:table-cell>
          <table:table-cell table:formula="of:=AGE_GROUP_TRANSLATED &amp; &quot;_&quot; &amp;SECTION_TRANSLATED &amp; &quot;_G4_P3&quot;" office:value-type="string" office:string-value="U7_B_G4_P3" calcext:value-type="string">
            <text:p>U7_B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78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2,&quot;dateTime&quot;:52200000,&quot;duration&quot;:&quot;8m&quot;,&quot;pitch&quot;:&quot;4&quot;,&quot;competition&quot;:{&quot;name&quot;:&quot;U7&quot;, &quot;section&quot;:&quot;Europa League&quot;, &quot;group&quot;:&quot;2&quot;},&quot;tag&quot;:&quot;24&quot;, &quot;homeTeam&quot;:&quot;4th Group 3&quot;, &quot;awayTeam&quot;:&quot;3rd Group 4&quot;, &quot;homeTeamFrom&quot;:&quot;U7_B_G3_P4&quot;, &quot;awayTeamFrom&quot;:&quot;U7_B_G4_P3&quot;}" calcext:value-type="string">
            <text:p>{"__v":0,"day":2,"dateTime":52200000,"duration":"8m","pitch":"4","competition":{"name":"U7", "section":"Europa League", "group":"2"},"tag":"24", "homeTeam":"4th Group 3", "awayTeam":"3rd Group 4", "homeTeamFrom":"U7_B_G3_P4", "awayTeamFrom":"U7_B_G4_P3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0]&gt;[.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53400000" calcext:value-type="float">
            <text:p>53400000</text:p>
          </table:table-cell>
          <table:table-cell/>
          <table:table-cell table:formula="of:=AGE_GROUP_TRANSLATED&amp;&quot;_&quot;&amp;S2_SEC1_TRANSLATED&amp;&quot;_G1_P1&quot;" office:value-type="string" office:string-value="U7_ChampionsLeague_G1_P1" calcext:value-type="string">
            <text:p>U7_ChampionsLeague_G1_P1</text:p>
          </table:table-cell>
          <table:table-cell table:formula="of:=AGE_GROUP_TRANSLATED&amp;&quot;_&quot;&amp;S2_SEC1_TRANSLATED&amp;&quot;_G2_P1&quot;" office:value-type="string" office:string-value="U7_ChampionsLeague_G2_P1" calcext:value-type="string">
            <text:p>U7_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0]; NUM_PITCHES)=0;INDEX(PITCHES;1;NUM_PITCHES);INDEX(PITCHES;1;MOD([.$C5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2,&quot;dateTime&quot;:53400000,&quot;duration&quot;:&quot;8m&quot;,&quot;pitch&quot;:&quot;3&quot;,&quot;competition&quot;:{&quot;name&quot;:&quot;U7&quot;, &quot;section&quot;:&quot;Champions League&quot;},&quot;tag&quot;:&quot;FIN&quot;, &quot;homeTeam&quot;:&quot;Winner Group 1&quot;, &quot;awayTeam&quot;:&quot;Winner Group 2&quot;, &quot;homeTeamFrom&quot;:&quot;U7_ChampionsLeague_G1_P1&quot;, &quot;awayTeamFrom&quot;:&quot;U7_ChampionsLeague_G2_P1&quot;}" calcext:value-type="string">
            <text:p>{"__v":0,"day":2,"dateTime":53400000,"duration":"8m","pitch":"3","competition":{"name":"U7", "section":"Champions League"},"tag":"FIN", "homeTeam":"Winner Group 1", "awayTeam":"Winner Group 2", "homeTeamFrom":"U7_ChampionsLeague_G1_P1", "awayTeamFrom":"U7_ChampionsLeague_G2_P1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1]&gt;[.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53400000" calcext:value-type="float">
            <text:p>53400000</text:p>
          </table:table-cell>
          <table:table-cell/>
          <table:table-cell table:formula="of:=AGE_GROUP_TRANSLATED&amp;&quot;_&quot;&amp;S2_SEC2_TRANSLATED&amp;&quot;_G1_P1&quot;" office:value-type="string" office:string-value="U7_EuropaLeague_G1_P1" calcext:value-type="string">
            <text:p>U7_EuropaLeague_G1_P1</text:p>
          </table:table-cell>
          <table:table-cell table:formula="of:=AGE_GROUP_TRANSLATED&amp;&quot;_&quot;&amp;S2_SEC2_TRANSLATED&amp;&quot;_G2_P1&quot;" office:value-type="string" office:string-value="U7_EuropaLeague_G2_P1" calcext:value-type="string">
            <text:p>U7_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1]; NUM_PITCHES)=0;INDEX(PITCHES;1;NUM_PITCHES);INDEX(PITCHES;1;MOD([.$C51];NUM_PITCHES)))+1" office:value-type="float" office:value="5" calcext:value-type="float">
            <text:p>5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2,&quot;dateTime&quot;:53400000,&quot;duration&quot;:&quot;8m&quot;,&quot;pitch&quot;:&quot;5&quot;,&quot;competition&quot;:{&quot;name&quot;:&quot;U7&quot;, &quot;section&quot;:&quot;Europa League&quot;},&quot;tag&quot;:&quot;FIN&quot;, &quot;homeTeam&quot;:&quot;Winner Group 1&quot;, &quot;awayTeam&quot;:&quot;Winner Group 2&quot;, &quot;homeTeamFrom&quot;:&quot;U7_EuropaLeague_G1_P1&quot;, &quot;awayTeamFrom&quot;:&quot;U7_EuropaLeague_G2_P1&quot;}" calcext:value-type="string">
            <text:p>{"__v":0,"day":2,"dateTime":53400000,"duration":"8m","pitch":"5","competition":{"name":"U7", "section":"Europa League"},"tag":"FIN", "homeTeam":"Winner Group 1", "awayTeam":"Winner Group 2", "homeTeamFrom":"U7_EuropaLeague_G1_P1", "awayTeamFrom":"U7_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£</number:text>
      <number:number number:decimal-places="0" loext:min-decimal-places="0" number:min-integer-digits="1" number:grouping="true"/>
    </number:number-style>
    <number:number-style style:name="N152">
      <number:text>-£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loext:min-decimal-places="2" number:min-integer-digits="1" number:grouping="true"/>
    </number:number-style>
    <number:number-style style:name="N154">
      <number:text>-£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£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00:32:50.347004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9-04-22T11:55:34.718080297</dc:date>
    <meta:generator>LibreOffice/6.0.7.3$Linux_X86_64 LibreOffice_project/00m0$Build-3</meta:generator>
    <meta:editing-duration>P5DT7H36M45S</meta:editing-duration>
    <meta:editing-cycles>143</meta:editing-cycles>
    <dc:creator>Darren Davison</dc:creator>
    <meta:document-statistic meta:table-count="15" meta:cell-count="5774" meta:object-count="2"/>
  </office:meta>
</office:document-meta>
</file>

<file path=Basic/Standard/import_helpers.xml><?xml version="1.0" encoding="utf-8"?>
<!DOCTYPE module  PUBLIC '-//OpenOffice.org//DTD OfficeDocument 1.0//EN'  'module.dtd'>
<script:module xmlns:script="http://openoffice.org/2000/script" script:name="import_helpers" script:language="StarBasic">REM  *****  BASIC  *****

Function getCombo

	Dim cfgSheet As Object	
	Dim form As Object
		
	cfgSheet = ThisComponent.Sheets (0)	
	form = cfgSheet.DrawPage.Forms.getByName("selectorForm")
	getCombo = form.getByName("sheetList")
	
End Function

Sub populateCombo
	
	Dim list() as String
	
	list = ThisComponent.Sheets.ElementNames
	getCombo().StringItemList = list
	
End Sub

Sub copyData

	Dim range As Object, combo as Object, sheet as Object, dispatcher as object, controller as object, frame as object
	dim NoArg()
	
	combo = getCombo()	
	sheet = ThisComponent.Sheets.getByName(combo.Text)
	range = sheet.getCellRangeByPosition(10,1,10,500)

	thisdoc = ThisComponent
	controller = thisdoc.getCurrentController()
	frame = controller.getFrame()
	controller.Select(range)
	dispatcher = createUnoService("com.sun.star.frame.DispatchHelper")
	dispatcher.executeDispatch(controller, ".uno:Copy", "", 0, NoArg())
	controller.Select(ThisComponent.Sheets(0).getCellRangeByPosition(1,1,1,1)
	MsgBox "copied"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mport_help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